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15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8" style:family="table-cell" style:parent-style-name="Default" style:data-style-name="N2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77270833333333cm" style:use-optimal-column-width="true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2.24895833333333cm" style:use-optimal-column-width="true"/>
    </style:style>
    <style:style style:name="co11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00" table:style-name="ce4">
            <text:p>40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785" table:style-name="ce14">
            <text:p>87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786" table:style-name="ce14">
            <text:p>87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787" table:style-name="ce14">
            <text:p>87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788" table:style-name="ce14">
            <text:p>87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66" table:style-name="ce4">
            <text:p>79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67" table:style-name="ce4">
            <text:p>79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68" table:style-name="ce4">
            <text:p>79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969" table:style-name="ce15">
            <text:p>79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0" table:style-name="ce15">
            <text:p>79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1" table:style-name="ce15">
            <text:p>79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2" table:style-name="ce15">
            <text:p>79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3" table:style-name="ce15">
            <text:p>79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4" table:style-name="ce15">
            <text:p>79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5" table:style-name="ce15">
            <text:p>79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6" table:style-name="ce15">
            <text:p>79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7" table:style-name="ce15">
            <text:p>79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78" table:style-name="ce15">
            <text:p>79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79" table:style-name="ce4">
            <text:p>79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0" table:style-name="ce4">
            <text:p>79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1" table:style-name="ce4">
            <text:p>79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2" table:style-name="ce4">
            <text:p>79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3" table:style-name="ce4">
            <text:p>79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4" table:style-name="ce4">
            <text:p>79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5" table:style-name="ce4">
            <text:p>79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6" table:style-name="ce4">
            <text:p>79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7" table:style-name="ce4">
            <text:p>79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8" table:style-name="ce4">
            <text:p>79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89" table:style-name="ce4">
            <text:p>79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0" table:style-name="ce4">
            <text:p>79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1" table:style-name="ce4">
            <text:p>79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2" table:style-name="ce4">
            <text:p>79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3" table:style-name="ce4">
            <text:p>79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4" table:style-name="ce4">
            <text:p>79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5" table:style-name="ce4">
            <text:p>79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6" table:style-name="ce4">
            <text:p>79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7" table:style-name="ce4">
            <text:p>79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8" table:style-name="ce4">
            <text:p>79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7999" table:style-name="ce4">
            <text:p>79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0" table:style-name="ce4">
            <text:p>80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1" table:style-name="ce4">
            <text:p>80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2" table:style-name="ce4">
            <text:p>80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3" table:style-name="ce4">
            <text:p>80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4" table:style-name="ce4">
            <text:p>80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5" table:style-name="ce4">
            <text:p>80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6" table:style-name="ce4">
            <text:p>80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007" table:style-name="ce4">
            <text:p>80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395" table:style-name="ce4">
            <text:p>83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396" table:style-name="ce4">
            <text:p>83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397" table:style-name="ce4">
            <text:p>83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398" table:style-name="ce4">
            <text:p>83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399" table:style-name="ce4">
            <text:p>83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0" table:style-name="ce4">
            <text:p>84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1" table:style-name="ce4">
            <text:p>84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2" table:style-name="ce4">
            <text:p>84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3" table:style-name="ce4">
            <text:p>84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4" table:style-name="ce4">
            <text:p>84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5" table:style-name="ce4">
            <text:p>84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6" table:style-name="ce4">
            <text:p>84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7" table:style-name="ce4">
            <text:p>84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8" table:style-name="ce4">
            <text:p>84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09" table:style-name="ce4">
            <text:p>84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0" table:style-name="ce4">
            <text:p>84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1" table:style-name="ce4">
            <text:p>84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2" table:style-name="ce4">
            <text:p>84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3" table:style-name="ce4">
            <text:p>84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4" table:style-name="ce4">
            <text:p>84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5" table:style-name="ce4">
            <text:p>84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6" table:style-name="ce4">
            <text:p>84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7" table:style-name="ce4">
            <text:p>84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8" table:style-name="ce4">
            <text:p>84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19" table:style-name="ce4">
            <text:p>84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0" table:style-name="ce4">
            <text:p>84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1" table:style-name="ce4">
            <text:p>84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2" table:style-name="ce4">
            <text:p>84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3" table:style-name="ce4">
            <text:p>84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4" table:style-name="ce4">
            <text:p>84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5" table:style-name="ce4">
            <text:p>84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6" table:style-name="ce4">
            <text:p>84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7" table:style-name="ce4">
            <text:p>84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8" table:style-name="ce4">
            <text:p>84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29" table:style-name="ce4">
            <text:p>84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0" table:style-name="ce4">
            <text:p>84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1" table:style-name="ce4">
            <text:p>84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2" table:style-name="ce4">
            <text:p>84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3" table:style-name="ce4">
            <text:p>84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4" table:style-name="ce4">
            <text:p>84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5" table:style-name="ce4">
            <text:p>84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6" table:style-name="ce4">
            <text:p>84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7" table:style-name="ce4">
            <text:p>84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8" table:style-name="ce4">
            <text:p>84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39" table:style-name="ce4">
            <text:p>84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0" table:style-name="ce4">
            <text:p>84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1" table:style-name="ce4">
            <text:p>84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2" table:style-name="ce4">
            <text:p>84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3" table:style-name="ce4">
            <text:p>84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4" table:style-name="ce4">
            <text:p>84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5" table:style-name="ce4">
            <text:p>84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6" table:style-name="ce4">
            <text:p>84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7" table:style-name="ce4">
            <text:p>84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8" table:style-name="ce4">
            <text:p>84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49" table:style-name="ce4">
            <text:p>84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0" table:style-name="ce4">
            <text:p>84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1" table:style-name="ce4">
            <text:p>84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2" table:style-name="ce4">
            <text:p>84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3" table:style-name="ce4">
            <text:p>84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4" table:style-name="ce4">
            <text:p>84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5" table:style-name="ce4">
            <text:p>84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6" table:style-name="ce4">
            <text:p>84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7" table:style-name="ce4">
            <text:p>84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8" table:style-name="ce4">
            <text:p>84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59" table:style-name="ce4">
            <text:p>84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0" table:style-name="ce4">
            <text:p>84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1" table:style-name="ce4">
            <text:p>84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2" table:style-name="ce4">
            <text:p>84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3" table:style-name="ce4">
            <text:p>84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4" table:style-name="ce4">
            <text:p>84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5" table:style-name="ce4">
            <text:p>84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6" table:style-name="ce4">
            <text:p>84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7" table:style-name="ce4">
            <text:p>84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8" table:style-name="ce4">
            <text:p>84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69" table:style-name="ce4">
            <text:p>84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0" table:style-name="ce4">
            <text:p>84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1" table:style-name="ce4">
            <text:p>84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2" table:style-name="ce4">
            <text:p>84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3" table:style-name="ce4">
            <text:p>84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4" table:style-name="ce4">
            <text:p>84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5" table:style-name="ce4">
            <text:p>84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6" table:style-name="ce4">
            <text:p>84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7" table:style-name="ce4">
            <text:p>84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8" table:style-name="ce4">
            <text:p>84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79" table:style-name="ce4">
            <text:p>84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0" table:style-name="ce4">
            <text:p>84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1" table:style-name="ce4">
            <text:p>84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2" table:style-name="ce4">
            <text:p>84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3" table:style-name="ce4">
            <text:p>84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4" table:style-name="ce4">
            <text:p>84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5" table:style-name="ce4">
            <text:p>84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486" table:style-name="ce15">
            <text:p>84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7" table:style-name="ce4">
            <text:p>84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8" table:style-name="ce4">
            <text:p>84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89" table:style-name="ce4">
            <text:p>84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0" table:style-name="ce4">
            <text:p>84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1" table:style-name="ce4">
            <text:p>84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2" table:style-name="ce4">
            <text:p>84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3" table:style-name="ce4">
            <text:p>84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4" table:style-name="ce4">
            <text:p>84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5" table:style-name="ce4">
            <text:p>84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6" table:style-name="ce4">
            <text:p>84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7" table:style-name="ce4">
            <text:p>84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8" table:style-name="ce4">
            <text:p>84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499" table:style-name="ce4">
            <text:p>84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0" table:style-name="ce4">
            <text:p>85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1" table:style-name="ce4">
            <text:p>85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2" table:style-name="ce4">
            <text:p>85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3" table:style-name="ce4">
            <text:p>85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4" table:style-name="ce4">
            <text:p>85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5" table:style-name="ce4">
            <text:p>85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6" table:style-name="ce4">
            <text:p>85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7" table:style-name="ce4">
            <text:p>85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8" table:style-name="ce4">
            <text:p>85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09" table:style-name="ce4">
            <text:p>85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0" table:style-name="ce4">
            <text:p>85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1" table:style-name="ce4">
            <text:p>85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2" table:style-name="ce4">
            <text:p>85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3" table:style-name="ce4">
            <text:p>85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4" table:style-name="ce4">
            <text:p>85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5" table:style-name="ce4">
            <text:p>85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6" table:style-name="ce4">
            <text:p>85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7" table:style-name="ce4">
            <text:p>85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8" table:style-name="ce4">
            <text:p>85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19" table:style-name="ce4">
            <text:p>85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0" table:style-name="ce4">
            <text:p>85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1" table:style-name="ce4">
            <text:p>85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2" table:style-name="ce4">
            <text:p>85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3" table:style-name="ce4">
            <text:p>85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4" table:style-name="ce4">
            <text:p>85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5" table:style-name="ce4">
            <text:p>85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6" table:style-name="ce4">
            <text:p>85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7" table:style-name="ce4">
            <text:p>85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8" table:style-name="ce4">
            <text:p>85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29" table:style-name="ce4">
            <text:p>85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0" table:style-name="ce4">
            <text:p>85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1" table:style-name="ce4">
            <text:p>85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2" table:style-name="ce4">
            <text:p>85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3" table:style-name="ce4">
            <text:p>85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4" table:style-name="ce4">
            <text:p>85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5" table:style-name="ce4">
            <text:p>85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6" table:style-name="ce4">
            <text:p>85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7" table:style-name="ce4">
            <text:p>85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8" table:style-name="ce4">
            <text:p>85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float" office:value="8539" table:style-name="ce4">
            <text:p>85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0" table:style-name="ce4">
            <text:p>85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1" table:style-name="ce4">
            <text:p>85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2" table:style-name="ce4">
            <text:p>85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3" table:style-name="ce4">
            <text:p>85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4" table:style-name="ce4">
            <text:p>85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5" table:style-name="ce4">
            <text:p>85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6" table:style-name="ce4">
            <text:p>85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7" table:style-name="ce4">
            <text:p>85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8" table:style-name="ce4">
            <text:p>85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49" table:style-name="ce4">
            <text:p>85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0" table:style-name="ce4">
            <text:p>85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1" table:style-name="ce4">
            <text:p>85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2" table:style-name="ce4">
            <text:p>85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3" table:style-name="ce4">
            <text:p>85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4" table:style-name="ce4">
            <text:p>85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5" table:style-name="ce4">
            <text:p>85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6" table:style-name="ce4">
            <text:p>85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7" table:style-name="ce4">
            <text:p>85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8" table:style-name="ce4">
            <text:p>85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59" table:style-name="ce4">
            <text:p>85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0" table:style-name="ce4">
            <text:p>85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1" table:style-name="ce4">
            <text:p>85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2" table:style-name="ce4">
            <text:p>85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3" table:style-name="ce4">
            <text:p>85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4" table:style-name="ce4">
            <text:p>85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5" table:style-name="ce4">
            <text:p>85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6" table:style-name="ce4">
            <text:p>85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7" table:style-name="ce4">
            <text:p>85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8" table:style-name="ce4">
            <text:p>85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69" table:style-name="ce4">
            <text:p>85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0" table:style-name="ce4">
            <text:p>85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1" table:style-name="ce4">
            <text:p>85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2" table:style-name="ce4">
            <text:p>85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3" table:style-name="ce4">
            <text:p>85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4" table:style-name="ce4">
            <text:p>85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5" table:style-name="ce4">
            <text:p>85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6" table:style-name="ce4">
            <text:p>85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577" table:style-name="ce15">
            <text:p>85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8" table:style-name="ce4">
            <text:p>85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79" table:style-name="ce4">
            <text:p>85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0" table:style-name="ce4">
            <text:p>85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1" table:style-name="ce4">
            <text:p>85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2" table:style-name="ce4">
            <text:p>85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3" table:style-name="ce4">
            <text:p>85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4" table:style-name="ce4">
            <text:p>85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5" table:style-name="ce4">
            <text:p>85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6" table:style-name="ce4">
            <text:p>85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7" table:style-name="ce4">
            <text:p>85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8" table:style-name="ce4">
            <text:p>85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89" table:style-name="ce4">
            <text:p>85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0" table:style-name="ce4">
            <text:p>85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1" table:style-name="ce4">
            <text:p>85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2" table:style-name="ce4">
            <text:p>85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3" table:style-name="ce4">
            <text:p>85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4" table:style-name="ce4">
            <text:p>85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5" table:style-name="ce4">
            <text:p>85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6" table:style-name="ce4">
            <text:p>85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7" table:style-name="ce4">
            <text:p>85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8" table:style-name="ce4">
            <text:p>85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99" table:style-name="ce4">
            <text:p>85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0" table:style-name="ce4">
            <text:p>86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1" table:style-name="ce4">
            <text:p>86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2" table:style-name="ce4">
            <text:p>86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3" table:style-name="ce4">
            <text:p>86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4" table:style-name="ce4">
            <text:p>86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5" table:style-name="ce4">
            <text:p>86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6" table:style-name="ce4">
            <text:p>86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7" table:style-name="ce4">
            <text:p>86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8" table:style-name="ce4">
            <text:p>86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09" table:style-name="ce4">
            <text:p>86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0" table:style-name="ce4">
            <text:p>86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11" table:style-name="ce15">
            <text:p>86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2" table:style-name="ce4">
            <text:p>86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3" table:style-name="ce4">
            <text:p>86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4" table:style-name="ce4">
            <text:p>86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5" table:style-name="ce4">
            <text:p>86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6" table:style-name="ce4">
            <text:p>86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7" table:style-name="ce4">
            <text:p>86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8" table:style-name="ce4">
            <text:p>86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19" table:style-name="ce4">
            <text:p>86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0" table:style-name="ce4">
            <text:p>86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1" table:style-name="ce4">
            <text:p>86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2" table:style-name="ce4">
            <text:p>86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3" table:style-name="ce4">
            <text:p>86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4" table:style-name="ce4">
            <text:p>86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5" table:style-name="ce4">
            <text:p>86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6" table:style-name="ce4">
            <text:p>86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7" table:style-name="ce4">
            <text:p>86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8" table:style-name="ce4">
            <text:p>86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29" table:style-name="ce4">
            <text:p>86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0" table:style-name="ce4">
            <text:p>86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1" table:style-name="ce4">
            <text:p>86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2" table:style-name="ce4">
            <text:p>86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33" table:style-name="ce15">
            <text:p>86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634" table:style-name="ce15">
            <text:p>86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5" table:style-name="ce4">
            <text:p>86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6" table:style-name="ce4">
            <text:p>86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7" table:style-name="ce4">
            <text:p>86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8" table:style-name="ce4">
            <text:p>86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39" table:style-name="ce4">
            <text:p>86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0" table:style-name="ce4">
            <text:p>86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1" table:style-name="ce4">
            <text:p>86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2" table:style-name="ce4">
            <text:p>86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3" table:style-name="ce4">
            <text:p>86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4" table:style-name="ce4">
            <text:p>86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5" table:style-name="ce4">
            <text:p>86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46" table:style-name="ce15">
            <text:p>86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7" table:style-name="ce4">
            <text:p>86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8" table:style-name="ce4">
            <text:p>86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49" table:style-name="ce4">
            <text:p>86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0" table:style-name="ce4">
            <text:p>86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1" table:style-name="ce4">
            <text:p>86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2" table:style-name="ce4">
            <text:p>86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3" table:style-name="ce4">
            <text:p>86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4" table:style-name="ce4">
            <text:p>86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5" table:style-name="ce4">
            <text:p>86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6" table:style-name="ce4">
            <text:p>86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7" table:style-name="ce4">
            <text:p>86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8" table:style-name="ce4">
            <text:p>86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59" table:style-name="ce4">
            <text:p>86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0" table:style-name="ce4">
            <text:p>86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1" table:style-name="ce4">
            <text:p>86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2" table:style-name="ce4">
            <text:p>86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3" table:style-name="ce4">
            <text:p>86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4" table:style-name="ce4">
            <text:p>86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5" table:style-name="ce4">
            <text:p>86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6" table:style-name="ce4">
            <text:p>86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7" table:style-name="ce4">
            <text:p>86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8" table:style-name="ce4">
            <text:p>86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69" table:style-name="ce4">
            <text:p>86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0" table:style-name="ce4">
            <text:p>86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1" table:style-name="ce4">
            <text:p>86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2" table:style-name="ce4">
            <text:p>86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3" table:style-name="ce4">
            <text:p>86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4" table:style-name="ce4">
            <text:p>86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5" table:style-name="ce4">
            <text:p>86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6" table:style-name="ce4">
            <text:p>86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7" table:style-name="ce4">
            <text:p>86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8" table:style-name="ce4">
            <text:p>86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79" table:style-name="ce4">
            <text:p>86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80" table:style-name="ce15">
            <text:p>86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1" table:style-name="ce4">
            <text:p>86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2" table:style-name="ce4">
            <text:p>86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3" table:style-name="ce4">
            <text:p>86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4" table:style-name="ce4">
            <text:p>86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5" table:style-name="ce4">
            <text:p>86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6" table:style-name="ce4">
            <text:p>86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7" table:style-name="ce4">
            <text:p>86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88" table:style-name="ce4">
            <text:p>86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89" table:style-name="ce15">
            <text:p>86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0" table:style-name="ce4">
            <text:p>86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1" table:style-name="ce4">
            <text:p>86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2" table:style-name="ce4">
            <text:p>86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3" table:style-name="ce4">
            <text:p>86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4" table:style-name="ce4">
            <text:p>86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5" table:style-name="ce4">
            <text:p>86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6" table:style-name="ce4">
            <text:p>86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7" table:style-name="ce4">
            <text:p>86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8" table:style-name="ce4">
            <text:p>86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99" table:style-name="ce4">
            <text:p>86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0" table:style-name="ce4">
            <text:p>87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1" table:style-name="ce4">
            <text:p>87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2" table:style-name="ce4">
            <text:p>87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3" table:style-name="ce4">
            <text:p>87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4" table:style-name="ce4">
            <text:p>87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5" table:style-name="ce4">
            <text:p>87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6" table:style-name="ce4">
            <text:p>87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7" table:style-name="ce4">
            <text:p>87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8" table:style-name="ce4">
            <text:p>87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09" table:style-name="ce4">
            <text:p>87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0" table:style-name="ce4">
            <text:p>87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1" table:style-name="ce4">
            <text:p>87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2" table:style-name="ce4">
            <text:p>87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3" table:style-name="ce4">
            <text:p>87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4" table:style-name="ce4">
            <text:p>87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5" table:style-name="ce4">
            <text:p>87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6" table:style-name="ce4">
            <text:p>87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7" table:style-name="ce4">
            <text:p>87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8" table:style-name="ce4">
            <text:p>87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19" table:style-name="ce4">
            <text:p>87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0" table:style-name="ce4">
            <text:p>87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1" table:style-name="ce4">
            <text:p>87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2" table:style-name="ce4">
            <text:p>87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3" table:style-name="ce4">
            <text:p>87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4" table:style-name="ce4">
            <text:p>87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5" table:style-name="ce4">
            <text:p>87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6" table:style-name="ce4">
            <text:p>87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7" table:style-name="ce4">
            <text:p>87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28" table:style-name="ce4">
            <text:p>87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>
          <table:table-cell office:value-type="float" office:value="8729" table:style-name="ce15">
            <text:p>87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16">
            <text:p>1.05</text:p>
          </table:table-cell>
          <table:table-cell office:value-type="float" office:value="0.95" table:style-name="ce16">
            <text:p>0.95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0" table:style-name="ce4">
            <text:p>87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1" table:style-name="ce4">
            <text:p>87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2" table:style-name="ce4">
            <text:p>87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3" table:style-name="ce4">
            <text:p>87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4" table:style-name="ce4">
            <text:p>87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5" table:style-name="ce4">
            <text:p>87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6" table:style-name="ce4">
            <text:p>87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7" table:style-name="ce4">
            <text:p>87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8" table:style-name="ce4">
            <text:p>87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39" table:style-name="ce4">
            <text:p>87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0" table:style-name="ce4">
            <text:p>87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1" table:style-name="ce4">
            <text:p>87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2" table:style-name="ce4">
            <text:p>87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3" table:style-name="ce4">
            <text:p>87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4" table:style-name="ce4">
            <text:p>87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5" table:style-name="ce4">
            <text:p>87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6" table:style-name="ce4">
            <text:p>87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7" table:style-name="ce4">
            <text:p>87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8" table:style-name="ce4">
            <text:p>87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49" table:style-name="ce4">
            <text:p>87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0" table:style-name="ce4">
            <text:p>87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1" table:style-name="ce4">
            <text:p>87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2" table:style-name="ce4">
            <text:p>87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3" table:style-name="ce4">
            <text:p>87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4" table:style-name="ce4">
            <text:p>87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5" table:style-name="ce4">
            <text:p>87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6" table:style-name="ce4">
            <text:p>87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7" table:style-name="ce4">
            <text:p>87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8" table:style-name="ce4">
            <text:p>87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59" table:style-name="ce4">
            <text:p>87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0" table:style-name="ce4">
            <text:p>87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1" table:style-name="ce4">
            <text:p>87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2" table:style-name="ce4">
            <text:p>87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3" table:style-name="ce4">
            <text:p>87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4" table:style-name="ce4">
            <text:p>87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5" table:style-name="ce4">
            <text:p>87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6" table:style-name="ce4">
            <text:p>87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7" table:style-name="ce4">
            <text:p>87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8" table:style-name="ce4">
            <text:p>87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69" table:style-name="ce4">
            <text:p>87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0" table:style-name="ce4">
            <text:p>87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1" table:style-name="ce4">
            <text:p>87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2" table:style-name="ce4">
            <text:p>87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3" table:style-name="ce4">
            <text:p>87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4" table:style-name="ce4">
            <text:p>87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5" table:style-name="ce4">
            <text:p>87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6" table:style-name="ce4">
            <text:p>87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7" table:style-name="ce4">
            <text:p>87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8" table:style-name="ce4">
            <text:p>87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79" table:style-name="ce4">
            <text:p>87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80" table:style-name="ce4">
            <text:p>87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81" table:style-name="ce4">
            <text:p>87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82" table:style-name="ce4">
            <text:p>87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83" table:style-name="ce4">
            <text:p>87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84" table:style-name="ce4">
            <text:p>87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/>
        </table:table-row>
        <table:table-row table:number-rows-repeated="1048138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4"/>
        <table:table-column table:style-name="co7" table:default-cell-style-name="ce4"/>
        <table:table-column table:style-name="co1" table:number-columns-repeated="3" table:default-cell-style-name="ce4"/>
        <table:table-column table:style-name="co8" table:default-cell-style-name="ce4"/>
        <table:table-column table:style-name="co1" table:number-columns-repeated="16377" table:default-cell-style-name="ce4"/>
        <table:table-row table:style-name="ro1">
          <table:table-cell office:value-type="string" table:style-name="ce5">
            <text:p>fbus</text:p>
          </table:table-cell>
          <table:table-cell office:value-type="string" table:style-name="ce5">
            <text:p>tbus</text:p>
          </table:table-cell>
          <table:table-cell office:value-type="string" table:style-name="ce5">
            <text:p>r</text:p>
          </table:table-cell>
          <table:table-cell office:value-type="string" table:style-name="ce5">
            <text:p>x</text:p>
          </table:table-cell>
          <table:table-cell office:value-type="string" table:style-name="ce5">
            <text:p>b</text:p>
          </table:table-cell>
          <table:table-cell office:value-type="string" table:style-name="ce5">
            <text:p>rateA</text:p>
          </table:table-cell>
          <table:table-cell office:value-type="string" table:style-name="ce5">
            <text:p>rateB</text:p>
          </table:table-cell>
          <table:table-cell office:value-type="string" table:style-name="ce5">
            <text:p>rateC</text:p>
          </table:table-cell>
          <table:table-cell office:value-type="string" table:style-name="ce5">
            <text:p>ratio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angmin</text:p>
          </table:table-cell>
          <table:table-cell office:value-type="string" table:style-name="ce5">
            <text:p>angmax</text:p>
          </table:table-cell>
          <table:table-cell table:number-columns-repeated="1637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8785" table:style-name="ce4">
            <text:p>8785</text:p>
          </table:table-cell>
          <table:table-cell office:value-type="float" office:value="2.9999999999999999E-7" table:style-name="ce12">
            <text:p>3.00E-07</text:p>
          </table:table-cell>
          <table:table-cell office:value-type="float" office:value="1.0000000000000001E-5" table:style-name="ce12">
            <text:p>1.00E-05</text:p>
          </table:table-cell>
          <table:table-cell office:value-type="float" office:value="0" table:style-name="ce4">
            <text:p>0</text:p>
          </table:table-cell>
          <table:table-cell office:value-type="float" office:value="1000" table:style-name="ce13">
            <text:p>1000</text:p>
          </table:table-cell>
          <table:table-cell office:value-type="float" office:value="1000" table:style-name="ce13">
            <text:p>1000</text:p>
          </table:table-cell>
          <table:table-cell office:value-type="float" office:value="1000" table:style-name="ce13">
            <text:p>1000</text:p>
          </table:table-cell>
          <table:table-cell office:value-type="float" office:value="0.98765000000000003" table:style-name="ce17">
            <text:p>0.9876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7" table:style-name="ce4">
            <text:p>8787</text:p>
          </table:table-cell>
          <table:table-cell office:value-type="float" office:value="8486" table:style-name="ce4">
            <text:p>8486</text:p>
          </table:table-cell>
          <table:table-cell office:value-type="float" office:value="2.5000000000000002E-6" table:style-name="ce12">
            <text:p>2.50E-06</text:p>
          </table:table-cell>
          <table:table-cell office:value-type="float" office:value="8.3332999999999996E-5" table:style-name="ce12">
            <text:p>8.33E-05</text:p>
          </table:table-cell>
          <table:table-cell office:value-type="float" office:value="0" table:style-name="ce4">
            <text:p>0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0.97404999999999997" table:style-name="ce17">
            <text:p>0.9740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6" table:style-name="ce4">
            <text:p>8786</text:p>
          </table:table-cell>
          <table:table-cell office:value-type="float" office:value="8450" table:style-name="ce15">
            <text:p>8450</text:p>
          </table:table-cell>
          <table:table-cell office:value-type="float" office:value="2.5000000000000002E-6" table:style-name="ce12">
            <text:p>2.50E-06</text:p>
          </table:table-cell>
          <table:table-cell office:value-type="float" office:value="8.3332999999999996E-5" table:style-name="ce12">
            <text:p>8.33E-05</text:p>
          </table:table-cell>
          <table:table-cell office:value-type="float" office:value="0" table:style-name="ce4">
            <text:p>0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0.95730000000000004" table:style-name="ce17">
            <text:p>0.957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8" table:style-name="ce4">
            <text:p>8788</text:p>
          </table:table-cell>
          <table:table-cell office:value-type="float" office:value="8689" table:style-name="ce4">
            <text:p>8689</text:p>
          </table:table-cell>
          <table:table-cell office:value-type="float" office:value="2.5000000000000002E-6" table:style-name="ce12">
            <text:p>2.50E-06</text:p>
          </table:table-cell>
          <table:table-cell office:value-type="float" office:value="8.3332999999999996E-5" table:style-name="ce12">
            <text:p>8.33E-05</text:p>
          </table:table-cell>
          <table:table-cell office:value-type="float" office:value="0" table:style-name="ce4">
            <text:p>0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0.96540000000000004" table:style-name="ce17">
            <text:p>0.965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95" table:style-name="ce4">
            <text:p>8395</text:p>
          </table:table-cell>
          <table:table-cell office:value-type="float" office:value="8396" table:style-name="ce4">
            <text:p>8396</text:p>
          </table:table-cell>
          <table:table-cell office:value-type="float" office:value="3.8093000000000003E-5" table:style-name="ce12">
            <text:p>3.81E-05</text:p>
          </table:table-cell>
          <table:table-cell office:value-type="float" office:value="7.7375E-6" table:style-name="ce12">
            <text:p>7.7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97" table:style-name="ce4">
            <text:p>8397</text:p>
          </table:table-cell>
          <table:table-cell office:value-type="float" office:value="8396" table:style-name="ce4">
            <text:p>8396</text:p>
          </table:table-cell>
          <table:table-cell office:value-type="float" office:value="6.6414999999999993E-5" table:style-name="ce12">
            <text:p>6.64E-05</text:p>
          </table:table-cell>
          <table:table-cell office:value-type="float" office:value="1.3491E-5" table:style-name="ce12">
            <text:p>1.35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96" table:style-name="ce4">
            <text:p>8396</text:p>
          </table:table-cell>
          <table:table-cell office:value-type="float" office:value="8398" table:style-name="ce4">
            <text:p>8398</text:p>
          </table:table-cell>
          <table:table-cell office:value-type="float" office:value="8.9847999999999998E-5" table:style-name="ce12">
            <text:p>8.98E-05</text:p>
          </table:table-cell>
          <table:table-cell office:value-type="float" office:value="1.825E-5" table:style-name="ce12">
            <text:p>1.83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99" table:style-name="ce4">
            <text:p>8399</text:p>
          </table:table-cell>
          <table:table-cell office:value-type="float" office:value="8398" table:style-name="ce4">
            <text:p>8398</text:p>
          </table:table-cell>
          <table:table-cell office:value-type="float" office:value="1.8168999999999998E-5" table:style-name="ce12">
            <text:p>1.82E-05</text:p>
          </table:table-cell>
          <table:table-cell office:value-type="float" office:value="3.6907999999999999E-6" table:style-name="ce12">
            <text:p>3.6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0" table:style-name="ce4">
            <text:p>8400</text:p>
          </table:table-cell>
          <table:table-cell office:value-type="float" office:value="7984" table:style-name="ce4">
            <text:p>7984</text:p>
          </table:table-cell>
          <table:table-cell office:value-type="float" office:value="6.2315000000000002E-5" table:style-name="ce12">
            <text:p>6.23E-05</text:p>
          </table:table-cell>
          <table:table-cell office:value-type="float" office:value="1.2658E-5" table:style-name="ce12">
            <text:p>1.27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1" table:style-name="ce4">
            <text:p>8401</text:p>
          </table:table-cell>
          <table:table-cell office:value-type="float" office:value="8402" table:style-name="ce4">
            <text:p>8402</text:p>
          </table:table-cell>
          <table:table-cell office:value-type="float" office:value="1.3633E-5" table:style-name="ce12">
            <text:p>1.36E-05</text:p>
          </table:table-cell>
          <table:table-cell office:value-type="float" office:value="7.498E-6" table:style-name="ce12">
            <text:p>7.5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98" table:style-name="ce4">
            <text:p>8398</text:p>
          </table:table-cell>
          <table:table-cell office:value-type="float" office:value="8403" table:style-name="ce4">
            <text:p>8403</text:p>
          </table:table-cell>
          <table:table-cell office:value-type="float" office:value="3.1263000000000002E-5" table:style-name="ce12">
            <text:p>3.13E-05</text:p>
          </table:table-cell>
          <table:table-cell office:value-type="float" office:value="6.3501999999999998E-6" table:style-name="ce12">
            <text:p>6.3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4" table:style-name="ce4">
            <text:p>8404</text:p>
          </table:table-cell>
          <table:table-cell office:value-type="float" office:value="8405" table:style-name="ce4">
            <text:p>8405</text:p>
          </table:table-cell>
          <table:table-cell office:value-type="float" office:value="3.0834999999999999E-5" table:style-name="ce12">
            <text:p>3.08E-05</text:p>
          </table:table-cell>
          <table:table-cell office:value-type="float" office:value="6.2631999999999996E-6" table:style-name="ce12">
            <text:p>6.2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6" table:style-name="ce4">
            <text:p>8406</text:p>
          </table:table-cell>
          <table:table-cell office:value-type="float" office:value="8404" table:style-name="ce4">
            <text:p>8404</text:p>
          </table:table-cell>
          <table:table-cell office:value-type="float" office:value="4.0334999999999999E-5" table:style-name="ce12">
            <text:p>4.03E-05</text:p>
          </table:table-cell>
          <table:table-cell office:value-type="float" office:value="8.1929999999999993E-6" table:style-name="ce12">
            <text:p>8.1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7" table:style-name="ce4">
            <text:p>8407</text:p>
          </table:table-cell>
          <table:table-cell office:value-type="float" office:value="8403" table:style-name="ce4">
            <text:p>8403</text:p>
          </table:table-cell>
          <table:table-cell office:value-type="float" office:value="2.9492000000000002E-5" table:style-name="ce12">
            <text:p>2.95E-05</text:p>
          </table:table-cell>
          <table:table-cell office:value-type="float" office:value="5.9909999999999999E-6" table:style-name="ce12">
            <text:p>5.9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8" table:style-name="ce4">
            <text:p>8408</text:p>
          </table:table-cell>
          <table:table-cell office:value-type="float" office:value="8409" table:style-name="ce4">
            <text:p>8409</text:p>
          </table:table-cell>
          <table:table-cell office:value-type="float" office:value="1.6917000000000001E-5" table:style-name="ce12">
            <text:p>1.69E-05</text:p>
          </table:table-cell>
          <table:table-cell office:value-type="float" office:value="3.4365E-6" table:style-name="ce12">
            <text:p>3.4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0" table:style-name="ce4">
            <text:p>8410</text:p>
          </table:table-cell>
          <table:table-cell office:value-type="float" office:value="8405" table:style-name="ce4">
            <text:p>8405</text:p>
          </table:table-cell>
          <table:table-cell office:value-type="float" office:value="1.9443E-5" table:style-name="ce12">
            <text:p>1.94E-05</text:p>
          </table:table-cell>
          <table:table-cell office:value-type="float" office:value="3.9495E-6" table:style-name="ce12">
            <text:p>3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1" table:style-name="ce4">
            <text:p>8411</text:p>
          </table:table-cell>
          <table:table-cell office:value-type="float" office:value="8407" table:style-name="ce4">
            <text:p>8407</text:p>
          </table:table-cell>
          <table:table-cell office:value-type="float" office:value="3.0602000000000003E-5" table:style-name="ce12">
            <text:p>3.06E-05</text:p>
          </table:table-cell>
          <table:table-cell office:value-type="float" office:value="6.2160000000000003E-6" table:style-name="ce12">
            <text:p>6.2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2" table:style-name="ce4">
            <text:p>8412</text:p>
          </table:table-cell>
          <table:table-cell office:value-type="float" office:value="8401" table:style-name="ce4">
            <text:p>8401</text:p>
          </table:table-cell>
          <table:table-cell office:value-type="float" office:value="3.1449999999999999E-5" table:style-name="ce12">
            <text:p>3.15E-05</text:p>
          </table:table-cell>
          <table:table-cell office:value-type="float" office:value="6.3879999999999997E-6" table:style-name="ce12">
            <text:p>6.3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3" table:style-name="ce4">
            <text:p>8403</text:p>
          </table:table-cell>
          <table:table-cell office:value-type="float" office:value="8413" table:style-name="ce4">
            <text:p>8413</text:p>
          </table:table-cell>
          <table:table-cell office:value-type="float" office:value="4.9429999999999999E-5" table:style-name="ce12">
            <text:p>4.94E-05</text:p>
          </table:table-cell>
          <table:table-cell office:value-type="float" office:value="1.0040999999999999E-5" table:style-name="ce12">
            <text:p>1.00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2" table:style-name="ce4">
            <text:p>8402</text:p>
          </table:table-cell>
          <table:table-cell office:value-type="float" office:value="7983" table:style-name="ce4">
            <text:p>7983</text:p>
          </table:table-cell>
          <table:table-cell office:value-type="float" office:value="1.2128E-5" table:style-name="ce12">
            <text:p>1.21E-05</text:p>
          </table:table-cell>
          <table:table-cell office:value-type="float" office:value="6.6704999999999999E-6" table:style-name="ce12">
            <text:p>6.6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5" table:style-name="ce4">
            <text:p>8405</text:p>
          </table:table-cell>
          <table:table-cell office:value-type="float" office:value="8414" table:style-name="ce4">
            <text:p>8414</text:p>
          </table:table-cell>
          <table:table-cell office:value-type="float" office:value="1.7663999999999999E-5" table:style-name="ce12">
            <text:p>1.77E-05</text:p>
          </table:table-cell>
          <table:table-cell office:value-type="float" office:value="3.5880000000000002E-6" table:style-name="ce12">
            <text:p>3.5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3" table:style-name="ce4">
            <text:p>8413</text:p>
          </table:table-cell>
          <table:table-cell office:value-type="float" office:value="8415" table:style-name="ce4">
            <text:p>8415</text:p>
          </table:table-cell>
          <table:table-cell office:value-type="float" office:value="5.4715E-6" table:style-name="ce12">
            <text:p>5.47E-06</text:p>
          </table:table-cell>
          <table:table-cell office:value-type="float" office:value="3.0095000000000002E-6" table:style-name="ce12">
            <text:p>3.0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09" table:style-name="ce4">
            <text:p>8409</text:p>
          </table:table-cell>
          <table:table-cell office:value-type="float" office:value="8406" table:style-name="ce4">
            <text:p>8406</text:p>
          </table:table-cell>
          <table:table-cell office:value-type="float" office:value="4.3674999999999998E-5" table:style-name="ce12">
            <text:p>4.37E-05</text:p>
          </table:table-cell>
          <table:table-cell office:value-type="float" office:value="8.8718000000000003E-6" table:style-name="ce12">
            <text:p>8.8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6" table:style-name="ce4">
            <text:p>8416</text:p>
          </table:table-cell>
          <table:table-cell office:value-type="float" office:value="8413" table:style-name="ce4">
            <text:p>8413</text:p>
          </table:table-cell>
          <table:table-cell office:value-type="float" office:value="4.9703000000000002E-5" table:style-name="ce12">
            <text:p>4.97E-05</text:p>
          </table:table-cell>
          <table:table-cell office:value-type="float" office:value="1.0096E-5" table:style-name="ce12">
            <text:p>1.01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4" table:style-name="ce4">
            <text:p>8414</text:p>
          </table:table-cell>
          <table:table-cell office:value-type="float" office:value="8417" table:style-name="ce4">
            <text:p>8417</text:p>
          </table:table-cell>
          <table:table-cell office:value-type="float" office:value="3.6962000000000003E-5" table:style-name="ce12">
            <text:p>3.70E-05</text:p>
          </table:table-cell>
          <table:table-cell office:value-type="float" office:value="7.5079999999999999E-6" table:style-name="ce12">
            <text:p>7.5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8" table:style-name="ce4">
            <text:p>8418</text:p>
          </table:table-cell>
          <table:table-cell office:value-type="float" office:value="8408" table:style-name="ce4">
            <text:p>8408</text:p>
          </table:table-cell>
          <table:table-cell office:value-type="float" office:value="3.3135E-5" table:style-name="ce12">
            <text:p>3.31E-05</text:p>
          </table:table-cell>
          <table:table-cell office:value-type="float" office:value="6.7305000000000002E-6" table:style-name="ce12">
            <text:p>6.7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9" table:style-name="ce4">
            <text:p>8419</text:p>
          </table:table-cell>
          <table:table-cell office:value-type="float" office:value="8420" table:style-name="ce4">
            <text:p>8420</text:p>
          </table:table-cell>
          <table:table-cell office:value-type="float" office:value="9.7691999999999996E-6" table:style-name="ce12">
            <text:p>9.77E-06</text:p>
          </table:table-cell>
          <table:table-cell office:value-type="float" office:value="5.3730000000000001E-6" table:style-name="ce12">
            <text:p>5.3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1" table:style-name="ce4">
            <text:p>8421</text:p>
          </table:table-cell>
          <table:table-cell office:value-type="float" office:value="8422" table:style-name="ce4">
            <text:p>8422</text:p>
          </table:table-cell>
          <table:table-cell office:value-type="float" office:value="2.0426000000000001E-5" table:style-name="ce12">
            <text:p>2.04E-05</text:p>
          </table:table-cell>
          <table:table-cell office:value-type="float" office:value="4.1489999999999996E-6" table:style-name="ce12">
            <text:p>4.1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7" table:style-name="ce4">
            <text:p>8417</text:p>
          </table:table-cell>
          <table:table-cell office:value-type="float" office:value="8422" table:style-name="ce4">
            <text:p>8422</text:p>
          </table:table-cell>
          <table:table-cell office:value-type="float" office:value="2.4555000000000001E-5" table:style-name="ce12">
            <text:p>2.46E-05</text:p>
          </table:table-cell>
          <table:table-cell office:value-type="float" office:value="4.9876999999999997E-6" table:style-name="ce12">
            <text:p>4.9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3" table:style-name="ce4">
            <text:p>8423</text:p>
          </table:table-cell>
          <table:table-cell office:value-type="float" office:value="8421" table:style-name="ce4">
            <text:p>8421</text:p>
          </table:table-cell>
          <table:table-cell office:value-type="float" office:value="2.9535000000000001E-5" table:style-name="ce12">
            <text:p>2.95E-05</text:p>
          </table:table-cell>
          <table:table-cell office:value-type="float" office:value="5.9993000000000003E-6" table:style-name="ce12">
            <text:p>6.0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15" table:style-name="ce4">
            <text:p>8415</text:p>
          </table:table-cell>
          <table:table-cell office:value-type="float" office:value="8419" table:style-name="ce4">
            <text:p>8419</text:p>
          </table:table-cell>
          <table:table-cell office:value-type="float" office:value="7.0346999999999997E-6" table:style-name="ce12">
            <text:p>7.03E-06</text:p>
          </table:table-cell>
          <table:table-cell office:value-type="float" office:value="3.8693000000000004E-6" table:style-name="ce12">
            <text:p>3.8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4" table:style-name="ce4">
            <text:p>8424</text:p>
          </table:table-cell>
          <table:table-cell office:value-type="float" office:value="7983" table:style-name="ce4">
            <text:p>7983</text:p>
          </table:table-cell>
          <table:table-cell office:value-type="float" office:value="1.4307999999999999E-5" table:style-name="ce12">
            <text:p>1.43E-05</text:p>
          </table:table-cell>
          <table:table-cell office:value-type="float" office:value="2.9065E-6" table:style-name="ce12">
            <text:p>2.9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5" table:style-name="ce4">
            <text:p>8425</text:p>
          </table:table-cell>
          <table:table-cell office:value-type="float" office:value="7993" table:style-name="ce4">
            <text:p>7993</text:p>
          </table:table-cell>
          <table:table-cell office:value-type="float" office:value="1.6849000000000001E-5" table:style-name="ce12">
            <text:p>1.68E-05</text:p>
          </table:table-cell>
          <table:table-cell office:value-type="float" office:value="3.4224999999999998E-6" table:style-name="ce12">
            <text:p>3.4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6" table:style-name="ce4">
            <text:p>8426</text:p>
          </table:table-cell>
          <table:table-cell office:value-type="float" office:value="8427" table:style-name="ce4">
            <text:p>8427</text:p>
          </table:table-cell>
          <table:table-cell office:value-type="float" office:value="4.9994999999999998E-5" table:style-name="ce12">
            <text:p>5.00E-05</text:p>
          </table:table-cell>
          <table:table-cell office:value-type="float" office:value="1.0156000000000001E-5" table:style-name="ce12">
            <text:p>1.02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8" table:style-name="ce4">
            <text:p>8428</text:p>
          </table:table-cell>
          <table:table-cell office:value-type="float" office:value="8429" table:style-name="ce4">
            <text:p>8429</text:p>
          </table:table-cell>
          <table:table-cell office:value-type="float" office:value="6.0028000000000002E-5" table:style-name="ce12">
            <text:p>6.00E-05</text:p>
          </table:table-cell>
          <table:table-cell office:value-type="float" office:value="1.2193E-5" table:style-name="ce12">
            <text:p>1.22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2" table:style-name="ce4">
            <text:p>8422</text:p>
          </table:table-cell>
          <table:table-cell office:value-type="float" office:value="8430" table:style-name="ce4">
            <text:p>8430</text:p>
          </table:table-cell>
          <table:table-cell office:value-type="float" office:value="5.7722000000000004E-6" table:style-name="ce12">
            <text:p>5.77E-06</text:p>
          </table:table-cell>
          <table:table-cell office:value-type="float" office:value="3.1748000000000001E-6" table:style-name="ce12">
            <text:p>3.1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0" table:style-name="ce4">
            <text:p>8430</text:p>
          </table:table-cell>
          <table:table-cell office:value-type="float" office:value="8431" table:style-name="ce4">
            <text:p>8431</text:p>
          </table:table-cell>
          <table:table-cell office:value-type="float" office:value="8.0124999999999999E-6" table:style-name="ce12">
            <text:p>8.01E-06</text:p>
          </table:table-cell>
          <table:table-cell office:value-type="float" office:value="4.4066999999999997E-6" table:style-name="ce12">
            <text:p>4.4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2" table:style-name="ce4">
            <text:p>8432</text:p>
          </table:table-cell>
          <table:table-cell office:value-type="float" office:value="8433" table:style-name="ce4">
            <text:p>8433</text:p>
          </table:table-cell>
          <table:table-cell office:value-type="float" office:value="2.9373000000000002E-5" table:style-name="ce12">
            <text:p>2.94E-05</text:p>
          </table:table-cell>
          <table:table-cell office:value-type="float" office:value="5.9660000000000001E-6" table:style-name="ce12">
            <text:p>5.9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7" table:style-name="ce4">
            <text:p>8427</text:p>
          </table:table-cell>
          <table:table-cell office:value-type="float" office:value="8434" table:style-name="ce4">
            <text:p>8434</text:p>
          </table:table-cell>
          <table:table-cell office:value-type="float" office:value="2.2989999999999998E-5" table:style-name="ce12">
            <text:p>2.30E-05</text:p>
          </table:table-cell>
          <table:table-cell office:value-type="float" office:value="4.6697000000000004E-6" table:style-name="ce12">
            <text:p>4.6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0" table:style-name="ce4">
            <text:p>8420</text:p>
          </table:table-cell>
          <table:table-cell office:value-type="float" office:value="8429" table:style-name="ce4">
            <text:p>8429</text:p>
          </table:table-cell>
          <table:table-cell office:value-type="float" office:value="7.7308000000000006E-6" table:style-name="ce12">
            <text:p>7.73E-06</text:p>
          </table:table-cell>
          <table:table-cell office:value-type="float" office:value="4.2520000000000001E-6" table:style-name="ce12">
            <text:p>4.25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5" table:style-name="ce4">
            <text:p>8435</text:p>
          </table:table-cell>
          <table:table-cell office:value-type="float" office:value="8423" table:style-name="ce4">
            <text:p>8423</text:p>
          </table:table-cell>
          <table:table-cell office:value-type="float" office:value="1.8485E-5" table:style-name="ce12">
            <text:p>1.85E-05</text:p>
          </table:table-cell>
          <table:table-cell office:value-type="float" office:value="3.7546999999999998E-6" table:style-name="ce12">
            <text:p>3.7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6" table:style-name="ce4">
            <text:p>8436</text:p>
          </table:table-cell>
          <table:table-cell office:value-type="float" office:value="8437" table:style-name="ce4">
            <text:p>8437</text:p>
          </table:table-cell>
          <table:table-cell office:value-type="float" office:value="2.9295E-5" table:style-name="ce12">
            <text:p>2.93E-05</text:p>
          </table:table-cell>
          <table:table-cell office:value-type="float" office:value="5.9505E-6" table:style-name="ce12">
            <text:p>5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8" table:style-name="ce4">
            <text:p>8438</text:p>
          </table:table-cell>
          <table:table-cell office:value-type="float" office:value="7993" table:style-name="ce4">
            <text:p>7993</text:p>
          </table:table-cell>
          <table:table-cell office:value-type="float" office:value="1.4215E-5" table:style-name="ce12">
            <text:p>1.42E-05</text:p>
          </table:table-cell>
          <table:table-cell office:value-type="float" office:value="2.8874999999999999E-6" table:style-name="ce12">
            <text:p>2.8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9" table:style-name="ce4">
            <text:p>8439</text:p>
          </table:table-cell>
          <table:table-cell office:value-type="float" office:value="8437" table:style-name="ce4">
            <text:p>8437</text:p>
          </table:table-cell>
          <table:table-cell office:value-type="float" office:value="1.7923000000000001E-5" table:style-name="ce12">
            <text:p>1.79E-05</text:p>
          </table:table-cell>
          <table:table-cell office:value-type="float" office:value="3.6405000000000001E-6" table:style-name="ce12">
            <text:p>3.6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3" table:style-name="ce4">
            <text:p>8433</text:p>
          </table:table-cell>
          <table:table-cell office:value-type="float" office:value="8440" table:style-name="ce4">
            <text:p>8440</text:p>
          </table:table-cell>
          <table:table-cell office:value-type="float" office:value="3.6742999999999997E-5" table:style-name="ce12">
            <text:p>3.67E-05</text:p>
          </table:table-cell>
          <table:table-cell office:value-type="float" office:value="7.4633000000000002E-6" table:style-name="ce12">
            <text:p>7.4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7" table:style-name="ce4">
            <text:p>8437</text:p>
          </table:table-cell>
          <table:table-cell office:value-type="float" office:value="8004" table:style-name="ce4">
            <text:p>8004</text:p>
          </table:table-cell>
          <table:table-cell office:value-type="float" office:value="2.5998000000000001E-5" table:style-name="ce12">
            <text:p>2.60E-05</text:p>
          </table:table-cell>
          <table:table-cell office:value-type="float" office:value="5.2809999999999999E-6" table:style-name="ce12">
            <text:p>5.2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0" table:style-name="ce4">
            <text:p>8440</text:p>
          </table:table-cell>
          <table:table-cell office:value-type="float" office:value="8441" table:style-name="ce4">
            <text:p>8441</text:p>
          </table:table-cell>
          <table:table-cell office:value-type="float" office:value="2.7622000000000001E-5" table:style-name="ce12">
            <text:p>2.76E-05</text:p>
          </table:table-cell>
          <table:table-cell office:value-type="float" office:value="5.6107000000000003E-6" table:style-name="ce12">
            <text:p>5.6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2" table:style-name="ce4">
            <text:p>8442</text:p>
          </table:table-cell>
          <table:table-cell office:value-type="float" office:value="8443" table:style-name="ce4">
            <text:p>8443</text:p>
          </table:table-cell>
          <table:table-cell office:value-type="float" office:value="2.6375000000000001E-5" table:style-name="ce12">
            <text:p>2.64E-05</text:p>
          </table:table-cell>
          <table:table-cell office:value-type="float" office:value="5.3573000000000004E-6" table:style-name="ce12">
            <text:p>5.3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4" table:style-name="ce4">
            <text:p>8444</text:p>
          </table:table-cell>
          <table:table-cell office:value-type="float" office:value="8007" table:style-name="ce4">
            <text:p>8007</text:p>
          </table:table-cell>
          <table:table-cell office:value-type="float" office:value="5.1490000000000003E-5" table:style-name="ce12">
            <text:p>5.15E-05</text:p>
          </table:table-cell>
          <table:table-cell office:value-type="float" office:value="1.0458999999999999E-5" table:style-name="ce12">
            <text:p>1.05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5" table:style-name="ce4">
            <text:p>8445</text:p>
          </table:table-cell>
          <table:table-cell office:value-type="float" office:value="8420" table:style-name="ce4">
            <text:p>8420</text:p>
          </table:table-cell>
          <table:table-cell office:value-type="float" office:value="1.4758E-5" table:style-name="ce12">
            <text:p>1.48E-05</text:p>
          </table:table-cell>
          <table:table-cell office:value-type="float" office:value="2.9977000000000001E-6" table:style-name="ce12">
            <text:p>3.0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1" table:style-name="ce4">
            <text:p>8441</text:p>
          </table:table-cell>
          <table:table-cell office:value-type="float" office:value="8446" table:style-name="ce4">
            <text:p>8446</text:p>
          </table:table-cell>
          <table:table-cell office:value-type="float" office:value="1.9408000000000001E-5" table:style-name="ce12">
            <text:p>1.94E-05</text:p>
          </table:table-cell>
          <table:table-cell office:value-type="float" office:value="3.9423000000000004E-6" table:style-name="ce12">
            <text:p>3.9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7" table:style-name="ce4">
            <text:p>8447</text:p>
          </table:table-cell>
          <table:table-cell office:value-type="float" office:value="8442" table:style-name="ce4">
            <text:p>8442</text:p>
          </table:table-cell>
          <table:table-cell office:value-type="float" office:value="3.1909999999999998E-5" table:style-name="ce12">
            <text:p>3.19E-05</text:p>
          </table:table-cell>
          <table:table-cell office:value-type="float" office:value="6.4818000000000004E-6" table:style-name="ce12">
            <text:p>6.4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3" table:style-name="ce4">
            <text:p>8443</text:p>
          </table:table-cell>
          <table:table-cell office:value-type="float" office:value="8448" table:style-name="ce4">
            <text:p>8448</text:p>
          </table:table-cell>
          <table:table-cell office:value-type="float" office:value="1.3926E-5" table:style-name="ce12">
            <text:p>1.39E-05</text:p>
          </table:table-cell>
          <table:table-cell office:value-type="float" office:value="7.6591999999999994E-6" table:style-name="ce12">
            <text:p>7.66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9" table:style-name="ce4">
            <text:p>8449</text:p>
          </table:table-cell>
          <table:table-cell office:value-type="float" office:value="8443" table:style-name="ce4">
            <text:p>8443</text:p>
          </table:table-cell>
          <table:table-cell office:value-type="float" office:value="2.7864999999999998E-5" table:style-name="ce12">
            <text:p>2.79E-05</text:p>
          </table:table-cell>
          <table:table-cell office:value-type="float" office:value="5.66E-6" table:style-name="ce12">
            <text:p>5.6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4" table:style-name="ce4">
            <text:p>8434</text:p>
          </table:table-cell>
          <table:table-cell office:value-type="float" office:value="8450" table:style-name="ce4">
            <text:p>8450</text:p>
          </table:table-cell>
          <table:table-cell office:value-type="float" office:value="2.1138E-5" table:style-name="ce12">
            <text:p>2.11E-05</text:p>
          </table:table-cell>
          <table:table-cell office:value-type="float" office:value="2.7177000000000001E-5" table:style-name="ce12">
            <text:p>2.72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1" table:style-name="ce4">
            <text:p>8451</text:p>
          </table:table-cell>
          <table:table-cell office:value-type="float" office:value="8434" table:style-name="ce4">
            <text:p>8434</text:p>
          </table:table-cell>
          <table:table-cell office:value-type="float" office:value="2.3085E-6" table:style-name="ce12">
            <text:p>2.31E-06</text:p>
          </table:table-cell>
          <table:table-cell office:value-type="float" office:value="2.9679999999999998E-6" table:style-name="ce12">
            <text:p>2.97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6" table:style-name="ce4">
            <text:p>8446</text:p>
          </table:table-cell>
          <table:table-cell office:value-type="float" office:value="8452" table:style-name="ce4">
            <text:p>8452</text:p>
          </table:table-cell>
          <table:table-cell office:value-type="float" office:value="1.3947999999999999E-5" table:style-name="ce12">
            <text:p>1.39E-05</text:p>
          </table:table-cell>
          <table:table-cell office:value-type="float" office:value="7.6714999999999993E-6" table:style-name="ce12">
            <text:p>7.6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31" table:style-name="ce4">
            <text:p>8431</text:p>
          </table:table-cell>
          <table:table-cell office:value-type="float" office:value="8004" table:style-name="ce4">
            <text:p>8004</text:p>
          </table:table-cell>
          <table:table-cell office:value-type="float" office:value="3.4978000000000002E-6" table:style-name="ce12">
            <text:p>3.50E-06</text:p>
          </table:table-cell>
          <table:table-cell office:value-type="float" office:value="1.9236999999999999E-6" table:style-name="ce12">
            <text:p>1.92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3" table:style-name="ce4">
            <text:p>8453</text:p>
          </table:table-cell>
          <table:table-cell office:value-type="float" office:value="8436" table:style-name="ce4">
            <text:p>8436</text:p>
          </table:table-cell>
          <table:table-cell office:value-type="float" office:value="2.1022999999999998E-5" table:style-name="ce12">
            <text:p>2.10E-05</text:p>
          </table:table-cell>
          <table:table-cell office:value-type="float" office:value="4.2702999999999996E-6" table:style-name="ce12">
            <text:p>4.2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4" table:style-name="ce4">
            <text:p>8454</text:p>
          </table:table-cell>
          <table:table-cell office:value-type="float" office:value="8455" table:style-name="ce4">
            <text:p>8455</text:p>
          </table:table-cell>
          <table:table-cell office:value-type="float" office:value="4.0259999999999997E-5" table:style-name="ce12">
            <text:p>4.03E-05</text:p>
          </table:table-cell>
          <table:table-cell office:value-type="float" office:value="8.1776999999999996E-6" table:style-name="ce12">
            <text:p>8.1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29" table:style-name="ce4">
            <text:p>8429</text:p>
          </table:table-cell>
          <table:table-cell office:value-type="float" office:value="7981" table:style-name="ce4">
            <text:p>7981</text:p>
          </table:table-cell>
          <table:table-cell office:value-type="float" office:value="4.6380000000000003E-6" table:style-name="ce12">
            <text:p>4.64E-06</text:p>
          </table:table-cell>
          <table:table-cell office:value-type="float" office:value="2.5509999999999998E-6" table:style-name="ce12">
            <text:p>2.55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6" table:style-name="ce4">
            <text:p>8456</text:p>
          </table:table-cell>
          <table:table-cell office:value-type="float" office:value="8429" table:style-name="ce4">
            <text:p>8429</text:p>
          </table:table-cell>
          <table:table-cell office:value-type="float" office:value="6.4955000000000004E-5" table:style-name="ce12">
            <text:p>6.50E-05</text:p>
          </table:table-cell>
          <table:table-cell office:value-type="float" office:value="1.3193999999999999E-5" table:style-name="ce12">
            <text:p>1.32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0" table:style-name="ce3"/>
          <table:table-cell table:style-name="ce8"/>
          <table:table-cell table:number-columns-repeated="16360" table:style-name="ce3"/>
        </table:table-row>
        <table:table-row table:style-name="ro1">
          <table:table-cell office:value-type="float" office:value="8457" table:style-name="ce4">
            <text:p>8457</text:p>
          </table:table-cell>
          <table:table-cell office:value-type="float" office:value="7981" table:style-name="ce4">
            <text:p>7981</text:p>
          </table:table-cell>
          <table:table-cell office:value-type="float" office:value="2.5247000000000001E-5" table:style-name="ce12">
            <text:p>2.52E-05</text:p>
          </table:table-cell>
          <table:table-cell office:value-type="float" office:value="5.1282999999999997E-6" table:style-name="ce12">
            <text:p>5.1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8" table:style-name="ce4">
            <text:p>8458</text:p>
          </table:table-cell>
          <table:table-cell office:value-type="float" office:value="8004" table:style-name="ce4">
            <text:p>8004</text:p>
          </table:table-cell>
          <table:table-cell office:value-type="float" office:value="1.7402999999999999E-5" table:style-name="ce12">
            <text:p>1.74E-05</text:p>
          </table:table-cell>
          <table:table-cell office:value-type="float" office:value="3.535E-6" table:style-name="ce12">
            <text:p>3.5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9" table:style-name="ce4">
            <text:p>8459</text:p>
          </table:table-cell>
          <table:table-cell office:value-type="float" office:value="8443" table:style-name="ce4">
            <text:p>8443</text:p>
          </table:table-cell>
          <table:table-cell office:value-type="float" office:value="1.5824999999999998E-5" table:style-name="ce12">
            <text:p>1.58E-05</text:p>
          </table:table-cell>
          <table:table-cell office:value-type="float" office:value="3.2142999999999999E-6" table:style-name="ce12">
            <text:p>3.2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0" table:style-name="ce4">
            <text:p>8460</text:p>
          </table:table-cell>
          <table:table-cell office:value-type="float" office:value="8453" table:style-name="ce4">
            <text:p>8453</text:p>
          </table:table-cell>
          <table:table-cell office:value-type="float" office:value="1.7450000000000001E-5" table:style-name="ce12">
            <text:p>1.75E-05</text:p>
          </table:table-cell>
          <table:table-cell office:value-type="float" office:value="3.5445000000000001E-6" table:style-name="ce12">
            <text:p>3.5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1" table:style-name="ce4">
            <text:p>8461</text:p>
          </table:table-cell>
          <table:table-cell office:value-type="float" office:value="8462" table:style-name="ce4">
            <text:p>8462</text:p>
          </table:table-cell>
          <table:table-cell office:value-type="float" office:value="1.3318E-5" table:style-name="ce12">
            <text:p>1.33E-05</text:p>
          </table:table-cell>
          <table:table-cell office:value-type="float" office:value="1.1097999999999999E-5" table:style-name="ce12">
            <text:p>1.11E-05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3" table:style-name="ce4">
            <text:p>8463</text:p>
          </table:table-cell>
          <table:table-cell office:value-type="float" office:value="8464" table:style-name="ce4">
            <text:p>8464</text:p>
          </table:table-cell>
          <table:table-cell office:value-type="float" office:value="2.5846999999999998E-5" table:style-name="ce12">
            <text:p>2.58E-05</text:p>
          </table:table-cell>
          <table:table-cell office:value-type="float" office:value="5.2505E-6" table:style-name="ce12">
            <text:p>5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5" table:style-name="ce4">
            <text:p>8465</text:p>
          </table:table-cell>
          <table:table-cell office:value-type="float" office:value="8459" table:style-name="ce4">
            <text:p>8459</text:p>
          </table:table-cell>
          <table:table-cell office:value-type="float" office:value="2.2779E-5" table:style-name="ce12">
            <text:p>2.28E-05</text:p>
          </table:table-cell>
          <table:table-cell office:value-type="float" office:value="4.6269999999999999E-6" table:style-name="ce12">
            <text:p>4.6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6" table:style-name="ce4">
            <text:p>8466</text:p>
          </table:table-cell>
          <table:table-cell office:value-type="float" office:value="8452" table:style-name="ce4">
            <text:p>8452</text:p>
          </table:table-cell>
          <table:table-cell office:value-type="float" office:value="2.3050000000000001E-5" table:style-name="ce12">
            <text:p>2.31E-05</text:p>
          </table:table-cell>
          <table:table-cell office:value-type="float" office:value="4.6820000000000002E-6" table:style-name="ce12">
            <text:p>4.6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4" table:style-name="ce4">
            <text:p>8464</text:p>
          </table:table-cell>
          <table:table-cell office:value-type="float" office:value="8467" table:style-name="ce4">
            <text:p>8467</text:p>
          </table:table-cell>
          <table:table-cell office:value-type="float" office:value="3.5420000000000003E-5" table:style-name="ce12">
            <text:p>3.54E-05</text:p>
          </table:table-cell>
          <table:table-cell office:value-type="float" office:value="7.1948000000000001E-6" table:style-name="ce12">
            <text:p>7.1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8" table:style-name="ce4">
            <text:p>8468</text:p>
          </table:table-cell>
          <table:table-cell office:value-type="float" office:value="8469" table:style-name="ce4">
            <text:p>8469</text:p>
          </table:table-cell>
          <table:table-cell office:value-type="float" office:value="3.4363000000000003E-5" table:style-name="ce12">
            <text:p>3.44E-05</text:p>
          </table:table-cell>
          <table:table-cell office:value-type="float" office:value="6.9797999999999996E-6" table:style-name="ce12">
            <text:p>6.9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5" table:style-name="ce4">
            <text:p>8455</text:p>
          </table:table-cell>
          <table:table-cell office:value-type="float" office:value="8470" table:style-name="ce4">
            <text:p>8470</text:p>
          </table:table-cell>
          <table:table-cell office:value-type="float" office:value="6.0525000000000001E-5" table:style-name="ce12">
            <text:p>6.05E-05</text:p>
          </table:table-cell>
          <table:table-cell office:value-type="float" office:value="1.2295E-5" table:style-name="ce12">
            <text:p>1.23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52" table:style-name="ce4">
            <text:p>8452</text:p>
          </table:table-cell>
          <table:table-cell office:value-type="float" office:value="8471" table:style-name="ce4">
            <text:p>8471</text:p>
          </table:table-cell>
          <table:table-cell office:value-type="float" office:value="1.6605000000000001E-5" table:style-name="ce12">
            <text:p>1.66E-05</text:p>
          </table:table-cell>
          <table:table-cell office:value-type="float" office:value="9.1326999999999998E-6" table:style-name="ce12">
            <text:p>9.1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2" table:style-name="ce4">
            <text:p>8472</text:p>
          </table:table-cell>
          <table:table-cell office:value-type="float" office:value="8465" table:style-name="ce4">
            <text:p>8465</text:p>
          </table:table-cell>
          <table:table-cell office:value-type="float" office:value="4.0593000000000003E-5" table:style-name="ce12">
            <text:p>4.06E-05</text:p>
          </table:table-cell>
          <table:table-cell office:value-type="float" office:value="8.2449999999999998E-6" table:style-name="ce12">
            <text:p>8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3" table:style-name="ce4">
            <text:p>8473</text:p>
          </table:table-cell>
          <table:table-cell office:value-type="float" office:value="8474" table:style-name="ce4">
            <text:p>8474</text:p>
          </table:table-cell>
          <table:table-cell office:value-type="float" office:value="3.2558000000000002E-5" table:style-name="ce12">
            <text:p>3.26E-05</text:p>
          </table:table-cell>
          <table:table-cell office:value-type="float" office:value="6.613E-6" table:style-name="ce12">
            <text:p>6.6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48" table:style-name="ce4">
            <text:p>8448</text:p>
          </table:table-cell>
          <table:table-cell office:value-type="float" office:value="8475" table:style-name="ce4">
            <text:p>8475</text:p>
          </table:table-cell>
          <table:table-cell office:value-type="float" office:value="9.8671999999999993E-6" table:style-name="ce12">
            <text:p>9.87E-06</text:p>
          </table:table-cell>
          <table:table-cell office:value-type="float" office:value="5.4269999999999999E-6" table:style-name="ce12">
            <text:p>5.4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6" table:style-name="ce4">
            <text:p>8476</text:p>
          </table:table-cell>
          <table:table-cell office:value-type="float" office:value="8477" table:style-name="ce4">
            <text:p>8477</text:p>
          </table:table-cell>
          <table:table-cell office:value-type="float" office:value="2.2691E-5" table:style-name="ce12">
            <text:p>2.27E-05</text:p>
          </table:table-cell>
          <table:table-cell office:value-type="float" office:value="4.6093000000000001E-6" table:style-name="ce12">
            <text:p>4.6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8" table:style-name="ce4">
            <text:p>8478</text:p>
          </table:table-cell>
          <table:table-cell office:value-type="float" office:value="8479" table:style-name="ce4">
            <text:p>8479</text:p>
          </table:table-cell>
          <table:table-cell office:value-type="float" office:value="3.146E-5" table:style-name="ce12">
            <text:p>3.15E-05</text:p>
          </table:table-cell>
          <table:table-cell office:value-type="float" office:value="6.3905000000000001E-6" table:style-name="ce12">
            <text:p>6.3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9" table:style-name="ce4">
            <text:p>8469</text:p>
          </table:table-cell>
          <table:table-cell office:value-type="float" office:value="8474" table:style-name="ce4">
            <text:p>8474</text:p>
          </table:table-cell>
          <table:table-cell office:value-type="float" office:value="2.1308999999999999E-5" table:style-name="ce12">
            <text:p>2.13E-05</text:p>
          </table:table-cell>
          <table:table-cell office:value-type="float" office:value="4.3282000000000003E-6" table:style-name="ce12">
            <text:p>4.3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4" table:style-name="ce4">
            <text:p>8474</text:p>
          </table:table-cell>
          <table:table-cell office:value-type="float" office:value="8480" table:style-name="ce4">
            <text:p>8480</text:p>
          </table:table-cell>
          <table:table-cell office:value-type="float" office:value="2.6137000000000001E-5" table:style-name="ce12">
            <text:p>2.61E-05</text:p>
          </table:table-cell>
          <table:table-cell office:value-type="float" office:value="5.3090000000000003E-6" table:style-name="ce12">
            <text:p>5.3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5" table:style-name="ce4">
            <text:p>8475</text:p>
          </table:table-cell>
          <table:table-cell office:value-type="float" office:value="8479" table:style-name="ce4">
            <text:p>8479</text:p>
          </table:table-cell>
          <table:table-cell office:value-type="float" office:value="5.8177999999999996E-6" table:style-name="ce12">
            <text:p>5.82E-06</text:p>
          </table:table-cell>
          <table:table-cell office:value-type="float" office:value="3.1997999999999998E-6" table:style-name="ce12">
            <text:p>3.2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1" table:style-name="ce4">
            <text:p>8481</text:p>
          </table:table-cell>
          <table:table-cell office:value-type="float" office:value="8482" table:style-name="ce4">
            <text:p>8482</text:p>
          </table:table-cell>
          <table:table-cell office:value-type="float" office:value="1.6959000000000001E-5" table:style-name="ce12">
            <text:p>1.70E-05</text:p>
          </table:table-cell>
          <table:table-cell office:value-type="float" office:value="3.4446999999999998E-6" table:style-name="ce12">
            <text:p>3.4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67" table:style-name="ce4">
            <text:p>8467</text:p>
          </table:table-cell>
          <table:table-cell office:value-type="float" office:value="8478" table:style-name="ce4">
            <text:p>8478</text:p>
          </table:table-cell>
          <table:table-cell office:value-type="float" office:value="1.6612E-5" table:style-name="ce12">
            <text:p>1.66E-05</text:p>
          </table:table-cell>
          <table:table-cell office:value-type="float" office:value="3.3741999999999998E-6" table:style-name="ce12">
            <text:p>3.3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3" table:style-name="ce4">
            <text:p>8483</text:p>
          </table:table-cell>
          <table:table-cell office:value-type="float" office:value="8476" table:style-name="ce4">
            <text:p>8476</text:p>
          </table:table-cell>
          <table:table-cell office:value-type="float" office:value="3.7135000000000003E-5" table:style-name="ce12">
            <text:p>3.71E-05</text:p>
          </table:table-cell>
          <table:table-cell office:value-type="float" office:value="7.5429999999999996E-6" table:style-name="ce12">
            <text:p>7.5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9" table:style-name="ce4">
            <text:p>8479</text:p>
          </table:table-cell>
          <table:table-cell office:value-type="float" office:value="8484" table:style-name="ce4">
            <text:p>8484</text:p>
          </table:table-cell>
          <table:table-cell office:value-type="float" office:value="8.4283000000000003E-6" table:style-name="ce12">
            <text:p>8.43E-06</text:p>
          </table:table-cell>
          <table:table-cell office:value-type="float" office:value="4.6354999999999999E-6" table:style-name="ce12">
            <text:p>4.64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7" table:style-name="ce4">
            <text:p>8477</text:p>
          </table:table-cell>
          <table:table-cell office:value-type="float" office:value="8485" table:style-name="ce4">
            <text:p>8485</text:p>
          </table:table-cell>
          <table:table-cell office:value-type="float" office:value="3.2505000000000001E-5" table:style-name="ce12">
            <text:p>3.25E-05</text:p>
          </table:table-cell>
          <table:table-cell office:value-type="float" office:value="6.6027000000000003E-6" table:style-name="ce12">
            <text:p>6.6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0" table:style-name="ce3"/>
          <table:table-cell table:style-name="ce8"/>
          <table:table-cell table:number-columns-repeated="16360" table:style-name="ce3"/>
        </table:table-row>
        <table:table-row table:style-name="ro1">
          <table:table-cell office:value-type="float" office:value="8462" table:style-name="ce4">
            <text:p>8462</text:p>
          </table:table-cell>
          <table:table-cell office:value-type="float" office:value="8486" table:style-name="ce4">
            <text:p>8486</text:p>
          </table:table-cell>
          <table:table-cell office:value-type="float" office:value="1.8224E-5" table:style-name="ce12">
            <text:p>1.82E-05</text:p>
          </table:table-cell>
          <table:table-cell office:value-type="float" office:value="1.5187E-5" table:style-name="ce12">
            <text:p>1.52E-05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7" table:style-name="ce4">
            <text:p>8487</text:p>
          </table:table-cell>
          <table:table-cell office:value-type="float" office:value="8488" table:style-name="ce4">
            <text:p>8488</text:p>
          </table:table-cell>
          <table:table-cell office:value-type="float" office:value="2.5494999999999999E-5" table:style-name="ce12">
            <text:p>2.55E-05</text:p>
          </table:table-cell>
          <table:table-cell office:value-type="float" office:value="5.1788000000000003E-6" table:style-name="ce12">
            <text:p>5.1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9" table:style-name="ce4">
            <text:p>8489</text:p>
          </table:table-cell>
          <table:table-cell office:value-type="float" office:value="8485" table:style-name="ce4">
            <text:p>8485</text:p>
          </table:table-cell>
          <table:table-cell office:value-type="float" office:value="1.5639999999999999E-5" table:style-name="ce12">
            <text:p>1.56E-05</text:p>
          </table:table-cell>
          <table:table-cell office:value-type="float" office:value="3.1767999999999998E-6" table:style-name="ce12">
            <text:p>3.1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0" table:style-name="ce4">
            <text:p>8490</text:p>
          </table:table-cell>
          <table:table-cell office:value-type="float" office:value="8491" table:style-name="ce4">
            <text:p>8491</text:p>
          </table:table-cell>
          <table:table-cell office:value-type="float" office:value="3.5243000000000001E-5" table:style-name="ce12">
            <text:p>3.52E-05</text:p>
          </table:table-cell>
          <table:table-cell office:value-type="float" office:value="7.1586999999999997E-6" table:style-name="ce12">
            <text:p>7.1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2" table:style-name="ce4">
            <text:p>8492</text:p>
          </table:table-cell>
          <table:table-cell office:value-type="float" office:value="8485" table:style-name="ce4">
            <text:p>8485</text:p>
          </table:table-cell>
          <table:table-cell office:value-type="float" office:value="3.0660000000000001E-5" table:style-name="ce12">
            <text:p>3.07E-05</text:p>
          </table:table-cell>
          <table:table-cell office:value-type="float" office:value="6.2276999999999997E-6" table:style-name="ce12">
            <text:p>6.2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0" table:style-name="ce4">
            <text:p>8470</text:p>
          </table:table-cell>
          <table:table-cell office:value-type="float" office:value="8493" table:style-name="ce4">
            <text:p>8493</text:p>
          </table:table-cell>
          <table:table-cell office:value-type="float" office:value="2.9345000000000001E-5" table:style-name="ce12">
            <text:p>2.93E-05</text:p>
          </table:table-cell>
          <table:table-cell office:value-type="float" office:value="5.9607000000000004E-6" table:style-name="ce12">
            <text:p>5.9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4" table:style-name="ce4">
            <text:p>8494</text:p>
          </table:table-cell>
          <table:table-cell office:value-type="float" office:value="8495" table:style-name="ce4">
            <text:p>8495</text:p>
          </table:table-cell>
          <table:table-cell office:value-type="float" office:value="1.4268E-5" table:style-name="ce12">
            <text:p>1.43E-05</text:p>
          </table:table-cell>
          <table:table-cell office:value-type="float" office:value="2.8982999999999998E-6" table:style-name="ce12">
            <text:p>2.9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71" table:style-name="ce4">
            <text:p>8471</text:p>
          </table:table-cell>
          <table:table-cell office:value-type="float" office:value="8496" table:style-name="ce4">
            <text:p>8496</text:p>
          </table:table-cell>
          <table:table-cell office:value-type="float" office:value="1.1528999999999999E-5" table:style-name="ce12">
            <text:p>1.15E-05</text:p>
          </table:table-cell>
          <table:table-cell office:value-type="float" office:value="6.3408000000000003E-6" table:style-name="ce12">
            <text:p>6.34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4" table:style-name="ce4">
            <text:p>8484</text:p>
          </table:table-cell>
          <table:table-cell office:value-type="float" office:value="8497" table:style-name="ce4">
            <text:p>8497</text:p>
          </table:table-cell>
          <table:table-cell office:value-type="float" office:value="8.5320000000000006E-6" table:style-name="ce12">
            <text:p>8.53E-06</text:p>
          </table:table-cell>
          <table:table-cell office:value-type="float" office:value="4.6928000000000002E-6" table:style-name="ce12">
            <text:p>4.69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5" table:style-name="ce4">
            <text:p>8485</text:p>
          </table:table-cell>
          <table:table-cell office:value-type="float" office:value="8002" table:style-name="ce4">
            <text:p>8002</text:p>
          </table:table-cell>
          <table:table-cell office:value-type="float" office:value="1.5187999999999999E-5" table:style-name="ce12">
            <text:p>1.52E-05</text:p>
          </table:table-cell>
          <table:table-cell office:value-type="float" office:value="3.0850000000000001E-6" table:style-name="ce12">
            <text:p>3.0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0" table:style-name="ce4">
            <text:p>8480</text:p>
          </table:table-cell>
          <table:table-cell office:value-type="float" office:value="8498" table:style-name="ce4">
            <text:p>8498</text:p>
          </table:table-cell>
          <table:table-cell office:value-type="float" office:value="4.2954999999999998E-5" table:style-name="ce12">
            <text:p>4.30E-05</text:p>
          </table:table-cell>
          <table:table-cell office:value-type="float" office:value="8.7252000000000008E-6" table:style-name="ce12">
            <text:p>8.7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9" table:style-name="ce4">
            <text:p>8499</text:p>
          </table:table-cell>
          <table:table-cell office:value-type="float" office:value="8500" table:style-name="ce4">
            <text:p>8500</text:p>
          </table:table-cell>
          <table:table-cell office:value-type="float" office:value="2.2082999999999998E-5" table:style-name="ce12">
            <text:p>2.21E-05</text:p>
          </table:table-cell>
          <table:table-cell office:value-type="float" office:value="4.4854999999999997E-6" table:style-name="ce12">
            <text:p>4.4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1" table:style-name="ce4">
            <text:p>8501</text:p>
          </table:table-cell>
          <table:table-cell office:value-type="float" office:value="8499" table:style-name="ce4">
            <text:p>8499</text:p>
          </table:table-cell>
          <table:table-cell office:value-type="float" office:value="3.1084999999999998E-5" table:style-name="ce12">
            <text:p>3.11E-05</text:p>
          </table:table-cell>
          <table:table-cell office:value-type="float" office:value="6.314E-6" table:style-name="ce12">
            <text:p>6.3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7" table:style-name="ce4">
            <text:p>8497</text:p>
          </table:table-cell>
          <table:table-cell office:value-type="float" office:value="8502" table:style-name="ce4">
            <text:p>8502</text:p>
          </table:table-cell>
          <table:table-cell office:value-type="float" office:value="7.4352000000000004E-6" table:style-name="ce12">
            <text:p>7.44E-06</text:p>
          </table:table-cell>
          <table:table-cell office:value-type="float" office:value="4.0895000000000004E-6" table:style-name="ce12">
            <text:p>4.09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1" table:style-name="ce4">
            <text:p>8491</text:p>
          </table:table-cell>
          <table:table-cell office:value-type="float" office:value="8503" table:style-name="ce4">
            <text:p>8503</text:p>
          </table:table-cell>
          <table:table-cell office:value-type="float" office:value="3.0454999999999999E-5" table:style-name="ce12">
            <text:p>3.05E-05</text:p>
          </table:table-cell>
          <table:table-cell office:value-type="float" office:value="6.1863000000000004E-6" table:style-name="ce12">
            <text:p>6.1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4" table:style-name="ce4">
            <text:p>8504</text:p>
          </table:table-cell>
          <table:table-cell office:value-type="float" office:value="8505" table:style-name="ce4">
            <text:p>8505</text:p>
          </table:table-cell>
          <table:table-cell office:value-type="float" office:value="1.3404000000000001E-5" table:style-name="ce12">
            <text:p>1.34E-05</text:p>
          </table:table-cell>
          <table:table-cell office:value-type="float" office:value="2.7227000000000002E-6" table:style-name="ce12">
            <text:p>2.7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3" table:style-name="ce4">
            <text:p>8493</text:p>
          </table:table-cell>
          <table:table-cell office:value-type="float" office:value="8495" table:style-name="ce4">
            <text:p>8495</text:p>
          </table:table-cell>
          <table:table-cell office:value-type="float" office:value="5.8058000000000004E-6" table:style-name="ce12">
            <text:p>5.81E-06</text:p>
          </table:table-cell>
          <table:table-cell office:value-type="float" office:value="4.8380000000000001E-6" table:style-name="ce12">
            <text:p>4.84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6" table:style-name="ce4">
            <text:p>8496</text:p>
          </table:table-cell>
          <table:table-cell office:value-type="float" office:value="8493" table:style-name="ce4">
            <text:p>8493</text:p>
          </table:table-cell>
          <table:table-cell office:value-type="float" office:value="9.2998000000000003E-6" table:style-name="ce12">
            <text:p>9.30E-06</text:p>
          </table:table-cell>
          <table:table-cell office:value-type="float" office:value="7.7496999999999997E-6" table:style-name="ce12">
            <text:p>7.75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2" table:style-name="ce4">
            <text:p>8482</text:p>
          </table:table-cell>
          <table:table-cell office:value-type="float" office:value="8491" table:style-name="ce4">
            <text:p>8491</text:p>
          </table:table-cell>
          <table:table-cell office:value-type="float" office:value="3.6004999999999998E-5" table:style-name="ce12">
            <text:p>3.60E-05</text:p>
          </table:table-cell>
          <table:table-cell office:value-type="float" office:value="7.3138000000000002E-6" table:style-name="ce12">
            <text:p>7.3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88" table:style-name="ce4">
            <text:p>8488</text:p>
          </table:table-cell>
          <table:table-cell office:value-type="float" office:value="8506" table:style-name="ce4">
            <text:p>8506</text:p>
          </table:table-cell>
          <table:table-cell office:value-type="float" office:value="2.741E-5" table:style-name="ce12">
            <text:p>2.74E-05</text:p>
          </table:table-cell>
          <table:table-cell office:value-type="float" office:value="5.5678000000000003E-6" table:style-name="ce12">
            <text:p>5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0" table:style-name="ce4">
            <text:p>8500</text:p>
          </table:table-cell>
          <table:table-cell office:value-type="float" office:value="8496" table:style-name="ce4">
            <text:p>8496</text:p>
          </table:table-cell>
          <table:table-cell office:value-type="float" office:value="2.2748E-5" table:style-name="ce12">
            <text:p>2.27E-05</text:p>
          </table:table-cell>
          <table:table-cell office:value-type="float" office:value="4.6205000000000001E-6" table:style-name="ce12">
            <text:p>4.6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7" table:style-name="ce4">
            <text:p>8507</text:p>
          </table:table-cell>
          <table:table-cell office:value-type="float" office:value="8001" table:style-name="ce4">
            <text:p>8001</text:p>
          </table:table-cell>
          <table:table-cell office:value-type="float" office:value="2.6072999999999998E-7" table:style-name="ce12">
            <text:p>2.61E-07</text:p>
          </table:table-cell>
          <table:table-cell office:value-type="float" office:value="3.3522000000000001E-7" table:style-name="ce12">
            <text:p>3.35E-07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8" table:style-name="ce4">
            <text:p>8508</text:p>
          </table:table-cell>
          <table:table-cell office:value-type="float" office:value="8489" table:style-name="ce4">
            <text:p>8489</text:p>
          </table:table-cell>
          <table:table-cell office:value-type="float" office:value="2.6925000000000001E-5" table:style-name="ce12">
            <text:p>2.69E-05</text:p>
          </table:table-cell>
          <table:table-cell office:value-type="float" office:value="5.4693000000000003E-6" table:style-name="ce12">
            <text:p>5.4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3" table:style-name="ce4">
            <text:p>8503</text:p>
          </table:table-cell>
          <table:table-cell office:value-type="float" office:value="8509" table:style-name="ce4">
            <text:p>8509</text:p>
          </table:table-cell>
          <table:table-cell office:value-type="float" office:value="3.0586999999999997E-5" table:style-name="ce12">
            <text:p>3.06E-05</text:p>
          </table:table-cell>
          <table:table-cell office:value-type="float" office:value="6.2129999999999996E-6" table:style-name="ce12">
            <text:p>6.2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2" table:style-name="ce4">
            <text:p>8502</text:p>
          </table:table-cell>
          <table:table-cell office:value-type="float" office:value="8510" table:style-name="ce4">
            <text:p>8510</text:p>
          </table:table-cell>
          <table:table-cell office:value-type="float" office:value="1.1404E-5" table:style-name="ce12">
            <text:p>1.14E-05</text:p>
          </table:table-cell>
          <table:table-cell office:value-type="float" office:value="6.2723000000000001E-6" table:style-name="ce12">
            <text:p>6.2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1" table:style-name="ce4">
            <text:p>8511</text:p>
          </table:table-cell>
          <table:table-cell office:value-type="float" office:value="8508" table:style-name="ce4">
            <text:p>8508</text:p>
          </table:table-cell>
          <table:table-cell office:value-type="float" office:value="3.5602000000000002E-5" table:style-name="ce12">
            <text:p>3.56E-05</text:p>
          </table:table-cell>
          <table:table-cell office:value-type="float" office:value="7.2320000000000004E-6" table:style-name="ce12">
            <text:p>7.2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6" table:style-name="ce4">
            <text:p>8506</text:p>
          </table:table-cell>
          <table:table-cell office:value-type="float" office:value="8001" table:style-name="ce4">
            <text:p>8001</text:p>
          </table:table-cell>
          <table:table-cell office:value-type="float" office:value="6.1305E-6" table:style-name="ce12">
            <text:p>6.13E-06</text:p>
          </table:table-cell>
          <table:table-cell office:value-type="float" office:value="1.2453E-6" table:style-name="ce12">
            <text:p>1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2" table:style-name="ce4">
            <text:p>8512</text:p>
          </table:table-cell>
          <table:table-cell office:value-type="float" office:value="8513" table:style-name="ce4">
            <text:p>8513</text:p>
          </table:table-cell>
          <table:table-cell office:value-type="float" office:value="5.5726999999999997E-5" table:style-name="ce12">
            <text:p>5.57E-05</text:p>
          </table:table-cell>
          <table:table-cell office:value-type="float" office:value="1.132E-5" table:style-name="ce12">
            <text:p>1.13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5" table:style-name="ce4">
            <text:p>8495</text:p>
          </table:table-cell>
          <table:table-cell office:value-type="float" office:value="8507" table:style-name="ce4">
            <text:p>8507</text:p>
          </table:table-cell>
          <table:table-cell office:value-type="float" office:value="4.8799999999999999E-6" table:style-name="ce12">
            <text:p>4.88E-06</text:p>
          </table:table-cell>
          <table:table-cell office:value-type="float" office:value="4.0667000000000004E-6" table:style-name="ce12">
            <text:p>4.07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4" table:style-name="ce4">
            <text:p>8514</text:p>
          </table:table-cell>
          <table:table-cell office:value-type="float" office:value="8515" table:style-name="ce4">
            <text:p>8515</text:p>
          </table:table-cell>
          <table:table-cell office:value-type="float" office:value="3.8797999999999997E-6" table:style-name="ce12">
            <text:p>3.88E-06</text:p>
          </table:table-cell>
          <table:table-cell office:value-type="float" office:value="3.2329999999999998E-6" table:style-name="ce12">
            <text:p>3.23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0" table:style-name="ce4">
            <text:p>8510</text:p>
          </table:table-cell>
          <table:table-cell office:value-type="float" office:value="8514" table:style-name="ce4">
            <text:p>8514</text:p>
          </table:table-cell>
          <table:table-cell office:value-type="float" office:value="4.2598000000000003E-6" table:style-name="ce12">
            <text:p>4.26E-06</text:p>
          </table:table-cell>
          <table:table-cell office:value-type="float" office:value="3.5497999999999999E-6" table:style-name="ce12">
            <text:p>3.55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9" table:style-name="ce4">
            <text:p>8509</text:p>
          </table:table-cell>
          <table:table-cell office:value-type="float" office:value="8516" table:style-name="ce4">
            <text:p>8516</text:p>
          </table:table-cell>
          <table:table-cell office:value-type="float" office:value="6.7235000000000001E-6" table:style-name="ce12">
            <text:p>6.72E-06</text:p>
          </table:table-cell>
          <table:table-cell office:value-type="float" office:value="3.698E-6" table:style-name="ce12">
            <text:p>3.7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7" table:style-name="ce4">
            <text:p>8517</text:p>
          </table:table-cell>
          <table:table-cell office:value-type="float" office:value="8518" table:style-name="ce4">
            <text:p>8518</text:p>
          </table:table-cell>
          <table:table-cell office:value-type="float" office:value="3.1690000000000003E-5" table:style-name="ce12">
            <text:p>3.17E-05</text:p>
          </table:table-cell>
          <table:table-cell office:value-type="float" office:value="6.4370000000000004E-6" table:style-name="ce12">
            <text:p>6.4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98" table:style-name="ce4">
            <text:p>8498</text:p>
          </table:table-cell>
          <table:table-cell office:value-type="float" office:value="8519" table:style-name="ce4">
            <text:p>8519</text:p>
          </table:table-cell>
          <table:table-cell office:value-type="float" office:value="7.7715E-6" table:style-name="ce12">
            <text:p>7.77E-06</text:p>
          </table:table-cell>
          <table:table-cell office:value-type="float" office:value="4.2741999999999997E-6" table:style-name="ce12">
            <text:p>4.2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0" table:style-name="ce4">
            <text:p>8520</text:p>
          </table:table-cell>
          <table:table-cell office:value-type="float" office:value="8450" table:style-name="ce4">
            <text:p>8450</text:p>
          </table:table-cell>
          <table:table-cell office:value-type="float" office:value="9.0010000000000007E-9" table:style-name="ce12">
            <text:p>9.00E-09</text:p>
          </table:table-cell>
          <table:table-cell office:value-type="float" office:value="1.001E-8" table:style-name="ce12">
            <text:p>1.00E-08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9" table:style-name="ce4">
            <text:p>8519</text:p>
          </table:table-cell>
          <table:table-cell office:value-type="float" office:value="7992" table:style-name="ce4">
            <text:p>7992</text:p>
          </table:table-cell>
          <table:table-cell office:value-type="float" office:value="6.3195000000000002E-6" table:style-name="ce12">
            <text:p>6.32E-06</text:p>
          </table:table-cell>
          <table:table-cell office:value-type="float" office:value="3.4757999999999998E-6" table:style-name="ce12">
            <text:p>3.48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1" table:style-name="ce4">
            <text:p>8521</text:p>
          </table:table-cell>
          <table:table-cell office:value-type="float" office:value="8522" table:style-name="ce4">
            <text:p>8522</text:p>
          </table:table-cell>
          <table:table-cell office:value-type="float" office:value="2.9132000000000002E-5" table:style-name="ce12">
            <text:p>2.91E-05</text:p>
          </table:table-cell>
          <table:table-cell office:value-type="float" office:value="5.9174999999999997E-6" table:style-name="ce12">
            <text:p>5.9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3" table:style-name="ce4">
            <text:p>8523</text:p>
          </table:table-cell>
          <table:table-cell office:value-type="float" office:value="7980" table:style-name="ce4">
            <text:p>7980</text:p>
          </table:table-cell>
          <table:table-cell office:value-type="float" office:value="7.5592000000000004E-6" table:style-name="ce12">
            <text:p>7.56E-06</text:p>
          </table:table-cell>
          <table:table-cell office:value-type="float" office:value="1.5355E-6" table:style-name="ce12">
            <text:p>1.5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6" table:style-name="ce4">
            <text:p>8516</text:p>
          </table:table-cell>
          <table:table-cell office:value-type="float" office:value="8524" table:style-name="ce4">
            <text:p>8524</text:p>
          </table:table-cell>
          <table:table-cell office:value-type="float" office:value="7.4607000000000004E-6" table:style-name="ce12">
            <text:p>7.46E-06</text:p>
          </table:table-cell>
          <table:table-cell office:value-type="float" office:value="4.1033000000000002E-6" table:style-name="ce12">
            <text:p>4.1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5" table:style-name="ce4">
            <text:p>8515</text:p>
          </table:table-cell>
          <table:table-cell office:value-type="float" office:value="8520" table:style-name="ce4">
            <text:p>8520</text:p>
          </table:table-cell>
          <table:table-cell office:value-type="float" office:value="4.4897000000000004E-6" table:style-name="ce12">
            <text:p>4.49E-06</text:p>
          </table:table-cell>
          <table:table-cell office:value-type="float" office:value="5.7725000000000002E-6" table:style-name="ce12">
            <text:p>5.77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5" table:style-name="ce4">
            <text:p>8525</text:p>
          </table:table-cell>
          <table:table-cell office:value-type="float" office:value="8526" table:style-name="ce4">
            <text:p>8526</text:p>
          </table:table-cell>
          <table:table-cell office:value-type="float" office:value="5.1795000000000001E-6" table:style-name="ce12">
            <text:p>5.18E-06</text:p>
          </table:table-cell>
          <table:table-cell office:value-type="float" office:value="4.3162999999999997E-6" table:style-name="ce12">
            <text:p>4.32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7" table:style-name="ce4">
            <text:p>8527</text:p>
          </table:table-cell>
          <table:table-cell office:value-type="float" office:value="8493" table:style-name="ce4">
            <text:p>8493</text:p>
          </table:table-cell>
          <table:table-cell office:value-type="float" office:value="5.8060000000000003E-5" table:style-name="ce12">
            <text:p>5.81E-05</text:p>
          </table:table-cell>
          <table:table-cell office:value-type="float" office:value="1.1793999999999999E-5" table:style-name="ce12">
            <text:p>1.18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8" table:style-name="ce4">
            <text:p>8518</text:p>
          </table:table-cell>
          <table:table-cell office:value-type="float" office:value="8520" table:style-name="ce4">
            <text:p>8520</text:p>
          </table:table-cell>
          <table:table-cell office:value-type="float" office:value="1.2546E-5" table:style-name="ce12">
            <text:p>1.25E-05</text:p>
          </table:table-cell>
          <table:table-cell office:value-type="float" office:value="2.5484999999999998E-6" table:style-name="ce12">
            <text:p>2.5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2" table:style-name="ce4">
            <text:p>8522</text:p>
          </table:table-cell>
          <table:table-cell office:value-type="float" office:value="8524" table:style-name="ce4">
            <text:p>8524</text:p>
          </table:table-cell>
          <table:table-cell office:value-type="float" office:value="3.2870000000000002E-5" table:style-name="ce12">
            <text:p>3.29E-05</text:p>
          </table:table-cell>
          <table:table-cell office:value-type="float" office:value="6.6768000000000002E-6" table:style-name="ce12">
            <text:p>6.6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4" table:style-name="ce4">
            <text:p>8524</text:p>
          </table:table-cell>
          <table:table-cell office:value-type="float" office:value="8486" table:style-name="ce4">
            <text:p>8486</text:p>
          </table:table-cell>
          <table:table-cell office:value-type="float" office:value="9.0010000000000007E-9" table:style-name="ce12">
            <text:p>9.00E-09</text:p>
          </table:table-cell>
          <table:table-cell office:value-type="float" office:value="1.001E-8" table:style-name="ce12">
            <text:p>1.00E-08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8" table:style-name="ce4">
            <text:p>8528</text:p>
          </table:table-cell>
          <table:table-cell office:value-type="float" office:value="8529" table:style-name="ce4">
            <text:p>8529</text:p>
          </table:table-cell>
          <table:table-cell office:value-type="float" office:value="6.3635000000000001E-6" table:style-name="ce12">
            <text:p>6.36E-06</text:p>
          </table:table-cell>
          <table:table-cell office:value-type="float" office:value="3.4999999999999999E-6" table:style-name="ce12">
            <text:p>3.5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0" table:style-name="ce4">
            <text:p>8530</text:p>
          </table:table-cell>
          <table:table-cell office:value-type="float" office:value="8517" table:style-name="ce4">
            <text:p>8517</text:p>
          </table:table-cell>
          <table:table-cell office:value-type="float" office:value="2.3810000000000001E-5" table:style-name="ce12">
            <text:p>2.38E-05</text:p>
          </table:table-cell>
          <table:table-cell office:value-type="float" office:value="4.8365000000000002E-6" table:style-name="ce12">
            <text:p>4.8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1" table:style-name="ce4">
            <text:p>8531</text:p>
          </table:table-cell>
          <table:table-cell office:value-type="float" office:value="8510" table:style-name="ce4">
            <text:p>8510</text:p>
          </table:table-cell>
          <table:table-cell office:value-type="float" office:value="1.7558999999999999E-5" table:style-name="ce12">
            <text:p>1.76E-05</text:p>
          </table:table-cell>
          <table:table-cell office:value-type="float" office:value="3.5667999999999999E-6" table:style-name="ce12">
            <text:p>3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2" table:style-name="ce4">
            <text:p>8532</text:p>
          </table:table-cell>
          <table:table-cell office:value-type="float" office:value="8525" table:style-name="ce4">
            <text:p>8525</text:p>
          </table:table-cell>
          <table:table-cell office:value-type="float" office:value="1.2483999999999999E-5" table:style-name="ce12">
            <text:p>1.25E-05</text:p>
          </table:table-cell>
          <table:table-cell office:value-type="float" office:value="2.5357000000000001E-6" table:style-name="ce12">
            <text:p>2.5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3" table:style-name="ce4">
            <text:p>8533</text:p>
          </table:table-cell>
          <table:table-cell office:value-type="float" office:value="8527" table:style-name="ce4">
            <text:p>8527</text:p>
          </table:table-cell>
          <table:table-cell office:value-type="float" office:value="8.1759999999999993E-6" table:style-name="ce12">
            <text:p>8.18E-06</text:p>
          </table:table-cell>
          <table:table-cell office:value-type="float" office:value="1.6608E-6" table:style-name="ce12">
            <text:p>1.6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6" table:style-name="ce4">
            <text:p>8526</text:p>
          </table:table-cell>
          <table:table-cell office:value-type="float" office:value="8486" table:style-name="ce4">
            <text:p>8486</text:p>
          </table:table-cell>
          <table:table-cell office:value-type="float" office:value="3.5665000000000001E-6" table:style-name="ce12">
            <text:p>3.57E-06</text:p>
          </table:table-cell>
          <table:table-cell office:value-type="float" office:value="4.5855000000000004E-6" table:style-name="ce12">
            <text:p>4.59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05" table:style-name="ce4">
            <text:p>8505</text:p>
          </table:table-cell>
          <table:table-cell office:value-type="float" office:value="8531" table:style-name="ce4">
            <text:p>8531</text:p>
          </table:table-cell>
          <table:table-cell office:value-type="float" office:value="2.4049E-5" table:style-name="ce12">
            <text:p>2.40E-05</text:p>
          </table:table-cell>
          <table:table-cell office:value-type="float" office:value="4.8849999999999998E-6" table:style-name="ce12">
            <text:p>4.8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4" table:style-name="ce4">
            <text:p>8534</text:p>
          </table:table-cell>
          <table:table-cell office:value-type="float" office:value="7991" table:style-name="ce4">
            <text:p>7991</text:p>
          </table:table-cell>
          <table:table-cell office:value-type="float" office:value="1.3788000000000001E-5" table:style-name="ce12">
            <text:p>1.38E-05</text:p>
          </table:table-cell>
          <table:table-cell office:value-type="float" office:value="2.8007000000000001E-6" table:style-name="ce12">
            <text:p>2.8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5" table:style-name="ce4">
            <text:p>8535</text:p>
          </table:table-cell>
          <table:table-cell office:value-type="float" office:value="8536" table:style-name="ce4">
            <text:p>8536</text:p>
          </table:table-cell>
          <table:table-cell office:value-type="float" office:value="2.2662000000000001E-5" table:style-name="ce12">
            <text:p>2.27E-05</text:p>
          </table:table-cell>
          <table:table-cell office:value-type="float" office:value="4.6032999999999996E-6" table:style-name="ce12">
            <text:p>4.6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7" table:style-name="ce4">
            <text:p>8537</text:p>
          </table:table-cell>
          <table:table-cell office:value-type="float" office:value="8524" table:style-name="ce4">
            <text:p>8524</text:p>
          </table:table-cell>
          <table:table-cell office:value-type="float" office:value="2.2711999999999999E-5" table:style-name="ce12">
            <text:p>2.27E-05</text:p>
          </table:table-cell>
          <table:table-cell office:value-type="float" office:value="4.6135E-6" table:style-name="ce12">
            <text:p>4.6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8" table:style-name="ce4">
            <text:p>8538</text:p>
          </table:table-cell>
          <table:table-cell office:value-type="float" office:value="8528" table:style-name="ce4">
            <text:p>8528</text:p>
          </table:table-cell>
          <table:table-cell office:value-type="float" office:value="2.3445E-5" table:style-name="ce12">
            <text:p>2.34E-05</text:p>
          </table:table-cell>
          <table:table-cell office:value-type="float" office:value="4.7623000000000001E-6" table:style-name="ce12">
            <text:p>4.7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9" table:style-name="ce4">
            <text:p>8539</text:p>
          </table:table-cell>
          <table:table-cell office:value-type="float" office:value="8540" table:style-name="ce4">
            <text:p>8540</text:p>
          </table:table-cell>
          <table:table-cell office:value-type="float" office:value="3.2756999999999998E-5" table:style-name="ce12">
            <text:p>3.28E-05</text:p>
          </table:table-cell>
          <table:table-cell office:value-type="float" office:value="6.6534999999999999E-6" table:style-name="ce12">
            <text:p>6.6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0" table:style-name="ce4">
            <text:p>8540</text:p>
          </table:table-cell>
          <table:table-cell office:value-type="float" office:value="8541" table:style-name="ce4">
            <text:p>8541</text:p>
          </table:table-cell>
          <table:table-cell office:value-type="float" office:value="1.3692999999999999E-5" table:style-name="ce12">
            <text:p>1.37E-05</text:p>
          </table:table-cell>
          <table:table-cell office:value-type="float" office:value="7.5310000000000004E-6" table:style-name="ce12">
            <text:p>7.5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2" table:style-name="ce4">
            <text:p>8542</text:p>
          </table:table-cell>
          <table:table-cell office:value-type="float" office:value="8505" table:style-name="ce4">
            <text:p>8505</text:p>
          </table:table-cell>
          <table:table-cell office:value-type="float" office:value="2.0669000000000001E-5" table:style-name="ce12">
            <text:p>2.07E-05</text:p>
          </table:table-cell>
          <table:table-cell office:value-type="float" office:value="4.1983000000000001E-6" table:style-name="ce12">
            <text:p>4.2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3" table:style-name="ce4">
            <text:p>8543</text:p>
          </table:table-cell>
          <table:table-cell office:value-type="float" office:value="8509" table:style-name="ce4">
            <text:p>8509</text:p>
          </table:table-cell>
          <table:table-cell office:value-type="float" office:value="8.5897999999999996E-5" table:style-name="ce12">
            <text:p>8.59E-05</text:p>
          </table:table-cell>
          <table:table-cell office:value-type="float" office:value="1.7448E-5" table:style-name="ce12">
            <text:p>1.74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4" table:style-name="ce4">
            <text:p>8544</text:p>
          </table:table-cell>
          <table:table-cell office:value-type="float" office:value="8543" table:style-name="ce4">
            <text:p>8543</text:p>
          </table:table-cell>
          <table:table-cell office:value-type="float" office:value="3.3408000000000003E-5" table:style-name="ce12">
            <text:p>3.34E-05</text:p>
          </table:table-cell>
          <table:table-cell office:value-type="float" office:value="6.7858000000000003E-6" table:style-name="ce12">
            <text:p>6.7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5" table:style-name="ce4">
            <text:p>8545</text:p>
          </table:table-cell>
          <table:table-cell office:value-type="float" office:value="8539" table:style-name="ce4">
            <text:p>8539</text:p>
          </table:table-cell>
          <table:table-cell office:value-type="float" office:value="3.8096999999999998E-5" table:style-name="ce12">
            <text:p>3.81E-05</text:p>
          </table:table-cell>
          <table:table-cell office:value-type="float" office:value="7.7383000000000001E-6" table:style-name="ce12">
            <text:p>7.7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6" table:style-name="ce4">
            <text:p>8546</text:p>
          </table:table-cell>
          <table:table-cell office:value-type="float" office:value="8547" table:style-name="ce4">
            <text:p>8547</text:p>
          </table:table-cell>
          <table:table-cell office:value-type="float" office:value="1.8813000000000001E-5" table:style-name="ce12">
            <text:p>1.88E-05</text:p>
          </table:table-cell>
          <table:table-cell office:value-type="float" office:value="3.8213000000000002E-6" table:style-name="ce12">
            <text:p>3.8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29" table:style-name="ce4">
            <text:p>8529</text:p>
          </table:table-cell>
          <table:table-cell office:value-type="float" office:value="8548" table:style-name="ce4">
            <text:p>8548</text:p>
          </table:table-cell>
          <table:table-cell office:value-type="float" office:value="5.2225000000000004E-6" table:style-name="ce12">
            <text:p>5.22E-06</text:p>
          </table:table-cell>
          <table:table-cell office:value-type="float" office:value="2.8725E-6" table:style-name="ce12">
            <text:p>2.8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9" table:style-name="ce4">
            <text:p>8549</text:p>
          </table:table-cell>
          <table:table-cell office:value-type="float" office:value="8550" table:style-name="ce4">
            <text:p>8550</text:p>
          </table:table-cell>
          <table:table-cell office:value-type="float" office:value="2.4349E-5" table:style-name="ce12">
            <text:p>2.43E-05</text:p>
          </table:table-cell>
          <table:table-cell office:value-type="float" office:value="4.9459999999999997E-6" table:style-name="ce12">
            <text:p>4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1" table:style-name="ce4">
            <text:p>8551</text:p>
          </table:table-cell>
          <table:table-cell office:value-type="float" office:value="8538" table:style-name="ce4">
            <text:p>8538</text:p>
          </table:table-cell>
          <table:table-cell office:value-type="float" office:value="2.3719000000000001E-5" table:style-name="ce12">
            <text:p>2.37E-05</text:p>
          </table:table-cell>
          <table:table-cell office:value-type="float" office:value="4.8180000000000003E-6" table:style-name="ce12">
            <text:p>4.8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36" table:style-name="ce4">
            <text:p>8536</text:p>
          </table:table-cell>
          <table:table-cell office:value-type="float" office:value="8450" table:style-name="ce4">
            <text:p>8450</text:p>
          </table:table-cell>
          <table:table-cell office:value-type="float" office:value="8.5243000000000007E-6" table:style-name="ce12">
            <text:p>8.52E-06</text:p>
          </table:table-cell>
          <table:table-cell office:value-type="float" office:value="7.1034999999999998E-6" table:style-name="ce12">
            <text:p>7.10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2" table:style-name="ce4">
            <text:p>8552</text:p>
          </table:table-cell>
          <table:table-cell office:value-type="float" office:value="8545" table:style-name="ce4">
            <text:p>8545</text:p>
          </table:table-cell>
          <table:table-cell office:value-type="float" office:value="3.235E-5" table:style-name="ce12">
            <text:p>3.24E-05</text:p>
          </table:table-cell>
          <table:table-cell office:value-type="float" office:value="6.5713000000000001E-6" table:style-name="ce12">
            <text:p>6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3" table:style-name="ce4">
            <text:p>8553</text:p>
          </table:table-cell>
          <table:table-cell office:value-type="float" office:value="8535" table:style-name="ce4">
            <text:p>8535</text:p>
          </table:table-cell>
          <table:table-cell office:value-type="float" office:value="2.0794000000000001E-5" table:style-name="ce12">
            <text:p>2.08E-05</text:p>
          </table:table-cell>
          <table:table-cell office:value-type="float" office:value="4.2238000000000001E-6" table:style-name="ce12">
            <text:p>4.2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4" table:style-name="ce4">
            <text:p>8554</text:p>
          </table:table-cell>
          <table:table-cell office:value-type="float" office:value="8513" table:style-name="ce4">
            <text:p>8513</text:p>
          </table:table-cell>
          <table:table-cell office:value-type="float" office:value="2.4621000000000001E-6" table:style-name="ce12">
            <text:p>2.46E-06</text:p>
          </table:table-cell>
          <table:table-cell office:value-type="float" office:value="2.0517000000000002E-6" table:style-name="ce12">
            <text:p>2.05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5" table:style-name="ce4">
            <text:p>8555</text:p>
          </table:table-cell>
          <table:table-cell office:value-type="float" office:value="7999" table:style-name="ce4">
            <text:p>7999</text:p>
          </table:table-cell>
          <table:table-cell office:value-type="float" office:value="1.4398E-5" table:style-name="ce12">
            <text:p>1.44E-05</text:p>
          </table:table-cell>
          <table:table-cell office:value-type="float" office:value="2.9245000000000001E-6" table:style-name="ce12">
            <text:p>2.9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13" table:style-name="ce4">
            <text:p>8513</text:p>
          </table:table-cell>
          <table:table-cell office:value-type="float" office:value="8450" table:style-name="ce4">
            <text:p>8450</text:p>
          </table:table-cell>
          <table:table-cell office:value-type="float" office:value="1.7467999999999999E-5" table:style-name="ce12">
            <text:p>1.75E-05</text:p>
          </table:table-cell>
          <table:table-cell office:value-type="float" office:value="1.4557E-5" table:style-name="ce12">
            <text:p>1.46E-05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0" table:style-name="ce4">
            <text:p>8550</text:p>
          </table:table-cell>
          <table:table-cell office:value-type="float" office:value="8552" table:style-name="ce4">
            <text:p>8552</text:p>
          </table:table-cell>
          <table:table-cell office:value-type="float" office:value="1.6016999999999999E-5" table:style-name="ce12">
            <text:p>1.60E-05</text:p>
          </table:table-cell>
          <table:table-cell office:value-type="float" office:value="3.2534999999999999E-6" table:style-name="ce12">
            <text:p>3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6" table:style-name="ce4">
            <text:p>8556</text:p>
          </table:table-cell>
          <table:table-cell office:value-type="float" office:value="8540" table:style-name="ce4">
            <text:p>8540</text:p>
          </table:table-cell>
          <table:table-cell office:value-type="float" office:value="3.2852000000000003E-5" table:style-name="ce12">
            <text:p>3.29E-05</text:p>
          </table:table-cell>
          <table:table-cell office:value-type="float" office:value="6.6730000000000003E-6" table:style-name="ce12">
            <text:p>6.6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7" table:style-name="ce4">
            <text:p>8557</text:p>
          </table:table-cell>
          <table:table-cell office:value-type="float" office:value="8551" table:style-name="ce4">
            <text:p>8551</text:p>
          </table:table-cell>
          <table:table-cell office:value-type="float" office:value="2.5462000000000001E-5" table:style-name="ce12">
            <text:p>2.55E-05</text:p>
          </table:table-cell>
          <table:table-cell office:value-type="float" office:value="5.1719999999999998E-6" table:style-name="ce12">
            <text:p>5.1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8" table:style-name="ce4">
            <text:p>8548</text:p>
          </table:table-cell>
          <table:table-cell office:value-type="float" office:value="8486" table:style-name="ce4">
            <text:p>8486</text:p>
          </table:table-cell>
          <table:table-cell office:value-type="float" office:value="2.2299000000000001E-5" table:style-name="ce12">
            <text:p>2.23E-05</text:p>
          </table:table-cell>
          <table:table-cell office:value-type="float" office:value="1.2264E-5" table:style-name="ce12">
            <text:p>1.23E-05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8" table:style-name="ce4">
            <text:p>8558</text:p>
          </table:table-cell>
          <table:table-cell office:value-type="float" office:value="8559" table:style-name="ce4">
            <text:p>8559</text:p>
          </table:table-cell>
          <table:table-cell office:value-type="float" office:value="2.3679000000000001E-5" table:style-name="ce12">
            <text:p>2.37E-05</text:p>
          </table:table-cell>
          <table:table-cell office:value-type="float" office:value="4.8099999999999997E-6" table:style-name="ce12">
            <text:p>4.8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0" table:style-name="ce4">
            <text:p>8560</text:p>
          </table:table-cell>
          <table:table-cell office:value-type="float" office:value="8552" table:style-name="ce4">
            <text:p>8552</text:p>
          </table:table-cell>
          <table:table-cell office:value-type="float" office:value="2.1730999999999999E-5" table:style-name="ce12">
            <text:p>2.17E-05</text:p>
          </table:table-cell>
          <table:table-cell office:value-type="float" office:value="4.4139999999999996E-6" table:style-name="ce12">
            <text:p>4.4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0" table:style-name="ce3"/>
          <table:table-cell table:style-name="ce8"/>
          <table:table-cell table:number-columns-repeated="16360" table:style-name="ce3"/>
        </table:table-row>
        <table:table-row table:style-name="ro1">
          <table:table-cell office:value-type="float" office:value="8561" table:style-name="ce4">
            <text:p>8561</text:p>
          </table:table-cell>
          <table:table-cell office:value-type="float" office:value="8562" table:style-name="ce4">
            <text:p>8562</text:p>
          </table:table-cell>
          <table:table-cell office:value-type="float" office:value="4.4351999999999998E-5" table:style-name="ce12">
            <text:p>4.44E-05</text:p>
          </table:table-cell>
          <table:table-cell office:value-type="float" office:value="9.0093000000000003E-6" table:style-name="ce12">
            <text:p>9.0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7" table:style-name="ce4">
            <text:p>8547</text:p>
          </table:table-cell>
          <table:table-cell office:value-type="float" office:value="8526" table:style-name="ce4">
            <text:p>8526</text:p>
          </table:table-cell>
          <table:table-cell office:value-type="float" office:value="3.2280000000000003E-5" table:style-name="ce12">
            <text:p>3.23E-05</text:p>
          </table:table-cell>
          <table:table-cell office:value-type="float" office:value="6.5567999999999996E-6" table:style-name="ce12">
            <text:p>6.5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3" table:style-name="ce4">
            <text:p>8563</text:p>
          </table:table-cell>
          <table:table-cell office:value-type="float" office:value="8556" table:style-name="ce4">
            <text:p>8556</text:p>
          </table:table-cell>
          <table:table-cell office:value-type="float" office:value="2.5809999999999999E-5" table:style-name="ce12">
            <text:p>2.58E-05</text:p>
          </table:table-cell>
          <table:table-cell office:value-type="float" office:value="5.2426999999999998E-6" table:style-name="ce12">
            <text:p>5.2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4" table:style-name="ce4">
            <text:p>8564</text:p>
          </table:table-cell>
          <table:table-cell office:value-type="float" office:value="8550" table:style-name="ce4">
            <text:p>8550</text:p>
          </table:table-cell>
          <table:table-cell office:value-type="float" office:value="2.8118000000000001E-5" table:style-name="ce12">
            <text:p>2.81E-05</text:p>
          </table:table-cell>
          <table:table-cell office:value-type="float" office:value="5.7115000000000003E-6" table:style-name="ce12">
            <text:p>5.7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5" table:style-name="ce4">
            <text:p>8565</text:p>
          </table:table-cell>
          <table:table-cell office:value-type="float" office:value="8554" table:style-name="ce4">
            <text:p>8554</text:p>
          </table:table-cell>
          <table:table-cell office:value-type="float" office:value="5.2383000000000003E-6" table:style-name="ce12">
            <text:p>5.24E-06</text:p>
          </table:table-cell>
          <table:table-cell office:value-type="float" office:value="4.3653000000000004E-6" table:style-name="ce12">
            <text:p>4.37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6" table:style-name="ce4">
            <text:p>8566</text:p>
          </table:table-cell>
          <table:table-cell office:value-type="float" office:value="8543" table:style-name="ce4">
            <text:p>8543</text:p>
          </table:table-cell>
          <table:table-cell office:value-type="float" office:value="4.4536999999999997E-5" table:style-name="ce12">
            <text:p>4.45E-05</text:p>
          </table:table-cell>
          <table:table-cell office:value-type="float" office:value="9.0469999999999999E-6" table:style-name="ce12">
            <text:p>9.0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7" table:style-name="ce4">
            <text:p>8567</text:p>
          </table:table-cell>
          <table:table-cell office:value-type="float" office:value="8515" table:style-name="ce4">
            <text:p>8515</text:p>
          </table:table-cell>
          <table:table-cell office:value-type="float" office:value="2.3796000000000001E-5" table:style-name="ce12">
            <text:p>2.38E-05</text:p>
          </table:table-cell>
          <table:table-cell office:value-type="float" office:value="4.8335000000000004E-6" table:style-name="ce12">
            <text:p>4.8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8" table:style-name="ce4">
            <text:p>8568</text:p>
          </table:table-cell>
          <table:table-cell office:value-type="float" office:value="7999" table:style-name="ce4">
            <text:p>7999</text:p>
          </table:table-cell>
          <table:table-cell office:value-type="float" office:value="3.8426999999999996E-6" table:style-name="ce12">
            <text:p>3.84E-06</text:p>
          </table:table-cell>
          <table:table-cell office:value-type="float" office:value="2.1136E-6" table:style-name="ce12">
            <text:p>2.1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41" table:style-name="ce4">
            <text:p>8541</text:p>
          </table:table-cell>
          <table:table-cell office:value-type="float" office:value="8569" table:style-name="ce4">
            <text:p>8569</text:p>
          </table:table-cell>
          <table:table-cell office:value-type="float" office:value="1.183E-5" table:style-name="ce12">
            <text:p>1.18E-05</text:p>
          </table:table-cell>
          <table:table-cell office:value-type="float" office:value="6.5065000000000003E-6" table:style-name="ce12">
            <text:p>6.5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0" table:style-name="ce4">
            <text:p>8570</text:p>
          </table:table-cell>
          <table:table-cell office:value-type="float" office:value="8538" table:style-name="ce4">
            <text:p>8538</text:p>
          </table:table-cell>
          <table:table-cell office:value-type="float" office:value="2.3816999999999999E-5" table:style-name="ce12">
            <text:p>2.38E-05</text:p>
          </table:table-cell>
          <table:table-cell office:value-type="float" office:value="4.8377999999999997E-6" table:style-name="ce12">
            <text:p>4.8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1" table:style-name="ce4">
            <text:p>8571</text:p>
          </table:table-cell>
          <table:table-cell office:value-type="float" office:value="8547" table:style-name="ce4">
            <text:p>8547</text:p>
          </table:table-cell>
          <table:table-cell office:value-type="float" office:value="2.6985E-5" table:style-name="ce12">
            <text:p>2.70E-05</text:p>
          </table:table-cell>
          <table:table-cell office:value-type="float" office:value="5.4813000000000004E-6" table:style-name="ce12">
            <text:p>5.4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2" table:style-name="ce4">
            <text:p>8562</text:p>
          </table:table-cell>
          <table:table-cell office:value-type="float" office:value="8572" table:style-name="ce4">
            <text:p>8572</text:p>
          </table:table-cell>
          <table:table-cell office:value-type="float" office:value="2.6760000000000001E-5" table:style-name="ce12">
            <text:p>2.68E-05</text:p>
          </table:table-cell>
          <table:table-cell office:value-type="float" office:value="5.4357000000000003E-6" table:style-name="ce12">
            <text:p>5.4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3" table:style-name="ce4">
            <text:p>8573</text:p>
          </table:table-cell>
          <table:table-cell office:value-type="float" office:value="7979" table:style-name="ce4">
            <text:p>7979</text:p>
          </table:table-cell>
          <table:table-cell office:value-type="float" office:value="5.0791999999999996E-6" table:style-name="ce12">
            <text:p>5.08E-06</text:p>
          </table:table-cell>
          <table:table-cell office:value-type="float" office:value="1.0317E-6" table:style-name="ce12">
            <text:p>1.0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4" table:style-name="ce4">
            <text:p>8574</text:p>
          </table:table-cell>
          <table:table-cell office:value-type="float" office:value="7998" table:style-name="ce4">
            <text:p>7998</text:p>
          </table:table-cell>
          <table:table-cell office:value-type="float" office:value="2.6809999999999999E-5" table:style-name="ce12">
            <text:p>2.68E-05</text:p>
          </table:table-cell>
          <table:table-cell office:value-type="float" office:value="5.4457999999999996E-6" table:style-name="ce12">
            <text:p>5.4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59" table:style-name="ce4">
            <text:p>8559</text:p>
          </table:table-cell>
          <table:table-cell office:value-type="float" office:value="8575" table:style-name="ce4">
            <text:p>8575</text:p>
          </table:table-cell>
          <table:table-cell office:value-type="float" office:value="1.4948E-5" table:style-name="ce12">
            <text:p>1.49E-05</text:p>
          </table:table-cell>
          <table:table-cell office:value-type="float" office:value="3.0365000000000001E-6" table:style-name="ce12">
            <text:p>3.0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6" table:style-name="ce4">
            <text:p>8576</text:p>
          </table:table-cell>
          <table:table-cell office:value-type="float" office:value="8546" table:style-name="ce4">
            <text:p>8546</text:p>
          </table:table-cell>
          <table:table-cell office:value-type="float" office:value="2.5627999999999999E-5" table:style-name="ce12">
            <text:p>2.56E-05</text:p>
          </table:table-cell>
          <table:table-cell office:value-type="float" office:value="5.2058000000000002E-6" table:style-name="ce12">
            <text:p>5.2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7" table:style-name="ce4">
            <text:p>8577</text:p>
          </table:table-cell>
          <table:table-cell office:value-type="float" office:value="8450" table:style-name="ce4">
            <text:p>8450</text:p>
          </table:table-cell>
          <table:table-cell office:value-type="float" office:value="1.4652E-5" table:style-name="ce12">
            <text:p>1.47E-05</text:p>
          </table:table-cell>
          <table:table-cell office:value-type="float" office:value="1.221E-5" table:style-name="ce12">
            <text:p>1.22E-05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69" table:style-name="ce4">
            <text:p>8569</text:p>
          </table:table-cell>
          <table:table-cell office:value-type="float" office:value="8565" table:style-name="ce4">
            <text:p>8565</text:p>
          </table:table-cell>
          <table:table-cell office:value-type="float" office:value="6.8348000000000002E-6" table:style-name="ce12">
            <text:p>6.83E-06</text:p>
          </table:table-cell>
          <table:table-cell office:value-type="float" office:value="3.7589999999999999E-6" table:style-name="ce12">
            <text:p>3.76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5" table:style-name="ce4">
            <text:p>8575</text:p>
          </table:table-cell>
          <table:table-cell office:value-type="float" office:value="8577" table:style-name="ce4">
            <text:p>8577</text:p>
          </table:table-cell>
          <table:table-cell office:value-type="float" office:value="5.4326999999999997E-6" table:style-name="ce12">
            <text:p>5.43E-06</text:p>
          </table:table-cell>
          <table:table-cell office:value-type="float" office:value="2.988E-6" table:style-name="ce12">
            <text:p>2.99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8" table:style-name="ce4">
            <text:p>8578</text:p>
          </table:table-cell>
          <table:table-cell office:value-type="float" office:value="8562" table:style-name="ce4">
            <text:p>8562</text:p>
          </table:table-cell>
          <table:table-cell office:value-type="float" office:value="9.0388000000000006E-6" table:style-name="ce12">
            <text:p>9.04E-06</text:p>
          </table:table-cell>
          <table:table-cell office:value-type="float" office:value="1.8360000000000001E-6" table:style-name="ce12">
            <text:p>1.8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79" table:style-name="ce4">
            <text:p>8579</text:p>
          </table:table-cell>
          <table:table-cell office:value-type="float" office:value="8580" table:style-name="ce4">
            <text:p>8580</text:p>
          </table:table-cell>
          <table:table-cell office:value-type="float" office:value="2.5384999999999998E-5" table:style-name="ce12">
            <text:p>2.54E-05</text:p>
          </table:table-cell>
          <table:table-cell office:value-type="float" office:value="5.1563000000000001E-6" table:style-name="ce12">
            <text:p>5.1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1" table:style-name="ce4">
            <text:p>8581</text:p>
          </table:table-cell>
          <table:table-cell office:value-type="float" office:value="8570" table:style-name="ce4">
            <text:p>8570</text:p>
          </table:table-cell>
          <table:table-cell office:value-type="float" office:value="1.4577E-5" table:style-name="ce12">
            <text:p>1.46E-05</text:p>
          </table:table-cell>
          <table:table-cell office:value-type="float" office:value="2.9608000000000001E-6" table:style-name="ce12">
            <text:p>2.9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2" table:style-name="ce4">
            <text:p>8582</text:p>
          </table:table-cell>
          <table:table-cell office:value-type="float" office:value="7978" table:style-name="ce4">
            <text:p>7978</text:p>
          </table:table-cell>
          <table:table-cell office:value-type="float" office:value="3.1485000000000001E-5" table:style-name="ce12">
            <text:p>3.15E-05</text:p>
          </table:table-cell>
          <table:table-cell office:value-type="float" office:value="6.3953000000000004E-6" table:style-name="ce12">
            <text:p>6.4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3" table:style-name="ce4">
            <text:p>8583</text:p>
          </table:table-cell>
          <table:table-cell office:value-type="float" office:value="8573" table:style-name="ce4">
            <text:p>8573</text:p>
          </table:table-cell>
          <table:table-cell office:value-type="float" office:value="1.8190999999999999E-5" table:style-name="ce12">
            <text:p>1.82E-05</text:p>
          </table:table-cell>
          <table:table-cell office:value-type="float" office:value="3.6950000000000002E-6" table:style-name="ce12">
            <text:p>3.7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0" table:style-name="ce4">
            <text:p>8580</text:p>
          </table:table-cell>
          <table:table-cell office:value-type="float" office:value="8583" table:style-name="ce4">
            <text:p>8583</text:p>
          </table:table-cell>
          <table:table-cell office:value-type="float" office:value="2.5335000000000001E-5" table:style-name="ce12">
            <text:p>2.53E-05</text:p>
          </table:table-cell>
          <table:table-cell office:value-type="float" office:value="5.1463000000000002E-6" table:style-name="ce12">
            <text:p>5.1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0" table:style-name="ce3"/>
          <table:table-cell table:style-name="ce8"/>
          <table:table-cell table:number-columns-repeated="16360" table:style-name="ce3"/>
        </table:table-row>
        <table:table-row table:style-name="ro1">
          <table:table-cell office:value-type="float" office:value="8584" table:style-name="ce4">
            <text:p>8584</text:p>
          </table:table-cell>
          <table:table-cell office:value-type="float" office:value="8566" table:style-name="ce4">
            <text:p>8566</text:p>
          </table:table-cell>
          <table:table-cell office:value-type="float" office:value="2.65E-5" table:style-name="ce12">
            <text:p>2.65E-05</text:p>
          </table:table-cell>
          <table:table-cell office:value-type="float" office:value="5.3824999999999997E-6" table:style-name="ce12">
            <text:p>5.3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5" table:style-name="ce4">
            <text:p>8585</text:p>
          </table:table-cell>
          <table:table-cell office:value-type="float" office:value="8563" table:style-name="ce4">
            <text:p>8563</text:p>
          </table:table-cell>
          <table:table-cell office:value-type="float" office:value="3.5924999999999999E-5" table:style-name="ce12">
            <text:p>3.59E-05</text:p>
          </table:table-cell>
          <table:table-cell office:value-type="float" office:value="7.2975E-6" table:style-name="ce12">
            <text:p>7.3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6" table:style-name="ce4">
            <text:p>8586</text:p>
          </table:table-cell>
          <table:table-cell office:value-type="float" office:value="8569" table:style-name="ce4">
            <text:p>8569</text:p>
          </table:table-cell>
          <table:table-cell office:value-type="float" office:value="3.3516999999999998E-5" table:style-name="ce12">
            <text:p>3.35E-05</text:p>
          </table:table-cell>
          <table:table-cell office:value-type="float" office:value="6.8079999999999999E-6" table:style-name="ce12">
            <text:p>6.8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7" table:style-name="ce4">
            <text:p>8587</text:p>
          </table:table-cell>
          <table:table-cell office:value-type="float" office:value="7998" table:style-name="ce4">
            <text:p>7998</text:p>
          </table:table-cell>
          <table:table-cell office:value-type="float" office:value="1.7739000000000001E-5" table:style-name="ce12">
            <text:p>1.77E-05</text:p>
          </table:table-cell>
          <table:table-cell office:value-type="float" office:value="3.6032999999999999E-6" table:style-name="ce12">
            <text:p>3.6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88" table:style-name="ce4">
            <text:p>8588</text:p>
          </table:table-cell>
          <table:table-cell office:value-type="float" office:value="8568" table:style-name="ce4">
            <text:p>8568</text:p>
          </table:table-cell>
          <table:table-cell office:value-type="float" office:value="2.6594999999999999E-5" table:style-name="ce12">
            <text:p>2.66E-05</text:p>
          </table:table-cell>
          <table:table-cell office:value-type="float" office:value="5.4020000000000001E-6" table:style-name="ce12">
            <text:p>5.4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89" table:style-name="ce4">
            <text:p>8589</text:p>
          </table:table-cell>
          <table:table-cell office:value-type="float" office:value="8590" table:style-name="ce4">
            <text:p>8590</text:p>
          </table:table-cell>
          <table:table-cell office:value-type="float" office:value="2.1053999999999999E-5" table:style-name="ce12">
            <text:p>2.11E-05</text:p>
          </table:table-cell>
          <table:table-cell office:value-type="float" office:value="4.2764999999999996E-6" table:style-name="ce12">
            <text:p>4.2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1" table:style-name="ce4">
            <text:p>8591</text:p>
          </table:table-cell>
          <table:table-cell office:value-type="float" office:value="8592" table:style-name="ce4">
            <text:p>8592</text:p>
          </table:table-cell>
          <table:table-cell office:value-type="float" office:value="2.8802999999999998E-5" table:style-name="ce12">
            <text:p>2.88E-05</text:p>
          </table:table-cell>
          <table:table-cell office:value-type="float" office:value="5.8505000000000001E-6" table:style-name="ce12">
            <text:p>5.8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3" table:style-name="ce4">
            <text:p>8593</text:p>
          </table:table-cell>
          <table:table-cell office:value-type="float" office:value="8594" table:style-name="ce4">
            <text:p>8594</text:p>
          </table:table-cell>
          <table:table-cell office:value-type="float" office:value="3.2585000000000001E-5" table:style-name="ce12">
            <text:p>3.26E-05</text:p>
          </table:table-cell>
          <table:table-cell office:value-type="float" office:value="6.6186999999999998E-6" table:style-name="ce12">
            <text:p>6.6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5" table:style-name="ce4">
            <text:p>8595</text:p>
          </table:table-cell>
          <table:table-cell office:value-type="float" office:value="8596" table:style-name="ce4">
            <text:p>8596</text:p>
          </table:table-cell>
          <table:table-cell office:value-type="float" office:value="4.1640000000000001E-5" table:style-name="ce12">
            <text:p>4.16E-05</text:p>
          </table:table-cell>
          <table:table-cell office:value-type="float" office:value="8.4579999999999993E-6" table:style-name="ce12">
            <text:p>8.4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4" table:style-name="ce4">
            <text:p>8594</text:p>
          </table:table-cell>
          <table:table-cell office:value-type="float" office:value="8597" table:style-name="ce4">
            <text:p>8597</text:p>
          </table:table-cell>
          <table:table-cell office:value-type="float" office:value="3.5444999999999997E-5" table:style-name="ce12">
            <text:p>3.54E-05</text:p>
          </table:table-cell>
          <table:table-cell office:value-type="float" office:value="7.1998000000000001E-6" table:style-name="ce12">
            <text:p>7.2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8" table:style-name="ce4">
            <text:p>8598</text:p>
          </table:table-cell>
          <table:table-cell office:value-type="float" office:value="8576" table:style-name="ce4">
            <text:p>8576</text:p>
          </table:table-cell>
          <table:table-cell office:value-type="float" office:value="2.8895E-5" table:style-name="ce12">
            <text:p>2.89E-05</text:p>
          </table:table-cell>
          <table:table-cell office:value-type="float" office:value="5.8691999999999996E-6" table:style-name="ce12">
            <text:p>5.8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9" table:style-name="ce4">
            <text:p>8599</text:p>
          </table:table-cell>
          <table:table-cell office:value-type="float" office:value="8575" table:style-name="ce4">
            <text:p>8575</text:p>
          </table:table-cell>
          <table:table-cell office:value-type="float" office:value="6.2898000000000003E-6" table:style-name="ce12">
            <text:p>6.29E-06</text:p>
          </table:table-cell>
          <table:table-cell office:value-type="float" office:value="3.4595000000000001E-6" table:style-name="ce12">
            <text:p>3.46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0" table:style-name="ce4">
            <text:p>8600</text:p>
          </table:table-cell>
          <table:table-cell office:value-type="float" office:value="8601" table:style-name="ce4">
            <text:p>8601</text:p>
          </table:table-cell>
          <table:table-cell office:value-type="float" office:value="2.7948000000000001E-5" table:style-name="ce12">
            <text:p>2.79E-05</text:p>
          </table:table-cell>
          <table:table-cell office:value-type="float" office:value="5.677E-6" table:style-name="ce12">
            <text:p>5.6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2" table:style-name="ce4">
            <text:p>8602</text:p>
          </table:table-cell>
          <table:table-cell office:value-type="float" office:value="8572" table:style-name="ce4">
            <text:p>8572</text:p>
          </table:table-cell>
          <table:table-cell office:value-type="float" office:value="1.6820000000000002E-5" table:style-name="ce12">
            <text:p>1.68E-05</text:p>
          </table:table-cell>
          <table:table-cell office:value-type="float" office:value="3.4164999999999998E-6" table:style-name="ce12">
            <text:p>3.4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3" table:style-name="ce4">
            <text:p>8603</text:p>
          </table:table-cell>
          <table:table-cell office:value-type="float" office:value="7998" table:style-name="ce4">
            <text:p>7998</text:p>
          </table:table-cell>
          <table:table-cell office:value-type="float" office:value="2.9277000000000001E-5" table:style-name="ce12">
            <text:p>2.93E-05</text:p>
          </table:table-cell>
          <table:table-cell office:value-type="float" office:value="5.9468000000000004E-6" table:style-name="ce12">
            <text:p>5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4" table:style-name="ce4">
            <text:p>8604</text:p>
          </table:table-cell>
          <table:table-cell office:value-type="float" office:value="8486" table:style-name="ce4">
            <text:p>8486</text:p>
          </table:table-cell>
          <table:table-cell office:value-type="float" office:value="1.3687E-5" table:style-name="ce12">
            <text:p>1.37E-05</text:p>
          </table:table-cell>
          <table:table-cell office:value-type="float" office:value="1.7597000000000001E-5" table:style-name="ce12">
            <text:p>1.76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5" table:style-name="ce4">
            <text:p>8605</text:p>
          </table:table-cell>
          <table:table-cell office:value-type="float" office:value="8582" table:style-name="ce4">
            <text:p>8582</text:p>
          </table:table-cell>
          <table:table-cell office:value-type="float" office:value="3.4474999999999998E-5" table:style-name="ce12">
            <text:p>3.45E-05</text:p>
          </table:table-cell>
          <table:table-cell office:value-type="float" office:value="7.0025000000000003E-6" table:style-name="ce12">
            <text:p>7.0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6" table:style-name="ce4">
            <text:p>8606</text:p>
          </table:table-cell>
          <table:table-cell office:value-type="float" office:value="8585" table:style-name="ce4">
            <text:p>8585</text:p>
          </table:table-cell>
          <table:table-cell office:value-type="float" office:value="4.0615000000000003E-5" table:style-name="ce12">
            <text:p>4.06E-05</text:p>
          </table:table-cell>
          <table:table-cell office:value-type="float" office:value="8.2498000000000002E-6" table:style-name="ce12">
            <text:p>8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7" table:style-name="ce4">
            <text:p>8607</text:p>
          </table:table-cell>
          <table:table-cell office:value-type="float" office:value="8586" table:style-name="ce4">
            <text:p>8586</text:p>
          </table:table-cell>
          <table:table-cell office:value-type="float" office:value="2.3842999999999999E-5" table:style-name="ce12">
            <text:p>2.38E-05</text:p>
          </table:table-cell>
          <table:table-cell office:value-type="float" office:value="4.843E-6" table:style-name="ce12">
            <text:p>4.8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8" table:style-name="ce4">
            <text:p>8608</text:p>
          </table:table-cell>
          <table:table-cell office:value-type="float" office:value="8589" table:style-name="ce4">
            <text:p>8589</text:p>
          </table:table-cell>
          <table:table-cell office:value-type="float" office:value="2.1339E-5" table:style-name="ce12">
            <text:p>2.13E-05</text:p>
          </table:table-cell>
          <table:table-cell office:value-type="float" office:value="4.3344999999999998E-6" table:style-name="ce12">
            <text:p>4.3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9" table:style-name="ce4">
            <text:p>8609</text:p>
          </table:table-cell>
          <table:table-cell office:value-type="float" office:value="8599" table:style-name="ce4">
            <text:p>8599</text:p>
          </table:table-cell>
          <table:table-cell office:value-type="float" office:value="6.1051999999999996E-6" table:style-name="ce12">
            <text:p>6.11E-06</text:p>
          </table:table-cell>
          <table:table-cell office:value-type="float" office:value="3.3579999999999999E-6" table:style-name="ce12">
            <text:p>3.36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0" table:style-name="ce4">
            <text:p>8590</text:p>
          </table:table-cell>
          <table:table-cell office:value-type="float" office:value="8604" table:style-name="ce4">
            <text:p>8604</text:p>
          </table:table-cell>
          <table:table-cell office:value-type="float" office:value="2.4409000000000002E-6" table:style-name="ce12">
            <text:p>2.44E-06</text:p>
          </table:table-cell>
          <table:table-cell office:value-type="float" office:value="3.1383000000000001E-6" table:style-name="ce12">
            <text:p>3.14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72" table:style-name="ce4">
            <text:p>8572</text:p>
          </table:table-cell>
          <table:table-cell office:value-type="float" office:value="8584" table:style-name="ce4">
            <text:p>8584</text:p>
          </table:table-cell>
          <table:table-cell office:value-type="float" office:value="3.4025E-5" table:style-name="ce12">
            <text:p>3.40E-05</text:p>
          </table:table-cell>
          <table:table-cell office:value-type="float" office:value="6.9113000000000002E-6" table:style-name="ce12">
            <text:p>6.9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7" table:style-name="ce4">
            <text:p>8597</text:p>
          </table:table-cell>
          <table:table-cell office:value-type="float" office:value="8610" table:style-name="ce4">
            <text:p>8610</text:p>
          </table:table-cell>
          <table:table-cell office:value-type="float" office:value="3.2209999999999998E-5" table:style-name="ce12">
            <text:p>3.22E-05</text:p>
          </table:table-cell>
          <table:table-cell office:value-type="float" office:value="6.5428000000000003E-6" table:style-name="ce12">
            <text:p>6.5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1" table:style-name="ce4">
            <text:p>8611</text:p>
          </table:table-cell>
          <table:table-cell office:value-type="float" office:value="8596" table:style-name="ce4">
            <text:p>8596</text:p>
          </table:table-cell>
          <table:table-cell office:value-type="float" office:value="4.8968000000000003E-6" table:style-name="ce12">
            <text:p>4.90E-06</text:p>
          </table:table-cell>
          <table:table-cell office:value-type="float" office:value="4.0805000000000001E-6" table:style-name="ce12">
            <text:p>4.08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2" table:style-name="ce4">
            <text:p>8612</text:p>
          </table:table-cell>
          <table:table-cell office:value-type="float" office:value="8609" table:style-name="ce4">
            <text:p>8609</text:p>
          </table:table-cell>
          <table:table-cell office:value-type="float" office:value="5.7683000000000003E-6" table:style-name="ce12">
            <text:p>5.77E-06</text:p>
          </table:table-cell>
          <table:table-cell office:value-type="float" office:value="3.1725000000000001E-6" table:style-name="ce12">
            <text:p>3.1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3" table:style-name="ce4">
            <text:p>8613</text:p>
          </table:table-cell>
          <table:table-cell office:value-type="float" office:value="8450" table:style-name="ce4">
            <text:p>8450</text:p>
          </table:table-cell>
          <table:table-cell office:value-type="float" office:value="1.3978000000000001E-5" table:style-name="ce12">
            <text:p>1.40E-05</text:p>
          </table:table-cell>
          <table:table-cell office:value-type="float" office:value="1.7971000000000001E-5" table:style-name="ce12">
            <text:p>1.80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4" table:style-name="ce4">
            <text:p>8614</text:p>
          </table:table-cell>
          <table:table-cell office:value-type="float" office:value="8611" table:style-name="ce4">
            <text:p>8611</text:p>
          </table:table-cell>
          <table:table-cell office:value-type="float" office:value="4.0210000000000003E-5" table:style-name="ce12">
            <text:p>4.02E-05</text:p>
          </table:table-cell>
          <table:table-cell office:value-type="float" office:value="8.1676999999999997E-6" table:style-name="ce12">
            <text:p>8.1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5" table:style-name="ce4">
            <text:p>8615</text:p>
          </table:table-cell>
          <table:table-cell office:value-type="float" office:value="8603" table:style-name="ce4">
            <text:p>8603</text:p>
          </table:table-cell>
          <table:table-cell office:value-type="float" office:value="3.6788000000000001E-5" table:style-name="ce12">
            <text:p>3.68E-05</text:p>
          </table:table-cell>
          <table:table-cell office:value-type="float" office:value="7.4726999999999996E-6" table:style-name="ce12">
            <text:p>7.4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6" table:style-name="ce4">
            <text:p>8616</text:p>
          </table:table-cell>
          <table:table-cell office:value-type="float" office:value="7975" table:style-name="ce4">
            <text:p>7975</text:p>
          </table:table-cell>
          <table:table-cell office:value-type="float" office:value="3.8816999999999998E-5" table:style-name="ce12">
            <text:p>3.88E-05</text:p>
          </table:table-cell>
          <table:table-cell office:value-type="float" office:value="7.8845000000000005E-6" table:style-name="ce12">
            <text:p>7.8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7" table:style-name="ce4">
            <text:p>8617</text:p>
          </table:table-cell>
          <table:table-cell office:value-type="float" office:value="8618" table:style-name="ce4">
            <text:p>8618</text:p>
          </table:table-cell>
          <table:table-cell office:value-type="float" office:value="1.961E-5" table:style-name="ce12">
            <text:p>1.96E-05</text:p>
          </table:table-cell>
          <table:table-cell office:value-type="float" office:value="3.9832999999999996E-6" table:style-name="ce12">
            <text:p>3.9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9" table:style-name="ce4">
            <text:p>8619</text:p>
          </table:table-cell>
          <table:table-cell office:value-type="float" office:value="8620" table:style-name="ce4">
            <text:p>8620</text:p>
          </table:table-cell>
          <table:table-cell office:value-type="float" office:value="2.0298000000000001E-5" table:style-name="ce12">
            <text:p>2.03E-05</text:p>
          </table:table-cell>
          <table:table-cell office:value-type="float" office:value="4.1231999999999998E-6" table:style-name="ce12">
            <text:p>4.1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1" table:style-name="ce4">
            <text:p>8621</text:p>
          </table:table-cell>
          <table:table-cell office:value-type="float" office:value="8609" table:style-name="ce4">
            <text:p>8609</text:p>
          </table:table-cell>
          <table:table-cell office:value-type="float" office:value="2.2470999999999999E-5" table:style-name="ce12">
            <text:p>2.25E-05</text:p>
          </table:table-cell>
          <table:table-cell office:value-type="float" office:value="4.5645000000000001E-6" table:style-name="ce12">
            <text:p>4.5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01" table:style-name="ce4">
            <text:p>8601</text:p>
          </table:table-cell>
          <table:table-cell office:value-type="float" office:value="7976" table:style-name="ce4">
            <text:p>7976</text:p>
          </table:table-cell>
          <table:table-cell office:value-type="float" office:value="3.0001999999999998E-5" table:style-name="ce12">
            <text:p>3.00E-05</text:p>
          </table:table-cell>
          <table:table-cell office:value-type="float" office:value="6.0943000000000002E-6" table:style-name="ce12">
            <text:p>6.0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2" table:style-name="ce4">
            <text:p>8622</text:p>
          </table:table-cell>
          <table:table-cell office:value-type="float" office:value="8607" table:style-name="ce4">
            <text:p>8607</text:p>
          </table:table-cell>
          <table:table-cell office:value-type="float" office:value="3.3581999999999998E-5" table:style-name="ce12">
            <text:p>3.36E-05</text:p>
          </table:table-cell>
          <table:table-cell office:value-type="float" office:value="6.8217999999999996E-6" table:style-name="ce12">
            <text:p>6.8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3" table:style-name="ce4">
            <text:p>8623</text:p>
          </table:table-cell>
          <table:table-cell office:value-type="float" office:value="8617" table:style-name="ce4">
            <text:p>8617</text:p>
          </table:table-cell>
          <table:table-cell office:value-type="float" office:value="2.7832999999999999E-5" table:style-name="ce12">
            <text:p>2.78E-05</text:p>
          </table:table-cell>
          <table:table-cell office:value-type="float" office:value="5.6536999999999998E-6" table:style-name="ce12">
            <text:p>5.6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6" table:style-name="ce4">
            <text:p>8596</text:p>
          </table:table-cell>
          <table:table-cell office:value-type="float" office:value="8486" table:style-name="ce4">
            <text:p>8486</text:p>
          </table:table-cell>
          <table:table-cell office:value-type="float" office:value="8.5210000000000002E-6" table:style-name="ce12">
            <text:p>8.52E-06</text:p>
          </table:table-cell>
          <table:table-cell office:value-type="float" office:value="1.0956E-5" table:style-name="ce12">
            <text:p>1.10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0" table:style-name="ce4">
            <text:p>8620</text:p>
          </table:table-cell>
          <table:table-cell office:value-type="float" office:value="8590" table:style-name="ce4">
            <text:p>8590</text:p>
          </table:table-cell>
          <table:table-cell office:value-type="float" office:value="2.5380000000000001E-6" table:style-name="ce12">
            <text:p>2.54E-06</text:p>
          </table:table-cell>
          <table:table-cell office:value-type="float" office:value="2.1150000000000001E-6" table:style-name="ce12">
            <text:p>2.12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4" table:style-name="ce4">
            <text:p>8624</text:p>
          </table:table-cell>
          <table:table-cell office:value-type="float" office:value="8622" table:style-name="ce4">
            <text:p>8622</text:p>
          </table:table-cell>
          <table:table-cell office:value-type="float" office:value="1.9944000000000001E-5" table:style-name="ce12">
            <text:p>1.99E-05</text:p>
          </table:table-cell>
          <table:table-cell office:value-type="float" office:value="4.0512999999999996E-6" table:style-name="ce12">
            <text:p>4.0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5" table:style-name="ce4">
            <text:p>8625</text:p>
          </table:table-cell>
          <table:table-cell office:value-type="float" office:value="8597" table:style-name="ce4">
            <text:p>8597</text:p>
          </table:table-cell>
          <table:table-cell office:value-type="float" office:value="2.6607000000000001E-5" table:style-name="ce12">
            <text:p>2.66E-05</text:p>
          </table:table-cell>
          <table:table-cell office:value-type="float" office:value="5.4044999999999997E-6" table:style-name="ce12">
            <text:p>5.4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92" table:style-name="ce4">
            <text:p>8592</text:p>
          </table:table-cell>
          <table:table-cell office:value-type="float" office:value="8613" table:style-name="ce4">
            <text:p>8613</text:p>
          </table:table-cell>
          <table:table-cell office:value-type="float" office:value="1.8425999999999999E-5" table:style-name="ce12">
            <text:p>1.84E-05</text:p>
          </table:table-cell>
          <table:table-cell office:value-type="float" office:value="3.7427000000000002E-6" table:style-name="ce12">
            <text:p>3.7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6" table:style-name="ce4">
            <text:p>8626</text:p>
          </table:table-cell>
          <table:table-cell office:value-type="float" office:value="8610" table:style-name="ce4">
            <text:p>8610</text:p>
          </table:table-cell>
          <table:table-cell office:value-type="float" office:value="2.1441E-5" table:style-name="ce12">
            <text:p>2.14E-05</text:p>
          </table:table-cell>
          <table:table-cell office:value-type="float" office:value="4.3552999999999996E-6" table:style-name="ce12">
            <text:p>4.3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7" table:style-name="ce4">
            <text:p>8627</text:p>
          </table:table-cell>
          <table:table-cell office:value-type="float" office:value="8605" table:style-name="ce4">
            <text:p>8605</text:p>
          </table:table-cell>
          <table:table-cell office:value-type="float" office:value="2.3399000000000001E-5" table:style-name="ce12">
            <text:p>2.34E-05</text:p>
          </table:table-cell>
          <table:table-cell office:value-type="float" office:value="4.7530000000000001E-6" table:style-name="ce12">
            <text:p>4.7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8" table:style-name="ce4">
            <text:p>8628</text:p>
          </table:table-cell>
          <table:table-cell office:value-type="float" office:value="8629" table:style-name="ce4">
            <text:p>8629</text:p>
          </table:table-cell>
          <table:table-cell office:value-type="float" office:value="2.5165E-5" table:style-name="ce12">
            <text:p>2.52E-05</text:p>
          </table:table-cell>
          <table:table-cell office:value-type="float" office:value="5.1115000000000001E-6" table:style-name="ce12">
            <text:p>5.1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8" table:style-name="ce4">
            <text:p>8618</text:p>
          </table:table-cell>
          <table:table-cell office:value-type="float" office:value="8620" table:style-name="ce4">
            <text:p>8620</text:p>
          </table:table-cell>
          <table:table-cell office:value-type="float" office:value="7.3188000000000001E-6" table:style-name="ce12">
            <text:p>7.32E-06</text:p>
          </table:table-cell>
          <table:table-cell office:value-type="float" office:value="4.0253000000000002E-6" table:style-name="ce12">
            <text:p>4.0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0" table:style-name="ce4">
            <text:p>8630</text:p>
          </table:table-cell>
          <table:table-cell office:value-type="float" office:value="8613" table:style-name="ce4">
            <text:p>8613</text:p>
          </table:table-cell>
          <table:table-cell office:value-type="float" office:value="2.7742999999999998E-6" table:style-name="ce12">
            <text:p>2.77E-06</text:p>
          </table:table-cell>
          <table:table-cell office:value-type="float" office:value="3.5667999999999999E-6" table:style-name="ce12">
            <text:p>3.57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1" table:style-name="ce4">
            <text:p>8631</text:p>
          </table:table-cell>
          <table:table-cell office:value-type="float" office:value="8627" table:style-name="ce4">
            <text:p>8627</text:p>
          </table:table-cell>
          <table:table-cell office:value-type="float" office:value="1.1384E-5" table:style-name="ce12">
            <text:p>1.14E-05</text:p>
          </table:table-cell>
          <table:table-cell office:value-type="float" office:value="2.3124000000000001E-6" table:style-name="ce12">
            <text:p>2.3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2" table:style-name="ce4">
            <text:p>8632</text:p>
          </table:table-cell>
          <table:table-cell office:value-type="float" office:value="8633" table:style-name="ce4">
            <text:p>8633</text:p>
          </table:table-cell>
          <table:table-cell office:value-type="float" office:value="3.3173000000000002E-5" table:style-name="ce12">
            <text:p>3.32E-05</text:p>
          </table:table-cell>
          <table:table-cell office:value-type="float" office:value="6.7383000000000004E-6" table:style-name="ce12">
            <text:p>6.7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3" table:style-name="ce4">
            <text:p>8633</text:p>
          </table:table-cell>
          <table:table-cell office:value-type="float" office:value="8618" table:style-name="ce4">
            <text:p>8618</text:p>
          </table:table-cell>
          <table:table-cell office:value-type="float" office:value="8.0948000000000008E-6" table:style-name="ce12">
            <text:p>8.09E-06</text:p>
          </table:table-cell>
          <table:table-cell office:value-type="float" office:value="4.4519999999999999E-6" table:style-name="ce12">
            <text:p>4.45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4" table:style-name="ce4">
            <text:p>8634</text:p>
          </table:table-cell>
          <table:table-cell office:value-type="float" office:value="7989" table:style-name="ce4">
            <text:p>7989</text:p>
          </table:table-cell>
          <table:table-cell office:value-type="float" office:value="8.9734999999999997E-6" table:style-name="ce12">
            <text:p>8.97E-06</text:p>
          </table:table-cell>
          <table:table-cell office:value-type="float" office:value="1.8227999999999999E-6" table:style-name="ce12">
            <text:p>1.8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5" table:style-name="ce4">
            <text:p>8635</text:p>
          </table:table-cell>
          <table:table-cell office:value-type="float" office:value="7976" table:style-name="ce4">
            <text:p>7976</text:p>
          </table:table-cell>
          <table:table-cell office:value-type="float" office:value="4.3856999999999997E-5" table:style-name="ce12">
            <text:p>4.39E-05</text:p>
          </table:table-cell>
          <table:table-cell office:value-type="float" office:value="8.9084999999999995E-6" table:style-name="ce12">
            <text:p>8.9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6" table:style-name="ce4">
            <text:p>8636</text:p>
          </table:table-cell>
          <table:table-cell office:value-type="float" office:value="7976" table:style-name="ce4">
            <text:p>7976</text:p>
          </table:table-cell>
          <table:table-cell office:value-type="float" office:value="9.0208000000000001E-6" table:style-name="ce12">
            <text:p>9.02E-06</text:p>
          </table:table-cell>
          <table:table-cell office:value-type="float" office:value="1.8323E-6" table:style-name="ce12">
            <text:p>1.8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7" table:style-name="ce4">
            <text:p>8637</text:p>
          </table:table-cell>
          <table:table-cell office:value-type="float" office:value="8638" table:style-name="ce4">
            <text:p>8638</text:p>
          </table:table-cell>
          <table:table-cell office:value-type="float" office:value="2.2853999999999998E-5" table:style-name="ce12">
            <text:p>2.29E-05</text:p>
          </table:table-cell>
          <table:table-cell office:value-type="float" office:value="4.6419999999999998E-6" table:style-name="ce12">
            <text:p>4.6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9" table:style-name="ce4">
            <text:p>8639</text:p>
          </table:table-cell>
          <table:table-cell office:value-type="float" office:value="8640" table:style-name="ce4">
            <text:p>8640</text:p>
          </table:table-cell>
          <table:table-cell office:value-type="float" office:value="3.0790000000000002E-5" table:style-name="ce12">
            <text:p>3.08E-05</text:p>
          </table:table-cell>
          <table:table-cell office:value-type="float" office:value="6.2539999999999998E-6" table:style-name="ce12">
            <text:p>6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1" table:style-name="ce4">
            <text:p>8641</text:p>
          </table:table-cell>
          <table:table-cell office:value-type="float" office:value="8619" table:style-name="ce4">
            <text:p>8619</text:p>
          </table:table-cell>
          <table:table-cell office:value-type="float" office:value="2.0766000000000001E-5" table:style-name="ce12">
            <text:p>2.08E-05</text:p>
          </table:table-cell>
          <table:table-cell office:value-type="float" office:value="4.2180000000000001E-6" table:style-name="ce12">
            <text:p>4.2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2" table:style-name="ce4">
            <text:p>8642</text:p>
          </table:table-cell>
          <table:table-cell office:value-type="float" office:value="8609" table:style-name="ce4">
            <text:p>8609</text:p>
          </table:table-cell>
          <table:table-cell office:value-type="float" office:value="2.6347999999999999E-5" table:style-name="ce12">
            <text:p>2.63E-05</text:p>
          </table:table-cell>
          <table:table-cell office:value-type="float" office:value="5.3518000000000002E-6" table:style-name="ce12">
            <text:p>5.3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3" table:style-name="ce4">
            <text:p>8643</text:p>
          </table:table-cell>
          <table:table-cell office:value-type="float" office:value="7988" table:style-name="ce4">
            <text:p>7988</text:p>
          </table:table-cell>
          <table:table-cell office:value-type="float" office:value="1.3408999999999999E-6" table:style-name="ce12">
            <text:p>1.34E-06</text:p>
          </table:table-cell>
          <table:table-cell office:value-type="float" office:value="2.7237E-7" table:style-name="ce12">
            <text:p>2.72E-07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29" table:style-name="ce4">
            <text:p>8629</text:p>
          </table:table-cell>
          <table:table-cell office:value-type="float" office:value="7996" table:style-name="ce4">
            <text:p>7996</text:p>
          </table:table-cell>
          <table:table-cell office:value-type="float" office:value="2.7345E-5" table:style-name="ce12">
            <text:p>2.73E-05</text:p>
          </table:table-cell>
          <table:table-cell office:value-type="float" office:value="5.5544999999999999E-6" table:style-name="ce12">
            <text:p>5.5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4" table:style-name="ce4">
            <text:p>8644</text:p>
          </table:table-cell>
          <table:table-cell office:value-type="float" office:value="8641" table:style-name="ce4">
            <text:p>8641</text:p>
          </table:table-cell>
          <table:table-cell office:value-type="float" office:value="1.8595000000000001E-5" table:style-name="ce12">
            <text:p>1.86E-05</text:p>
          </table:table-cell>
          <table:table-cell office:value-type="float" office:value="3.777E-6" table:style-name="ce12">
            <text:p>3.7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5" table:style-name="ce4">
            <text:p>8645</text:p>
          </table:table-cell>
          <table:table-cell office:value-type="float" office:value="8610" table:style-name="ce4">
            <text:p>8610</text:p>
          </table:table-cell>
          <table:table-cell office:value-type="float" office:value="2.5874999999999999E-5" table:style-name="ce12">
            <text:p>2.59E-05</text:p>
          </table:table-cell>
          <table:table-cell office:value-type="float" office:value="5.2557000000000003E-6" table:style-name="ce12">
            <text:p>5.2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38" table:style-name="ce4">
            <text:p>8638</text:p>
          </table:table-cell>
          <table:table-cell office:value-type="float" office:value="8646" table:style-name="ce4">
            <text:p>8646</text:p>
          </table:table-cell>
          <table:table-cell office:value-type="float" office:value="1.7963999999999999E-5" table:style-name="ce12">
            <text:p>1.80E-05</text:p>
          </table:table-cell>
          <table:table-cell office:value-type="float" office:value="3.6490000000000001E-6" table:style-name="ce12">
            <text:p>3.6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6" table:style-name="ce4">
            <text:p>8646</text:p>
          </table:table-cell>
          <table:table-cell office:value-type="float" office:value="8647" table:style-name="ce4">
            <text:p>8647</text:p>
          </table:table-cell>
          <table:table-cell office:value-type="float" office:value="3.3158000000000001E-6" table:style-name="ce12">
            <text:p>3.32E-06</text:p>
          </table:table-cell>
          <table:table-cell office:value-type="float" office:value="2.7630000000000001E-6" table:style-name="ce12">
            <text:p>2.76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10" table:style-name="ce4">
            <text:p>8610</text:p>
          </table:table-cell>
          <table:table-cell office:value-type="float" office:value="8648" table:style-name="ce4">
            <text:p>8648</text:p>
          </table:table-cell>
          <table:table-cell office:value-type="float" office:value="3.1040000000000001E-5" table:style-name="ce12">
            <text:p>3.10E-05</text:p>
          </table:table-cell>
          <table:table-cell office:value-type="float" office:value="6.3048000000000002E-6" table:style-name="ce12">
            <text:p>6.3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9" table:style-name="ce4">
            <text:p>8649</text:p>
          </table:table-cell>
          <table:table-cell office:value-type="float" office:value="7989" table:style-name="ce4">
            <text:p>7989</text:p>
          </table:table-cell>
          <table:table-cell office:value-type="float" office:value="2.0222999999999999E-5" table:style-name="ce12">
            <text:p>2.02E-05</text:p>
          </table:table-cell>
          <table:table-cell office:value-type="float" office:value="4.1076999999999997E-6" table:style-name="ce12">
            <text:p>4.1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0" table:style-name="ce4">
            <text:p>8650</text:p>
          </table:table-cell>
          <table:table-cell office:value-type="float" office:value="8633" table:style-name="ce4">
            <text:p>8633</text:p>
          </table:table-cell>
          <table:table-cell office:value-type="float" office:value="3.4690000000000002E-5" table:style-name="ce12">
            <text:p>3.47E-05</text:p>
          </table:table-cell>
          <table:table-cell office:value-type="float" office:value="7.0462000000000004E-6" table:style-name="ce12">
            <text:p>7.0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1" table:style-name="ce4">
            <text:p>8651</text:p>
          </table:table-cell>
          <table:table-cell office:value-type="float" office:value="7974" table:style-name="ce4">
            <text:p>7974</text:p>
          </table:table-cell>
          <table:table-cell office:value-type="float" office:value="1.9644E-5" table:style-name="ce12">
            <text:p>1.96E-05</text:p>
          </table:table-cell>
          <table:table-cell office:value-type="float" office:value="3.9902000000000004E-6" table:style-name="ce12">
            <text:p>3.9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2" table:style-name="ce4">
            <text:p>8652</text:p>
          </table:table-cell>
          <table:table-cell office:value-type="float" office:value="8653" table:style-name="ce4">
            <text:p>8653</text:p>
          </table:table-cell>
          <table:table-cell office:value-type="float" office:value="1.4676E-5" table:style-name="ce12">
            <text:p>1.47E-05</text:p>
          </table:table-cell>
          <table:table-cell office:value-type="float" office:value="2.9809999999999999E-6" table:style-name="ce12">
            <text:p>2.9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7" table:style-name="ce4">
            <text:p>8647</text:p>
          </table:table-cell>
          <table:table-cell office:value-type="float" office:value="8630" table:style-name="ce4">
            <text:p>8630</text:p>
          </table:table-cell>
          <table:table-cell office:value-type="float" office:value="2.0839000000000001E-6" table:style-name="ce12">
            <text:p>2.08E-06</text:p>
          </table:table-cell>
          <table:table-cell office:value-type="float" office:value="2.6792000000000001E-6" table:style-name="ce12">
            <text:p>2.68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4" table:style-name="ce4">
            <text:p>8654</text:p>
          </table:table-cell>
          <table:table-cell office:value-type="float" office:value="8644" table:style-name="ce4">
            <text:p>8644</text:p>
          </table:table-cell>
          <table:table-cell office:value-type="float" office:value="2.4266000000000001E-5" table:style-name="ce12">
            <text:p>2.43E-05</text:p>
          </table:table-cell>
          <table:table-cell office:value-type="float" office:value="4.9289999999999997E-6" table:style-name="ce12">
            <text:p>4.9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5" table:style-name="ce4">
            <text:p>8655</text:p>
          </table:table-cell>
          <table:table-cell office:value-type="float" office:value="8656" table:style-name="ce4">
            <text:p>8656</text:p>
          </table:table-cell>
          <table:table-cell office:value-type="float" office:value="1.4202000000000001E-5" table:style-name="ce12">
            <text:p>1.42E-05</text:p>
          </table:table-cell>
          <table:table-cell office:value-type="float" office:value="2.8847999999999999E-6" table:style-name="ce12">
            <text:p>2.8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0" table:style-name="ce4">
            <text:p>8640</text:p>
          </table:table-cell>
          <table:table-cell office:value-type="float" office:value="7973" table:style-name="ce4">
            <text:p>7973</text:p>
          </table:table-cell>
          <table:table-cell office:value-type="float" office:value="3.0773000000000002E-6" table:style-name="ce12">
            <text:p>3.08E-06</text:p>
          </table:table-cell>
          <table:table-cell office:value-type="float" office:value="6.2508000000000004E-7" table:style-name="ce12">
            <text:p>6.25E-07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6" table:style-name="ce4">
            <text:p>8656</text:p>
          </table:table-cell>
          <table:table-cell office:value-type="float" office:value="8647" table:style-name="ce4">
            <text:p>8647</text:p>
          </table:table-cell>
          <table:table-cell office:value-type="float" office:value="1.4652E-5" table:style-name="ce12">
            <text:p>1.47E-05</text:p>
          </table:table-cell>
          <table:table-cell office:value-type="float" office:value="2.9763000000000002E-6" table:style-name="ce12">
            <text:p>2.9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7" table:style-name="ce4">
            <text:p>8657</text:p>
          </table:table-cell>
          <table:table-cell office:value-type="float" office:value="8596" table:style-name="ce4">
            <text:p>8596</text:p>
          </table:table-cell>
          <table:table-cell office:value-type="float" office:value="2.7682999999999999E-5" table:style-name="ce12">
            <text:p>2.77E-05</text:p>
          </table:table-cell>
          <table:table-cell office:value-type="float" office:value="1.5225000000000001E-5" table:style-name="ce12">
            <text:p>1.52E-05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3" table:style-name="ce4">
            <text:p>8653</text:p>
          </table:table-cell>
          <table:table-cell office:value-type="float" office:value="8658" table:style-name="ce4">
            <text:p>8658</text:p>
          </table:table-cell>
          <table:table-cell office:value-type="float" office:value="1.1127999999999999E-5" table:style-name="ce12">
            <text:p>1.11E-05</text:p>
          </table:table-cell>
          <table:table-cell office:value-type="float" office:value="2.2604E-6" table:style-name="ce12">
            <text:p>2.2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9" table:style-name="ce4">
            <text:p>8659</text:p>
          </table:table-cell>
          <table:table-cell office:value-type="float" office:value="8635" table:style-name="ce4">
            <text:p>8635</text:p>
          </table:table-cell>
          <table:table-cell office:value-type="float" office:value="1.0766E-4" table:style-name="ce4">
            <text:p>0.00010766</text:p>
          </table:table-cell>
          <table:table-cell office:value-type="float" office:value="2.1868000000000001E-5" table:style-name="ce12">
            <text:p>2.19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0" table:style-name="ce4">
            <text:p>8660</text:p>
          </table:table-cell>
          <table:table-cell office:value-type="float" office:value="8661" table:style-name="ce4">
            <text:p>8661</text:p>
          </table:table-cell>
          <table:table-cell office:value-type="float" office:value="1.8102E-5" table:style-name="ce12">
            <text:p>1.81E-05</text:p>
          </table:table-cell>
          <table:table-cell office:value-type="float" office:value="3.6770000000000001E-6" table:style-name="ce12">
            <text:p>3.6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2" table:style-name="ce4">
            <text:p>8662</text:p>
          </table:table-cell>
          <table:table-cell office:value-type="float" office:value="8663" table:style-name="ce4">
            <text:p>8663</text:p>
          </table:table-cell>
          <table:table-cell office:value-type="float" office:value="1.768E-5" table:style-name="ce12">
            <text:p>1.77E-05</text:p>
          </table:table-cell>
          <table:table-cell office:value-type="float" office:value="3.5912999999999998E-6" table:style-name="ce12">
            <text:p>3.5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48" table:style-name="ce4">
            <text:p>8648</text:p>
          </table:table-cell>
          <table:table-cell office:value-type="float" office:value="8664" table:style-name="ce4">
            <text:p>8664</text:p>
          </table:table-cell>
          <table:table-cell office:value-type="float" office:value="1.0419E-5" table:style-name="ce12">
            <text:p>1.04E-05</text:p>
          </table:table-cell>
          <table:table-cell office:value-type="float" office:value="5.7304999999999996E-6" table:style-name="ce12">
            <text:p>5.7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5" table:style-name="ce4">
            <text:p>8665</text:p>
          </table:table-cell>
          <table:table-cell office:value-type="float" office:value="8646" table:style-name="ce4">
            <text:p>8646</text:p>
          </table:table-cell>
          <table:table-cell office:value-type="float" office:value="1.9018E-5" table:style-name="ce12">
            <text:p>1.90E-05</text:p>
          </table:table-cell>
          <table:table-cell office:value-type="float" office:value="3.8630000000000001E-6" table:style-name="ce12">
            <text:p>3.8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6" table:style-name="ce4">
            <text:p>8666</text:p>
          </table:table-cell>
          <table:table-cell office:value-type="float" office:value="8654" table:style-name="ce4">
            <text:p>8654</text:p>
          </table:table-cell>
          <table:table-cell office:value-type="float" office:value="3.6390000000000002E-5" table:style-name="ce12">
            <text:p>3.64E-05</text:p>
          </table:table-cell>
          <table:table-cell office:value-type="float" office:value="7.3918000000000001E-6" table:style-name="ce12">
            <text:p>7.3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7" table:style-name="ce4">
            <text:p>8667</text:p>
          </table:table-cell>
          <table:table-cell office:value-type="float" office:value="8666" table:style-name="ce4">
            <text:p>8666</text:p>
          </table:table-cell>
          <table:table-cell office:value-type="float" office:value="3.4146999999999997E-5" table:style-name="ce12">
            <text:p>3.41E-05</text:p>
          </table:table-cell>
          <table:table-cell office:value-type="float" office:value="6.9361999999999998E-6" table:style-name="ce12">
            <text:p>6.9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8" table:style-name="ce4">
            <text:p>8668</text:p>
          </table:table-cell>
          <table:table-cell office:value-type="float" office:value="7972" table:style-name="ce4">
            <text:p>7972</text:p>
          </table:table-cell>
          <table:table-cell office:value-type="float" office:value="5.9789999999999998E-6" table:style-name="ce12">
            <text:p>5.98E-06</text:p>
          </table:table-cell>
          <table:table-cell office:value-type="float" office:value="1.2145E-6" table:style-name="ce12">
            <text:p>1.2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9" table:style-name="ce4">
            <text:p>8669</text:p>
          </table:table-cell>
          <table:table-cell office:value-type="float" office:value="8649" table:style-name="ce4">
            <text:p>8649</text:p>
          </table:table-cell>
          <table:table-cell office:value-type="float" office:value="2.889E-5" table:style-name="ce12">
            <text:p>2.89E-05</text:p>
          </table:table-cell>
          <table:table-cell office:value-type="float" office:value="5.8683000000000002E-6" table:style-name="ce12">
            <text:p>5.8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8" table:style-name="ce4">
            <text:p>8658</text:p>
          </table:table-cell>
          <table:table-cell office:value-type="float" office:value="8670" table:style-name="ce4">
            <text:p>8670</text:p>
          </table:table-cell>
          <table:table-cell office:value-type="float" office:value="2.2300999999999999E-5" table:style-name="ce12">
            <text:p>2.23E-05</text:p>
          </table:table-cell>
          <table:table-cell office:value-type="float" office:value="4.5299999999999998E-6" table:style-name="ce12">
            <text:p>4.5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1" table:style-name="ce4">
            <text:p>8671</text:p>
          </table:table-cell>
          <table:table-cell office:value-type="float" office:value="8657" table:style-name="ce4">
            <text:p>8657</text:p>
          </table:table-cell>
          <table:table-cell office:value-type="float" office:value="3.6980000000000002E-5" table:style-name="ce12">
            <text:p>3.70E-05</text:p>
          </table:table-cell>
          <table:table-cell office:value-type="float" office:value="7.5116999999999996E-6" table:style-name="ce12">
            <text:p>7.5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0" table:style-name="ce4">
            <text:p>8670</text:p>
          </table:table-cell>
          <table:table-cell office:value-type="float" office:value="8672" table:style-name="ce4">
            <text:p>8672</text:p>
          </table:table-cell>
          <table:table-cell office:value-type="float" office:value="1.1049999999999999E-5" table:style-name="ce12">
            <text:p>1.11E-05</text:p>
          </table:table-cell>
          <table:table-cell office:value-type="float" office:value="6.0774999999999998E-6" table:style-name="ce12">
            <text:p>6.08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3" table:style-name="ce4">
            <text:p>8663</text:p>
          </table:table-cell>
          <table:table-cell office:value-type="float" office:value="8665" table:style-name="ce4">
            <text:p>8665</text:p>
          </table:table-cell>
          <table:table-cell office:value-type="float" office:value="1.8263000000000001E-5" table:style-name="ce12">
            <text:p>1.83E-05</text:p>
          </table:table-cell>
          <table:table-cell office:value-type="float" office:value="3.7096999999999998E-6" table:style-name="ce12">
            <text:p>3.7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1" table:style-name="ce4">
            <text:p>8661</text:p>
          </table:table-cell>
          <table:table-cell office:value-type="float" office:value="8670" table:style-name="ce4">
            <text:p>8670</text:p>
          </table:table-cell>
          <table:table-cell office:value-type="float" office:value="2.0678000000000001E-5" table:style-name="ce12">
            <text:p>2.07E-05</text:p>
          </table:table-cell>
          <table:table-cell office:value-type="float" office:value="4.2003000000000003E-6" table:style-name="ce12">
            <text:p>4.2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3" table:style-name="ce4">
            <text:p>8673</text:p>
          </table:table-cell>
          <table:table-cell office:value-type="float" office:value="8658" table:style-name="ce4">
            <text:p>8658</text:p>
          </table:table-cell>
          <table:table-cell office:value-type="float" office:value="3.5166999999999997E-5" table:style-name="ce12">
            <text:p>3.52E-05</text:p>
          </table:table-cell>
          <table:table-cell office:value-type="float" office:value="7.1431999999999996E-6" table:style-name="ce12">
            <text:p>7.1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4" table:style-name="ce4">
            <text:p>8674</text:p>
          </table:table-cell>
          <table:table-cell office:value-type="float" office:value="8670" table:style-name="ce4">
            <text:p>8670</text:p>
          </table:table-cell>
          <table:table-cell office:value-type="float" office:value="2.8827999999999999E-5" table:style-name="ce12">
            <text:p>2.88E-05</text:p>
          </table:table-cell>
          <table:table-cell office:value-type="float" office:value="5.8555000000000001E-6" table:style-name="ce12">
            <text:p>5.8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5" table:style-name="ce4">
            <text:p>8675</text:p>
          </table:table-cell>
          <table:table-cell office:value-type="float" office:value="8676" table:style-name="ce4">
            <text:p>8676</text:p>
          </table:table-cell>
          <table:table-cell office:value-type="float" office:value="3.3259999999999997E-5" table:style-name="ce12">
            <text:p>3.33E-05</text:p>
          </table:table-cell>
          <table:table-cell office:value-type="float" office:value="6.7560000000000002E-6" table:style-name="ce12">
            <text:p>6.7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7" table:style-name="ce4">
            <text:p>8677</text:p>
          </table:table-cell>
          <table:table-cell office:value-type="float" office:value="8657" table:style-name="ce4">
            <text:p>8657</text:p>
          </table:table-cell>
          <table:table-cell office:value-type="float" office:value="3.366E-5" table:style-name="ce12">
            <text:p>3.37E-05</text:p>
          </table:table-cell>
          <table:table-cell office:value-type="float" office:value="6.8372000000000004E-6" table:style-name="ce12">
            <text:p>6.8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8" table:style-name="ce4">
            <text:p>8678</text:p>
          </table:table-cell>
          <table:table-cell office:value-type="float" office:value="8677" table:style-name="ce4">
            <text:p>8677</text:p>
          </table:table-cell>
          <table:table-cell office:value-type="float" office:value="2.6205000000000001E-5" table:style-name="ce12">
            <text:p>2.62E-05</text:p>
          </table:table-cell>
          <table:table-cell office:value-type="float" office:value="5.3228000000000001E-6" table:style-name="ce12">
            <text:p>5.3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9" table:style-name="ce4">
            <text:p>8679</text:p>
          </table:table-cell>
          <table:table-cell office:value-type="float" office:value="8648" table:style-name="ce4">
            <text:p>8648</text:p>
          </table:table-cell>
          <table:table-cell office:value-type="float" office:value="1.8559999999999998E-5" table:style-name="ce12">
            <text:p>1.86E-05</text:p>
          </table:table-cell>
          <table:table-cell office:value-type="float" office:value="3.7699999999999999E-6" table:style-name="ce12">
            <text:p>3.7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64" table:style-name="ce4">
            <text:p>8664</text:p>
          </table:table-cell>
          <table:table-cell office:value-type="float" office:value="8680" table:style-name="ce4">
            <text:p>8680</text:p>
          </table:table-cell>
          <table:table-cell office:value-type="float" office:value="9.6925000000000008E-6" table:style-name="ce12">
            <text:p>9.69E-06</text:p>
          </table:table-cell>
          <table:table-cell office:value-type="float" office:value="5.3310000000000003E-6" table:style-name="ce12">
            <text:p>5.3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1" table:style-name="ce4">
            <text:p>8681</text:p>
          </table:table-cell>
          <table:table-cell office:value-type="float" office:value="8682" table:style-name="ce4">
            <text:p>8682</text:p>
          </table:table-cell>
          <table:table-cell office:value-type="float" office:value="2.4189000000000002E-5" table:style-name="ce12">
            <text:p>2.42E-05</text:p>
          </table:table-cell>
          <table:table-cell office:value-type="float" office:value="4.9131999999999998E-6" table:style-name="ce12">
            <text:p>4.9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3" table:style-name="ce4">
            <text:p>8683</text:p>
          </table:table-cell>
          <table:table-cell office:value-type="float" office:value="8667" table:style-name="ce4">
            <text:p>8667</text:p>
          </table:table-cell>
          <table:table-cell office:value-type="float" office:value="3.7465000000000001E-5" table:style-name="ce12">
            <text:p>3.75E-05</text:p>
          </table:table-cell>
          <table:table-cell office:value-type="float" office:value="7.61E-6" table:style-name="ce12">
            <text:p>7.6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4" table:style-name="ce4">
            <text:p>8684</text:p>
          </table:table-cell>
          <table:table-cell office:value-type="float" office:value="8678" table:style-name="ce4">
            <text:p>8678</text:p>
          </table:table-cell>
          <table:table-cell office:value-type="float" office:value="2.4596E-5" table:style-name="ce12">
            <text:p>2.46E-05</text:p>
          </table:table-cell>
          <table:table-cell office:value-type="float" office:value="4.9960000000000001E-6" table:style-name="ce12">
            <text:p>5.0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2" table:style-name="ce4">
            <text:p>8672</text:p>
          </table:table-cell>
          <table:table-cell office:value-type="float" office:value="8685" table:style-name="ce4">
            <text:p>8685</text:p>
          </table:table-cell>
          <table:table-cell office:value-type="float" office:value="8.3724999999999999E-6" table:style-name="ce12">
            <text:p>8.37E-06</text:p>
          </table:table-cell>
          <table:table-cell office:value-type="float" office:value="4.605E-6" table:style-name="ce12">
            <text:p>4.6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6" table:style-name="ce4">
            <text:p>8686</text:p>
          </table:table-cell>
          <table:table-cell office:value-type="float" office:value="8676" table:style-name="ce4">
            <text:p>8676</text:p>
          </table:table-cell>
          <table:table-cell office:value-type="float" office:value="8.1965000000000002E-6" table:style-name="ce12">
            <text:p>8.20E-06</text:p>
          </table:table-cell>
          <table:table-cell office:value-type="float" office:value="4.5079999999999999E-6" table:style-name="ce12">
            <text:p>4.5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7" table:style-name="ce4">
            <text:p>8687</text:p>
          </table:table-cell>
          <table:table-cell office:value-type="float" office:value="8656" table:style-name="ce4">
            <text:p>8656</text:p>
          </table:table-cell>
          <table:table-cell office:value-type="float" office:value="4.5268000000000001E-5" table:style-name="ce12">
            <text:p>4.53E-05</text:p>
          </table:table-cell>
          <table:table-cell office:value-type="float" office:value="9.1951999999999996E-6" table:style-name="ce12">
            <text:p>9.2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2" table:style-name="ce4">
            <text:p>8682</text:p>
          </table:table-cell>
          <table:table-cell office:value-type="float" office:value="8674" table:style-name="ce4">
            <text:p>8674</text:p>
          </table:table-cell>
          <table:table-cell office:value-type="float" office:value="1.7643999999999999E-5" table:style-name="ce12">
            <text:p>1.76E-05</text:p>
          </table:table-cell>
          <table:table-cell office:value-type="float" office:value="3.5839999999999999E-6" table:style-name="ce12">
            <text:p>3.5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8" table:style-name="ce4">
            <text:p>8688</text:p>
          </table:table-cell>
          <table:table-cell office:value-type="float" office:value="8679" table:style-name="ce4">
            <text:p>8679</text:p>
          </table:table-cell>
          <table:table-cell office:value-type="float" office:value="2.2952E-5" table:style-name="ce12">
            <text:p>2.30E-05</text:p>
          </table:table-cell>
          <table:table-cell office:value-type="float" office:value="4.6619999999999996E-6" table:style-name="ce12">
            <text:p>4.6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0" table:style-name="ce4">
            <text:p>8680</text:p>
          </table:table-cell>
          <table:table-cell office:value-type="float" office:value="8689" table:style-name="ce4">
            <text:p>8689</text:p>
          </table:table-cell>
          <table:table-cell office:value-type="float" office:value="3.6257999999999997E-5" table:style-name="ce12">
            <text:p>3.63E-05</text:p>
          </table:table-cell>
          <table:table-cell office:value-type="float" office:value="3.0215000000000001E-5" table:style-name="ce12">
            <text:p>3.02E-05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0" table:style-name="ce4">
            <text:p>8690</text:p>
          </table:table-cell>
          <table:table-cell office:value-type="float" office:value="8691" table:style-name="ce4">
            <text:p>8691</text:p>
          </table:table-cell>
          <table:table-cell office:value-type="float" office:value="6.5625000000000003E-6" table:style-name="ce12">
            <text:p>6.56E-06</text:p>
          </table:table-cell>
          <table:table-cell office:value-type="float" office:value="5.4686999999999998E-6" table:style-name="ce12">
            <text:p>5.47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2" table:style-name="ce4">
            <text:p>8692</text:p>
          </table:table-cell>
          <table:table-cell office:value-type="float" office:value="8670" table:style-name="ce4">
            <text:p>8670</text:p>
          </table:table-cell>
          <table:table-cell office:value-type="float" office:value="1.9913000000000001E-5" table:style-name="ce12">
            <text:p>1.99E-05</text:p>
          </table:table-cell>
          <table:table-cell office:value-type="float" office:value="4.0446999999999996E-6" table:style-name="ce12">
            <text:p>4.0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76" table:style-name="ce4">
            <text:p>8676</text:p>
          </table:table-cell>
          <table:table-cell office:value-type="float" office:value="8690" table:style-name="ce4">
            <text:p>8690</text:p>
          </table:table-cell>
          <table:table-cell office:value-type="float" office:value="7.6745000000000008E-6" table:style-name="ce12">
            <text:p>7.67E-06</text:p>
          </table:table-cell>
          <table:table-cell office:value-type="float" office:value="6.3955E-6" table:style-name="ce12">
            <text:p>6.40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3" table:style-name="ce4">
            <text:p>8693</text:p>
          </table:table-cell>
          <table:table-cell office:value-type="float" office:value="8694" table:style-name="ce4">
            <text:p>8694</text:p>
          </table:table-cell>
          <table:table-cell office:value-type="float" office:value="2.2418000000000001E-5" table:style-name="ce12">
            <text:p>2.24E-05</text:p>
          </table:table-cell>
          <table:table-cell office:value-type="float" office:value="4.5538000000000003E-6" table:style-name="ce12">
            <text:p>4.5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5" table:style-name="ce4">
            <text:p>8695</text:p>
          </table:table-cell>
          <table:table-cell office:value-type="float" office:value="7995" table:style-name="ce4">
            <text:p>7995</text:p>
          </table:table-cell>
          <table:table-cell office:value-type="float" office:value="1.9731000000000001E-5" table:style-name="ce12">
            <text:p>1.97E-05</text:p>
          </table:table-cell>
          <table:table-cell office:value-type="float" office:value="4.0080000000000004E-6" table:style-name="ce12">
            <text:p>4.0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6" table:style-name="ce4">
            <text:p>8696</text:p>
          </table:table-cell>
          <table:table-cell office:value-type="float" office:value="8697" table:style-name="ce4">
            <text:p>8697</text:p>
          </table:table-cell>
          <table:table-cell office:value-type="float" office:value="2.3042999999999999E-5" table:style-name="ce12">
            <text:p>2.30E-05</text:p>
          </table:table-cell>
          <table:table-cell office:value-type="float" office:value="4.6808000000000001E-6" table:style-name="ce12">
            <text:p>4.6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8" table:style-name="ce4">
            <text:p>8698</text:p>
          </table:table-cell>
          <table:table-cell office:value-type="float" office:value="8664" table:style-name="ce4">
            <text:p>8664</text:p>
          </table:table-cell>
          <table:table-cell office:value-type="float" office:value="2.4144000000000001E-5" table:style-name="ce12">
            <text:p>2.41E-05</text:p>
          </table:table-cell>
          <table:table-cell office:value-type="float" office:value="4.9042000000000004E-6" table:style-name="ce12">
            <text:p>4.9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9" table:style-name="ce4">
            <text:p>8699</text:p>
          </table:table-cell>
          <table:table-cell office:value-type="float" office:value="8700" table:style-name="ce4">
            <text:p>8700</text:p>
          </table:table-cell>
          <table:table-cell office:value-type="float" office:value="3.3005E-5" table:style-name="ce12">
            <text:p>3.30E-05</text:p>
          </table:table-cell>
          <table:table-cell office:value-type="float" office:value="6.7043000000000003E-6" table:style-name="ce12">
            <text:p>6.7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7" table:style-name="ce4">
            <text:p>8697</text:p>
          </table:table-cell>
          <table:table-cell office:value-type="float" office:value="8701" table:style-name="ce4">
            <text:p>8701</text:p>
          </table:table-cell>
          <table:table-cell office:value-type="float" office:value="5.6607999999999997E-5" table:style-name="ce12">
            <text:p>5.66E-05</text:p>
          </table:table-cell>
          <table:table-cell office:value-type="float" office:value="1.1498000000000001E-5" table:style-name="ce12">
            <text:p>1.15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5" table:style-name="ce4">
            <text:p>8685</text:p>
          </table:table-cell>
          <table:table-cell office:value-type="float" office:value="8686" table:style-name="ce4">
            <text:p>8686</text:p>
          </table:table-cell>
          <table:table-cell office:value-type="float" office:value="8.9494999999999996E-6" table:style-name="ce12">
            <text:p>8.95E-06</text:p>
          </table:table-cell>
          <table:table-cell office:value-type="float" office:value="4.9223000000000003E-6" table:style-name="ce12">
            <text:p>4.92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2" table:style-name="ce4">
            <text:p>8702</text:p>
          </table:table-cell>
          <table:table-cell office:value-type="float" office:value="8676" table:style-name="ce4">
            <text:p>8676</text:p>
          </table:table-cell>
          <table:table-cell office:value-type="float" office:value="3.5716999999999997E-5" table:style-name="ce12">
            <text:p>3.57E-05</text:p>
          </table:table-cell>
          <table:table-cell office:value-type="float" office:value="7.255E-6" table:style-name="ce12">
            <text:p>7.2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3" table:style-name="ce4">
            <text:p>8703</text:p>
          </table:table-cell>
          <table:table-cell office:value-type="float" office:value="8704" table:style-name="ce4">
            <text:p>8704</text:p>
          </table:table-cell>
          <table:table-cell office:value-type="float" office:value="2.4392E-5" table:style-name="ce12">
            <text:p>2.44E-05</text:p>
          </table:table-cell>
          <table:table-cell office:value-type="float" office:value="4.9544999999999997E-6" table:style-name="ce12">
            <text:p>4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1" table:style-name="ce4">
            <text:p>8701</text:p>
          </table:table-cell>
          <table:table-cell office:value-type="float" office:value="7970" table:style-name="ce4">
            <text:p>7970</text:p>
          </table:table-cell>
          <table:table-cell office:value-type="float" office:value="2.3595E-5" table:style-name="ce12">
            <text:p>2.36E-05</text:p>
          </table:table-cell>
          <table:table-cell office:value-type="float" office:value="4.7928000000000001E-6" table:style-name="ce12">
            <text:p>4.7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5" table:style-name="ce4">
            <text:p>8705</text:p>
          </table:table-cell>
          <table:table-cell office:value-type="float" office:value="8700" table:style-name="ce4">
            <text:p>8700</text:p>
          </table:table-cell>
          <table:table-cell office:value-type="float" office:value="2.3343999999999999E-5" table:style-name="ce12">
            <text:p>2.33E-05</text:p>
          </table:table-cell>
          <table:table-cell office:value-type="float" office:value="4.7418000000000001E-6" table:style-name="ce12">
            <text:p>4.7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6" table:style-name="ce4">
            <text:p>8706</text:p>
          </table:table-cell>
          <table:table-cell office:value-type="float" office:value="8671" table:style-name="ce4">
            <text:p>8671</text:p>
          </table:table-cell>
          <table:table-cell office:value-type="float" office:value="5.6915E-5" table:style-name="ce12">
            <text:p>5.69E-05</text:p>
          </table:table-cell>
          <table:table-cell office:value-type="float" office:value="1.1561E-5" table:style-name="ce12">
            <text:p>1.16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7" table:style-name="ce4">
            <text:p>8707</text:p>
          </table:table-cell>
          <table:table-cell office:value-type="float" office:value="8691" table:style-name="ce4">
            <text:p>8691</text:p>
          </table:table-cell>
          <table:table-cell office:value-type="float" office:value="3.3269999999999998E-5" table:style-name="ce12">
            <text:p>3.33E-05</text:p>
          </table:table-cell>
          <table:table-cell office:value-type="float" office:value="6.7580000000000003E-6" table:style-name="ce12">
            <text:p>6.7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4" table:style-name="ce4">
            <text:p>8694</text:p>
          </table:table-cell>
          <table:table-cell office:value-type="float" office:value="8707" table:style-name="ce4">
            <text:p>8707</text:p>
          </table:table-cell>
          <table:table-cell office:value-type="float" office:value="2.5315000000000001E-5" table:style-name="ce12">
            <text:p>2.53E-05</text:p>
          </table:table-cell>
          <table:table-cell office:value-type="float" office:value="5.1417999999999996E-6" table:style-name="ce12">
            <text:p>5.1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1" table:style-name="ce4">
            <text:p>8691</text:p>
          </table:table-cell>
          <table:table-cell office:value-type="float" office:value="8708" table:style-name="ce4">
            <text:p>8708</text:p>
          </table:table-cell>
          <table:table-cell office:value-type="float" office:value="5.9827000000000003E-6" table:style-name="ce12">
            <text:p>5.98E-06</text:p>
          </table:table-cell>
          <table:table-cell office:value-type="float" office:value="7.6920000000000002E-6" table:style-name="ce12">
            <text:p>7.69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9" table:style-name="ce4">
            <text:p>8709</text:p>
          </table:table-cell>
          <table:table-cell office:value-type="float" office:value="8681" table:style-name="ce4">
            <text:p>8681</text:p>
          </table:table-cell>
          <table:table-cell office:value-type="float" office:value="3.6860000000000003E-5" table:style-name="ce12">
            <text:p>3.69E-05</text:p>
          </table:table-cell>
          <table:table-cell office:value-type="float" office:value="7.4869999999999996E-6" table:style-name="ce12">
            <text:p>7.4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4" table:style-name="ce4">
            <text:p>8704</text:p>
          </table:table-cell>
          <table:table-cell office:value-type="float" office:value="8710" table:style-name="ce4">
            <text:p>8710</text:p>
          </table:table-cell>
          <table:table-cell office:value-type="float" office:value="2.1356999999999999E-5" table:style-name="ce12">
            <text:p>2.14E-05</text:p>
          </table:table-cell>
          <table:table-cell office:value-type="float" office:value="4.3379999999999998E-6" table:style-name="ce12">
            <text:p>4.3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0" table:style-name="ce4">
            <text:p>8710</text:p>
          </table:table-cell>
          <table:table-cell office:value-type="float" office:value="8694" table:style-name="ce4">
            <text:p>8694</text:p>
          </table:table-cell>
          <table:table-cell office:value-type="float" office:value="2.879E-5" table:style-name="ce12">
            <text:p>2.88E-05</text:p>
          </table:table-cell>
          <table:table-cell office:value-type="float" office:value="5.8479999999999997E-6" table:style-name="ce12">
            <text:p>5.8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1" table:style-name="ce4">
            <text:p>8711</text:p>
          </table:table-cell>
          <table:table-cell office:value-type="float" office:value="7987" table:style-name="ce4">
            <text:p>7987</text:p>
          </table:table-cell>
          <table:table-cell office:value-type="float" office:value="2.1631999999999999E-6" table:style-name="ce12">
            <text:p>2.16E-06</text:p>
          </table:table-cell>
          <table:table-cell office:value-type="float" office:value="4.3939999999999998E-7" table:style-name="ce12">
            <text:p>4.39E-07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2" table:style-name="ce4">
            <text:p>8712</text:p>
          </table:table-cell>
          <table:table-cell office:value-type="float" office:value="7970" table:style-name="ce4">
            <text:p>7970</text:p>
          </table:table-cell>
          <table:table-cell office:value-type="float" office:value="2.1596000000000001E-5" table:style-name="ce12">
            <text:p>2.16E-05</text:p>
          </table:table-cell>
          <table:table-cell office:value-type="float" office:value="4.3868000000000001E-6" table:style-name="ce12">
            <text:p>4.3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3" table:style-name="ce4">
            <text:p>8713</text:p>
          </table:table-cell>
          <table:table-cell office:value-type="float" office:value="8714" table:style-name="ce4">
            <text:p>8714</text:p>
          </table:table-cell>
          <table:table-cell office:value-type="float" office:value="3.8254999999999999E-5" table:style-name="ce12">
            <text:p>3.83E-05</text:p>
          </table:table-cell>
          <table:table-cell office:value-type="float" office:value="7.7703000000000008E-6" table:style-name="ce12">
            <text:p>7.7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0" table:style-name="ce4">
            <text:p>8700</text:p>
          </table:table-cell>
          <table:table-cell office:value-type="float" office:value="8713" table:style-name="ce4">
            <text:p>8713</text:p>
          </table:table-cell>
          <table:table-cell office:value-type="float" office:value="3.6613000000000003E-5" table:style-name="ce12">
            <text:p>3.66E-05</text:p>
          </table:table-cell>
          <table:table-cell office:value-type="float" office:value="7.4367999999999997E-6" table:style-name="ce12">
            <text:p>7.4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5" table:style-name="ce4">
            <text:p>8715</text:p>
          </table:table-cell>
          <table:table-cell office:value-type="float" office:value="8702" table:style-name="ce4">
            <text:p>8702</text:p>
          </table:table-cell>
          <table:table-cell office:value-type="float" office:value="3.8241999999999997E-5" table:style-name="ce12">
            <text:p>3.82E-05</text:p>
          </table:table-cell>
          <table:table-cell office:value-type="float" office:value="7.7678000000000004E-6" table:style-name="ce12">
            <text:p>7.7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6" table:style-name="ce4">
            <text:p>8716</text:p>
          </table:table-cell>
          <table:table-cell office:value-type="float" office:value="8717" table:style-name="ce4">
            <text:p>8717</text:p>
          </table:table-cell>
          <table:table-cell office:value-type="float" office:value="3.0372999999999999E-5" table:style-name="ce12">
            <text:p>3.04E-05</text:p>
          </table:table-cell>
          <table:table-cell office:value-type="float" office:value="6.1693000000000004E-6" table:style-name="ce12">
            <text:p>6.1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8" table:style-name="ce4">
            <text:p>8718</text:p>
          </table:table-cell>
          <table:table-cell office:value-type="float" office:value="7971" table:style-name="ce4">
            <text:p>7971</text:p>
          </table:table-cell>
          <table:table-cell office:value-type="float" office:value="3.8114999999999998E-6" table:style-name="ce12">
            <text:p>3.81E-06</text:p>
          </table:table-cell>
          <table:table-cell office:value-type="float" office:value="2.0963000000000002E-6" table:style-name="ce12">
            <text:p>2.1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9" table:style-name="ce4">
            <text:p>8719</text:p>
          </table:table-cell>
          <table:table-cell office:value-type="float" office:value="8720" table:style-name="ce4">
            <text:p>8720</text:p>
          </table:table-cell>
          <table:table-cell office:value-type="float" office:value="1.5311E-5" table:style-name="ce12">
            <text:p>1.53E-05</text:p>
          </table:table-cell>
          <table:table-cell office:value-type="float" office:value="3.1099999999999999E-6" table:style-name="ce12">
            <text:p>3.1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1" table:style-name="ce4">
            <text:p>8721</text:p>
          </table:table-cell>
          <table:table-cell office:value-type="float" office:value="8722" table:style-name="ce4">
            <text:p>8722</text:p>
          </table:table-cell>
          <table:table-cell office:value-type="float" office:value="1.9723000000000001E-5" table:style-name="ce12">
            <text:p>1.97E-05</text:p>
          </table:table-cell>
          <table:table-cell office:value-type="float" office:value="4.0063000000000001E-6" table:style-name="ce12">
            <text:p>4.0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3" table:style-name="ce4">
            <text:p>8723</text:p>
          </table:table-cell>
          <table:table-cell office:value-type="float" office:value="8718" table:style-name="ce4">
            <text:p>8718</text:p>
          </table:table-cell>
          <table:table-cell office:value-type="float" office:value="7.1906999999999996E-6" table:style-name="ce12">
            <text:p>7.19E-06</text:p>
          </table:table-cell>
          <table:table-cell office:value-type="float" office:value="3.9550000000000002E-6" table:style-name="ce12">
            <text:p>3.96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4" table:style-name="ce4">
            <text:p>8724</text:p>
          </table:table-cell>
          <table:table-cell office:value-type="float" office:value="8719" table:style-name="ce4">
            <text:p>8719</text:p>
          </table:table-cell>
          <table:table-cell office:value-type="float" office:value="2.3884E-5" table:style-name="ce12">
            <text:p>2.39E-05</text:p>
          </table:table-cell>
          <table:table-cell office:value-type="float" office:value="4.8515000000000001E-6" table:style-name="ce12">
            <text:p>4.8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5" table:style-name="ce4">
            <text:p>8725</text:p>
          </table:table-cell>
          <table:table-cell office:value-type="float" office:value="8724" table:style-name="ce4">
            <text:p>8724</text:p>
          </table:table-cell>
          <table:table-cell office:value-type="float" office:value="1.5458E-5" table:style-name="ce12">
            <text:p>1.55E-05</text:p>
          </table:table-cell>
          <table:table-cell office:value-type="float" office:value="3.1397000000000002E-6" table:style-name="ce12">
            <text:p>3.1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6" table:style-name="ce4">
            <text:p>8726</text:p>
          </table:table-cell>
          <table:table-cell office:value-type="float" office:value="7968" table:style-name="ce4">
            <text:p>7968</text:p>
          </table:table-cell>
          <table:table-cell office:value-type="float" office:value="2.9430000000000001E-5" table:style-name="ce12">
            <text:p>2.94E-05</text:p>
          </table:table-cell>
          <table:table-cell office:value-type="float" office:value="5.9780000000000002E-6" table:style-name="ce12">
            <text:p>5.9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7" table:style-name="ce4">
            <text:p>8727</text:p>
          </table:table-cell>
          <table:table-cell office:value-type="float" office:value="7968" table:style-name="ce4">
            <text:p>7968</text:p>
          </table:table-cell>
          <table:table-cell office:value-type="float" office:value="1.5356E-5" table:style-name="ce12">
            <text:p>1.54E-05</text:p>
          </table:table-cell>
          <table:table-cell office:value-type="float" office:value="3.1192000000000001E-6" table:style-name="ce12">
            <text:p>3.1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8" table:style-name="ce4">
            <text:p>8728</text:p>
          </table:table-cell>
          <table:table-cell office:value-type="float" office:value="8710" table:style-name="ce4">
            <text:p>8710</text:p>
          </table:table-cell>
          <table:table-cell office:value-type="float" office:value="3.1483000000000003E-5" table:style-name="ce12">
            <text:p>3.15E-05</text:p>
          </table:table-cell>
          <table:table-cell office:value-type="float" office:value="6.3948000000000002E-6" table:style-name="ce12">
            <text:p>6.3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2" table:style-name="ce4">
            <text:p>8722</text:p>
          </table:table-cell>
          <table:table-cell office:value-type="float" office:value="8729" table:style-name="ce4">
            <text:p>8729</text:p>
          </table:table-cell>
          <table:table-cell office:value-type="float" office:value="1.7574000000000001E-5" table:style-name="ce12">
            <text:p>1.76E-05</text:p>
          </table:table-cell>
          <table:table-cell office:value-type="float" office:value="3.5698000000000001E-6" table:style-name="ce12">
            <text:p>3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0" table:style-name="ce4">
            <text:p>8730</text:p>
          </table:table-cell>
          <table:table-cell office:value-type="float" office:value="8723" table:style-name="ce4">
            <text:p>8723</text:p>
          </table:table-cell>
          <table:table-cell office:value-type="float" office:value="2.2727000000000001E-5" table:style-name="ce12">
            <text:p>2.27E-05</text:p>
          </table:table-cell>
          <table:table-cell office:value-type="float" office:value="4.6164999999999998E-6" table:style-name="ce12">
            <text:p>4.6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1" table:style-name="ce4">
            <text:p>8731</text:p>
          </table:table-cell>
          <table:table-cell office:value-type="float" office:value="7968" table:style-name="ce4">
            <text:p>7968</text:p>
          </table:table-cell>
          <table:table-cell office:value-type="float" office:value="7.9725000000000003E-6" table:style-name="ce12">
            <text:p>7.97E-06</text:p>
          </table:table-cell>
          <table:table-cell office:value-type="float" office:value="1.6194999999999999E-6" table:style-name="ce12">
            <text:p>1.6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0" table:style-name="ce4">
            <text:p>8720</text:p>
          </table:table-cell>
          <table:table-cell office:value-type="float" office:value="8715" table:style-name="ce4">
            <text:p>8715</text:p>
          </table:table-cell>
          <table:table-cell office:value-type="float" office:value="2.9348000000000001E-5" table:style-name="ce12">
            <text:p>2.93E-05</text:p>
          </table:table-cell>
          <table:table-cell office:value-type="float" office:value="5.9610000000000002E-6" table:style-name="ce12">
            <text:p>5.9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2" table:style-name="ce4">
            <text:p>8732</text:p>
          </table:table-cell>
          <table:table-cell office:value-type="float" office:value="7969" table:style-name="ce4">
            <text:p>7969</text:p>
          </table:table-cell>
          <table:table-cell office:value-type="float" office:value="1.3258000000000001E-5" table:style-name="ce12">
            <text:p>1.33E-05</text:p>
          </table:table-cell>
          <table:table-cell office:value-type="float" office:value="2.6929999999999999E-6" table:style-name="ce12">
            <text:p>2.6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7" table:style-name="ce4">
            <text:p>8717</text:p>
          </table:table-cell>
          <table:table-cell office:value-type="float" office:value="8708" table:style-name="ce4">
            <text:p>8708</text:p>
          </table:table-cell>
          <table:table-cell office:value-type="float" office:value="2.5193000000000001E-5" table:style-name="ce12">
            <text:p>2.52E-05</text:p>
          </table:table-cell>
          <table:table-cell office:value-type="float" office:value="5.1170000000000003E-6" table:style-name="ce12">
            <text:p>5.1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3" table:style-name="ce4">
            <text:p>8733</text:p>
          </table:table-cell>
          <table:table-cell office:value-type="float" office:value="8734" table:style-name="ce4">
            <text:p>8734</text:p>
          </table:table-cell>
          <table:table-cell office:value-type="float" office:value="1.4808E-5" table:style-name="ce12">
            <text:p>1.48E-05</text:p>
          </table:table-cell>
          <table:table-cell office:value-type="float" office:value="8.1440000000000003E-6" table:style-name="ce12">
            <text:p>8.14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8" table:style-name="ce4">
            <text:p>8708</text:p>
          </table:table-cell>
          <table:table-cell office:value-type="float" office:value="8735" table:style-name="ce4">
            <text:p>8735</text:p>
          </table:table-cell>
          <table:table-cell office:value-type="float" office:value="2.8872999999999999E-6" table:style-name="ce12">
            <text:p>2.89E-06</text:p>
          </table:table-cell>
          <table:table-cell office:value-type="float" office:value="3.7121999999999998E-6" table:style-name="ce12">
            <text:p>3.71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29" table:style-name="ce4">
            <text:p>8729</text:p>
          </table:table-cell>
          <table:table-cell office:value-type="float" office:value="8689" table:style-name="ce4">
            <text:p>8689</text:p>
          </table:table-cell>
          <table:table-cell office:value-type="float" office:value="3.0725000000000001E-5" table:style-name="ce12">
            <text:p>3.07E-05</text:p>
          </table:table-cell>
          <table:table-cell office:value-type="float" office:value="3.9502999999999998E-5" table:style-name="ce12">
            <text:p>3.95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14" table:style-name="ce4">
            <text:p>8714</text:p>
          </table:table-cell>
          <table:table-cell office:value-type="float" office:value="8733" table:style-name="ce4">
            <text:p>8733</text:p>
          </table:table-cell>
          <table:table-cell office:value-type="float" office:value="6.8372000000000004E-6" table:style-name="ce12">
            <text:p>6.84E-06</text:p>
          </table:table-cell>
          <table:table-cell office:value-type="float" office:value="3.7604999999999998E-6" table:style-name="ce12">
            <text:p>3.76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6" table:style-name="ce4">
            <text:p>8736</text:p>
          </table:table-cell>
          <table:table-cell office:value-type="float" office:value="8717" table:style-name="ce4">
            <text:p>8717</text:p>
          </table:table-cell>
          <table:table-cell office:value-type="float" office:value="2.2211000000000001E-5" table:style-name="ce12">
            <text:p>2.22E-05</text:p>
          </table:table-cell>
          <table:table-cell office:value-type="float" office:value="4.5114999999999999E-6" table:style-name="ce12">
            <text:p>4.5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7" table:style-name="ce4">
            <text:p>8737</text:p>
          </table:table-cell>
          <table:table-cell office:value-type="float" office:value="8721" table:style-name="ce4">
            <text:p>8721</text:p>
          </table:table-cell>
          <table:table-cell office:value-type="float" office:value="3.5806999999999998E-5" table:style-name="ce12">
            <text:p>3.58E-05</text:p>
          </table:table-cell>
          <table:table-cell office:value-type="float" office:value="7.2733000000000003E-6" table:style-name="ce12">
            <text:p>7.2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5" table:style-name="ce4">
            <text:p>8735</text:p>
          </table:table-cell>
          <table:table-cell office:value-type="float" office:value="8689" table:style-name="ce4">
            <text:p>8689</text:p>
          </table:table-cell>
          <table:table-cell office:value-type="float" office:value="9.0010000000000007E-9" table:style-name="ce12">
            <text:p>9.00E-09</text:p>
          </table:table-cell>
          <table:table-cell office:value-type="float" office:value="1.001E-8" table:style-name="ce12">
            <text:p>1.00E-08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8" table:style-name="ce4">
            <text:p>8738</text:p>
          </table:table-cell>
          <table:table-cell office:value-type="float" office:value="8729" table:style-name="ce4">
            <text:p>8729</text:p>
          </table:table-cell>
          <table:table-cell office:value-type="float" office:value="3.2354999999999998E-5" table:style-name="ce12">
            <text:p>3.24E-05</text:p>
          </table:table-cell>
          <table:table-cell office:value-type="float" office:value="6.5718000000000003E-6" table:style-name="ce12">
            <text:p>6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9" table:style-name="ce4">
            <text:p>8739</text:p>
          </table:table-cell>
          <table:table-cell office:value-type="float" office:value="8708" table:style-name="ce4">
            <text:p>8708</text:p>
          </table:table-cell>
          <table:table-cell office:value-type="float" office:value="2.5360000000000001E-5" table:style-name="ce12">
            <text:p>2.54E-05</text:p>
          </table:table-cell>
          <table:table-cell office:value-type="float" office:value="5.1513000000000001E-6" table:style-name="ce12">
            <text:p>5.1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0" table:style-name="ce4">
            <text:p>8740</text:p>
          </table:table-cell>
          <table:table-cell office:value-type="float" office:value="8714" table:style-name="ce4">
            <text:p>8714</text:p>
          </table:table-cell>
          <table:table-cell office:value-type="float" office:value="2.7827999999999999E-5" table:style-name="ce12">
            <text:p>2.78E-05</text:p>
          </table:table-cell>
          <table:table-cell office:value-type="float" office:value="5.6528000000000003E-6" table:style-name="ce12">
            <text:p>5.6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34" table:style-name="ce4">
            <text:p>8734</text:p>
          </table:table-cell>
          <table:table-cell office:value-type="float" office:value="8689" table:style-name="ce4">
            <text:p>8689</text:p>
          </table:table-cell>
          <table:table-cell office:value-type="float" office:value="1.1557E-5" table:style-name="ce12">
            <text:p>1.16E-05</text:p>
          </table:table-cell>
          <table:table-cell office:value-type="float" office:value="9.6305000000000004E-6" table:style-name="ce12">
            <text:p>9.63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1" table:style-name="ce4">
            <text:p>8741</text:p>
          </table:table-cell>
          <table:table-cell office:value-type="float" office:value="8742" table:style-name="ce4">
            <text:p>8742</text:p>
          </table:table-cell>
          <table:table-cell office:value-type="float" office:value="1.7105999999999999E-5" table:style-name="ce12">
            <text:p>1.71E-05</text:p>
          </table:table-cell>
          <table:table-cell office:value-type="float" office:value="3.4744999999999999E-6" table:style-name="ce12">
            <text:p>3.4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3" table:style-name="ce4">
            <text:p>8743</text:p>
          </table:table-cell>
          <table:table-cell office:value-type="float" office:value="8744" table:style-name="ce4">
            <text:p>8744</text:p>
          </table:table-cell>
          <table:table-cell office:value-type="float" office:value="1.7586000000000001E-5" table:style-name="ce12">
            <text:p>1.76E-05</text:p>
          </table:table-cell>
          <table:table-cell office:value-type="float" office:value="3.5723000000000001E-6" table:style-name="ce12">
            <text:p>3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5" table:style-name="ce4">
            <text:p>8745</text:p>
          </table:table-cell>
          <table:table-cell office:value-type="float" office:value="8741" table:style-name="ce4">
            <text:p>8741</text:p>
          </table:table-cell>
          <table:table-cell office:value-type="float" office:value="1.6192E-5" table:style-name="ce12">
            <text:p>1.62E-05</text:p>
          </table:table-cell>
          <table:table-cell office:value-type="float" office:value="3.2890000000000002E-6" table:style-name="ce12">
            <text:p>3.2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4" table:style-name="ce4">
            <text:p>8744</text:p>
          </table:table-cell>
          <table:table-cell office:value-type="float" office:value="8737" table:style-name="ce4">
            <text:p>8737</text:p>
          </table:table-cell>
          <table:table-cell office:value-type="float" office:value="2.9283000000000001E-5" table:style-name="ce12">
            <text:p>2.93E-05</text:p>
          </table:table-cell>
          <table:table-cell office:value-type="float" office:value="5.9476999999999998E-6" table:style-name="ce12">
            <text:p>5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2" table:style-name="ce4">
            <text:p>8742</text:p>
          </table:table-cell>
          <table:table-cell office:value-type="float" office:value="7986" table:style-name="ce4">
            <text:p>7986</text:p>
          </table:table-cell>
          <table:table-cell office:value-type="float" office:value="9.7988000000000001E-6" table:style-name="ce12">
            <text:p>9.80E-06</text:p>
          </table:table-cell>
          <table:table-cell office:value-type="float" office:value="1.9902999999999998E-6" table:style-name="ce12">
            <text:p>1.9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6" table:style-name="ce4">
            <text:p>8746</text:p>
          </table:table-cell>
          <table:table-cell office:value-type="float" office:value="8740" table:style-name="ce4">
            <text:p>8740</text:p>
          </table:table-cell>
          <table:table-cell office:value-type="float" office:value="4.0649999999999999E-5" table:style-name="ce12">
            <text:p>4.07E-05</text:p>
          </table:table-cell>
          <table:table-cell office:value-type="float" office:value="8.2568000000000003E-6" table:style-name="ce12">
            <text:p>8.2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7" table:style-name="ce4">
            <text:p>8747</text:p>
          </table:table-cell>
          <table:table-cell office:value-type="float" office:value="8748" table:style-name="ce4">
            <text:p>8748</text:p>
          </table:table-cell>
          <table:table-cell office:value-type="float" office:value="4.8501999999999997E-5" table:style-name="ce12">
            <text:p>4.85E-05</text:p>
          </table:table-cell>
          <table:table-cell office:value-type="float" office:value="9.8519999999999999E-6" table:style-name="ce12">
            <text:p>9.8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9" table:style-name="ce4">
            <text:p>8749</text:p>
          </table:table-cell>
          <table:table-cell office:value-type="float" office:value="8736" table:style-name="ce4">
            <text:p>8736</text:p>
          </table:table-cell>
          <table:table-cell office:value-type="float" office:value="2.4195000000000001E-5" table:style-name="ce12">
            <text:p>2.42E-05</text:p>
          </table:table-cell>
          <table:table-cell office:value-type="float" office:value="4.9146999999999997E-6" table:style-name="ce12">
            <text:p>4.9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0" table:style-name="ce4">
            <text:p>8750</text:p>
          </table:table-cell>
          <table:table-cell office:value-type="float" office:value="8741" table:style-name="ce4">
            <text:p>8741</text:p>
          </table:table-cell>
          <table:table-cell office:value-type="float" office:value="3.1860000000000003E-5" table:style-name="ce12">
            <text:p>3.19E-05</text:p>
          </table:table-cell>
          <table:table-cell office:value-type="float" office:value="6.4714999999999998E-6" table:style-name="ce12">
            <text:p>6.4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1" table:style-name="ce4">
            <text:p>8751</text:p>
          </table:table-cell>
          <table:table-cell office:value-type="float" office:value="8752" table:style-name="ce4">
            <text:p>8752</text:p>
          </table:table-cell>
          <table:table-cell office:value-type="float" office:value="2.4612000000000001E-5" table:style-name="ce12">
            <text:p>2.46E-05</text:p>
          </table:table-cell>
          <table:table-cell office:value-type="float" office:value="4.9992000000000003E-6" table:style-name="ce12">
            <text:p>5.0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3" table:style-name="ce4">
            <text:p>8753</text:p>
          </table:table-cell>
          <table:table-cell office:value-type="float" office:value="8754" table:style-name="ce4">
            <text:p>8754</text:p>
          </table:table-cell>
          <table:table-cell office:value-type="float" office:value="1.2176999999999999E-4" table:style-name="ce4">
            <text:p>0.00012177</text:p>
          </table:table-cell>
          <table:table-cell office:value-type="float" office:value="2.4734000000000001E-5" table:style-name="ce12">
            <text:p>2.47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5" table:style-name="ce4">
            <text:p>8755</text:p>
          </table:table-cell>
          <table:table-cell office:value-type="float" office:value="8689" table:style-name="ce4">
            <text:p>8689</text:p>
          </table:table-cell>
          <table:table-cell office:value-type="float" office:value="6.1120000000000001E-6" table:style-name="ce12">
            <text:p>6.11E-06</text:p>
          </table:table-cell>
          <table:table-cell office:value-type="float" office:value="7.8583000000000006E-6" table:style-name="ce12">
            <text:p>7.86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6" table:style-name="ce4">
            <text:p>8756</text:p>
          </table:table-cell>
          <table:table-cell office:value-type="float" office:value="8751" table:style-name="ce4">
            <text:p>8751</text:p>
          </table:table-cell>
          <table:table-cell office:value-type="float" office:value="2.4352999999999999E-5" table:style-name="ce12">
            <text:p>2.44E-05</text:p>
          </table:table-cell>
          <table:table-cell office:value-type="float" office:value="4.9466999999999996E-6" table:style-name="ce12">
            <text:p>4.9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7" table:style-name="ce4">
            <text:p>8757</text:p>
          </table:table-cell>
          <table:table-cell office:value-type="float" office:value="8758" table:style-name="ce4">
            <text:p>8758</text:p>
          </table:table-cell>
          <table:table-cell office:value-type="float" office:value="9.2365000000000001E-5" table:style-name="ce12">
            <text:p>9.24E-05</text:p>
          </table:table-cell>
          <table:table-cell office:value-type="float" office:value="1.8762000000000001E-5" table:style-name="ce12">
            <text:p>1.88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48" table:style-name="ce4">
            <text:p>8748</text:p>
          </table:table-cell>
          <table:table-cell office:value-type="float" office:value="8759" table:style-name="ce4">
            <text:p>8759</text:p>
          </table:table-cell>
          <table:table-cell office:value-type="float" office:value="3.6239999999999999E-5" table:style-name="ce12">
            <text:p>3.62E-05</text:p>
          </table:table-cell>
          <table:table-cell office:value-type="float" office:value="7.3614999999999997E-6" table:style-name="ce12">
            <text:p>7.3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0" table:style-name="ce4">
            <text:p>8760</text:p>
          </table:table-cell>
          <table:table-cell office:value-type="float" office:value="8761" table:style-name="ce4">
            <text:p>8761</text:p>
          </table:table-cell>
          <table:table-cell office:value-type="float" office:value="2.7892999999999999E-5" table:style-name="ce12">
            <text:p>2.79E-05</text:p>
          </table:table-cell>
          <table:table-cell office:value-type="float" office:value="5.6659999999999996E-6" table:style-name="ce12">
            <text:p>5.6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2" table:style-name="ce4">
            <text:p>8762</text:p>
          </table:table-cell>
          <table:table-cell office:value-type="float" office:value="8738" table:style-name="ce4">
            <text:p>8738</text:p>
          </table:table-cell>
          <table:table-cell office:value-type="float" office:value="1.0699E-4" table:style-name="ce4">
            <text:p>0.00010699</text:p>
          </table:table-cell>
          <table:table-cell office:value-type="float" office:value="2.1732000000000001E-5" table:style-name="ce12">
            <text:p>2.17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3" table:style-name="ce4">
            <text:p>8763</text:p>
          </table:table-cell>
          <table:table-cell office:value-type="float" office:value="8753" table:style-name="ce4">
            <text:p>8753</text:p>
          </table:table-cell>
          <table:table-cell office:value-type="float" office:value="2.8192999999999999E-5" table:style-name="ce12">
            <text:p>2.82E-05</text:p>
          </table:table-cell>
          <table:table-cell office:value-type="float" office:value="5.7265000000000001E-6" table:style-name="ce12">
            <text:p>5.7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2" table:style-name="ce4">
            <text:p>8752</text:p>
          </table:table-cell>
          <table:table-cell office:value-type="float" office:value="8764" table:style-name="ce4">
            <text:p>8764</text:p>
          </table:table-cell>
          <table:table-cell office:value-type="float" office:value="2.0764E-5" table:style-name="ce12">
            <text:p>2.08E-05</text:p>
          </table:table-cell>
          <table:table-cell office:value-type="float" office:value="4.2177999999999997E-6" table:style-name="ce12">
            <text:p>4.2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5" table:style-name="ce4">
            <text:p>8765</text:p>
          </table:table-cell>
          <table:table-cell office:value-type="float" office:value="8766" table:style-name="ce4">
            <text:p>8766</text:p>
          </table:table-cell>
          <table:table-cell office:value-type="float" office:value="2.4638E-5" table:style-name="ce12">
            <text:p>2.46E-05</text:p>
          </table:table-cell>
          <table:table-cell office:value-type="float" office:value="5.0046999999999997E-6" table:style-name="ce12">
            <text:p>5.0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8" table:style-name="ce4">
            <text:p>8758</text:p>
          </table:table-cell>
          <table:table-cell office:value-type="float" office:value="8746" table:style-name="ce4">
            <text:p>8746</text:p>
          </table:table-cell>
          <table:table-cell office:value-type="float" office:value="4.0265000000000002E-5" table:style-name="ce12">
            <text:p>4.03E-05</text:p>
          </table:table-cell>
          <table:table-cell office:value-type="float" office:value="8.1788000000000004E-6" table:style-name="ce12">
            <text:p>8.1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9" table:style-name="ce4">
            <text:p>8759</text:p>
          </table:table-cell>
          <table:table-cell office:value-type="float" office:value="8767" table:style-name="ce4">
            <text:p>8767</text:p>
          </table:table-cell>
          <table:table-cell office:value-type="float" office:value="3.3624999999999997E-5" table:style-name="ce12">
            <text:p>3.36E-05</text:p>
          </table:table-cell>
          <table:table-cell office:value-type="float" office:value="6.8299999999999998E-6" table:style-name="ce12">
            <text:p>6.8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8" table:style-name="ce4">
            <text:p>8768</text:p>
          </table:table-cell>
          <table:table-cell office:value-type="float" office:value="8748" table:style-name="ce4">
            <text:p>8748</text:p>
          </table:table-cell>
          <table:table-cell office:value-type="float" office:value="5.1381999999999997E-5" table:style-name="ce12">
            <text:p>5.14E-05</text:p>
          </table:table-cell>
          <table:table-cell office:value-type="float" office:value="1.0437E-5" table:style-name="ce12">
            <text:p>1.04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9" table:style-name="ce4">
            <text:p>8769</text:p>
          </table:table-cell>
          <table:table-cell office:value-type="float" office:value="8767" table:style-name="ce4">
            <text:p>8767</text:p>
          </table:table-cell>
          <table:table-cell office:value-type="float" office:value="1.3499999999999999E-5" table:style-name="ce12">
            <text:p>1.35E-05</text:p>
          </table:table-cell>
          <table:table-cell office:value-type="float" office:value="2.7422000000000002E-6" table:style-name="ce12">
            <text:p>2.7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4" table:style-name="ce4">
            <text:p>8764</text:p>
          </table:table-cell>
          <table:table-cell office:value-type="float" office:value="8770" table:style-name="ce4">
            <text:p>8770</text:p>
          </table:table-cell>
          <table:table-cell office:value-type="float" office:value="6.0983000000000002E-5" table:style-name="ce12">
            <text:p>6.10E-05</text:p>
          </table:table-cell>
          <table:table-cell office:value-type="float" office:value="1.2387E-5" table:style-name="ce12">
            <text:p>1.24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1" table:style-name="ce4">
            <text:p>8771</text:p>
          </table:table-cell>
          <table:table-cell office:value-type="float" office:value="8768" table:style-name="ce4">
            <text:p>8768</text:p>
          </table:table-cell>
          <table:table-cell office:value-type="float" office:value="5.6560000000000001E-5" table:style-name="ce12">
            <text:p>5.66E-05</text:p>
          </table:table-cell>
          <table:table-cell office:value-type="float" office:value="1.1489E-5" table:style-name="ce12">
            <text:p>1.15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4" table:style-name="ce4">
            <text:p>8754</text:p>
          </table:table-cell>
          <table:table-cell office:value-type="float" office:value="8758" table:style-name="ce4">
            <text:p>8758</text:p>
          </table:table-cell>
          <table:table-cell office:value-type="float" office:value="1.0043E-4" table:style-name="ce4">
            <text:p>0.00010043</text:p>
          </table:table-cell>
          <table:table-cell office:value-type="float" office:value="2.0398999999999999E-5" table:style-name="ce12">
            <text:p>2.04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1" table:style-name="ce4">
            <text:p>8761</text:p>
          </table:table-cell>
          <table:table-cell office:value-type="float" office:value="8750" table:style-name="ce4">
            <text:p>8750</text:p>
          </table:table-cell>
          <table:table-cell office:value-type="float" office:value="4.5343000000000003E-5" table:style-name="ce12">
            <text:p>4.53E-05</text:p>
          </table:table-cell>
          <table:table-cell office:value-type="float" office:value="9.2103000000000006E-6" table:style-name="ce12">
            <text:p>9.2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7" table:style-name="ce4">
            <text:p>8767</text:p>
          </table:table-cell>
          <table:table-cell office:value-type="float" office:value="8770" table:style-name="ce4">
            <text:p>8770</text:p>
          </table:table-cell>
          <table:table-cell office:value-type="float" office:value="1.3767E-5" table:style-name="ce12">
            <text:p>1.38E-05</text:p>
          </table:table-cell>
          <table:table-cell office:value-type="float" office:value="7.5719999999999997E-6" table:style-name="ce12">
            <text:p>7.5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66" table:style-name="ce4">
            <text:p>8766</text:p>
          </table:table-cell>
          <table:table-cell office:value-type="float" office:value="7967" table:style-name="ce4">
            <text:p>7967</text:p>
          </table:table-cell>
          <table:table-cell office:value-type="float" office:value="2.4865999999999999E-5" table:style-name="ce12">
            <text:p>2.49E-05</text:p>
          </table:table-cell>
          <table:table-cell office:value-type="float" office:value="5.0509999999999996E-6" table:style-name="ce12">
            <text:p>5.0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2" table:style-name="ce4">
            <text:p>8772</text:p>
          </table:table-cell>
          <table:table-cell office:value-type="float" office:value="8748" table:style-name="ce4">
            <text:p>8748</text:p>
          </table:table-cell>
          <table:table-cell office:value-type="float" office:value="7.169E-5" table:style-name="ce12">
            <text:p>7.17E-05</text:p>
          </table:table-cell>
          <table:table-cell office:value-type="float" office:value="1.4562000000000001E-5" table:style-name="ce12">
            <text:p>1.46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3" table:style-name="ce4">
            <text:p>8773</text:p>
          </table:table-cell>
          <table:table-cell office:value-type="float" office:value="8766" table:style-name="ce4">
            <text:p>8766</text:p>
          </table:table-cell>
          <table:table-cell office:value-type="float" office:value="4.3380000000000001E-5" table:style-name="ce12">
            <text:p>4.34E-05</text:p>
          </table:table-cell>
          <table:table-cell office:value-type="float" office:value="8.8115000000000003E-6" table:style-name="ce12">
            <text:p>8.8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0" table:style-name="ce4">
            <text:p>8770</text:p>
          </table:table-cell>
          <table:table-cell office:value-type="float" office:value="7966" table:style-name="ce4">
            <text:p>7966</text:p>
          </table:table-cell>
          <table:table-cell office:value-type="float" office:value="9.0599999999999999E-7" table:style-name="ce12">
            <text:p>9.06E-07</text:p>
          </table:table-cell>
          <table:table-cell office:value-type="float" office:value="7.5499999999999997E-7" table:style-name="ce12">
            <text:p>7.55E-07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4" table:style-name="ce4">
            <text:p>8774</text:p>
          </table:table-cell>
          <table:table-cell office:value-type="float" office:value="8767" table:style-name="ce4">
            <text:p>8767</text:p>
          </table:table-cell>
          <table:table-cell office:value-type="float" office:value="3.2129999999999999E-5" table:style-name="ce12">
            <text:p>3.21E-05</text:p>
          </table:table-cell>
          <table:table-cell office:value-type="float" office:value="6.5262999999999997E-6" table:style-name="ce12">
            <text:p>6.5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5" table:style-name="ce4">
            <text:p>8775</text:p>
          </table:table-cell>
          <table:table-cell office:value-type="float" office:value="8773" table:style-name="ce4">
            <text:p>8773</text:p>
          </table:table-cell>
          <table:table-cell office:value-type="float" office:value="1.7598999999999999E-5" table:style-name="ce12">
            <text:p>1.76E-05</text:p>
          </table:table-cell>
          <table:table-cell office:value-type="float" office:value="3.5748000000000001E-6" table:style-name="ce12">
            <text:p>3.5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6" table:style-name="ce4">
            <text:p>8776</text:p>
          </table:table-cell>
          <table:table-cell office:value-type="float" office:value="8777" table:style-name="ce4">
            <text:p>8777</text:p>
          </table:table-cell>
          <table:table-cell office:value-type="float" office:value="1.7107000000000001E-5" table:style-name="ce12">
            <text:p>1.71E-05</text:p>
          </table:table-cell>
          <table:table-cell office:value-type="float" office:value="3.4748000000000002E-6" table:style-name="ce12">
            <text:p>3.4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8" table:style-name="ce4">
            <text:p>8778</text:p>
          </table:table-cell>
          <table:table-cell office:value-type="float" office:value="8769" table:style-name="ce4">
            <text:p>8769</text:p>
          </table:table-cell>
          <table:table-cell office:value-type="float" office:value="3.5871999999999998E-5" table:style-name="ce12">
            <text:p>3.59E-05</text:p>
          </table:table-cell>
          <table:table-cell office:value-type="float" office:value="7.2868000000000003E-6" table:style-name="ce12">
            <text:p>7.2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9" table:style-name="ce4">
            <text:p>8779</text:p>
          </table:table-cell>
          <table:table-cell office:value-type="float" office:value="8773" table:style-name="ce4">
            <text:p>8773</text:p>
          </table:table-cell>
          <table:table-cell office:value-type="float" office:value="3.2168000000000001E-5" table:style-name="ce12">
            <text:p>3.22E-05</text:p>
          </table:table-cell>
          <table:table-cell office:value-type="float" office:value="6.5339999999999996E-6" table:style-name="ce12">
            <text:p>6.5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0" table:style-name="ce4">
            <text:p>8780</text:p>
          </table:table-cell>
          <table:table-cell office:value-type="float" office:value="8777" table:style-name="ce4">
            <text:p>8777</text:p>
          </table:table-cell>
          <table:table-cell office:value-type="float" office:value="6.5765000000000005E-5" table:style-name="ce12">
            <text:p>6.58E-05</text:p>
          </table:table-cell>
          <table:table-cell office:value-type="float" office:value="1.3358E-5" table:style-name="ce12">
            <text:p>1.34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1" table:style-name="ce4">
            <text:p>8781</text:p>
          </table:table-cell>
          <table:table-cell office:value-type="float" office:value="8782" table:style-name="ce4">
            <text:p>8782</text:p>
          </table:table-cell>
          <table:table-cell office:value-type="float" office:value="3.2638000000000002E-5" table:style-name="ce12">
            <text:p>3.26E-05</text:p>
          </table:table-cell>
          <table:table-cell office:value-type="float" office:value="6.6297999999999996E-6" table:style-name="ce12">
            <text:p>6.63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77" table:style-name="ce4">
            <text:p>8777</text:p>
          </table:table-cell>
          <table:table-cell office:value-type="float" office:value="8778" table:style-name="ce4">
            <text:p>8778</text:p>
          </table:table-cell>
          <table:table-cell office:value-type="float" office:value="7.2584999999999997E-5" table:style-name="ce12">
            <text:p>7.26E-05</text:p>
          </table:table-cell>
          <table:table-cell office:value-type="float" office:value="1.4744E-5" table:style-name="ce12">
            <text:p>1.47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3" table:style-name="ce4">
            <text:p>8783</text:p>
          </table:table-cell>
          <table:table-cell office:value-type="float" office:value="8784" table:style-name="ce4">
            <text:p>8784</text:p>
          </table:table-cell>
          <table:table-cell office:value-type="float" office:value="5.2265000000000002E-5" table:style-name="ce12">
            <text:p>5.23E-05</text:p>
          </table:table-cell>
          <table:table-cell office:value-type="float" office:value="1.0617E-5" table:style-name="ce12">
            <text:p>1.06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2" table:style-name="ce4">
            <text:p>8782</text:p>
          </table:table-cell>
          <table:table-cell office:value-type="float" office:value="8754" table:style-name="ce4">
            <text:p>8754</text:p>
          </table:table-cell>
          <table:table-cell office:value-type="float" office:value="8.9535000000000002E-5" table:style-name="ce12">
            <text:p>8.95E-05</text:p>
          </table:table-cell>
          <table:table-cell office:value-type="float" office:value="1.8187000000000001E-5" table:style-name="ce12">
            <text:p>1.82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4" table:style-name="ce4">
            <text:p>8784</text:p>
          </table:table-cell>
          <table:table-cell office:value-type="float" office:value="8774" table:style-name="ce4">
            <text:p>8774</text:p>
          </table:table-cell>
          <table:table-cell office:value-type="float" office:value="3.6545000000000003E-5" table:style-name="ce12">
            <text:p>3.65E-05</text:p>
          </table:table-cell>
          <table:table-cell office:value-type="float" office:value="7.4232000000000003E-6" table:style-name="ce12">
            <text:p>7.4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66" table:style-name="ce4">
            <text:p>7966</text:p>
          </table:table-cell>
          <table:table-cell office:value-type="float" office:value="8689" table:style-name="ce4">
            <text:p>8689</text:p>
          </table:table-cell>
          <table:table-cell office:value-type="float" office:value="1.0067E-4" table:style-name="ce4">
            <text:p>0.00010067</text:p>
          </table:table-cell>
          <table:table-cell office:value-type="float" office:value="1.8389E-4" table:style-name="ce4">
            <text:p>0.00018389</text:p>
          </table:table-cell>
          <table:table-cell office:value-type="float" office:value="0" table:style-name="ce4">
            <text:p>0</text:p>
          </table:table-cell>
          <table:table-cell office:value-type="float" office:value="14.722" table:style-name="ce7">
            <text:p>14.7</text:p>
          </table:table-cell>
          <table:table-cell office:value-type="float" office:value="14.722" table:style-name="ce7">
            <text:p>14.7</text:p>
          </table:table-cell>
          <table:table-cell office:value-type="float" office:value="14.722" table:style-name="ce7">
            <text:p>14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67" table:style-name="ce4">
            <text:p>7967</text:p>
          </table:table-cell>
          <table:table-cell office:value-type="float" office:value="8755" table:style-name="ce4">
            <text:p>8755</text:p>
          </table:table-cell>
          <table:table-cell office:value-type="float" office:value="8.5646999999999995E-6" table:style-name="ce12">
            <text:p>8.56E-06</text:p>
          </table:table-cell>
          <table:table-cell office:value-type="float" office:value="1.1012000000000001E-5" table:style-name="ce12">
            <text:p>1.10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68" table:style-name="ce4">
            <text:p>7968</text:p>
          </table:table-cell>
          <table:table-cell office:value-type="float" office:value="8723" table:style-name="ce4">
            <text:p>8723</text:p>
          </table:table-cell>
          <table:table-cell office:value-type="float" office:value="5.7683000000000003E-6" table:style-name="ce12">
            <text:p>5.77E-06</text:p>
          </table:table-cell>
          <table:table-cell office:value-type="float" office:value="3.1725000000000001E-6" table:style-name="ce12">
            <text:p>3.1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69" table:style-name="ce4">
            <text:p>7969</text:p>
          </table:table-cell>
          <table:table-cell office:value-type="float" office:value="8729" table:style-name="ce4">
            <text:p>8729</text:p>
          </table:table-cell>
          <table:table-cell office:value-type="float" office:value="1.6658E-6" table:style-name="ce12">
            <text:p>1.67E-06</text:p>
          </table:table-cell>
          <table:table-cell office:value-type="float" office:value="2.1417000000000002E-6" table:style-name="ce12">
            <text:p>2.14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0" table:style-name="ce4">
            <text:p>7970</text:p>
          </table:table-cell>
          <table:table-cell office:value-type="float" office:value="7969" table:style-name="ce4">
            <text:p>7969</text:p>
          </table:table-cell>
          <table:table-cell office:value-type="float" office:value="4.4610000000000001E-6" table:style-name="ce12">
            <text:p>4.46E-06</text:p>
          </table:table-cell>
          <table:table-cell office:value-type="float" office:value="2.4536000000000001E-6" table:style-name="ce12">
            <text:p>2.45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1" table:style-name="ce4">
            <text:p>7971</text:p>
          </table:table-cell>
          <table:table-cell office:value-type="float" office:value="8689" table:style-name="ce4">
            <text:p>8689</text:p>
          </table:table-cell>
          <table:table-cell office:value-type="float" office:value="1.6058000000000001E-5" table:style-name="ce12">
            <text:p>1.61E-05</text:p>
          </table:table-cell>
          <table:table-cell office:value-type="float" office:value="2.0645999999999999E-5" table:style-name="ce12">
            <text:p>2.06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2" table:style-name="ce4">
            <text:p>7972</text:p>
          </table:table-cell>
          <table:table-cell office:value-type="float" office:value="8680" table:style-name="ce4">
            <text:p>8680</text:p>
          </table:table-cell>
          <table:table-cell office:value-type="float" office:value="3.2818000000000003E-5" table:style-name="ce12">
            <text:p>3.28E-05</text:p>
          </table:table-cell>
          <table:table-cell office:value-type="float" office:value="6.6661999999999998E-6" table:style-name="ce12">
            <text:p>6.6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3" table:style-name="ce4">
            <text:p>7973</text:p>
          </table:table-cell>
          <table:table-cell office:value-type="float" office:value="8646" table:style-name="ce4">
            <text:p>8646</text:p>
          </table:table-cell>
          <table:table-cell office:value-type="float" office:value="6.8453000000000003E-6" table:style-name="ce12">
            <text:p>6.85E-06</text:p>
          </table:table-cell>
          <table:table-cell office:value-type="float" office:value="3.765E-6" table:style-name="ce12">
            <text:p>3.77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4" table:style-name="ce4">
            <text:p>7974</text:p>
          </table:table-cell>
          <table:table-cell office:value-type="float" office:value="8634" table:style-name="ce4">
            <text:p>8634</text:p>
          </table:table-cell>
          <table:table-cell office:value-type="float" office:value="3.9097999999999997E-5" table:style-name="ce12">
            <text:p>3.91E-05</text:p>
          </table:table-cell>
          <table:table-cell office:value-type="float" office:value="7.9415000000000001E-6" table:style-name="ce12">
            <text:p>7.9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5" table:style-name="ce4">
            <text:p>7975</text:p>
          </table:table-cell>
          <table:table-cell office:value-type="float" office:value="8633" table:style-name="ce4">
            <text:p>8633</text:p>
          </table:table-cell>
          <table:table-cell office:value-type="float" office:value="2.926E-6" table:style-name="ce12">
            <text:p>2.93E-06</text:p>
          </table:table-cell>
          <table:table-cell office:value-type="float" office:value="1.6094E-6" table:style-name="ce12">
            <text:p>1.6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6" table:style-name="ce4">
            <text:p>7976</text:p>
          </table:table-cell>
          <table:table-cell office:value-type="float" office:value="8486" table:style-name="ce4">
            <text:p>8486</text:p>
          </table:table-cell>
          <table:table-cell office:value-type="float" office:value="1.6345E-5" table:style-name="ce12">
            <text:p>1.63E-05</text:p>
          </table:table-cell>
          <table:table-cell office:value-type="float" office:value="2.1015000000000001E-5" table:style-name="ce12">
            <text:p>2.10E-05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7" table:style-name="ce4">
            <text:p>7977</text:p>
          </table:table-cell>
          <table:table-cell office:value-type="float" office:value="8611" table:style-name="ce4">
            <text:p>8611</text:p>
          </table:table-cell>
          <table:table-cell office:value-type="float" office:value="4.7350000000000004E-6" table:style-name="ce12">
            <text:p>4.74E-06</text:p>
          </table:table-cell>
          <table:table-cell office:value-type="float" office:value="2.6043000000000002E-6" table:style-name="ce12">
            <text:p>2.60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8" table:style-name="ce4">
            <text:p>7978</text:p>
          </table:table-cell>
          <table:table-cell office:value-type="float" office:value="8577" table:style-name="ce4">
            <text:p>8577</text:p>
          </table:table-cell>
          <table:table-cell office:value-type="float" office:value="1.6022E-5" table:style-name="ce12">
            <text:p>1.60E-05</text:p>
          </table:table-cell>
          <table:table-cell office:value-type="float" office:value="3.2544999999999999E-6" table:style-name="ce12">
            <text:p>3.2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79" table:style-name="ce4">
            <text:p>7979</text:p>
          </table:table-cell>
          <table:table-cell office:value-type="float" office:value="8568" table:style-name="ce4">
            <text:p>8568</text:p>
          </table:table-cell>
          <table:table-cell office:value-type="float" office:value="8.9902000000000008E-6" table:style-name="ce12">
            <text:p>8.99E-06</text:p>
          </table:table-cell>
          <table:table-cell office:value-type="float" office:value="4.9447999999999997E-6" table:style-name="ce12">
            <text:p>4.94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0" table:style-name="ce4">
            <text:p>7980</text:p>
          </table:table-cell>
          <table:table-cell office:value-type="float" office:value="8528" table:style-name="ce4">
            <text:p>8528</text:p>
          </table:table-cell>
          <table:table-cell office:value-type="float" office:value="1.9570999999999999E-5" table:style-name="ce12">
            <text:p>1.96E-05</text:p>
          </table:table-cell>
          <table:table-cell office:value-type="float" office:value="3.9751999999999996E-6" table:style-name="ce12">
            <text:p>3.98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1" table:style-name="ce4">
            <text:p>7981</text:p>
          </table:table-cell>
          <table:table-cell office:value-type="float" office:value="8450" table:style-name="ce4">
            <text:p>8450</text:p>
          </table:table-cell>
          <table:table-cell office:value-type="float" office:value="1.4468E-4" table:style-name="ce4">
            <text:p>0.00014468</text:p>
          </table:table-cell>
          <table:table-cell office:value-type="float" office:value="2.6427999999999998E-4" table:style-name="ce4">
            <text:p>0.00026428</text:p>
          </table:table-cell>
          <table:table-cell office:value-type="float" office:value="0" table:style-name="ce4">
            <text:p>0</text:p>
          </table:table-cell>
          <table:table-cell office:value-type="float" office:value="14.722" table:style-name="ce7">
            <text:p>14.7</text:p>
          </table:table-cell>
          <table:table-cell office:value-type="float" office:value="14.722" table:style-name="ce7">
            <text:p>14.7</text:p>
          </table:table-cell>
          <table:table-cell office:value-type="float" office:value="14.722" table:style-name="ce7">
            <text:p>14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2" table:style-name="ce4">
            <text:p>7982</text:p>
          </table:table-cell>
          <table:table-cell office:value-type="float" office:value="8454" table:style-name="ce4">
            <text:p>8454</text:p>
          </table:table-cell>
          <table:table-cell office:value-type="float" office:value="9.1679999999999993E-6" table:style-name="ce12">
            <text:p>9.17E-06</text:p>
          </table:table-cell>
          <table:table-cell office:value-type="float" office:value="1.8621999999999999E-6" table:style-name="ce12">
            <text:p>1.8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3" table:style-name="ce4">
            <text:p>7983</text:p>
          </table:table-cell>
          <table:table-cell office:value-type="float" office:value="8451" table:style-name="ce4">
            <text:p>8451</text:p>
          </table:table-cell>
          <table:table-cell office:value-type="float" office:value="2.6402000000000001E-6" table:style-name="ce12">
            <text:p>2.64E-06</text:p>
          </table:table-cell>
          <table:table-cell office:value-type="float" office:value="3.3944999999999999E-6" table:style-name="ce12">
            <text:p>3.39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4" table:style-name="ce4">
            <text:p>7984</text:p>
          </table:table-cell>
          <table:table-cell office:value-type="float" office:value="8401" table:style-name="ce4">
            <text:p>8401</text:p>
          </table:table-cell>
          <table:table-cell office:value-type="float" office:value="9.6019999999999993E-7" table:style-name="ce12">
            <text:p>9.60E-07</text:p>
          </table:table-cell>
          <table:table-cell office:value-type="float" office:value="5.2809999999999997E-7" table:style-name="ce12">
            <text:p>5.28E-07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5" table:style-name="ce4">
            <text:p>7985</text:p>
          </table:table-cell>
          <table:table-cell office:value-type="float" office:value="8771" table:style-name="ce4">
            <text:p>8771</text:p>
          </table:table-cell>
          <table:table-cell office:value-type="float" office:value="3.7215000000000002E-5" table:style-name="ce12">
            <text:p>3.72E-05</text:p>
          </table:table-cell>
          <table:table-cell office:value-type="float" office:value="2.3819999999999999E-5" table:style-name="ce12">
            <text:p>2.38E-05</text:p>
          </table:table-cell>
          <table:table-cell office:value-type="float" office:value="0" table:style-name="ce4">
            <text:p>0</text:p>
          </table:table-cell>
          <table:table-cell office:value-type="float" office:value="6.8243" table:style-name="ce7">
            <text:p>6.8</text:p>
          </table:table-cell>
          <table:table-cell office:value-type="float" office:value="6.8243" table:style-name="ce7">
            <text:p>6.8</text:p>
          </table:table-cell>
          <table:table-cell office:value-type="float" office:value="6.8243" table:style-name="ce7">
            <text:p>6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6" table:style-name="ce4">
            <text:p>7986</text:p>
          </table:table-cell>
          <table:table-cell office:value-type="float" office:value="8734" table:style-name="ce4">
            <text:p>8734</text:p>
          </table:table-cell>
          <table:table-cell office:value-type="float" office:value="4.6517999999999997E-5" table:style-name="ce12">
            <text:p>4.65E-05</text:p>
          </table:table-cell>
          <table:table-cell office:value-type="float" office:value="9.4488000000000001E-6" table:style-name="ce12">
            <text:p>9.4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7" table:style-name="ce4">
            <text:p>7987</text:p>
          </table:table-cell>
          <table:table-cell office:value-type="float" office:value="8706" table:style-name="ce4">
            <text:p>8706</text:p>
          </table:table-cell>
          <table:table-cell office:value-type="float" office:value="2.4443999999999998E-5" table:style-name="ce12">
            <text:p>2.44E-05</text:p>
          </table:table-cell>
          <table:table-cell office:value-type="float" office:value="4.9652000000000003E-6" table:style-name="ce12">
            <text:p>4.9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8" table:style-name="ce4">
            <text:p>7988</text:p>
          </table:table-cell>
          <table:table-cell office:value-type="float" office:value="7997" table:style-name="ce4">
            <text:p>7997</text:p>
          </table:table-cell>
          <table:table-cell office:value-type="float" office:value="1.1931E-5" table:style-name="ce12">
            <text:p>1.19E-05</text:p>
          </table:table-cell>
          <table:table-cell office:value-type="float" office:value="2.4234E-6" table:style-name="ce12">
            <text:p>2.4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89" table:style-name="ce4">
            <text:p>7989</text:p>
          </table:table-cell>
          <table:table-cell office:value-type="float" office:value="8612" table:style-name="ce4">
            <text:p>8612</text:p>
          </table:table-cell>
          <table:table-cell office:value-type="float" office:value="3.4738000000000001E-6" table:style-name="ce12">
            <text:p>3.47E-06</text:p>
          </table:table-cell>
          <table:table-cell office:value-type="float" office:value="1.9106E-6" table:style-name="ce12">
            <text:p>1.9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0" table:style-name="ce4">
            <text:p>7990</text:p>
          </table:table-cell>
          <table:table-cell office:value-type="float" office:value="7979" table:style-name="ce4">
            <text:p>7979</text:p>
          </table:table-cell>
          <table:table-cell office:value-type="float" office:value="5.7323000000000002E-6" table:style-name="ce12">
            <text:p>5.73E-06</text:p>
          </table:table-cell>
          <table:table-cell office:value-type="float" office:value="1.1643E-6" table:style-name="ce12">
            <text:p>1.1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1" table:style-name="ce4">
            <text:p>7991</text:p>
          </table:table-cell>
          <table:table-cell office:value-type="float" office:value="8516" table:style-name="ce4">
            <text:p>8516</text:p>
          </table:table-cell>
          <table:table-cell office:value-type="float" office:value="1.4212E-5" table:style-name="ce12">
            <text:p>1.42E-05</text:p>
          </table:table-cell>
          <table:table-cell office:value-type="float" office:value="2.8866999999999998E-6" table:style-name="ce12">
            <text:p>2.89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2" table:style-name="ce4">
            <text:p>7992</text:p>
          </table:table-cell>
          <table:table-cell office:value-type="float" office:value="8525" table:style-name="ce4">
            <text:p>8525</text:p>
          </table:table-cell>
          <table:table-cell office:value-type="float" office:value="2.3316E-7" table:style-name="ce12">
            <text:p>2.33E-07</text:p>
          </table:table-cell>
          <table:table-cell office:value-type="float" office:value="1.9430000000000001E-7" table:style-name="ce12">
            <text:p>1.94E-07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3" table:style-name="ce4">
            <text:p>7993</text:p>
          </table:table-cell>
          <table:table-cell office:value-type="float" office:value="8433" table:style-name="ce4">
            <text:p>8433</text:p>
          </table:table-cell>
          <table:table-cell office:value-type="float" office:value="2.3495000000000001E-5" table:style-name="ce12">
            <text:p>2.35E-05</text:p>
          </table:table-cell>
          <table:table-cell office:value-type="float" office:value="4.7724999999999996E-6" table:style-name="ce12">
            <text:p>4.7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4" table:style-name="ce4">
            <text:p>7994</text:p>
          </table:table-cell>
          <table:table-cell office:value-type="float" office:value="8714" table:style-name="ce4">
            <text:p>8714</text:p>
          </table:table-cell>
          <table:table-cell office:value-type="float" office:value="1.5485000000000002E-5" table:style-name="ce12">
            <text:p>1.55E-05</text:p>
          </table:table-cell>
          <table:table-cell office:value-type="float" office:value="3.1453000000000002E-6" table:style-name="ce12">
            <text:p>3.1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5" table:style-name="ce4">
            <text:p>7995</text:p>
          </table:table-cell>
          <table:table-cell office:value-type="float" office:value="8684" table:style-name="ce4">
            <text:p>8684</text:p>
          </table:table-cell>
          <table:table-cell office:value-type="float" office:value="1.9925999999999999E-5" table:style-name="ce12">
            <text:p>1.99E-05</text:p>
          </table:table-cell>
          <table:table-cell office:value-type="float" office:value="4.0474999999999998E-6" table:style-name="ce12">
            <text:p>4.0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6" table:style-name="ce4">
            <text:p>7996</text:p>
          </table:table-cell>
          <table:table-cell office:value-type="float" office:value="8655" table:style-name="ce4">
            <text:p>8655</text:p>
          </table:table-cell>
          <table:table-cell office:value-type="float" office:value="2.2897000000000001E-5" table:style-name="ce12">
            <text:p>2.29E-05</text:p>
          </table:table-cell>
          <table:table-cell office:value-type="float" office:value="4.6507999999999996E-6" table:style-name="ce12">
            <text:p>4.6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7" table:style-name="ce4">
            <text:p>7997</text:p>
          </table:table-cell>
          <table:table-cell office:value-type="float" office:value="8668" table:style-name="ce4">
            <text:p>8668</text:p>
          </table:table-cell>
          <table:table-cell office:value-type="float" office:value="3.4567000000000003E-5" table:style-name="ce12">
            <text:p>3.46E-05</text:p>
          </table:table-cell>
          <table:table-cell office:value-type="float" office:value="7.0211999999999998E-6" table:style-name="ce12">
            <text:p>7.02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8" table:style-name="ce4">
            <text:p>7998</text:p>
          </table:table-cell>
          <table:table-cell office:value-type="float" office:value="8608" table:style-name="ce4">
            <text:p>8608</text:p>
          </table:table-cell>
          <table:table-cell office:value-type="float" office:value="1.7943000000000001E-5" table:style-name="ce12">
            <text:p>1.79E-05</text:p>
          </table:table-cell>
          <table:table-cell office:value-type="float" office:value="3.6447999999999998E-6" table:style-name="ce12">
            <text:p>3.64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99" table:style-name="ce4">
            <text:p>7999</text:p>
          </table:table-cell>
          <table:table-cell office:value-type="float" office:value="8536" table:style-name="ce4">
            <text:p>8536</text:p>
          </table:table-cell>
          <table:table-cell office:value-type="float" office:value="2.5426999999999998E-6" table:style-name="ce12">
            <text:p>2.54E-06</text:p>
          </table:table-cell>
          <table:table-cell office:value-type="float" office:value="2.119E-6" table:style-name="ce12">
            <text:p>2.12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0" table:style-name="ce4">
            <text:p>8000</text:p>
          </table:table-cell>
          <table:table-cell office:value-type="float" office:value="8521" table:style-name="ce4">
            <text:p>8521</text:p>
          </table:table-cell>
          <table:table-cell office:value-type="float" office:value="8.1300000000000001E-6" table:style-name="ce12">
            <text:p>8.13E-06</text:p>
          </table:table-cell>
          <table:table-cell office:value-type="float" office:value="1.6514E-6" table:style-name="ce12">
            <text:p>1.6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1" table:style-name="ce4">
            <text:p>8001</text:p>
          </table:table-cell>
          <table:table-cell office:value-type="float" office:value="8450" table:style-name="ce4">
            <text:p>8450</text:p>
          </table:table-cell>
          <table:table-cell office:value-type="float" office:value="2.8374999999999999E-6" table:style-name="ce12">
            <text:p>2.84E-06</text:p>
          </table:table-cell>
          <table:table-cell office:value-type="float" office:value="3.6482999999999999E-6" table:style-name="ce12">
            <text:p>3.65E-06</text:p>
          </table:table-cell>
          <table:table-cell office:value-type="float" office:value="0" table:style-name="ce4">
            <text:p>0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17.84" table:style-name="ce7">
            <text:p>17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2" table:style-name="ce4">
            <text:p>8002</text:p>
          </table:table-cell>
          <table:table-cell office:value-type="float" office:value="8498" table:style-name="ce4">
            <text:p>8498</text:p>
          </table:table-cell>
          <table:table-cell office:value-type="float" office:value="5.8568000000000004E-6" table:style-name="ce12">
            <text:p>5.86E-06</text:p>
          </table:table-cell>
          <table:table-cell office:value-type="float" office:value="3.2212000000000002E-6" table:style-name="ce12">
            <text:p>3.22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3" table:style-name="ce4">
            <text:p>8003</text:p>
          </table:table-cell>
          <table:table-cell office:value-type="float" office:value="8476" table:style-name="ce4">
            <text:p>8476</text:p>
          </table:table-cell>
          <table:table-cell office:value-type="float" office:value="3.9910000000000002E-5" table:style-name="ce12">
            <text:p>3.99E-05</text:p>
          </table:table-cell>
          <table:table-cell office:value-type="float" office:value="8.1064999999999994E-6" table:style-name="ce12">
            <text:p>8.1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4" table:style-name="ce4">
            <text:p>8004</text:p>
          </table:table-cell>
          <table:table-cell office:value-type="float" office:value="8461" table:style-name="ce4">
            <text:p>8461</text:p>
          </table:table-cell>
          <table:table-cell office:value-type="float" office:value="5.135E-6" table:style-name="ce12">
            <text:p>5.14E-06</text:p>
          </table:table-cell>
          <table:table-cell office:value-type="float" office:value="4.2791999999999996E-6" table:style-name="ce12">
            <text:p>4.28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5" table:style-name="ce4">
            <text:p>8005</text:p>
          </table:table-cell>
          <table:table-cell office:value-type="float" office:value="8424" table:style-name="ce4">
            <text:p>8424</text:p>
          </table:table-cell>
          <table:table-cell office:value-type="float" office:value="1.7302000000000001E-5" table:style-name="ce12">
            <text:p>1.73E-05</text:p>
          </table:table-cell>
          <table:table-cell office:value-type="float" office:value="3.5145E-6" table:style-name="ce12">
            <text:p>3.51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6" table:style-name="ce4">
            <text:p>8006</text:p>
          </table:table-cell>
          <table:table-cell office:value-type="float" office:value="8435" table:style-name="ce4">
            <text:p>8435</text:p>
          </table:table-cell>
          <table:table-cell office:value-type="float" office:value="2.6590000000000001E-5" table:style-name="ce12">
            <text:p>2.66E-05</text:p>
          </table:table-cell>
          <table:table-cell office:value-type="float" office:value="5.4009999999999996E-6" table:style-name="ce12">
            <text:p>5.40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07" table:style-name="ce4">
            <text:p>8007</text:p>
          </table:table-cell>
          <table:table-cell office:value-type="float" office:value="8447" table:style-name="ce4">
            <text:p>8447</text:p>
          </table:table-cell>
          <table:table-cell office:value-type="float" office:value="2.9317000000000001E-5" table:style-name="ce12">
            <text:p>2.93E-05</text:p>
          </table:table-cell>
          <table:table-cell office:value-type="float" office:value="5.9549999999999997E-6" table:style-name="ce12">
            <text:p>5.96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27" table:style-name="ce4">
            <text:p>8427</text:p>
          </table:table-cell>
          <table:table-cell office:value-type="float" office:value="8449" table:style-name="ce4">
            <text:p>8449</text:p>
          </table:table-cell>
          <table:table-cell office:value-type="float" office:value="4.0120000000000002E-5" table:style-name="ce12">
            <text:p>4.01E-05</text:p>
          </table:table-cell>
          <table:table-cell office:value-type="float" office:value="8.1491999999999998E-6" table:style-name="ce12">
            <text:p>8.15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53" table:style-name="ce4">
            <text:p>8453</text:p>
          </table:table-cell>
          <table:table-cell office:value-type="float" office:value="8481" table:style-name="ce4">
            <text:p>8481</text:p>
          </table:table-cell>
          <table:table-cell office:value-type="float" office:value="1.7329999999999998E-5" table:style-name="ce12">
            <text:p>1.73E-05</text:p>
          </table:table-cell>
          <table:table-cell office:value-type="float" office:value="9.5318000000000008E-6" table:style-name="ce12">
            <text:p>9.53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42" table:style-name="ce4">
            <text:p>8542</text:p>
          </table:table-cell>
          <table:table-cell office:value-type="float" office:value="8574" table:style-name="ce4">
            <text:p>8574</text:p>
          </table:table-cell>
          <table:table-cell office:value-type="float" office:value="9.4158000000000005E-6" table:style-name="ce12">
            <text:p>9.42E-06</text:p>
          </table:table-cell>
          <table:table-cell office:value-type="float" office:value="5.1788000000000003E-6" table:style-name="ce12">
            <text:p>5.18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67" table:style-name="ce4">
            <text:p>8567</text:p>
          </table:table-cell>
          <table:table-cell office:value-type="float" office:value="8559" table:style-name="ce4">
            <text:p>8559</text:p>
          </table:table-cell>
          <table:table-cell office:value-type="float" office:value="1.064E-5" table:style-name="ce12">
            <text:p>1.06E-05</text:p>
          </table:table-cell>
          <table:table-cell office:value-type="float" office:value="5.8521999999999996E-6" table:style-name="ce12">
            <text:p>5.85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72" table:style-name="ce4">
            <text:p>8572</text:p>
          </table:table-cell>
          <table:table-cell office:value-type="float" office:value="8635" table:style-name="ce4">
            <text:p>8635</text:p>
          </table:table-cell>
          <table:table-cell office:value-type="float" office:value="1.2588000000000001E-4" table:style-name="ce4">
            <text:p>0.00012588</text:p>
          </table:table-cell>
          <table:table-cell office:value-type="float" office:value="2.5567000000000001E-5" table:style-name="ce12">
            <text:p>2.56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34" table:style-name="ce4">
            <text:p>8534</text:p>
          </table:table-cell>
          <table:table-cell office:value-type="float" office:value="8595" table:style-name="ce4">
            <text:p>8595</text:p>
          </table:table-cell>
          <table:table-cell office:value-type="float" office:value="1.6249999999999999E-5" table:style-name="ce12">
            <text:p>1.63E-05</text:p>
          </table:table-cell>
          <table:table-cell office:value-type="float" office:value="8.9375000000000004E-6" table:style-name="ce12">
            <text:p>8.94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98" table:style-name="ce4">
            <text:p>8498</text:p>
          </table:table-cell>
          <table:table-cell office:value-type="float" office:value="8523" table:style-name="ce4">
            <text:p>8523</text:p>
          </table:table-cell>
          <table:table-cell office:value-type="float" office:value="6.2299999999999996E-6" table:style-name="ce12">
            <text:p>6.23E-06</text:p>
          </table:table-cell>
          <table:table-cell office:value-type="float" office:value="5.1916999999999998E-6" table:style-name="ce12">
            <text:p>5.19E-06</text:p>
          </table:table-cell>
          <table:table-cell office:value-type="float" office:value="0" table:style-name="ce4">
            <text:p>0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13.856" table:style-name="ce7">
            <text:p>13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83" table:style-name="ce4">
            <text:p>8583</text:p>
          </table:table-cell>
          <table:table-cell office:value-type="float" office:value="8613" table:style-name="ce4">
            <text:p>8613</text:p>
          </table:table-cell>
          <table:table-cell office:value-type="float" office:value="8.3937999999999992E-6" table:style-name="ce12">
            <text:p>8.39E-06</text:p>
          </table:table-cell>
          <table:table-cell office:value-type="float" office:value="4.6164999999999998E-6" table:style-name="ce12">
            <text:p>4.62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50" table:style-name="ce4">
            <text:p>8550</text:p>
          </table:table-cell>
          <table:table-cell office:value-type="float" office:value="8593" table:style-name="ce4">
            <text:p>8593</text:p>
          </table:table-cell>
          <table:table-cell office:value-type="float" office:value="2.26E-5" table:style-name="ce12">
            <text:p>2.26E-05</text:p>
          </table:table-cell>
          <table:table-cell office:value-type="float" office:value="1.243E-5" table:style-name="ce12">
            <text:p>1.24E-05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51" table:style-name="ce4">
            <text:p>8651</text:p>
          </table:table-cell>
          <table:table-cell office:value-type="float" office:value="8652" table:style-name="ce4">
            <text:p>8652</text:p>
          </table:table-cell>
          <table:table-cell office:value-type="float" office:value="7.2942000000000004E-6" table:style-name="ce12">
            <text:p>7.29E-06</text:p>
          </table:table-cell>
          <table:table-cell office:value-type="float" office:value="4.0118000000000003E-6" table:style-name="ce12">
            <text:p>4.01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95" table:style-name="ce4">
            <text:p>8695</text:p>
          </table:table-cell>
          <table:table-cell office:value-type="float" office:value="8697" table:style-name="ce4">
            <text:p>8697</text:p>
          </table:table-cell>
          <table:table-cell office:value-type="float" office:value="1.8058000000000001E-4" table:style-name="ce4">
            <text:p>0.00018058</text:p>
          </table:table-cell>
          <table:table-cell office:value-type="float" office:value="3.6680000000000001E-5" table:style-name="ce12">
            <text:p>3.67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82" table:style-name="ce4">
            <text:p>8682</text:p>
          </table:table-cell>
          <table:table-cell office:value-type="float" office:value="8699" table:style-name="ce4">
            <text:p>8699</text:p>
          </table:table-cell>
          <table:table-cell office:value-type="float" office:value="3.9239999999999997E-5" table:style-name="ce12">
            <text:p>3.92E-05</text:p>
          </table:table-cell>
          <table:table-cell office:value-type="float" office:value="7.9704999999999993E-6" table:style-name="ce12">
            <text:p>7.97E-06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04" table:style-name="ce4">
            <text:p>8704</text:p>
          </table:table-cell>
          <table:table-cell office:value-type="float" office:value="8726" table:style-name="ce4">
            <text:p>8726</text:p>
          </table:table-cell>
          <table:table-cell office:value-type="float" office:value="1.2342E-5" table:style-name="ce12">
            <text:p>1.23E-05</text:p>
          </table:table-cell>
          <table:table-cell office:value-type="float" office:value="6.7880000000000001E-6" table:style-name="ce12">
            <text:p>6.79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50" table:style-name="ce4">
            <text:p>8750</text:p>
          </table:table-cell>
          <table:table-cell office:value-type="float" office:value="8765" table:style-name="ce4">
            <text:p>8765</text:p>
          </table:table-cell>
          <table:table-cell office:value-type="float" office:value="6.5519999999999996E-5" table:style-name="ce12">
            <text:p>6.55E-05</text:p>
          </table:table-cell>
          <table:table-cell office:value-type="float" office:value="1.3309000000000001E-5" table:style-name="ce12">
            <text:p>1.33E-05</text:p>
          </table:table-cell>
          <table:table-cell office:value-type="float" office:value="0" table:style-name="ce4">
            <text:p>0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5.5426000000000002" table:style-name="ce7">
            <text:p>5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00" table:style-name="ce4">
            <text:p>8500</text:p>
          </table:table-cell>
          <table:table-cell office:value-type="float" office:value="8512" table:style-name="ce4">
            <text:p>8512</text:p>
          </table:table-cell>
          <table:table-cell office:value-type="float" office:value="1.7858000000000001E-5" table:style-name="ce12">
            <text:p>1.79E-05</text:p>
          </table:table-cell>
          <table:table-cell office:value-type="float" office:value="9.8216999999999995E-6" table:style-name="ce12">
            <text:p>9.82E-06</text:p>
          </table:table-cell>
          <table:table-cell office:value-type="float" office:value="0" table:style-name="ce4">
            <text:p>0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10.391999999999999" table:style-name="ce7">
            <text:p>1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5" table:style-name="ce14">
            <text:p>8785</text:p>
          </table:table-cell>
          <table:table-cell office:value-type="float" office:value="8786" table:style-name="ce4">
            <text:p>8786</text:p>
          </table:table-cell>
          <table:table-cell office:value-type="float" office:value="3.1132000000000001E-7" table:style-name="ce12">
            <text:p>3.11E-07</text:p>
          </table:table-cell>
          <table:table-cell office:value-type="float" office:value="1.0199E-6" table:style-name="ce12">
            <text:p>1.02E-06</text:p>
          </table:table-cell>
          <table:table-cell office:value-type="float" office:value="0" table:style-name="ce4">
            <text:p>0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5" table:style-name="ce14">
            <text:p>8785</text:p>
          </table:table-cell>
          <table:table-cell office:value-type="float" office:value="8787" table:style-name="ce4">
            <text:p>8787</text:p>
          </table:table-cell>
          <table:table-cell office:value-type="float" office:value="5.9602000000000001E-7" table:style-name="ce12">
            <text:p>5.96E-07</text:p>
          </table:table-cell>
          <table:table-cell office:value-type="float" office:value="1.9524999999999999E-6" table:style-name="ce12">
            <text:p>1.95E-06</text:p>
          </table:table-cell>
          <table:table-cell office:value-type="float" office:value="0" table:style-name="ce4">
            <text:p>0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5" table:style-name="ce14">
            <text:p>8785</text:p>
          </table:table-cell>
          <table:table-cell office:value-type="float" office:value="8788" table:style-name="ce4">
            <text:p>8788</text:p>
          </table:table-cell>
          <table:table-cell office:value-type="float" office:value="5.4562000000000004E-7" table:style-name="ce12">
            <text:p>5.46E-07</text:p>
          </table:table-cell>
          <table:table-cell office:value-type="float" office:value="1.7874E-6" table:style-name="ce12">
            <text:p>1.79E-06</text:p>
          </table:table-cell>
          <table:table-cell office:value-type="float" office:value="0" table:style-name="ce4">
            <text:p>0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7" table:style-name="ce15">
            <text:p>8787</text:p>
          </table:table-cell>
          <table:table-cell office:value-type="float" office:value="8788" table:style-name="ce4">
            <text:p>8788</text:p>
          </table:table-cell>
          <table:table-cell office:value-type="float" office:value="4.2215E-7" table:style-name="ce12">
            <text:p>4.22E-07</text:p>
          </table:table-cell>
          <table:table-cell office:value-type="float" office:value="1.3828999999999999E-6" table:style-name="ce12">
            <text:p>1.38E-06</text:p>
          </table:table-cell>
          <table:table-cell office:value-type="float" office:value="0" table:style-name="ce4">
            <text:p>0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7" table:style-name="ce15">
            <text:p>8787</text:p>
          </table:table-cell>
          <table:table-cell office:value-type="float" office:value="8786" table:style-name="ce4">
            <text:p>8786</text:p>
          </table:table-cell>
          <table:table-cell office:value-type="float" office:value="3.0637000000000001E-7" table:style-name="ce12">
            <text:p>3.06E-07</text:p>
          </table:table-cell>
          <table:table-cell office:value-type="float" office:value="1.0036E-6" table:style-name="ce12">
            <text:p>1.00E-06</text:p>
          </table:table-cell>
          <table:table-cell office:value-type="float" office:value="0" table:style-name="ce4">
            <text:p>0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86" table:style-name="ce4">
            <text:p>8786</text:p>
          </table:table-cell>
          <table:table-cell office:value-type="float" office:value="8788" table:style-name="ce4">
            <text:p>8788</text:p>
          </table:table-cell>
          <table:table-cell office:value-type="float" office:value="3.9261999999999998E-7" table:style-name="ce12">
            <text:p>3.93E-07</text:p>
          </table:table-cell>
          <table:table-cell office:value-type="float" office:value="1.2862000000000001E-6" table:style-name="ce12">
            <text:p>1.29E-06</text:p>
          </table:table-cell>
          <table:table-cell office:value-type="float" office:value="0" table:style-name="ce4">
            <text:p>0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171.47" table:style-name="ce7">
            <text:p>17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/>
        </table:table-row>
        <table:table-row table:number-rows-repeated="1048121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style-name="ce2"/>
          <table:table-cell table:number-columns-repeated="16378"/>
        </table:table-row>
        <table:table-row table:style-name="ro1" table:visibility="filter">
          <table:table-cell office:value-type="float" office:value="1" table:style-name="ce4">
            <text:p>1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66" table:style-name="ce4">
            <text:p>7966</text:p>
          </table:table-cell>
          <table:table-cell office:value-type="float" office:value="2.871" table:style-name="ce11">
            <text:p>2.87</text:p>
          </table:table-cell>
          <table:table-cell office:value-type="float" office:value="0.86129999999999995" table:style-name="ce11">
            <text:p>0.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67" table:style-name="ce4">
            <text:p>7967</text:p>
          </table:table-cell>
          <table:table-cell office:value-type="float" office:value="9.9559999999999995" table:style-name="ce11">
            <text:p>9.96</text:p>
          </table:table-cell>
          <table:table-cell office:value-type="float" office:value="2.9868000000000001" table:style-name="ce11">
            <text:p>2.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68" table:style-name="ce4">
            <text:p>7968</text:p>
          </table:table-cell>
          <table:table-cell office:value-type="float" office:value="3.573" table:style-name="ce11">
            <text:p>3.57</text:p>
          </table:table-cell>
          <table:table-cell office:value-type="float" office:value="1.0719000000000001" table:style-name="ce11">
            <text:p>1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69" table:style-name="ce4">
            <text:p>7969</text:p>
          </table:table-cell>
          <table:table-cell office:value-type="float" office:value="6.1470000000000002" table:style-name="ce11">
            <text:p>6.15</text:p>
          </table:table-cell>
          <table:table-cell office:value-type="float" office:value="1.8441000000000001" table:style-name="ce11">
            <text:p>1.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0" table:style-name="ce4">
            <text:p>7970</text:p>
          </table:table-cell>
          <table:table-cell office:value-type="float" office:value="5.157" table:style-name="ce11">
            <text:p>5.16</text:p>
          </table:table-cell>
          <table:table-cell office:value-type="float" office:value="1.5470999999999999" table:style-name="ce11">
            <text:p>1.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1" table:style-name="ce4">
            <text:p>7971</text:p>
          </table:table-cell>
          <table:table-cell office:value-type="float" office:value="3.6720000000000002" table:style-name="ce11">
            <text:p>3.67</text:p>
          </table:table-cell>
          <table:table-cell office:value-type="float" office:value="1.1015999999999999" table:style-name="ce11">
            <text:p>1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2" table:style-name="ce4">
            <text:p>7972</text:p>
          </table:table-cell>
          <table:table-cell office:value-type="float" office:value="1.3859999999999999" table:style-name="ce11">
            <text:p>1.39</text:p>
          </table:table-cell>
          <table:table-cell office:value-type="float" office:value="0.4158" table:style-name="ce11">
            <text:p>0.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3" table:style-name="ce4">
            <text:p>7973</text:p>
          </table:table-cell>
          <table:table-cell office:value-type="float" office:value="6.0570000000000004" table:style-name="ce11">
            <text:p>6.06</text:p>
          </table:table-cell>
          <table:table-cell office:value-type="float" office:value="1.8170999999999999" table:style-name="ce11">
            <text:p>1.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4" table:style-name="ce4">
            <text:p>7974</text:p>
          </table:table-cell>
          <table:table-cell office:value-type="float" office:value="1.881" table:style-name="ce11">
            <text:p>1.88</text:p>
          </table:table-cell>
          <table:table-cell office:value-type="float" office:value="0.56430000000000002" table:style-name="ce11">
            <text:p>0.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5" table:style-name="ce4">
            <text:p>7975</text:p>
          </table:table-cell>
          <table:table-cell office:value-type="float" office:value="3.177" table:style-name="ce11">
            <text:p>3.18</text:p>
          </table:table-cell>
          <table:table-cell office:value-type="float" office:value="0.95309999999999995" table:style-name="ce11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6" table:style-name="ce4">
            <text:p>7976</text:p>
          </table:table-cell>
          <table:table-cell office:value-type="float" office:value="8.4510000000000005" table:style-name="ce11">
            <text:p>8.45</text:p>
          </table:table-cell>
          <table:table-cell office:value-type="float" office:value="2.5352999999999999" table:style-name="ce11">
            <text:p>2.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7" table:style-name="ce4">
            <text:p>7977</text:p>
          </table:table-cell>
          <table:table-cell office:value-type="float" office:value="5.76" table:style-name="ce11">
            <text:p>5.76</text:p>
          </table:table-cell>
          <table:table-cell office:value-type="float" office:value="1.728" table:style-name="ce11">
            <text:p>1.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8" table:style-name="ce4">
            <text:p>7978</text:p>
          </table:table-cell>
          <table:table-cell office:value-type="float" office:value="1.1970000000000001" table:style-name="ce11">
            <text:p>1.20</text:p>
          </table:table-cell>
          <table:table-cell office:value-type="float" office:value="0.35909999999999997" table:style-name="ce11">
            <text:p>0.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79" table:style-name="ce4">
            <text:p>7979</text:p>
          </table:table-cell>
          <table:table-cell office:value-type="float" office:value="3.3839999999999999" table:style-name="ce11">
            <text:p>3.38</text:p>
          </table:table-cell>
          <table:table-cell office:value-type="float" office:value="1.0152000000000001" table:style-name="ce11">
            <text:p>1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float" office:value="7980" table:style-name="ce4">
            <text:p>7980</text:p>
          </table:table-cell>
          <table:table-cell office:value-type="float" office:value="2.871" table:style-name="ce11">
            <text:p>2.87</text:p>
          </table:table-cell>
          <table:table-cell office:value-type="float" office:value="0.86129999999999995" table:style-name="ce11">
            <text:p>0.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1" table:style-name="ce4">
            <text:p>7981</text:p>
          </table:table-cell>
          <table:table-cell office:value-type="float" office:value="5.2649999999999997" table:style-name="ce11">
            <text:p>5.27</text:p>
          </table:table-cell>
          <table:table-cell office:value-type="float" office:value="1.5794999999999999" table:style-name="ce11">
            <text:p>1.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2" table:style-name="ce4">
            <text:p>7982</text:p>
          </table:table-cell>
          <table:table-cell office:value-type="float" office:value="0.29699999999999999" table:style-name="ce11">
            <text:p>0.30</text:p>
          </table:table-cell>
          <table:table-cell office:value-type="float" office:value="8.9099999999999999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3" table:style-name="ce4">
            <text:p>7983</text:p>
          </table:table-cell>
          <table:table-cell office:value-type="float" office:value="4.8600000000000003" table:style-name="ce11">
            <text:p>4.86</text:p>
          </table:table-cell>
          <table:table-cell office:value-type="float" office:value="1.458" table:style-name="ce11">
            <text:p>1.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4" table:style-name="ce4">
            <text:p>7984</text:p>
          </table:table-cell>
          <table:table-cell office:value-type="float" office:value="3.9780000000000002" table:style-name="ce11">
            <text:p>3.98</text:p>
          </table:table-cell>
          <table:table-cell office:value-type="float" office:value="1.1934" table:style-name="ce11">
            <text:p>1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5" table:style-name="ce4">
            <text:p>7985</text:p>
          </table:table-cell>
          <table:table-cell office:value-type="float" office:value="0.56999999999999995" table:style-name="ce11">
            <text:p>0.57</text:p>
          </table:table-cell>
          <table:table-cell office:value-type="float" office:value="0.17100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6" table:style-name="ce4">
            <text:p>7986</text:p>
          </table:table-cell>
          <table:table-cell office:value-type="float" office:value="0.5232" table:style-name="ce11">
            <text:p>0.52</text:p>
          </table:table-cell>
          <table:table-cell office:value-type="float" office:value="0.15695999999999999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7" table:style-name="ce4">
            <text:p>7987</text:p>
          </table:table-cell>
          <table:table-cell office:value-type="float" office:value="0.55679999999999996" table:style-name="ce11">
            <text:p>0.56</text:p>
          </table:table-cell>
          <table:table-cell office:value-type="float" office:value="0.16703999999999999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8" table:style-name="ce4">
            <text:p>7988</text:p>
          </table:table-cell>
          <table:table-cell office:value-type="float" office:value="0.51659999999999995" table:style-name="ce11">
            <text:p>0.52</text:p>
          </table:table-cell>
          <table:table-cell office:value-type="float" office:value="0.15498000000000001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9" table:style-name="ce4">
            <text:p>7989</text:p>
          </table:table-cell>
          <table:table-cell office:value-type="float" office:value="0.51600000000000001" table:style-name="ce11">
            <text:p>0.52</text:p>
          </table:table-cell>
          <table:table-cell office:value-type="float" office:value="0.15479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0" table:style-name="ce4">
            <text:p>7990</text:p>
          </table:table-cell>
          <table:table-cell office:value-type="float" office:value="0.55679999999999996" table:style-name="ce11">
            <text:p>0.56</text:p>
          </table:table-cell>
          <table:table-cell office:value-type="float" office:value="0.16703999999999999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1" table:style-name="ce4">
            <text:p>7991</text:p>
          </table:table-cell>
          <table:table-cell office:value-type="float" office:value="0.51990000000000003" table:style-name="ce11">
            <text:p>0.52</text:p>
          </table:table-cell>
          <table:table-cell office:value-type="float" office:value="0.15597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2" table:style-name="ce4">
            <text:p>7992</text:p>
          </table:table-cell>
          <table:table-cell office:value-type="float" office:value="0.54359999999999997" table:style-name="ce11">
            <text:p>0.54</text:p>
          </table:table-cell>
          <table:table-cell office:value-type="float" office:value="0.16308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3" table:style-name="ce4">
            <text:p>7993</text:p>
          </table:table-cell>
          <table:table-cell office:value-type="float" office:value="0.62280000000000002" table:style-name="ce11">
            <text:p>0.62</text:p>
          </table:table-cell>
          <table:table-cell office:value-type="float" office:value="0.18684000000000001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4" table:style-name="ce4">
            <text:p>7994</text:p>
          </table:table-cell>
          <table:table-cell office:value-type="float" office:value="0.64" table:style-name="ce11">
            <text:p>0.64</text:p>
          </table:table-cell>
          <table:table-cell office:value-type="float" office:value="0.192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5" table:style-name="ce4">
            <text:p>7995</text:p>
          </table:table-cell>
          <table:table-cell office:value-type="float" office:value="0.52549999999999997" table:style-name="ce11">
            <text:p>0.53</text:p>
          </table:table-cell>
          <table:table-cell office:value-type="float" office:value="0.1576500000000000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6" table:style-name="ce4">
            <text:p>7996</text:p>
          </table:table-cell>
          <table:table-cell office:value-type="float" office:value="0.624" table:style-name="ce11">
            <text:p>0.62</text:p>
          </table:table-cell>
          <table:table-cell office:value-type="float" office:value="0.18720000000000001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7" table:style-name="ce4">
            <text:p>7997</text:p>
          </table:table-cell>
          <table:table-cell office:value-type="float" office:value="0.58099999999999996" table:style-name="ce11">
            <text:p>0.58</text:p>
          </table:table-cell>
          <table:table-cell office:value-type="float" office:value="0.17430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8" table:style-name="ce4">
            <text:p>7998</text:p>
          </table:table-cell>
          <table:table-cell office:value-type="float" office:value="0.56999999999999995" table:style-name="ce11">
            <text:p>0.57</text:p>
          </table:table-cell>
          <table:table-cell office:value-type="float" office:value="0.17100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9" table:style-name="ce4">
            <text:p>7999</text:p>
          </table:table-cell>
          <table:table-cell office:value-type="float" office:value="0.69099999999999995" table:style-name="ce11">
            <text:p>0.69</text:p>
          </table:table-cell>
          <table:table-cell office:value-type="float" office:value="0.20730000000000001" table:style-name="ce11">
            <text:p>0.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0" table:style-name="ce4">
            <text:p>8000</text:p>
          </table:table-cell>
          <table:table-cell office:value-type="float" office:value="0.53700000000000003" table:style-name="ce11">
            <text:p>0.54</text:p>
          </table:table-cell>
          <table:table-cell office:value-type="float" office:value="0.16109999999999999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1" table:style-name="ce4">
            <text:p>8001</text:p>
          </table:table-cell>
          <table:table-cell office:value-type="float" office:value="0.71850000000000003" table:style-name="ce11">
            <text:p>0.72</text:p>
          </table:table-cell>
          <table:table-cell office:value-type="float" office:value="0.21554999999999999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2" table:style-name="ce4">
            <text:p>8002</text:p>
          </table:table-cell>
          <table:table-cell office:value-type="float" office:value="0.54100000000000004" table:style-name="ce11">
            <text:p>0.54</text:p>
          </table:table-cell>
          <table:table-cell office:value-type="float" office:value="0.1623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3" table:style-name="ce4">
            <text:p>8003</text:p>
          </table:table-cell>
          <table:table-cell office:value-type="float" office:value="0.54100000000000004" table:style-name="ce11">
            <text:p>0.54</text:p>
          </table:table-cell>
          <table:table-cell office:value-type="float" office:value="0.1623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4" table:style-name="ce4">
            <text:p>8004</text:p>
          </table:table-cell>
          <table:table-cell office:value-type="float" office:value="0.53600000000000003" table:style-name="ce11">
            <text:p>0.54</text:p>
          </table:table-cell>
          <table:table-cell office:value-type="float" office:value="0.1608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5" table:style-name="ce4">
            <text:p>8005</text:p>
          </table:table-cell>
          <table:table-cell office:value-type="float" office:value="0.54700000000000004" table:style-name="ce11">
            <text:p>0.55</text:p>
          </table:table-cell>
          <table:table-cell office:value-type="float" office:value="0.164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6" table:style-name="ce4">
            <text:p>8006</text:p>
          </table:table-cell>
          <table:table-cell office:value-type="float" office:value="0.74150000000000005" table:style-name="ce11">
            <text:p>0.74</text:p>
          </table:table-cell>
          <table:table-cell office:value-type="float" office:value="0.22245000000000001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7" table:style-name="ce4">
            <text:p>8007</text:p>
          </table:table-cell>
          <table:table-cell office:value-type="float" office:value="0.53700000000000003" table:style-name="ce11">
            <text:p>0.54</text:p>
          </table:table-cell>
          <table:table-cell office:value-type="float" office:value="0.16109999999999999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95" table:style-name="ce4">
            <text:p>8395</text:p>
          </table:table-cell>
          <table:table-cell office:value-type="float" office:value="0.50173000000000001" table:style-name="ce11">
            <text:p>0.50</text:p>
          </table:table-cell>
          <table:table-cell office:value-type="float" office:value="0.16681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96" table:style-name="ce4">
            <text:p>8396</text:p>
          </table:table-cell>
          <table:table-cell office:value-type="float" office:value="0.50990000000000002" table:style-name="ce11">
            <text:p>0.51</text:p>
          </table:table-cell>
          <table:table-cell office:value-type="float" office:value="0.16975999999999999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97" table:style-name="ce4">
            <text:p>8397</text:p>
          </table:table-cell>
          <table:table-cell office:value-type="float" office:value="0.27449000000000001" table:style-name="ce11">
            <text:p>0.27</text:p>
          </table:table-cell>
          <table:table-cell office:value-type="float" office:value="8.9451000000000003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98" table:style-name="ce4">
            <text:p>8398</text:p>
          </table:table-cell>
          <table:table-cell office:value-type="float" office:value="0.32292999999999999" table:style-name="ce11">
            <text:p>0.32</text:p>
          </table:table-cell>
          <table:table-cell office:value-type="float" office:value="0.10722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99" table:style-name="ce4">
            <text:p>8399</text:p>
          </table:table-cell>
          <table:table-cell office:value-type="float" office:value="0.19141" table:style-name="ce11">
            <text:p>0.19</text:p>
          </table:table-cell>
          <table:table-cell office:value-type="float" office:value="6.2983999999999998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0" table:style-name="ce4">
            <text:p>8400</text:p>
          </table:table-cell>
          <table:table-cell office:value-type="float" office:value="0.14862" table:style-name="ce11">
            <text:p>0.15</text:p>
          </table:table-cell>
          <table:table-cell office:value-type="float" office:value="4.7941999999999999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1" table:style-name="ce4">
            <text:p>8401</text:p>
          </table:table-cell>
          <table:table-cell office:value-type="float" office:value="0.77568000000000004" table:style-name="ce11">
            <text:p>0.78</text:p>
          </table:table-cell>
          <table:table-cell office:value-type="float" office:value="0.25733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2" table:style-name="ce4">
            <text:p>8402</text:p>
          </table:table-cell>
          <table:table-cell office:value-type="float" office:value="0.59289999999999998" table:style-name="ce11">
            <text:p>0.59</text:p>
          </table:table-cell>
          <table:table-cell office:value-type="float" office:value="0.19281999999999999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3" table:style-name="ce4">
            <text:p>8403</text:p>
          </table:table-cell>
          <table:table-cell office:value-type="float" office:value="0.33967000000000003" table:style-name="ce11">
            <text:p>0.34</text:p>
          </table:table-cell>
          <table:table-cell office:value-type="float" office:value="0.10920000000000001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4" table:style-name="ce4">
            <text:p>8404</text:p>
          </table:table-cell>
          <table:table-cell office:value-type="float" office:value="0.18459" table:style-name="ce11">
            <text:p>0.18</text:p>
          </table:table-cell>
          <table:table-cell office:value-type="float" office:value="6.0462000000000002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5" table:style-name="ce4">
            <text:p>8405</text:p>
          </table:table-cell>
          <table:table-cell office:value-type="float" office:value="0.41322999999999999" table:style-name="ce11">
            <text:p>0.41</text:p>
          </table:table-cell>
          <table:table-cell office:value-type="float" office:value="0.13558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6" table:style-name="ce4">
            <text:p>8406</text:p>
          </table:table-cell>
          <table:table-cell office:value-type="float" office:value="0.11985999999999999" table:style-name="ce11">
            <text:p>0.12</text:p>
          </table:table-cell>
          <table:table-cell office:value-type="float" office:value="3.8130999999999998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7" table:style-name="ce4">
            <text:p>8407</text:p>
          </table:table-cell>
          <table:table-cell office:value-type="float" office:value="0.56627000000000005" table:style-name="ce11">
            <text:p>0.57</text:p>
          </table:table-cell>
          <table:table-cell office:value-type="float" office:value="0.18331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8" table:style-name="ce4">
            <text:p>8408</text:p>
          </table:table-cell>
          <table:table-cell office:value-type="float" office:value="0.40022000000000002" table:style-name="ce11">
            <text:p>0.40</text:p>
          </table:table-cell>
          <table:table-cell office:value-type="float" office:value="0.13006999999999999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9" table:style-name="ce4">
            <text:p>8409</text:p>
          </table:table-cell>
          <table:table-cell office:value-type="float" office:value="7.8626000000000001E-2" table:style-name="ce11">
            <text:p>0.08</text:p>
          </table:table-cell>
          <table:table-cell office:value-type="float" office:value="2.4479000000000001E-2" table:style-name="ce11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0" table:style-name="ce4">
            <text:p>8410</text:p>
          </table:table-cell>
          <table:table-cell office:value-type="float" office:value="0.29644999999999999" table:style-name="ce11">
            <text:p>0.30</text:p>
          </table:table-cell>
          <table:table-cell office:value-type="float" office:value="9.7713999999999995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1" table:style-name="ce4">
            <text:p>8411</text:p>
          </table:table-cell>
          <table:table-cell office:value-type="float" office:value="0.21662999999999999" table:style-name="ce11">
            <text:p>0.22</text:p>
          </table:table-cell>
          <table:table-cell office:value-type="float" office:value="6.9981000000000002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2" table:style-name="ce4">
            <text:p>8412</text:p>
          </table:table-cell>
          <table:table-cell office:value-type="float" office:value="0.57489000000000001" table:style-name="ce11">
            <text:p>0.57</text:p>
          </table:table-cell>
          <table:table-cell office:value-type="float" office:value="0.18615000000000001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3" table:style-name="ce4">
            <text:p>8413</text:p>
          </table:table-cell>
          <table:table-cell office:value-type="float" office:value="0.31947999999999999" table:style-name="ce11">
            <text:p>0.32</text:p>
          </table:table-cell>
          <table:table-cell office:value-type="float" office:value="0.10551000000000001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4" table:style-name="ce4">
            <text:p>8414</text:p>
          </table:table-cell>
          <table:table-cell office:value-type="float" office:value="0.14463000000000001" table:style-name="ce11">
            <text:p>0.14</text:p>
          </table:table-cell>
          <table:table-cell office:value-type="float" office:value="4.6642999999999997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5" table:style-name="ce4">
            <text:p>8415</text:p>
          </table:table-cell>
          <table:table-cell office:value-type="float" office:value="0.27556999999999998" table:style-name="ce11">
            <text:p>0.28</text:p>
          </table:table-cell>
          <table:table-cell office:value-type="float" office:value="9.0130000000000002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6" table:style-name="ce4">
            <text:p>8416</text:p>
          </table:table-cell>
          <table:table-cell office:value-type="float" office:value="0.33656000000000003" table:style-name="ce11">
            <text:p>0.34</text:p>
          </table:table-cell>
          <table:table-cell office:value-type="float" office:value="0.10818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7" table:style-name="ce4">
            <text:p>8417</text:p>
          </table:table-cell>
          <table:table-cell office:value-type="float" office:value="0.28670000000000001" table:style-name="ce11">
            <text:p>0.29</text:p>
          </table:table-cell>
          <table:table-cell office:value-type="float" office:value="9.4016000000000002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8" table:style-name="ce4">
            <text:p>8418</text:p>
          </table:table-cell>
          <table:table-cell office:value-type="float" office:value="0.56010000000000004" table:style-name="ce11">
            <text:p>0.56</text:p>
          </table:table-cell>
          <table:table-cell office:value-type="float" office:value="0.18167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9" table:style-name="ce4">
            <text:p>8419</text:p>
          </table:table-cell>
          <table:table-cell office:value-type="float" office:value="0.34923999999999999" table:style-name="ce11">
            <text:p>0.35</text:p>
          </table:table-cell>
          <table:table-cell office:value-type="float" office:value="0.11247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0" table:style-name="ce4">
            <text:p>8420</text:p>
          </table:table-cell>
          <table:table-cell office:value-type="float" office:value="0.20047999999999999" table:style-name="ce11">
            <text:p>0.20</text:p>
          </table:table-cell>
          <table:table-cell office:value-type="float" office:value="6.6388000000000003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1" table:style-name="ce4">
            <text:p>8421</text:p>
          </table:table-cell>
          <table:table-cell office:value-type="float" office:value="0.31791000000000003" table:style-name="ce11">
            <text:p>0.32</text:p>
          </table:table-cell>
          <table:table-cell office:value-type="float" office:value="0.10528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2" table:style-name="ce4">
            <text:p>8422</text:p>
          </table:table-cell>
          <table:table-cell office:value-type="float" office:value="0.32780999999999999" table:style-name="ce11">
            <text:p>0.33</text:p>
          </table:table-cell>
          <table:table-cell office:value-type="float" office:value="0.10894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3" table:style-name="ce4">
            <text:p>8423</text:p>
          </table:table-cell>
          <table:table-cell office:value-type="float" office:value="0.51492000000000004" table:style-name="ce11">
            <text:p>0.51</text:p>
          </table:table-cell>
          <table:table-cell office:value-type="float" office:value="0.17138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4" table:style-name="ce4">
            <text:p>8424</text:p>
          </table:table-cell>
          <table:table-cell office:value-type="float" office:value="0.78405999999999998" table:style-name="ce11">
            <text:p>0.78</text:p>
          </table:table-cell>
          <table:table-cell office:value-type="float" office:value="0.25980999999999999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5" table:style-name="ce4">
            <text:p>8425</text:p>
          </table:table-cell>
          <table:table-cell office:value-type="float" office:value="0.19478000000000001" table:style-name="ce11">
            <text:p>0.19</text:p>
          </table:table-cell>
          <table:table-cell office:value-type="float" office:value="6.445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426" table:style-name="ce15">
            <text:p>8426</text:p>
          </table:table-cell>
          <table:table-cell office:value-type="float" office:value="0.45859" table:style-name="ce18">
            <text:p>0.46</text:p>
          </table:table-cell>
          <table:table-cell office:value-type="float" office:value="0.15112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7" table:style-name="ce4">
            <text:p>8427</text:p>
          </table:table-cell>
          <table:table-cell office:value-type="float" office:value="0.1447" table:style-name="ce11">
            <text:p>0.14</text:p>
          </table:table-cell>
          <table:table-cell office:value-type="float" office:value="4.6599000000000002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8" table:style-name="ce4">
            <text:p>8428</text:p>
          </table:table-cell>
          <table:table-cell office:value-type="float" office:value="0.1014" table:style-name="ce11">
            <text:p>0.10</text:p>
          </table:table-cell>
          <table:table-cell office:value-type="float" office:value="3.1996999999999998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9" table:style-name="ce4">
            <text:p>8429</text:p>
          </table:table-cell>
          <table:table-cell office:value-type="float" office:value="0.77080000000000004" table:style-name="ce11">
            <text:p>0.77</text:p>
          </table:table-cell>
          <table:table-cell office:value-type="float" office:value="0.25364999999999999" table:style-name="ce11">
            <text:p>0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0" table:style-name="ce4">
            <text:p>8430</text:p>
          </table:table-cell>
          <table:table-cell office:value-type="float" office:value="0.20680999999999999" table:style-name="ce11">
            <text:p>0.21</text:p>
          </table:table-cell>
          <table:table-cell office:value-type="float" office:value="6.8668999999999994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1" table:style-name="ce4">
            <text:p>8431</text:p>
          </table:table-cell>
          <table:table-cell office:value-type="float" office:value="0.43686000000000003" table:style-name="ce11">
            <text:p>0.44</text:p>
          </table:table-cell>
          <table:table-cell office:value-type="float" office:value="0.14544000000000001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2" table:style-name="ce4">
            <text:p>8432</text:p>
          </table:table-cell>
          <table:table-cell office:value-type="float" office:value="0.57164999999999999" table:style-name="ce11">
            <text:p>0.57</text:p>
          </table:table-cell>
          <table:table-cell office:value-type="float" office:value="0.18509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3" table:style-name="ce4">
            <text:p>8433</text:p>
          </table:table-cell>
          <table:table-cell office:value-type="float" office:value="0.57523999999999997" table:style-name="ce11">
            <text:p>0.58</text:p>
          </table:table-cell>
          <table:table-cell office:value-type="float" office:value="0.1865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4" table:style-name="ce4">
            <text:p>8434</text:p>
          </table:table-cell>
          <table:table-cell office:value-type="float" office:value="0.36214000000000002" table:style-name="ce11">
            <text:p>0.36</text:p>
          </table:table-cell>
          <table:table-cell office:value-type="float" office:value="0.11695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5" table:style-name="ce4">
            <text:p>8435</text:p>
          </table:table-cell>
          <table:table-cell office:value-type="float" office:value="0.54859999999999998" table:style-name="ce11">
            <text:p>0.55</text:p>
          </table:table-cell>
          <table:table-cell office:value-type="float" office:value="0.17737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6" table:style-name="ce4">
            <text:p>8436</text:p>
          </table:table-cell>
          <table:table-cell office:value-type="float" office:value="0.20879" table:style-name="ce11">
            <text:p>0.21</text:p>
          </table:table-cell>
          <table:table-cell office:value-type="float" office:value="6.6747000000000001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7" table:style-name="ce4">
            <text:p>8437</text:p>
          </table:table-cell>
          <table:table-cell office:value-type="float" office:value="0.42902000000000001" table:style-name="ce11">
            <text:p>0.43</text:p>
          </table:table-cell>
          <table:table-cell office:value-type="float" office:value="0.14022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8" table:style-name="ce4">
            <text:p>8438</text:p>
          </table:table-cell>
          <table:table-cell office:value-type="float" office:value="0.12938" table:style-name="ce11">
            <text:p>0.13</text:p>
          </table:table-cell>
          <table:table-cell office:value-type="float" office:value="4.1435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9" table:style-name="ce4">
            <text:p>8439</text:p>
          </table:table-cell>
          <table:table-cell office:value-type="float" office:value="0.13467999999999999" table:style-name="ce11">
            <text:p>0.13</text:p>
          </table:table-cell>
          <table:table-cell office:value-type="float" office:value="4.3200000000000002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0" table:style-name="ce4">
            <text:p>8440</text:p>
          </table:table-cell>
          <table:table-cell office:value-type="float" office:value="0.72897999999999996" table:style-name="ce11">
            <text:p>0.73</text:p>
          </table:table-cell>
          <table:table-cell office:value-type="float" office:value="0.24118000000000001" table:style-name="ce11">
            <text:p>0.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1" table:style-name="ce4">
            <text:p>8441</text:p>
          </table:table-cell>
          <table:table-cell office:value-type="float" office:value="0.46673999999999999" table:style-name="ce11">
            <text:p>0.47</text:p>
          </table:table-cell>
          <table:table-cell office:value-type="float" office:value="0.15395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2" table:style-name="ce4">
            <text:p>8442</text:p>
          </table:table-cell>
          <table:table-cell office:value-type="float" office:value="0.14779999999999999" table:style-name="ce11">
            <text:p>0.15</text:p>
          </table:table-cell>
          <table:table-cell office:value-type="float" office:value="4.7621999999999998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3" table:style-name="ce4">
            <text:p>8443</text:p>
          </table:table-cell>
          <table:table-cell office:value-type="float" office:value="0.14749999999999999" table:style-name="ce11">
            <text:p>0.15</text:p>
          </table:table-cell>
          <table:table-cell office:value-type="float" office:value="4.7419000000000003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4" table:style-name="ce4">
            <text:p>8444</text:p>
          </table:table-cell>
          <table:table-cell office:value-type="float" office:value="0.66190000000000004" table:style-name="ce11">
            <text:p>0.66</text:p>
          </table:table-cell>
          <table:table-cell office:value-type="float" office:value="0.21643000000000001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5" table:style-name="ce4">
            <text:p>8445</text:p>
          </table:table-cell>
          <table:table-cell office:value-type="float" office:value="0.1623" table:style-name="ce11">
            <text:p>0.16</text:p>
          </table:table-cell>
          <table:table-cell office:value-type="float" office:value="5.2753000000000001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6" table:style-name="ce4">
            <text:p>8446</text:p>
          </table:table-cell>
          <table:table-cell office:value-type="float" office:value="0.39961999999999998" table:style-name="ce11">
            <text:p>0.40</text:p>
          </table:table-cell>
          <table:table-cell office:value-type="float" office:value="0.13003000000000001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7" table:style-name="ce4">
            <text:p>8447</text:p>
          </table:table-cell>
          <table:table-cell office:value-type="float" office:value="0.53959999999999997" table:style-name="ce11">
            <text:p>0.54</text:p>
          </table:table-cell>
          <table:table-cell office:value-type="float" office:value="0.17546999999999999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8" table:style-name="ce4">
            <text:p>8448</text:p>
          </table:table-cell>
          <table:table-cell office:value-type="float" office:value="0.16617000000000001" table:style-name="ce11">
            <text:p>0.17</text:p>
          </table:table-cell>
          <table:table-cell office:value-type="float" office:value="5.4015000000000001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9" table:style-name="ce4">
            <text:p>8449</text:p>
          </table:table-cell>
          <table:table-cell office:value-type="float" office:value="0.37559999999999999" table:style-name="ce11">
            <text:p>0.38</text:p>
          </table:table-cell>
          <table:table-cell office:value-type="float" office:value="0.12161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0" table:style-name="ce4">
            <text:p>845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1" table:style-name="ce4">
            <text:p>8451</text:p>
          </table:table-cell>
          <table:table-cell office:value-type="float" office:value="0.17598" table:style-name="ce11">
            <text:p>0.18</text:p>
          </table:table-cell>
          <table:table-cell office:value-type="float" office:value="5.7706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2" table:style-name="ce4">
            <text:p>8452</text:p>
          </table:table-cell>
          <table:table-cell office:value-type="float" office:value="0.49390000000000001" table:style-name="ce11">
            <text:p>0.49</text:p>
          </table:table-cell>
          <table:table-cell office:value-type="float" office:value="0.1635600000000000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3" table:style-name="ce4">
            <text:p>8453</text:p>
          </table:table-cell>
          <table:table-cell office:value-type="float" office:value="0.34266000000000002" table:style-name="ce11">
            <text:p>0.34</text:p>
          </table:table-cell>
          <table:table-cell office:value-type="float" office:value="0.11022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4" table:style-name="ce4">
            <text:p>8454</text:p>
          </table:table-cell>
          <table:table-cell office:value-type="float" office:value="0.30075000000000002" table:style-name="ce11">
            <text:p>0.30</text:p>
          </table:table-cell>
          <table:table-cell office:value-type="float" office:value="9.9611000000000005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5" table:style-name="ce4">
            <text:p>8455</text:p>
          </table:table-cell>
          <table:table-cell office:value-type="float" office:value="0.33273000000000003" table:style-name="ce11">
            <text:p>0.33</text:p>
          </table:table-cell>
          <table:table-cell office:value-type="float" office:value="0.10672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6" table:style-name="ce4">
            <text:p>8456</text:p>
          </table:table-cell>
          <table:table-cell office:value-type="float" office:value="0.23426" table:style-name="ce11">
            <text:p>0.23</text:p>
          </table:table-cell>
          <table:table-cell office:value-type="float" office:value="7.5473999999999999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7" table:style-name="ce4">
            <text:p>8457</text:p>
          </table:table-cell>
          <table:table-cell office:value-type="float" office:value="2.1543E-2" table:style-name="ce11">
            <text:p>0.02</text:p>
          </table:table-cell>
          <table:table-cell office:value-type="float" office:value="6.5328000000000001E-3" table:style-name="ce11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8" table:style-name="ce4">
            <text:p>8458</text:p>
          </table:table-cell>
          <table:table-cell office:value-type="float" office:value="0.25267000000000001" table:style-name="ce11">
            <text:p>0.25</text:p>
          </table:table-cell>
          <table:table-cell office:value-type="float" office:value="8.2210000000000005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9" table:style-name="ce4">
            <text:p>8459</text:p>
          </table:table-cell>
          <table:table-cell office:value-type="float" office:value="0.20566999999999999" table:style-name="ce11">
            <text:p>0.21</text:p>
          </table:table-cell>
          <table:table-cell office:value-type="float" office:value="6.8363999999999994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0" table:style-name="ce4">
            <text:p>8460</text:p>
          </table:table-cell>
          <table:table-cell office:value-type="float" office:value="0.20408000000000001" table:style-name="ce11">
            <text:p>0.20</text:p>
          </table:table-cell>
          <table:table-cell office:value-type="float" office:value="6.7705000000000001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1" table:style-name="ce4">
            <text:p>8461</text:p>
          </table:table-cell>
          <table:table-cell office:value-type="float" office:value="7.8243999999999994E-2" table:style-name="ce11">
            <text:p>0.08</text:p>
          </table:table-cell>
          <table:table-cell office:value-type="float" office:value="2.4427000000000001E-2" table:style-name="ce11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2" table:style-name="ce4">
            <text:p>8462</text:p>
          </table:table-cell>
          <table:table-cell office:value-type="float" office:value="0.42048000000000002" table:style-name="ce11">
            <text:p>0.42</text:p>
          </table:table-cell>
          <table:table-cell office:value-type="float" office:value="0.13732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3" table:style-name="ce4">
            <text:p>8463</text:p>
          </table:table-cell>
          <table:table-cell office:value-type="float" office:value="0.19461000000000001" table:style-name="ce11">
            <text:p>0.19</text:p>
          </table:table-cell>
          <table:table-cell office:value-type="float" office:value="6.4221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4" table:style-name="ce4">
            <text:p>8464</text:p>
          </table:table-cell>
          <table:table-cell office:value-type="float" office:value="0.44701999999999997" table:style-name="ce11">
            <text:p>0.45</text:p>
          </table:table-cell>
          <table:table-cell office:value-type="float" office:value="0.14685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5" table:style-name="ce4">
            <text:p>8465</text:p>
          </table:table-cell>
          <table:table-cell office:value-type="float" office:value="0.53574999999999995" table:style-name="ce11">
            <text:p>0.54</text:p>
          </table:table-cell>
          <table:table-cell office:value-type="float" office:value="0.17230999999999999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6" table:style-name="ce4">
            <text:p>8466</text:p>
          </table:table-cell>
          <table:table-cell office:value-type="float" office:value="0.79944999999999999" table:style-name="ce11">
            <text:p>0.80</text:p>
          </table:table-cell>
          <table:table-cell office:value-type="float" office:value="0.26573999999999998" table:style-name="ce11">
            <text:p>0.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7" table:style-name="ce4">
            <text:p>8467</text:p>
          </table:table-cell>
          <table:table-cell office:value-type="float" office:value="3.5477000000000002E-2" table:style-name="ce11">
            <text:p>0.04</text:p>
          </table:table-cell>
          <table:table-cell office:value-type="float" office:value="1.0833000000000001E-2" table:style-name="ce11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8" table:style-name="ce4">
            <text:p>8468</text:p>
          </table:table-cell>
          <table:table-cell office:value-type="float" office:value="0.27178999999999998" table:style-name="ce11">
            <text:p>0.27</text:p>
          </table:table-cell>
          <table:table-cell office:value-type="float" office:value="8.9077000000000003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9" table:style-name="ce4">
            <text:p>8469</text:p>
          </table:table-cell>
          <table:table-cell office:value-type="float" office:value="0.56381000000000003" table:style-name="ce11">
            <text:p>0.56</text:p>
          </table:table-cell>
          <table:table-cell office:value-type="float" office:value="0.18301000000000001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0" table:style-name="ce4">
            <text:p>8470</text:p>
          </table:table-cell>
          <table:table-cell office:value-type="float" office:value="0.40787000000000001" table:style-name="ce11">
            <text:p>0.41</text:p>
          </table:table-cell>
          <table:table-cell office:value-type="float" office:value="0.13306999999999999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1" table:style-name="ce4">
            <text:p>8471</text:p>
          </table:table-cell>
          <table:table-cell office:value-type="float" office:value="0.59855000000000003" table:style-name="ce11">
            <text:p>0.60</text:p>
          </table:table-cell>
          <table:table-cell office:value-type="float" office:value="0.19389999999999999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2" table:style-name="ce4">
            <text:p>8472</text:p>
          </table:table-cell>
          <table:table-cell office:value-type="float" office:value="0.53351000000000004" table:style-name="ce11">
            <text:p>0.53</text:p>
          </table:table-cell>
          <table:table-cell office:value-type="float" office:value="0.17144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3" table:style-name="ce4">
            <text:p>8473</text:p>
          </table:table-cell>
          <table:table-cell office:value-type="float" office:value="0.28816999999999998" table:style-name="ce11">
            <text:p>0.29</text:p>
          </table:table-cell>
          <table:table-cell office:value-type="float" office:value="9.4198000000000004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4" table:style-name="ce4">
            <text:p>8474</text:p>
          </table:table-cell>
          <table:table-cell office:value-type="float" office:value="0.21321000000000001" table:style-name="ce11">
            <text:p>0.21</text:p>
          </table:table-cell>
          <table:table-cell office:value-type="float" office:value="6.8415000000000004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5" table:style-name="ce4">
            <text:p>8475</text:p>
          </table:table-cell>
          <table:table-cell office:value-type="float" office:value="0.36475000000000002" table:style-name="ce11">
            <text:p>0.36</text:p>
          </table:table-cell>
          <table:table-cell office:value-type="float" office:value="0.11774999999999999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6" table:style-name="ce4">
            <text:p>8476</text:p>
          </table:table-cell>
          <table:table-cell office:value-type="float" office:value="7.3395000000000002E-2" table:style-name="ce11">
            <text:p>0.07</text:p>
          </table:table-cell>
          <table:table-cell office:value-type="float" office:value="2.2849000000000001E-2" table:style-name="ce11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7" table:style-name="ce4">
            <text:p>8477</text:p>
          </table:table-cell>
          <table:table-cell office:value-type="float" office:value="0.38361000000000001" table:style-name="ce11">
            <text:p>0.38</text:p>
          </table:table-cell>
          <table:table-cell office:value-type="float" office:value="0.12592999999999999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8" table:style-name="ce4">
            <text:p>8478</text:p>
          </table:table-cell>
          <table:table-cell office:value-type="float" office:value="0.32785999999999998" table:style-name="ce11">
            <text:p>0.33</text:p>
          </table:table-cell>
          <table:table-cell office:value-type="float" office:value="0.10852000000000001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9" table:style-name="ce4">
            <text:p>8479</text:p>
          </table:table-cell>
          <table:table-cell office:value-type="float" office:value="0.15301000000000001" table:style-name="ce11">
            <text:p>0.15</text:p>
          </table:table-cell>
          <table:table-cell office:value-type="float" office:value="4.9415000000000001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0" table:style-name="ce4">
            <text:p>8480</text:p>
          </table:table-cell>
          <table:table-cell office:value-type="float" office:value="0.18626999999999999" table:style-name="ce11">
            <text:p>0.19</text:p>
          </table:table-cell>
          <table:table-cell office:value-type="float" office:value="6.1244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1" table:style-name="ce4">
            <text:p>8481</text:p>
          </table:table-cell>
          <table:table-cell office:value-type="float" office:value="0.52637999999999996" table:style-name="ce11">
            <text:p>0.53</text:p>
          </table:table-cell>
          <table:table-cell office:value-type="float" office:value="0.17499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2" table:style-name="ce4">
            <text:p>8482</text:p>
          </table:table-cell>
          <table:table-cell office:value-type="float" office:value="0.47310999999999998" table:style-name="ce11">
            <text:p>0.47</text:p>
          </table:table-cell>
          <table:table-cell office:value-type="float" office:value="0.15565999999999999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3" table:style-name="ce4">
            <text:p>8483</text:p>
          </table:table-cell>
          <table:table-cell office:value-type="float" office:value="0.66869000000000001" table:style-name="ce11">
            <text:p>0.67</text:p>
          </table:table-cell>
          <table:table-cell office:value-type="float" office:value="0.21906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4" table:style-name="ce4">
            <text:p>8484</text:p>
          </table:table-cell>
          <table:table-cell office:value-type="float" office:value="0.44691999999999998" table:style-name="ce11">
            <text:p>0.45</text:p>
          </table:table-cell>
          <table:table-cell office:value-type="float" office:value="0.14804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5" table:style-name="ce4">
            <text:p>8485</text:p>
          </table:table-cell>
          <table:table-cell office:value-type="float" office:value="0.19847999999999999" table:style-name="ce11">
            <text:p>0.20</text:p>
          </table:table-cell>
          <table:table-cell office:value-type="float" office:value="6.554799999999999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6" table:style-name="ce4">
            <text:p>8486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487" table:style-name="ce15">
            <text:p>8487</text:p>
          </table:table-cell>
          <table:table-cell office:value-type="float" office:value="0.68984999999999996" table:style-name="ce18">
            <text:p>0.69</text:p>
          </table:table-cell>
          <table:table-cell office:value-type="float" office:value="0.22636000000000001" table:style-name="ce11">
            <text:p>0.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8" table:style-name="ce4">
            <text:p>8488</text:p>
          </table:table-cell>
          <table:table-cell office:value-type="float" office:value="0.20782" table:style-name="ce11">
            <text:p>0.21</text:p>
          </table:table-cell>
          <table:table-cell office:value-type="float" office:value="6.6498000000000002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9" table:style-name="ce4">
            <text:p>8489</text:p>
          </table:table-cell>
          <table:table-cell office:value-type="float" office:value="0.13170999999999999" table:style-name="ce11">
            <text:p>0.13</text:p>
          </table:table-cell>
          <table:table-cell office:value-type="float" office:value="4.2104999999999997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0" table:style-name="ce4">
            <text:p>8490</text:p>
          </table:table-cell>
          <table:table-cell office:value-type="float" office:value="0.16814000000000001" table:style-name="ce11">
            <text:p>0.17</text:p>
          </table:table-cell>
          <table:table-cell office:value-type="float" office:value="5.4876000000000001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1" table:style-name="ce4">
            <text:p>8491</text:p>
          </table:table-cell>
          <table:table-cell office:value-type="float" office:value="0.40240999999999999" table:style-name="ce11">
            <text:p>0.40</text:p>
          </table:table-cell>
          <table:table-cell office:value-type="float" office:value="0.13127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2" table:style-name="ce4">
            <text:p>8492</text:p>
          </table:table-cell>
          <table:table-cell office:value-type="float" office:value="0.32071" table:style-name="ce11">
            <text:p>0.32</text:p>
          </table:table-cell>
          <table:table-cell office:value-type="float" office:value="0.10646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3" table:style-name="ce4">
            <text:p>8493</text:p>
          </table:table-cell>
          <table:table-cell office:value-type="float" office:value="0.44137999999999999" table:style-name="ce11">
            <text:p>0.44</text:p>
          </table:table-cell>
          <table:table-cell office:value-type="float" office:value="0.14480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494" table:style-name="ce15">
            <text:p>8494</text:p>
          </table:table-cell>
          <table:table-cell office:value-type="float" office:value="0.11037" table:style-name="ce18">
            <text:p>0.11</text:p>
          </table:table-cell>
          <table:table-cell office:value-type="float" office:value="3.4962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5" table:style-name="ce4">
            <text:p>8495</text:p>
          </table:table-cell>
          <table:table-cell office:value-type="float" office:value="0.32221" table:style-name="ce11">
            <text:p>0.32</text:p>
          </table:table-cell>
          <table:table-cell office:value-type="float" office:value="0.10674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6" table:style-name="ce4">
            <text:p>8496</text:p>
          </table:table-cell>
          <table:table-cell office:value-type="float" office:value="0.18548999999999999" table:style-name="ce11">
            <text:p>0.19</text:p>
          </table:table-cell>
          <table:table-cell office:value-type="float" office:value="6.0852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7" table:style-name="ce4">
            <text:p>8497</text:p>
          </table:table-cell>
          <table:table-cell office:value-type="float" office:value="0.60097999999999996" table:style-name="ce11">
            <text:p>0.60</text:p>
          </table:table-cell>
          <table:table-cell office:value-type="float" office:value="0.19616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8" table:style-name="ce4">
            <text:p>8498</text:p>
          </table:table-cell>
          <table:table-cell office:value-type="float" office:value="0.70713999999999999" table:style-name="ce11">
            <text:p>0.71</text:p>
          </table:table-cell>
          <table:table-cell office:value-type="float" office:value="0.23252" table:style-name="ce11">
            <text:p>0.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9" table:style-name="ce4">
            <text:p>8499</text:p>
          </table:table-cell>
          <table:table-cell office:value-type="float" office:value="0.31580999999999998" table:style-name="ce11">
            <text:p>0.32</text:p>
          </table:table-cell>
          <table:table-cell office:value-type="float" office:value="0.10451000000000001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0" table:style-name="ce4">
            <text:p>8500</text:p>
          </table:table-cell>
          <table:table-cell office:value-type="float" office:value="0.80228999999999995" table:style-name="ce11">
            <text:p>0.80</text:p>
          </table:table-cell>
          <table:table-cell office:value-type="float" office:value="0.26683000000000001" table:style-name="ce11">
            <text:p>0.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01" table:style-name="ce15">
            <text:p>8501</text:p>
          </table:table-cell>
          <table:table-cell office:value-type="float" office:value="0.20404" table:style-name="ce18">
            <text:p>0.20</text:p>
          </table:table-cell>
          <table:table-cell office:value-type="float" office:value="6.7436999999999997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2" table:style-name="ce4">
            <text:p>8502</text:p>
          </table:table-cell>
          <table:table-cell office:value-type="float" office:value="0.36432999999999999" table:style-name="ce11">
            <text:p>0.36</text:p>
          </table:table-cell>
          <table:table-cell office:value-type="float" office:value="0.11711000000000001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3" table:style-name="ce4">
            <text:p>8503</text:p>
          </table:table-cell>
          <table:table-cell office:value-type="float" office:value="0.7399" table:style-name="ce11">
            <text:p>0.74</text:p>
          </table:table-cell>
          <table:table-cell office:value-type="float" office:value="0.24429999999999999" table:style-name="ce11">
            <text:p>0.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04" table:style-name="ce15">
            <text:p>8504</text:p>
          </table:table-cell>
          <table:table-cell office:value-type="float" office:value="0.16359000000000001" table:style-name="ce18">
            <text:p>0.16</text:p>
          </table:table-cell>
          <table:table-cell office:value-type="float" office:value="5.3102999999999997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5" table:style-name="ce4">
            <text:p>8505</text:p>
          </table:table-cell>
          <table:table-cell office:value-type="float" office:value="0.31877" table:style-name="ce11">
            <text:p>0.32</text:p>
          </table:table-cell>
          <table:table-cell office:value-type="float" office:value="0.10551000000000001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6" table:style-name="ce4">
            <text:p>8506</text:p>
          </table:table-cell>
          <table:table-cell office:value-type="float" office:value="0.70008000000000004" table:style-name="ce11">
            <text:p>0.70</text:p>
          </table:table-cell>
          <table:table-cell office:value-type="float" office:value="0.2306" table:style-name="ce11">
            <text:p>0.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7" table:style-name="ce4">
            <text:p>8507</text:p>
          </table:table-cell>
          <table:table-cell office:value-type="float" office:value="0.16954" table:style-name="ce11">
            <text:p>0.17</text:p>
          </table:table-cell>
          <table:table-cell office:value-type="float" office:value="5.5222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8" table:style-name="ce4">
            <text:p>8508</text:p>
          </table:table-cell>
          <table:table-cell office:value-type="float" office:value="0.20602999999999999" table:style-name="ce11">
            <text:p>0.21</text:p>
          </table:table-cell>
          <table:table-cell office:value-type="float" office:value="6.8243999999999999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9" table:style-name="ce4">
            <text:p>8509</text:p>
          </table:table-cell>
          <table:table-cell office:value-type="float" office:value="0.19355" table:style-name="ce11">
            <text:p>0.19</text:p>
          </table:table-cell>
          <table:table-cell office:value-type="float" office:value="6.3657000000000005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0" table:style-name="ce4">
            <text:p>8510</text:p>
          </table:table-cell>
          <table:table-cell office:value-type="float" office:value="0.19041" table:style-name="ce11">
            <text:p>0.19</text:p>
          </table:table-cell>
          <table:table-cell office:value-type="float" office:value="6.2584000000000001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1" table:style-name="ce4">
            <text:p>8511</text:p>
          </table:table-cell>
          <table:table-cell office:value-type="float" office:value="0.50860000000000005" table:style-name="ce11">
            <text:p>0.51</text:p>
          </table:table-cell>
          <table:table-cell office:value-type="float" office:value="0.16893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2" table:style-name="ce4">
            <text:p>8512</text:p>
          </table:table-cell>
          <table:table-cell office:value-type="float" office:value="0.48041" table:style-name="ce11">
            <text:p>0.48</text:p>
          </table:table-cell>
          <table:table-cell office:value-type="float" office:value="0.1595100000000000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3" table:style-name="ce4">
            <text:p>8513</text:p>
          </table:table-cell>
          <table:table-cell office:value-type="float" office:value="0.70865" table:style-name="ce11">
            <text:p>0.71</text:p>
          </table:table-cell>
          <table:table-cell office:value-type="float" office:value="0.23313" table:style-name="ce11">
            <text:p>0.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4" table:style-name="ce4">
            <text:p>8514</text:p>
          </table:table-cell>
          <table:table-cell office:value-type="float" office:value="0.46276" table:style-name="ce11">
            <text:p>0.46</text:p>
          </table:table-cell>
          <table:table-cell office:value-type="float" office:value="0.15281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5" table:style-name="ce4">
            <text:p>8515</text:p>
          </table:table-cell>
          <table:table-cell office:value-type="float" office:value="0.57274999999999998" table:style-name="ce11">
            <text:p>0.57</text:p>
          </table:table-cell>
          <table:table-cell office:value-type="float" office:value="0.18511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6" table:style-name="ce4">
            <text:p>8516</text:p>
          </table:table-cell>
          <table:table-cell office:value-type="float" office:value="0.23991999999999999" table:style-name="ce11">
            <text:p>0.24</text:p>
          </table:table-cell>
          <table:table-cell office:value-type="float" office:value="7.7573000000000003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7" table:style-name="ce4">
            <text:p>8517</text:p>
          </table:table-cell>
          <table:table-cell office:value-type="float" office:value="0.67925999999999997" table:style-name="ce11">
            <text:p>0.68</text:p>
          </table:table-cell>
          <table:table-cell office:value-type="float" office:value="0.22295999999999999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8" table:style-name="ce4">
            <text:p>8518</text:p>
          </table:table-cell>
          <table:table-cell office:value-type="float" office:value="0.22225" table:style-name="ce11">
            <text:p>0.22</text:p>
          </table:table-cell>
          <table:table-cell office:value-type="float" office:value="7.1601999999999999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9" table:style-name="ce4">
            <text:p>8519</text:p>
          </table:table-cell>
          <table:table-cell office:value-type="float" office:value="0.67783000000000004" table:style-name="ce11">
            <text:p>0.68</text:p>
          </table:table-cell>
          <table:table-cell office:value-type="float" office:value="0.22195999999999999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0" table:style-name="ce4">
            <text:p>8520</text:p>
          </table:table-cell>
          <table:table-cell office:value-type="float" office:value="0.27982000000000001" table:style-name="ce11">
            <text:p>0.28</text:p>
          </table:table-cell>
          <table:table-cell office:value-type="float" office:value="9.1648999999999994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1" table:style-name="ce4">
            <text:p>8521</text:p>
          </table:table-cell>
          <table:table-cell office:value-type="float" office:value="0.70553999999999994" table:style-name="ce11">
            <text:p>0.71</text:p>
          </table:table-cell>
          <table:table-cell office:value-type="float" office:value="0.23213" table:style-name="ce11">
            <text:p>0.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2" table:style-name="ce4">
            <text:p>8522</text:p>
          </table:table-cell>
          <table:table-cell office:value-type="float" office:value="0.30241000000000001" table:style-name="ce11">
            <text:p>0.30</text:p>
          </table:table-cell>
          <table:table-cell office:value-type="float" office:value="9.9553000000000003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3" table:style-name="ce4">
            <text:p>8523</text:p>
          </table:table-cell>
          <table:table-cell office:value-type="float" office:value="0.47826999999999997" table:style-name="ce11">
            <text:p>0.48</text:p>
          </table:table-cell>
          <table:table-cell office:value-type="float" office:value="0.15778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4" table:style-name="ce4">
            <text:p>8524</text:p>
          </table:table-cell>
          <table:table-cell office:value-type="float" office:value="0.49197999999999997" table:style-name="ce11">
            <text:p>0.49</text:p>
          </table:table-cell>
          <table:table-cell office:value-type="float" office:value="0.16308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5" table:style-name="ce4">
            <text:p>8525</text:p>
          </table:table-cell>
          <table:table-cell office:value-type="float" office:value="0.13217999999999999" table:style-name="ce11">
            <text:p>0.13</text:p>
          </table:table-cell>
          <table:table-cell office:value-type="float" office:value="4.2326000000000003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6" table:style-name="ce4">
            <text:p>8526</text:p>
          </table:table-cell>
          <table:table-cell office:value-type="float" office:value="0.41031000000000001" table:style-name="ce11">
            <text:p>0.41</text:p>
          </table:table-cell>
          <table:table-cell office:value-type="float" office:value="0.13431000000000001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7" table:style-name="ce4">
            <text:p>8527</text:p>
          </table:table-cell>
          <table:table-cell office:value-type="float" office:value="0.20816999999999999" table:style-name="ce11">
            <text:p>0.21</text:p>
          </table:table-cell>
          <table:table-cell office:value-type="float" office:value="6.6439999999999999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8" table:style-name="ce4">
            <text:p>8528</text:p>
          </table:table-cell>
          <table:table-cell office:value-type="float" office:value="0.10482" table:style-name="ce11">
            <text:p>0.10</text:p>
          </table:table-cell>
          <table:table-cell office:value-type="float" office:value="3.3089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9" table:style-name="ce4">
            <text:p>8529</text:p>
          </table:table-cell>
          <table:table-cell office:value-type="float" office:value="0.17521999999999999" table:style-name="ce11">
            <text:p>0.18</text:p>
          </table:table-cell>
          <table:table-cell office:value-type="float" office:value="5.7273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30" table:style-name="ce15">
            <text:p>8530</text:p>
          </table:table-cell>
          <table:table-cell office:value-type="float" office:value="0.62844" table:style-name="ce18">
            <text:p>0.63</text:p>
          </table:table-cell>
          <table:table-cell office:value-type="float" office:value="0.20422000000000001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1" table:style-name="ce4">
            <text:p>8531</text:p>
          </table:table-cell>
          <table:table-cell office:value-type="float" office:value="0.19836999999999999" table:style-name="ce11">
            <text:p>0.20</text:p>
          </table:table-cell>
          <table:table-cell office:value-type="float" office:value="6.5520999999999996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2" table:style-name="ce4">
            <text:p>8532</text:p>
          </table:table-cell>
          <table:table-cell office:value-type="float" office:value="0.18240999999999999" table:style-name="ce11">
            <text:p>0.18</text:p>
          </table:table-cell>
          <table:table-cell office:value-type="float" office:value="6.0002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33" table:style-name="ce15">
            <text:p>8533</text:p>
          </table:table-cell>
          <table:table-cell office:value-type="float" office:value="4.7113000000000002E-2" table:style-name="ce18">
            <text:p>0.05</text:p>
          </table:table-cell>
          <table:table-cell office:value-type="float" office:value="1.4463E-2" table:style-name="ce11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4" table:style-name="ce4">
            <text:p>8534</text:p>
          </table:table-cell>
          <table:table-cell office:value-type="float" office:value="0.46811000000000003" table:style-name="ce11">
            <text:p>0.47</text:p>
          </table:table-cell>
          <table:table-cell office:value-type="float" office:value="0.15462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5" table:style-name="ce4">
            <text:p>8535</text:p>
          </table:table-cell>
          <table:table-cell office:value-type="float" office:value="0.17133000000000001" table:style-name="ce11">
            <text:p>0.17</text:p>
          </table:table-cell>
          <table:table-cell office:value-type="float" office:value="5.5923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6" table:style-name="ce4">
            <text:p>8536</text:p>
          </table:table-cell>
          <table:table-cell office:value-type="float" office:value="0.12534999999999999" table:style-name="ce11">
            <text:p>0.13</text:p>
          </table:table-cell>
          <table:table-cell office:value-type="float" office:value="3.9902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7" table:style-name="ce4">
            <text:p>8537</text:p>
          </table:table-cell>
          <table:table-cell office:value-type="float" office:value="0.19892000000000001" table:style-name="ce11">
            <text:p>0.20</text:p>
          </table:table-cell>
          <table:table-cell office:value-type="float" office:value="6.5715999999999997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8" table:style-name="ce4">
            <text:p>8538</text:p>
          </table:table-cell>
          <table:table-cell office:value-type="float" office:value="0.19841" table:style-name="ce11">
            <text:p>0.20</text:p>
          </table:table-cell>
          <table:table-cell office:value-type="float" office:value="6.5573999999999993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9" table:style-name="ce4">
            <text:p>8539</text:p>
          </table:table-cell>
          <table:table-cell office:value-type="float" office:value="0.78293999999999997" table:style-name="ce11">
            <text:p>0.78</text:p>
          </table:table-cell>
          <table:table-cell office:value-type="float" office:value="0.26045000000000001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0" table:style-name="ce4">
            <text:p>8540</text:p>
          </table:table-cell>
          <table:table-cell office:value-type="float" office:value="0.26690000000000003" table:style-name="ce11">
            <text:p>0.27</text:p>
          </table:table-cell>
          <table:table-cell office:value-type="float" office:value="8.7009000000000003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1" table:style-name="ce4">
            <text:p>8541</text:p>
          </table:table-cell>
          <table:table-cell office:value-type="float" office:value="0.41395999999999999" table:style-name="ce11">
            <text:p>0.41</text:p>
          </table:table-cell>
          <table:table-cell office:value-type="float" office:value="0.13494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42" table:style-name="ce15">
            <text:p>8542</text:p>
          </table:table-cell>
          <table:table-cell office:value-type="float" office:value="0.31169999999999998" table:style-name="ce18">
            <text:p>0.31</text:p>
          </table:table-cell>
          <table:table-cell office:value-type="float" office:value="0.10323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3" table:style-name="ce4">
            <text:p>8543</text:p>
          </table:table-cell>
          <table:table-cell office:value-type="float" office:value="0.40249000000000001" table:style-name="ce11">
            <text:p>0.40</text:p>
          </table:table-cell>
          <table:table-cell office:value-type="float" office:value="0.13144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4" table:style-name="ce4">
            <text:p>8544</text:p>
          </table:table-cell>
          <table:table-cell office:value-type="float" office:value="0.51976999999999995" table:style-name="ce11">
            <text:p>0.52</text:p>
          </table:table-cell>
          <table:table-cell office:value-type="float" office:value="0.17327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5" table:style-name="ce4">
            <text:p>8545</text:p>
          </table:table-cell>
          <table:table-cell office:value-type="float" office:value="0.35870000000000002" table:style-name="ce11">
            <text:p>0.36</text:p>
          </table:table-cell>
          <table:table-cell office:value-type="float" office:value="0.11555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6" table:style-name="ce4">
            <text:p>8546</text:p>
          </table:table-cell>
          <table:table-cell office:value-type="float" office:value="0.75222999999999995" table:style-name="ce11">
            <text:p>0.75</text:p>
          </table:table-cell>
          <table:table-cell office:value-type="float" office:value="0.24970999999999999" table:style-name="ce11">
            <text:p>0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7" table:style-name="ce4">
            <text:p>8547</text:p>
          </table:table-cell>
          <table:table-cell office:value-type="float" office:value="0.40794999999999998" table:style-name="ce11">
            <text:p>0.41</text:p>
          </table:table-cell>
          <table:table-cell office:value-type="float" office:value="0.13295999999999999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8" table:style-name="ce4">
            <text:p>8548</text:p>
          </table:table-cell>
          <table:table-cell office:value-type="float" office:value="0.59587999999999997" table:style-name="ce11">
            <text:p>0.60</text:p>
          </table:table-cell>
          <table:table-cell office:value-type="float" office:value="0.19312000000000001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9" table:style-name="ce4">
            <text:p>8549</text:p>
          </table:table-cell>
          <table:table-cell office:value-type="float" office:value="0.39955000000000002" table:style-name="ce11">
            <text:p>0.40</text:p>
          </table:table-cell>
          <table:table-cell office:value-type="float" office:value="0.12978999999999999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0" table:style-name="ce4">
            <text:p>8550</text:p>
          </table:table-cell>
          <table:table-cell office:value-type="float" office:value="0.40687000000000001" table:style-name="ce11">
            <text:p>0.41</text:p>
          </table:table-cell>
          <table:table-cell office:value-type="float" office:value="0.13328000000000001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1" table:style-name="ce4">
            <text:p>8551</text:p>
          </table:table-cell>
          <table:table-cell office:value-type="float" office:value="9.4187000000000007E-2" table:style-name="ce11">
            <text:p>0.09</text:p>
          </table:table-cell>
          <table:table-cell office:value-type="float" office:value="2.9571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2" table:style-name="ce4">
            <text:p>8552</text:p>
          </table:table-cell>
          <table:table-cell office:value-type="float" office:value="0.11788999999999999" table:style-name="ce11">
            <text:p>0.12</text:p>
          </table:table-cell>
          <table:table-cell office:value-type="float" office:value="3.7539000000000003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53" table:style-name="ce15">
            <text:p>8553</text:p>
          </table:table-cell>
          <table:table-cell office:value-type="float" office:value="0.22980999999999999" table:style-name="ce18">
            <text:p>0.23</text:p>
          </table:table-cell>
          <table:table-cell office:value-type="float" office:value="7.4079999999999993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4" table:style-name="ce4">
            <text:p>8554</text:p>
          </table:table-cell>
          <table:table-cell office:value-type="float" office:value="0.13381999999999999" table:style-name="ce11">
            <text:p>0.13</text:p>
          </table:table-cell>
          <table:table-cell office:value-type="float" office:value="4.2915000000000002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55" table:style-name="ce15">
            <text:p>8555</text:p>
          </table:table-cell>
          <table:table-cell office:value-type="float" office:value="0.49121999999999999" table:style-name="ce18">
            <text:p>0.49</text:p>
          </table:table-cell>
          <table:table-cell office:value-type="float" office:value="0.16258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6" table:style-name="ce4">
            <text:p>8556</text:p>
          </table:table-cell>
          <table:table-cell office:value-type="float" office:value="0.17501" table:style-name="ce11">
            <text:p>0.18</text:p>
          </table:table-cell>
          <table:table-cell office:value-type="float" office:value="5.7174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7" table:style-name="ce4">
            <text:p>8557</text:p>
          </table:table-cell>
          <table:table-cell office:value-type="float" office:value="0.36575000000000002" table:style-name="ce11">
            <text:p>0.37</text:p>
          </table:table-cell>
          <table:table-cell office:value-type="float" office:value="0.11837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58" table:style-name="ce15">
            <text:p>8558</text:p>
          </table:table-cell>
          <table:table-cell office:value-type="float" office:value="0.49009000000000003" table:style-name="ce18">
            <text:p>0.49</text:p>
          </table:table-cell>
          <table:table-cell office:value-type="float" office:value="0.1621700000000000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9" table:style-name="ce4">
            <text:p>8559</text:p>
          </table:table-cell>
          <table:table-cell office:value-type="float" office:value="0.11142000000000001" table:style-name="ce11">
            <text:p>0.11</text:p>
          </table:table-cell>
          <table:table-cell office:value-type="float" office:value="3.5228000000000002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0" table:style-name="ce4">
            <text:p>8560</text:p>
          </table:table-cell>
          <table:table-cell office:value-type="float" office:value="0.43741999999999998" table:style-name="ce11">
            <text:p>0.44</text:p>
          </table:table-cell>
          <table:table-cell office:value-type="float" office:value="0.14324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1" table:style-name="ce4">
            <text:p>8561</text:p>
          </table:table-cell>
          <table:table-cell office:value-type="float" office:value="0.18173" table:style-name="ce11">
            <text:p>0.18</text:p>
          </table:table-cell>
          <table:table-cell office:value-type="float" office:value="5.9636000000000002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2" table:style-name="ce4">
            <text:p>8562</text:p>
          </table:table-cell>
          <table:table-cell office:value-type="float" office:value="0.30748999999999999" table:style-name="ce11">
            <text:p>0.31</text:p>
          </table:table-cell>
          <table:table-cell office:value-type="float" office:value="0.1017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3" table:style-name="ce4">
            <text:p>8563</text:p>
          </table:table-cell>
          <table:table-cell office:value-type="float" office:value="0.37962000000000001" table:style-name="ce11">
            <text:p>0.38</text:p>
          </table:table-cell>
          <table:table-cell office:value-type="float" office:value="0.12275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4" table:style-name="ce4">
            <text:p>8564</text:p>
          </table:table-cell>
          <table:table-cell office:value-type="float" office:value="0.14860999999999999" table:style-name="ce11">
            <text:p>0.15</text:p>
          </table:table-cell>
          <table:table-cell office:value-type="float" office:value="4.7941999999999999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5" table:style-name="ce4">
            <text:p>8565</text:p>
          </table:table-cell>
          <table:table-cell office:value-type="float" office:value="0.44490000000000002" table:style-name="ce11">
            <text:p>0.44</text:p>
          </table:table-cell>
          <table:table-cell office:value-type="float" office:value="0.14574000000000001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6" table:style-name="ce4">
            <text:p>8566</text:p>
          </table:table-cell>
          <table:table-cell office:value-type="float" office:value="0.28311999999999998" table:style-name="ce11">
            <text:p>0.28</text:p>
          </table:table-cell>
          <table:table-cell office:value-type="float" office:value="9.2910999999999994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567" table:style-name="ce15">
            <text:p>8567</text:p>
          </table:table-cell>
          <table:table-cell office:value-type="float" office:value="0.66407000000000005" table:style-name="ce18">
            <text:p>0.66</text:p>
          </table:table-cell>
          <table:table-cell office:value-type="float" office:value="0.21701999999999999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8" table:style-name="ce4">
            <text:p>8568</text:p>
          </table:table-cell>
          <table:table-cell office:value-type="float" office:value="0.47613" table:style-name="ce11">
            <text:p>0.48</text:p>
          </table:table-cell>
          <table:table-cell office:value-type="float" office:value="0.15712999999999999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9" table:style-name="ce4">
            <text:p>8569</text:p>
          </table:table-cell>
          <table:table-cell office:value-type="float" office:value="0.40872999999999998" table:style-name="ce11">
            <text:p>0.41</text:p>
          </table:table-cell>
          <table:table-cell office:value-type="float" office:value="0.13336000000000001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0" table:style-name="ce4">
            <text:p>8570</text:p>
          </table:table-cell>
          <table:table-cell office:value-type="float" office:value="0.41428999999999999" table:style-name="ce11">
            <text:p>0.41</text:p>
          </table:table-cell>
          <table:table-cell office:value-type="float" office:value="0.13580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1" table:style-name="ce4">
            <text:p>8571</text:p>
          </table:table-cell>
          <table:table-cell office:value-type="float" office:value="0.46606999999999998" table:style-name="ce11">
            <text:p>0.47</text:p>
          </table:table-cell>
          <table:table-cell office:value-type="float" office:value="0.15326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2" table:style-name="ce4">
            <text:p>8572</text:p>
          </table:table-cell>
          <table:table-cell office:value-type="float" office:value="0.23230999999999999" table:style-name="ce11">
            <text:p>0.23</text:p>
          </table:table-cell>
          <table:table-cell office:value-type="float" office:value="7.48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3" table:style-name="ce4">
            <text:p>8573</text:p>
          </table:table-cell>
          <table:table-cell office:value-type="float" office:value="0.27494000000000002" table:style-name="ce11">
            <text:p>0.27</text:p>
          </table:table-cell>
          <table:table-cell office:value-type="float" office:value="8.9878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4" table:style-name="ce4">
            <text:p>8574</text:p>
          </table:table-cell>
          <table:table-cell office:value-type="float" office:value="0.68262999999999996" table:style-name="ce11">
            <text:p>0.68</text:p>
          </table:table-cell>
          <table:table-cell office:value-type="float" office:value="0.22439000000000001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5" table:style-name="ce4">
            <text:p>8575</text:p>
          </table:table-cell>
          <table:table-cell office:value-type="float" office:value="0.41919000000000001" table:style-name="ce11">
            <text:p>0.42</text:p>
          </table:table-cell>
          <table:table-cell office:value-type="float" office:value="0.13689000000000001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6" table:style-name="ce4">
            <text:p>8576</text:p>
          </table:table-cell>
          <table:table-cell office:value-type="float" office:value="0.20408000000000001" table:style-name="ce11">
            <text:p>0.20</text:p>
          </table:table-cell>
          <table:table-cell office:value-type="float" office:value="6.7663000000000001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7" table:style-name="ce4">
            <text:p>8577</text:p>
          </table:table-cell>
          <table:table-cell office:value-type="float" office:value="0.30204999999999999" table:style-name="ce11">
            <text:p>0.30</text:p>
          </table:table-cell>
          <table:table-cell office:value-type="float" office:value="9.9645999999999998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8" table:style-name="ce4">
            <text:p>8578</text:p>
          </table:table-cell>
          <table:table-cell office:value-type="float" office:value="6.4904000000000003E-2" table:style-name="ce11">
            <text:p>0.06</text:p>
          </table:table-cell>
          <table:table-cell office:value-type="float" office:value="2.0101999999999998E-2" table:style-name="ce11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9" table:style-name="ce4">
            <text:p>8579</text:p>
          </table:table-cell>
          <table:table-cell office:value-type="float" office:value="0.42222999999999999" table:style-name="ce11">
            <text:p>0.42</text:p>
          </table:table-cell>
          <table:table-cell office:value-type="float" office:value="0.13982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0" table:style-name="ce4">
            <text:p>8580</text:p>
          </table:table-cell>
          <table:table-cell office:value-type="float" office:value="0.15392" table:style-name="ce11">
            <text:p>0.15</text:p>
          </table:table-cell>
          <table:table-cell office:value-type="float" office:value="4.9801999999999999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1" table:style-name="ce4">
            <text:p>8581</text:p>
          </table:table-cell>
          <table:table-cell office:value-type="float" office:value="0.15828999999999999" table:style-name="ce11">
            <text:p>0.16</text:p>
          </table:table-cell>
          <table:table-cell office:value-type="float" office:value="5.1291999999999997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2" table:style-name="ce4">
            <text:p>8582</text:p>
          </table:table-cell>
          <table:table-cell office:value-type="float" office:value="0.33051999999999998" table:style-name="ce11">
            <text:p>0.33</text:p>
          </table:table-cell>
          <table:table-cell office:value-type="float" office:value="0.10972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3" table:style-name="ce4">
            <text:p>8583</text:p>
          </table:table-cell>
          <table:table-cell office:value-type="float" office:value="7.1285000000000001E-2" table:style-name="ce11">
            <text:p>0.07</text:p>
          </table:table-cell>
          <table:table-cell office:value-type="float" office:value="2.2093000000000002E-2" table:style-name="ce11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4" table:style-name="ce4">
            <text:p>8584</text:p>
          </table:table-cell>
          <table:table-cell office:value-type="float" office:value="0.44341000000000003" table:style-name="ce11">
            <text:p>0.44</text:p>
          </table:table-cell>
          <table:table-cell office:value-type="float" office:value="0.14571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5" table:style-name="ce4">
            <text:p>8585</text:p>
          </table:table-cell>
          <table:table-cell office:value-type="float" office:value="0.47870000000000001" table:style-name="ce11">
            <text:p>0.48</text:p>
          </table:table-cell>
          <table:table-cell office:value-type="float" office:value="0.1581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6" table:style-name="ce4">
            <text:p>8586</text:p>
          </table:table-cell>
          <table:table-cell office:value-type="float" office:value="0.14907000000000001" table:style-name="ce11">
            <text:p>0.15</text:p>
          </table:table-cell>
          <table:table-cell office:value-type="float" office:value="4.8388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7" table:style-name="ce4">
            <text:p>8587</text:p>
          </table:table-cell>
          <table:table-cell office:value-type="float" office:value="0.45077" table:style-name="ce11">
            <text:p>0.45</text:p>
          </table:table-cell>
          <table:table-cell office:value-type="float" office:value="0.14835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8" table:style-name="ce4">
            <text:p>8588</text:p>
          </table:table-cell>
          <table:table-cell office:value-type="float" office:value="0.75431999999999999" table:style-name="ce11">
            <text:p>0.75</text:p>
          </table:table-cell>
          <table:table-cell office:value-type="float" office:value="0.24983" table:style-name="ce11">
            <text:p>0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9" table:style-name="ce4">
            <text:p>8589</text:p>
          </table:table-cell>
          <table:table-cell office:value-type="float" office:value="0.21431" table:style-name="ce11">
            <text:p>0.21</text:p>
          </table:table-cell>
          <table:table-cell office:value-type="float" office:value="6.8812999999999999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0" table:style-name="ce4">
            <text:p>8590</text:p>
          </table:table-cell>
          <table:table-cell office:value-type="float" office:value="0.12778999999999999" table:style-name="ce11">
            <text:p>0.13</text:p>
          </table:table-cell>
          <table:table-cell office:value-type="float" office:value="4.0885999999999999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1" table:style-name="ce4">
            <text:p>8591</text:p>
          </table:table-cell>
          <table:table-cell office:value-type="float" office:value="0.49775000000000003" table:style-name="ce11">
            <text:p>0.50</text:p>
          </table:table-cell>
          <table:table-cell office:value-type="float" office:value="0.16527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2" table:style-name="ce4">
            <text:p>8592</text:p>
          </table:table-cell>
          <table:table-cell office:value-type="float" office:value="0.52020999999999995" table:style-name="ce11">
            <text:p>0.52</text:p>
          </table:table-cell>
          <table:table-cell office:value-type="float" office:value="0.17368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3" table:style-name="ce4">
            <text:p>8593</text:p>
          </table:table-cell>
          <table:table-cell office:value-type="float" office:value="0.78393999999999997" table:style-name="ce11">
            <text:p>0.78</text:p>
          </table:table-cell>
          <table:table-cell office:value-type="float" office:value="0.25968000000000002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4" table:style-name="ce4">
            <text:p>8594</text:p>
          </table:table-cell>
          <table:table-cell office:value-type="float" office:value="0.42346" table:style-name="ce11">
            <text:p>0.42</text:p>
          </table:table-cell>
          <table:table-cell office:value-type="float" office:value="0.13943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5" table:style-name="ce4">
            <text:p>8595</text:p>
          </table:table-cell>
          <table:table-cell office:value-type="float" office:value="0.52217999999999998" table:style-name="ce11">
            <text:p>0.52</text:p>
          </table:table-cell>
          <table:table-cell office:value-type="float" office:value="0.17498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6" table:style-name="ce4">
            <text:p>8596</text:p>
          </table:table-cell>
          <table:table-cell office:value-type="float" office:value="0.42996000000000001" table:style-name="ce11">
            <text:p>0.43</text:p>
          </table:table-cell>
          <table:table-cell office:value-type="float" office:value="0.14126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7" table:style-name="ce4">
            <text:p>8597</text:p>
          </table:table-cell>
          <table:table-cell office:value-type="float" office:value="0.30817" table:style-name="ce11">
            <text:p>0.31</text:p>
          </table:table-cell>
          <table:table-cell office:value-type="float" office:value="0.10174999999999999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8" table:style-name="ce4">
            <text:p>8598</text:p>
          </table:table-cell>
          <table:table-cell office:value-type="float" office:value="0.62055000000000005" table:style-name="ce11">
            <text:p>0.62</text:p>
          </table:table-cell>
          <table:table-cell office:value-type="float" office:value="0.20174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9" table:style-name="ce4">
            <text:p>8599</text:p>
          </table:table-cell>
          <table:table-cell office:value-type="float" office:value="0.17335999999999999" table:style-name="ce11">
            <text:p>0.17</text:p>
          </table:table-cell>
          <table:table-cell office:value-type="float" office:value="5.6670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0" table:style-name="ce4">
            <text:p>8600</text:p>
          </table:table-cell>
          <table:table-cell office:value-type="float" office:value="0.58819999999999995" table:style-name="ce11">
            <text:p>0.59</text:p>
          </table:table-cell>
          <table:table-cell office:value-type="float" office:value="0.19175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1" table:style-name="ce4">
            <text:p>8601</text:p>
          </table:table-cell>
          <table:table-cell office:value-type="float" office:value="0.35186000000000001" table:style-name="ce11">
            <text:p>0.35</text:p>
          </table:table-cell>
          <table:table-cell office:value-type="float" office:value="0.11362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2" table:style-name="ce4">
            <text:p>8602</text:p>
          </table:table-cell>
          <table:table-cell office:value-type="float" office:value="0.11803" table:style-name="ce11">
            <text:p>0.12</text:p>
          </table:table-cell>
          <table:table-cell office:value-type="float" office:value="3.7518000000000003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3" table:style-name="ce4">
            <text:p>8603</text:p>
          </table:table-cell>
          <table:table-cell office:value-type="float" office:value="0.73389000000000004" table:style-name="ce11">
            <text:p>0.73</text:p>
          </table:table-cell>
          <table:table-cell office:value-type="float" office:value="0.24254999999999999" table:style-name="ce11">
            <text:p>0.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4" table:style-name="ce4">
            <text:p>8604</text:p>
          </table:table-cell>
          <table:table-cell office:value-type="float" office:value="0.49253000000000002" table:style-name="ce11">
            <text:p>0.49</text:p>
          </table:table-cell>
          <table:table-cell office:value-type="float" office:value="0.1629200000000000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5" table:style-name="ce4">
            <text:p>8605</text:p>
          </table:table-cell>
          <table:table-cell office:value-type="float" office:value="0.19497" table:style-name="ce11">
            <text:p>0.19</text:p>
          </table:table-cell>
          <table:table-cell office:value-type="float" office:value="6.4383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6" table:style-name="ce4">
            <text:p>8606</text:p>
          </table:table-cell>
          <table:table-cell office:value-type="float" office:value="0.25219999999999998" table:style-name="ce11">
            <text:p>0.25</text:p>
          </table:table-cell>
          <table:table-cell office:value-type="float" office:value="8.1866999999999995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7" table:style-name="ce4">
            <text:p>8607</text:p>
          </table:table-cell>
          <table:table-cell office:value-type="float" office:value="0.31114999999999998" table:style-name="ce11">
            <text:p>0.31</text:p>
          </table:table-cell>
          <table:table-cell office:value-type="float" office:value="0.10244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8" table:style-name="ce4">
            <text:p>8608</text:p>
          </table:table-cell>
          <table:table-cell office:value-type="float" office:value="0.19333" table:style-name="ce11">
            <text:p>0.19</text:p>
          </table:table-cell>
          <table:table-cell office:value-type="float" office:value="6.3743999999999995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9" table:style-name="ce4">
            <text:p>8609</text:p>
          </table:table-cell>
          <table:table-cell office:value-type="float" office:value="0.55315999999999999" table:style-name="ce11">
            <text:p>0.55</text:p>
          </table:table-cell>
          <table:table-cell office:value-type="float" office:value="0.17865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0" table:style-name="ce4">
            <text:p>8610</text:p>
          </table:table-cell>
          <table:table-cell office:value-type="float" office:value="0.30475000000000002" table:style-name="ce11">
            <text:p>0.30</text:p>
          </table:table-cell>
          <table:table-cell office:value-type="float" office:value="0.10045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1" table:style-name="ce4">
            <text:p>8611</text:p>
          </table:table-cell>
          <table:table-cell office:value-type="float" office:value="0.56272999999999995" table:style-name="ce11">
            <text:p>0.56</text:p>
          </table:table-cell>
          <table:table-cell office:value-type="float" office:value="0.18196999999999999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2" table:style-name="ce4">
            <text:p>8612</text:p>
          </table:table-cell>
          <table:table-cell office:value-type="float" office:value="0.16839000000000001" table:style-name="ce11">
            <text:p>0.17</text:p>
          </table:table-cell>
          <table:table-cell office:value-type="float" office:value="5.4842000000000002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3" table:style-name="ce4">
            <text:p>8613</text:p>
          </table:table-cell>
          <table:table-cell office:value-type="float" office:value="0.12770000000000001" table:style-name="ce11">
            <text:p>0.13</text:p>
          </table:table-cell>
          <table:table-cell office:value-type="float" office:value="4.0749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4" table:style-name="ce4">
            <text:p>8614</text:p>
          </table:table-cell>
          <table:table-cell office:value-type="float" office:value="0.78496999999999995" table:style-name="ce11">
            <text:p>0.78</text:p>
          </table:table-cell>
          <table:table-cell office:value-type="float" office:value="0.26172000000000001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5" table:style-name="ce4">
            <text:p>8615</text:p>
          </table:table-cell>
          <table:table-cell office:value-type="float" office:value="0.33979999999999999" table:style-name="ce11">
            <text:p>0.34</text:p>
          </table:table-cell>
          <table:table-cell office:value-type="float" office:value="0.11466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6" table:style-name="ce4">
            <text:p>8616</text:p>
          </table:table-cell>
          <table:table-cell office:value-type="float" office:value="0.53468000000000004" table:style-name="ce11">
            <text:p>0.53</text:p>
          </table:table-cell>
          <table:table-cell office:value-type="float" office:value="0.17230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7" table:style-name="ce4">
            <text:p>8617</text:p>
          </table:table-cell>
          <table:table-cell office:value-type="float" office:value="0.35121999999999998" table:style-name="ce11">
            <text:p>0.35</text:p>
          </table:table-cell>
          <table:table-cell office:value-type="float" office:value="0.1133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8" table:style-name="ce4">
            <text:p>8618</text:p>
          </table:table-cell>
          <table:table-cell office:value-type="float" office:value="0.34892000000000001" table:style-name="ce11">
            <text:p>0.35</text:p>
          </table:table-cell>
          <table:table-cell office:value-type="float" office:value="0.11252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9" table:style-name="ce4">
            <text:p>8619</text:p>
          </table:table-cell>
          <table:table-cell office:value-type="float" office:value="0.17652000000000001" table:style-name="ce11">
            <text:p>0.18</text:p>
          </table:table-cell>
          <table:table-cell office:value-type="float" office:value="5.7772999999999998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0" table:style-name="ce4">
            <text:p>8620</text:p>
          </table:table-cell>
          <table:table-cell office:value-type="float" office:value="0.19869000000000001" table:style-name="ce11">
            <text:p>0.20</text:p>
          </table:table-cell>
          <table:table-cell office:value-type="float" office:value="6.5711000000000006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1" table:style-name="ce4">
            <text:p>8621</text:p>
          </table:table-cell>
          <table:table-cell office:value-type="float" office:value="0.15970000000000001" table:style-name="ce11">
            <text:p>0.16</text:p>
          </table:table-cell>
          <table:table-cell office:value-type="float" office:value="5.1764999999999999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2" table:style-name="ce4">
            <text:p>8622</text:p>
          </table:table-cell>
          <table:table-cell office:value-type="float" office:value="0.55071000000000003" table:style-name="ce11">
            <text:p>0.55</text:p>
          </table:table-cell>
          <table:table-cell office:value-type="float" office:value="0.17782000000000001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3" table:style-name="ce4">
            <text:p>8623</text:p>
          </table:table-cell>
          <table:table-cell office:value-type="float" office:value="0.45574999999999999" table:style-name="ce11">
            <text:p>0.46</text:p>
          </table:table-cell>
          <table:table-cell office:value-type="float" office:value="0.14978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624" table:style-name="ce15">
            <text:p>8624</text:p>
          </table:table-cell>
          <table:table-cell office:value-type="float" office:value="0.51827000000000001" table:style-name="ce18">
            <text:p>0.52</text:p>
          </table:table-cell>
          <table:table-cell office:value-type="float" office:value="0.17230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5" table:style-name="ce4">
            <text:p>8625</text:p>
          </table:table-cell>
          <table:table-cell office:value-type="float" office:value="0.19436" table:style-name="ce11">
            <text:p>0.19</text:p>
          </table:table-cell>
          <table:table-cell office:value-type="float" office:value="6.4014000000000001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6" table:style-name="ce4">
            <text:p>8626</text:p>
          </table:table-cell>
          <table:table-cell office:value-type="float" office:value="0.22957" table:style-name="ce11">
            <text:p>0.23</text:p>
          </table:table-cell>
          <table:table-cell office:value-type="float" office:value="7.3940000000000006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7" table:style-name="ce4">
            <text:p>8627</text:p>
          </table:table-cell>
          <table:table-cell office:value-type="float" office:value="0.25885000000000002" table:style-name="ce11">
            <text:p>0.26</text:p>
          </table:table-cell>
          <table:table-cell office:value-type="float" office:value="8.4153000000000006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8" table:style-name="ce4">
            <text:p>8628</text:p>
          </table:table-cell>
          <table:table-cell office:value-type="float" office:value="0.43028" table:style-name="ce11">
            <text:p>0.43</text:p>
          </table:table-cell>
          <table:table-cell office:value-type="float" office:value="0.14030000000000001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9" table:style-name="ce4">
            <text:p>8629</text:p>
          </table:table-cell>
          <table:table-cell office:value-type="float" office:value="0.2198" table:style-name="ce11">
            <text:p>0.22</text:p>
          </table:table-cell>
          <table:table-cell office:value-type="float" office:value="7.0733000000000004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0" table:style-name="ce4">
            <text:p>8630</text:p>
          </table:table-cell>
          <table:table-cell office:value-type="float" office:value="0.33190999999999998" table:style-name="ce11">
            <text:p>0.33</text:p>
          </table:table-cell>
          <table:table-cell office:value-type="float" office:value="0.10995000000000001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1" table:style-name="ce4">
            <text:p>8631</text:p>
          </table:table-cell>
          <table:table-cell office:value-type="float" office:value="0.18315000000000001" table:style-name="ce11">
            <text:p>0.18</text:p>
          </table:table-cell>
          <table:table-cell office:value-type="float" office:value="6.0132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2" table:style-name="ce4">
            <text:p>8632</text:p>
          </table:table-cell>
          <table:table-cell office:value-type="float" office:value="6.5446000000000004E-2" table:style-name="ce11">
            <text:p>0.07</text:p>
          </table:table-cell>
          <table:table-cell office:value-type="float" office:value="2.0281E-2" table:style-name="ce11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3" table:style-name="ce4">
            <text:p>8633</text:p>
          </table:table-cell>
          <table:table-cell office:value-type="float" office:value="0.20782999999999999" table:style-name="ce11">
            <text:p>0.21</text:p>
          </table:table-cell>
          <table:table-cell office:value-type="float" office:value="6.9000000000000006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4" table:style-name="ce4">
            <text:p>8634</text:p>
          </table:table-cell>
          <table:table-cell office:value-type="float" office:value="0.51232999999999995" table:style-name="ce11">
            <text:p>0.51</text:p>
          </table:table-cell>
          <table:table-cell office:value-type="float" office:value="0.16975999999999999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5" table:style-name="ce4">
            <text:p>8635</text:p>
          </table:table-cell>
          <table:table-cell office:value-type="float" office:value="0.49209999999999998" table:style-name="ce11">
            <text:p>0.49</text:p>
          </table:table-cell>
          <table:table-cell office:value-type="float" office:value="0.16327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6" table:style-name="ce4">
            <text:p>8636</text:p>
          </table:table-cell>
          <table:table-cell office:value-type="float" office:value="0.53639000000000003" table:style-name="ce11">
            <text:p>0.54</text:p>
          </table:table-cell>
          <table:table-cell office:value-type="float" office:value="0.17277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7" table:style-name="ce4">
            <text:p>8637</text:p>
          </table:table-cell>
          <table:table-cell office:value-type="float" office:value="0.67603000000000002" table:style-name="ce11">
            <text:p>0.68</text:p>
          </table:table-cell>
          <table:table-cell office:value-type="float" office:value="0.22187000000000001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8" table:style-name="ce4">
            <text:p>8638</text:p>
          </table:table-cell>
          <table:table-cell office:value-type="float" office:value="0.29447000000000001" table:style-name="ce11">
            <text:p>0.29</text:p>
          </table:table-cell>
          <table:table-cell office:value-type="float" office:value="9.6801999999999999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9" table:style-name="ce4">
            <text:p>8639</text:p>
          </table:table-cell>
          <table:table-cell office:value-type="float" office:value="0.29092000000000001" table:style-name="ce11">
            <text:p>0.29</text:p>
          </table:table-cell>
          <table:table-cell office:value-type="float" office:value="9.5633999999999997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0" table:style-name="ce4">
            <text:p>8640</text:p>
          </table:table-cell>
          <table:table-cell office:value-type="float" office:value="0.39456000000000002" table:style-name="ce11">
            <text:p>0.39</text:p>
          </table:table-cell>
          <table:table-cell office:value-type="float" office:value="0.12814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1" table:style-name="ce4">
            <text:p>8641</text:p>
          </table:table-cell>
          <table:table-cell office:value-type="float" office:value="0.74099999999999999" table:style-name="ce11">
            <text:p>0.74</text:p>
          </table:table-cell>
          <table:table-cell office:value-type="float" office:value="0.24446000000000001" table:style-name="ce11">
            <text:p>0.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2" table:style-name="ce4">
            <text:p>8642</text:p>
          </table:table-cell>
          <table:table-cell office:value-type="float" office:value="0.25018000000000001" table:style-name="ce11">
            <text:p>0.25</text:p>
          </table:table-cell>
          <table:table-cell office:value-type="float" office:value="8.1127000000000005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3" table:style-name="ce4">
            <text:p>8643</text:p>
          </table:table-cell>
          <table:table-cell office:value-type="float" office:value="0.17710000000000001" table:style-name="ce11">
            <text:p>0.18</text:p>
          </table:table-cell>
          <table:table-cell office:value-type="float" office:value="5.7835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4" table:style-name="ce4">
            <text:p>8644</text:p>
          </table:table-cell>
          <table:table-cell office:value-type="float" office:value="0.23036000000000001" table:style-name="ce11">
            <text:p>0.23</text:p>
          </table:table-cell>
          <table:table-cell office:value-type="float" office:value="7.4271000000000004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5" table:style-name="ce4">
            <text:p>8645</text:p>
          </table:table-cell>
          <table:table-cell office:value-type="float" office:value="0.45012999999999997" table:style-name="ce11">
            <text:p>0.45</text:p>
          </table:table-cell>
          <table:table-cell office:value-type="float" office:value="0.14829999999999999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6" table:style-name="ce4">
            <text:p>8646</text:p>
          </table:table-cell>
          <table:table-cell office:value-type="float" office:value="0.1711" table:style-name="ce11">
            <text:p>0.17</text:p>
          </table:table-cell>
          <table:table-cell office:value-type="float" office:value="5.5745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7" table:style-name="ce4">
            <text:p>8647</text:p>
          </table:table-cell>
          <table:table-cell office:value-type="float" office:value="0.24796000000000001" table:style-name="ce11">
            <text:p>0.25</text:p>
          </table:table-cell>
          <table:table-cell office:value-type="float" office:value="8.0543000000000003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8" table:style-name="ce4">
            <text:p>8648</text:p>
          </table:table-cell>
          <table:table-cell office:value-type="float" office:value="0.51707999999999998" table:style-name="ce11">
            <text:p>0.52</text:p>
          </table:table-cell>
          <table:table-cell office:value-type="float" office:value="0.17246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9" table:style-name="ce4">
            <text:p>8649</text:p>
          </table:table-cell>
          <table:table-cell office:value-type="float" office:value="0.26632" table:style-name="ce11">
            <text:p>0.27</text:p>
          </table:table-cell>
          <table:table-cell office:value-type="float" office:value="8.6699999999999999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0" table:style-name="ce4">
            <text:p>8650</text:p>
          </table:table-cell>
          <table:table-cell office:value-type="float" office:value="0.62505999999999995" table:style-name="ce11">
            <text:p>0.63</text:p>
          </table:table-cell>
          <table:table-cell office:value-type="float" office:value="0.20383000000000001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1" table:style-name="ce4">
            <text:p>8651</text:p>
          </table:table-cell>
          <table:table-cell office:value-type="float" office:value="0.31452999999999998" table:style-name="ce11">
            <text:p>0.31</text:p>
          </table:table-cell>
          <table:table-cell office:value-type="float" office:value="0.10409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2" table:style-name="ce4">
            <text:p>8652</text:p>
          </table:table-cell>
          <table:table-cell office:value-type="float" office:value="0.35565000000000002" table:style-name="ce11">
            <text:p>0.36</text:p>
          </table:table-cell>
          <table:table-cell office:value-type="float" office:value="0.11508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3" table:style-name="ce4">
            <text:p>8653</text:p>
          </table:table-cell>
          <table:table-cell office:value-type="float" office:value="0.12789" table:style-name="ce11">
            <text:p>0.13</text:p>
          </table:table-cell>
          <table:table-cell office:value-type="float" office:value="4.0878999999999999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4" table:style-name="ce4">
            <text:p>8654</text:p>
          </table:table-cell>
          <table:table-cell office:value-type="float" office:value="0.10649" table:style-name="ce11">
            <text:p>0.11</text:p>
          </table:table-cell>
          <table:table-cell office:value-type="float" office:value="3.3652000000000001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5" table:style-name="ce4">
            <text:p>8655</text:p>
          </table:table-cell>
          <table:table-cell office:value-type="float" office:value="0.41498000000000002" table:style-name="ce11">
            <text:p>0.41</text:p>
          </table:table-cell>
          <table:table-cell office:value-type="float" office:value="0.13603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6" table:style-name="ce4">
            <text:p>8656</text:p>
          </table:table-cell>
          <table:table-cell office:value-type="float" office:value="0.30565999999999999" table:style-name="ce11">
            <text:p>0.31</text:p>
          </table:table-cell>
          <table:table-cell office:value-type="float" office:value="0.10088999999999999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7" table:style-name="ce4">
            <text:p>8657</text:p>
          </table:table-cell>
          <table:table-cell office:value-type="float" office:value="0.83494999999999997" table:style-name="ce11">
            <text:p>0.83</text:p>
          </table:table-cell>
          <table:table-cell office:value-type="float" office:value="0.28034999999999999" table:style-name="ce11">
            <text:p>0.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8" table:style-name="ce4">
            <text:p>8658</text:p>
          </table:table-cell>
          <table:table-cell office:value-type="float" office:value="0.47804999999999997" table:style-name="ce11">
            <text:p>0.48</text:p>
          </table:table-cell>
          <table:table-cell office:value-type="float" office:value="0.15776999999999999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9" table:style-name="ce4">
            <text:p>8659</text:p>
          </table:table-cell>
          <table:table-cell office:value-type="float" office:value="0.28914000000000001" table:style-name="ce11">
            <text:p>0.29</text:p>
          </table:table-cell>
          <table:table-cell office:value-type="float" office:value="9.5213999999999993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0" table:style-name="ce4">
            <text:p>8660</text:p>
          </table:table-cell>
          <table:table-cell office:value-type="float" office:value="0.19378000000000001" table:style-name="ce11">
            <text:p>0.19</text:p>
          </table:table-cell>
          <table:table-cell office:value-type="float" office:value="6.4050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1" table:style-name="ce4">
            <text:p>8661</text:p>
          </table:table-cell>
          <table:table-cell office:value-type="float" office:value="0.27909" table:style-name="ce11">
            <text:p>0.28</text:p>
          </table:table-cell>
          <table:table-cell office:value-type="float" office:value="9.1533000000000003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2" table:style-name="ce4">
            <text:p>8662</text:p>
          </table:table-cell>
          <table:table-cell office:value-type="float" office:value="0.15617" table:style-name="ce11">
            <text:p>0.16</text:p>
          </table:table-cell>
          <table:table-cell office:value-type="float" office:value="5.0582000000000002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3" table:style-name="ce4">
            <text:p>8663</text:p>
          </table:table-cell>
          <table:table-cell office:value-type="float" office:value="0.27045999999999998" table:style-name="ce11">
            <text:p>0.27</text:p>
          </table:table-cell>
          <table:table-cell office:value-type="float" office:value="8.8414000000000006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4" table:style-name="ce4">
            <text:p>8664</text:p>
          </table:table-cell>
          <table:table-cell office:value-type="float" office:value="0.12343999999999999" table:style-name="ce11">
            <text:p>0.12</text:p>
          </table:table-cell>
          <table:table-cell office:value-type="float" office:value="3.9392999999999997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5" table:style-name="ce4">
            <text:p>8665</text:p>
          </table:table-cell>
          <table:table-cell office:value-type="float" office:value="0.32338" table:style-name="ce11">
            <text:p>0.32</text:p>
          </table:table-cell>
          <table:table-cell office:value-type="float" office:value="0.10718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6" table:style-name="ce4">
            <text:p>8666</text:p>
          </table:table-cell>
          <table:table-cell office:value-type="float" office:value="0.23830000000000001" table:style-name="ce11">
            <text:p>0.24</text:p>
          </table:table-cell>
          <table:table-cell office:value-type="float" office:value="7.7076000000000006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7" table:style-name="ce4">
            <text:p>8667</text:p>
          </table:table-cell>
          <table:table-cell office:value-type="float" office:value="0.77973000000000003" table:style-name="ce11">
            <text:p>0.78</text:p>
          </table:table-cell>
          <table:table-cell office:value-type="float" office:value="0.25857000000000002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8" table:style-name="ce4">
            <text:p>8668</text:p>
          </table:table-cell>
          <table:table-cell office:value-type="float" office:value="0.60241999999999996" table:style-name="ce11">
            <text:p>0.60</text:p>
          </table:table-cell>
          <table:table-cell office:value-type="float" office:value="0.19536999999999999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9" table:style-name="ce4">
            <text:p>8669</text:p>
          </table:table-cell>
          <table:table-cell office:value-type="float" office:value="0.61519999999999997" table:style-name="ce11">
            <text:p>0.62</text:p>
          </table:table-cell>
          <table:table-cell office:value-type="float" office:value="0.20161999999999999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0" table:style-name="ce4">
            <text:p>8670</text:p>
          </table:table-cell>
          <table:table-cell office:value-type="float" office:value="0.40359" table:style-name="ce11">
            <text:p>0.40</text:p>
          </table:table-cell>
          <table:table-cell office:value-type="float" office:value="0.13124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1" table:style-name="ce4">
            <text:p>8671</text:p>
          </table:table-cell>
          <table:table-cell office:value-type="float" office:value="0.28978999999999999" table:style-name="ce11">
            <text:p>0.29</text:p>
          </table:table-cell>
          <table:table-cell office:value-type="float" office:value="9.5504000000000006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2" table:style-name="ce4">
            <text:p>8672</text:p>
          </table:table-cell>
          <table:table-cell office:value-type="float" office:value="0.56755999999999995" table:style-name="ce11">
            <text:p>0.57</text:p>
          </table:table-cell>
          <table:table-cell office:value-type="float" office:value="0.18412999999999999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3" table:style-name="ce4">
            <text:p>8673</text:p>
          </table:table-cell>
          <table:table-cell office:value-type="float" office:value="0.16494" table:style-name="ce11">
            <text:p>0.16</text:p>
          </table:table-cell>
          <table:table-cell office:value-type="float" office:value="5.3751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4" table:style-name="ce4">
            <text:p>8674</text:p>
          </table:table-cell>
          <table:table-cell office:value-type="float" office:value="0.14717" table:style-name="ce11">
            <text:p>0.15</text:p>
          </table:table-cell>
          <table:table-cell office:value-type="float" office:value="4.7378999999999998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5" table:style-name="ce4">
            <text:p>8675</text:p>
          </table:table-cell>
          <table:table-cell office:value-type="float" office:value="0.27489000000000002" table:style-name="ce11">
            <text:p>0.27</text:p>
          </table:table-cell>
          <table:table-cell office:value-type="float" office:value="8.9735999999999996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6" table:style-name="ce4">
            <text:p>8676</text:p>
          </table:table-cell>
          <table:table-cell office:value-type="float" office:value="0.19656000000000001" table:style-name="ce11">
            <text:p>0.20</text:p>
          </table:table-cell>
          <table:table-cell office:value-type="float" office:value="6.4909999999999995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7" table:style-name="ce4">
            <text:p>8677</text:p>
          </table:table-cell>
          <table:table-cell office:value-type="float" office:value="0.41352" table:style-name="ce11">
            <text:p>0.41</text:p>
          </table:table-cell>
          <table:table-cell office:value-type="float" office:value="0.13492000000000001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8" table:style-name="ce4">
            <text:p>8678</text:p>
          </table:table-cell>
          <table:table-cell office:value-type="float" office:value="0.32934999999999998" table:style-name="ce11">
            <text:p>0.33</text:p>
          </table:table-cell>
          <table:table-cell office:value-type="float" office:value="0.10947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9" table:style-name="ce4">
            <text:p>8679</text:p>
          </table:table-cell>
          <table:table-cell office:value-type="float" office:value="0.27379999999999999" table:style-name="ce11">
            <text:p>0.27</text:p>
          </table:table-cell>
          <table:table-cell office:value-type="float" office:value="8.9328000000000005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0" table:style-name="ce4">
            <text:p>8680</text:p>
          </table:table-cell>
          <table:table-cell office:value-type="float" office:value="0.56962999999999997" table:style-name="ce11">
            <text:p>0.57</text:p>
          </table:table-cell>
          <table:table-cell office:value-type="float" office:value="0.18303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1" table:style-name="ce4">
            <text:p>8681</text:p>
          </table:table-cell>
          <table:table-cell office:value-type="float" office:value="0.47472999999999999" table:style-name="ce11">
            <text:p>0.47</text:p>
          </table:table-cell>
          <table:table-cell office:value-type="float" office:value="0.15662000000000001" table:style-name="ce11">
            <text:p>0.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2" table:style-name="ce4">
            <text:p>8682</text:p>
          </table:table-cell>
          <table:table-cell office:value-type="float" office:value="0.20141999999999999" table:style-name="ce11">
            <text:p>0.20</text:p>
          </table:table-cell>
          <table:table-cell office:value-type="float" office:value="6.658899999999999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3" table:style-name="ce4">
            <text:p>8683</text:p>
          </table:table-cell>
          <table:table-cell office:value-type="float" office:value="0.14560999999999999" table:style-name="ce11">
            <text:p>0.15</text:p>
          </table:table-cell>
          <table:table-cell office:value-type="float" office:value="4.6883000000000001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4" table:style-name="ce4">
            <text:p>8684</text:p>
          </table:table-cell>
          <table:table-cell office:value-type="float" office:value="0.5494" table:style-name="ce11">
            <text:p>0.55</text:p>
          </table:table-cell>
          <table:table-cell office:value-type="float" office:value="0.17745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5" table:style-name="ce4">
            <text:p>8685</text:p>
          </table:table-cell>
          <table:table-cell office:value-type="float" office:value="0.60887999999999998" table:style-name="ce11">
            <text:p>0.61</text:p>
          </table:table-cell>
          <table:table-cell office:value-type="float" office:value="0.19875999999999999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6" table:style-name="ce4">
            <text:p>8686</text:p>
          </table:table-cell>
          <table:table-cell office:value-type="float" office:value="0.17915" table:style-name="ce11">
            <text:p>0.18</text:p>
          </table:table-cell>
          <table:table-cell office:value-type="float" office:value="5.8546000000000001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7" table:style-name="ce4">
            <text:p>8687</text:p>
          </table:table-cell>
          <table:table-cell office:value-type="float" office:value="0.13508000000000001" table:style-name="ce11">
            <text:p>0.14</text:p>
          </table:table-cell>
          <table:table-cell office:value-type="float" office:value="4.3429000000000002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8" table:style-name="ce4">
            <text:p>8688</text:p>
          </table:table-cell>
          <table:table-cell office:value-type="float" office:value="0.18786" table:style-name="ce11">
            <text:p>0.19</text:p>
          </table:table-cell>
          <table:table-cell office:value-type="float" office:value="6.1774000000000003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9" table:style-name="ce4">
            <text:p>8689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0" table:style-name="ce4">
            <text:p>8690</text:p>
          </table:table-cell>
          <table:table-cell office:value-type="float" office:value="0.57892999999999994" table:style-name="ce11">
            <text:p>0.58</text:p>
          </table:table-cell>
          <table:table-cell office:value-type="float" office:value="0.18895000000000001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1" table:style-name="ce4">
            <text:p>8691</text:p>
          </table:table-cell>
          <table:table-cell office:value-type="float" office:value="0.31302000000000002" table:style-name="ce11">
            <text:p>0.31</text:p>
          </table:table-cell>
          <table:table-cell office:value-type="float" office:value="0.10346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2" table:style-name="ce4">
            <text:p>8692</text:p>
          </table:table-cell>
          <table:table-cell office:value-type="float" office:value="0.13453000000000001" table:style-name="ce11">
            <text:p>0.13</text:p>
          </table:table-cell>
          <table:table-cell office:value-type="float" office:value="4.3140999999999999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3" table:style-name="ce4">
            <text:p>8693</text:p>
          </table:table-cell>
          <table:table-cell office:value-type="float" office:value="0.42614000000000002" table:style-name="ce11">
            <text:p>0.43</text:p>
          </table:table-cell>
          <table:table-cell office:value-type="float" office:value="0.13994000000000001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4" table:style-name="ce4">
            <text:p>8694</text:p>
          </table:table-cell>
          <table:table-cell office:value-type="float" office:value="0.62783" table:style-name="ce11">
            <text:p>0.63</text:p>
          </table:table-cell>
          <table:table-cell office:value-type="float" office:value="0.20497000000000001" table:style-name="ce11">
            <text:p>0.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5" table:style-name="ce4">
            <text:p>8695</text:p>
          </table:table-cell>
          <table:table-cell office:value-type="float" office:value="0.44024999999999997" table:style-name="ce11">
            <text:p>0.44</text:p>
          </table:table-cell>
          <table:table-cell office:value-type="float" office:value="0.14413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6" table:style-name="ce4">
            <text:p>8696</text:p>
          </table:table-cell>
          <table:table-cell office:value-type="float" office:value="0.18973999999999999" table:style-name="ce11">
            <text:p>0.19</text:p>
          </table:table-cell>
          <table:table-cell office:value-type="float" office:value="6.2130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7" table:style-name="ce4">
            <text:p>8697</text:p>
          </table:table-cell>
          <table:table-cell office:value-type="float" office:value="0.22064" table:style-name="ce11">
            <text:p>0.22</text:p>
          </table:table-cell>
          <table:table-cell office:value-type="float" office:value="7.0793999999999996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8" table:style-name="ce4">
            <text:p>8698</text:p>
          </table:table-cell>
          <table:table-cell office:value-type="float" office:value="0.58123999999999998" table:style-name="ce11">
            <text:p>0.58</text:p>
          </table:table-cell>
          <table:table-cell office:value-type="float" office:value="0.18833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9" table:style-name="ce4">
            <text:p>8699</text:p>
          </table:table-cell>
          <table:table-cell office:value-type="float" office:value="0.12855" table:style-name="ce11">
            <text:p>0.13</text:p>
          </table:table-cell>
          <table:table-cell office:value-type="float" office:value="4.1091000000000003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0" table:style-name="ce4">
            <text:p>8700</text:p>
          </table:table-cell>
          <table:table-cell office:value-type="float" office:value="0.5444" table:style-name="ce11">
            <text:p>0.54</text:p>
          </table:table-cell>
          <table:table-cell office:value-type="float" office:value="0.17544999999999999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1" table:style-name="ce4">
            <text:p>8701</text:p>
          </table:table-cell>
          <table:table-cell office:value-type="float" office:value="0.37386000000000003" table:style-name="ce11">
            <text:p>0.37</text:p>
          </table:table-cell>
          <table:table-cell office:value-type="float" office:value="0.12076000000000001" table:style-name="ce11">
            <text:p>0.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2" table:style-name="ce4">
            <text:p>8702</text:p>
          </table:table-cell>
          <table:table-cell office:value-type="float" office:value="0.57074000000000003" table:style-name="ce11">
            <text:p>0.57</text:p>
          </table:table-cell>
          <table:table-cell office:value-type="float" office:value="0.18387000000000001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3" table:style-name="ce4">
            <text:p>8703</text:p>
          </table:table-cell>
          <table:table-cell office:value-type="float" office:value="0.14568999999999999" table:style-name="ce11">
            <text:p>0.15</text:p>
          </table:table-cell>
          <table:table-cell office:value-type="float" office:value="4.6935999999999999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4" table:style-name="ce4">
            <text:p>8704</text:p>
          </table:table-cell>
          <table:table-cell office:value-type="float" office:value="0.20335" table:style-name="ce11">
            <text:p>0.20</text:p>
          </table:table-cell>
          <table:table-cell office:value-type="float" office:value="6.7243999999999998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5" table:style-name="ce4">
            <text:p>8705</text:p>
          </table:table-cell>
          <table:table-cell office:value-type="float" office:value="0.45493" table:style-name="ce11">
            <text:p>0.45</text:p>
          </table:table-cell>
          <table:table-cell office:value-type="float" office:value="0.15053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6" table:style-name="ce4">
            <text:p>8706</text:p>
          </table:table-cell>
          <table:table-cell office:value-type="float" office:value="0.44444" table:style-name="ce11">
            <text:p>0.44</text:p>
          </table:table-cell>
          <table:table-cell office:value-type="float" office:value="0.14580000000000001" table:style-name="ce11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7" table:style-name="ce4">
            <text:p>8707</text:p>
          </table:table-cell>
          <table:table-cell office:value-type="float" office:value="0.32723999999999998" table:style-name="ce11">
            <text:p>0.33</text:p>
          </table:table-cell>
          <table:table-cell office:value-type="float" office:value="0.10865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8" table:style-name="ce4">
            <text:p>8708</text:p>
          </table:table-cell>
          <table:table-cell office:value-type="float" office:value="0.21528" table:style-name="ce11">
            <text:p>0.22</text:p>
          </table:table-cell>
          <table:table-cell office:value-type="float" office:value="6.905899999999999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9" table:style-name="ce4">
            <text:p>8709</text:p>
          </table:table-cell>
          <table:table-cell office:value-type="float" office:value="0.57972999999999997" table:style-name="ce11">
            <text:p>0.58</text:p>
          </table:table-cell>
          <table:table-cell office:value-type="float" office:value="0.18765999999999999" table:style-name="ce11">
            <text:p>0.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0" table:style-name="ce4">
            <text:p>8710</text:p>
          </table:table-cell>
          <table:table-cell office:value-type="float" office:value="0.1709" table:style-name="ce11">
            <text:p>0.17</text:p>
          </table:table-cell>
          <table:table-cell office:value-type="float" office:value="5.570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1" table:style-name="ce4">
            <text:p>8711</text:p>
          </table:table-cell>
          <table:table-cell office:value-type="float" office:value="0.20141000000000001" table:style-name="ce11">
            <text:p>0.20</text:p>
          </table:table-cell>
          <table:table-cell office:value-type="float" office:value="6.670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2" table:style-name="ce4">
            <text:p>8712</text:p>
          </table:table-cell>
          <table:table-cell office:value-type="float" office:value="0.17662" table:style-name="ce11">
            <text:p>0.18</text:p>
          </table:table-cell>
          <table:table-cell office:value-type="float" office:value="5.7743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3" table:style-name="ce4">
            <text:p>8713</text:p>
          </table:table-cell>
          <table:table-cell office:value-type="float" office:value="0.66737999999999997" table:style-name="ce11">
            <text:p>0.67</text:p>
          </table:table-cell>
          <table:table-cell office:value-type="float" office:value="0.21828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4" table:style-name="ce4">
            <text:p>8714</text:p>
          </table:table-cell>
          <table:table-cell office:value-type="float" office:value="0.52110999999999996" table:style-name="ce11">
            <text:p>0.52</text:p>
          </table:table-cell>
          <table:table-cell office:value-type="float" office:value="0.17358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5" table:style-name="ce4">
            <text:p>8715</text:p>
          </table:table-cell>
          <table:table-cell office:value-type="float" office:value="0.30464999999999998" table:style-name="ce11">
            <text:p>0.30</text:p>
          </table:table-cell>
          <table:table-cell office:value-type="float" office:value="0.10109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6" table:style-name="ce4">
            <text:p>8716</text:p>
          </table:table-cell>
          <table:table-cell office:value-type="float" office:value="0.40762999999999999" table:style-name="ce11">
            <text:p>0.41</text:p>
          </table:table-cell>
          <table:table-cell office:value-type="float" office:value="0.1328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7" table:style-name="ce4">
            <text:p>8717</text:p>
          </table:table-cell>
          <table:table-cell office:value-type="float" office:value="0.27827000000000002" table:style-name="ce11">
            <text:p>0.28</text:p>
          </table:table-cell>
          <table:table-cell office:value-type="float" office:value="9.1298000000000004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8" table:style-name="ce4">
            <text:p>8718</text:p>
          </table:table-cell>
          <table:table-cell office:value-type="float" office:value="0.79837000000000002" table:style-name="ce11">
            <text:p>0.80</text:p>
          </table:table-cell>
          <table:table-cell office:value-type="float" office:value="0.26529000000000003" table:style-name="ce11">
            <text:p>0.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9" table:style-name="ce4">
            <text:p>8719</text:p>
          </table:table-cell>
          <table:table-cell office:value-type="float" office:value="0.38974999999999999" table:style-name="ce11">
            <text:p>0.39</text:p>
          </table:table-cell>
          <table:table-cell office:value-type="float" office:value="0.12672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0" table:style-name="ce4">
            <text:p>8720</text:p>
          </table:table-cell>
          <table:table-cell office:value-type="float" office:value="0.2087" table:style-name="ce11">
            <text:p>0.21</text:p>
          </table:table-cell>
          <table:table-cell office:value-type="float" office:value="6.6923999999999997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1" table:style-name="ce4">
            <text:p>8721</text:p>
          </table:table-cell>
          <table:table-cell office:value-type="float" office:value="0.18085000000000001" table:style-name="ce11">
            <text:p>0.18</text:p>
          </table:table-cell>
          <table:table-cell office:value-type="float" office:value="5.9556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2" table:style-name="ce4">
            <text:p>8722</text:p>
          </table:table-cell>
          <table:table-cell office:value-type="float" office:value="0.20219999999999999" table:style-name="ce11">
            <text:p>0.20</text:p>
          </table:table-cell>
          <table:table-cell office:value-type="float" office:value="6.6998000000000002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3" table:style-name="ce4">
            <text:p>8723</text:p>
          </table:table-cell>
          <table:table-cell office:value-type="float" office:value="0.27782000000000001" table:style-name="ce11">
            <text:p>0.28</text:p>
          </table:table-cell>
          <table:table-cell office:value-type="float" office:value="9.0756000000000003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4" table:style-name="ce4">
            <text:p>8724</text:p>
          </table:table-cell>
          <table:table-cell office:value-type="float" office:value="0.24956" table:style-name="ce11">
            <text:p>0.25</text:p>
          </table:table-cell>
          <table:table-cell office:value-type="float" office:value="8.0952999999999997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5" table:style-name="ce4">
            <text:p>8725</text:p>
          </table:table-cell>
          <table:table-cell office:value-type="float" office:value="0.28564000000000001" table:style-name="ce11">
            <text:p>0.29</text:p>
          </table:table-cell>
          <table:table-cell office:value-type="float" office:value="9.3567999999999998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6" table:style-name="ce4">
            <text:p>8726</text:p>
          </table:table-cell>
          <table:table-cell office:value-type="float" office:value="0.66481000000000001" table:style-name="ce11">
            <text:p>0.66</text:p>
          </table:table-cell>
          <table:table-cell office:value-type="float" office:value="0.21728" table:style-name="ce11">
            <text:p>0.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7" table:style-name="ce4">
            <text:p>8727</text:p>
          </table:table-cell>
          <table:table-cell office:value-type="float" office:value="0.12447999999999999" table:style-name="ce11">
            <text:p>0.12</text:p>
          </table:table-cell>
          <table:table-cell office:value-type="float" office:value="3.9691999999999998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8" table:style-name="ce4">
            <text:p>8728</text:p>
          </table:table-cell>
          <table:table-cell office:value-type="float" office:value="0.51959999999999995" table:style-name="ce11">
            <text:p>0.52</text:p>
          </table:table-cell>
          <table:table-cell office:value-type="float" office:value="0.17360999999999999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9" table:style-name="ce4">
            <text:p>8729</text:p>
          </table:table-cell>
          <table:table-cell office:value-type="float" office:value="0.249" table:style-name="ce11">
            <text:p>0.25</text:p>
          </table:table-cell>
          <table:table-cell office:value-type="float" office:value="8.0926999999999999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0" table:style-name="ce4">
            <text:p>8730</text:p>
          </table:table-cell>
          <table:table-cell office:value-type="float" office:value="0.28866000000000003" table:style-name="ce11">
            <text:p>0.29</text:p>
          </table:table-cell>
          <table:table-cell office:value-type="float" office:value="9.4469999999999998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1" table:style-name="ce4">
            <text:p>8731</text:p>
          </table:table-cell>
          <table:table-cell office:value-type="float" office:value="0.22689999999999999" table:style-name="ce11">
            <text:p>0.23</text:p>
          </table:table-cell>
          <table:table-cell office:value-type="float" office:value="7.3066000000000006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2" table:style-name="ce4">
            <text:p>8732</text:p>
          </table:table-cell>
          <table:table-cell office:value-type="float" office:value="0.52495000000000003" table:style-name="ce11">
            <text:p>0.52</text:p>
          </table:table-cell>
          <table:table-cell office:value-type="float" office:value="0.17488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3" table:style-name="ce4">
            <text:p>8733</text:p>
          </table:table-cell>
          <table:table-cell office:value-type="float" office:value="0.30818000000000001" table:style-name="ce11">
            <text:p>0.31</text:p>
          </table:table-cell>
          <table:table-cell office:value-type="float" office:value="0.10211000000000001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4" table:style-name="ce4">
            <text:p>8734</text:p>
          </table:table-cell>
          <table:table-cell office:value-type="float" office:value="0.74731999999999998" table:style-name="ce11">
            <text:p>0.75</text:p>
          </table:table-cell>
          <table:table-cell office:value-type="float" office:value="0.24809" table:style-name="ce11">
            <text:p>0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5" table:style-name="ce4">
            <text:p>8735</text:p>
          </table:table-cell>
          <table:table-cell office:value-type="float" office:value="0.52046999999999999" table:style-name="ce11">
            <text:p>0.52</text:p>
          </table:table-cell>
          <table:table-cell office:value-type="float" office:value="0.17347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6" table:style-name="ce4">
            <text:p>8736</text:p>
          </table:table-cell>
          <table:table-cell office:value-type="float" office:value="0.17130999999999999" table:style-name="ce11">
            <text:p>0.17</text:p>
          </table:table-cell>
          <table:table-cell office:value-type="float" office:value="5.5740999999999999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7" table:style-name="ce4">
            <text:p>8737</text:p>
          </table:table-cell>
          <table:table-cell office:value-type="float" office:value="0.23765" table:style-name="ce11">
            <text:p>0.24</text:p>
          </table:table-cell>
          <table:table-cell office:value-type="float" office:value="7.6802999999999996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8" table:style-name="ce4">
            <text:p>8738</text:p>
          </table:table-cell>
          <table:table-cell office:value-type="float" office:value="0.14659" table:style-name="ce11">
            <text:p>0.15</text:p>
          </table:table-cell>
          <table:table-cell office:value-type="float" office:value="4.7322000000000003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9" table:style-name="ce4">
            <text:p>8739</text:p>
          </table:table-cell>
          <table:table-cell office:value-type="float" office:value="0.43647000000000002" table:style-name="ce11">
            <text:p>0.44</text:p>
          </table:table-cell>
          <table:table-cell office:value-type="float" office:value="0.14308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0" table:style-name="ce4">
            <text:p>8740</text:p>
          </table:table-cell>
          <table:table-cell office:value-type="float" office:value="0.69060999999999995" table:style-name="ce11">
            <text:p>0.69</text:p>
          </table:table-cell>
          <table:table-cell office:value-type="float" office:value="0.22685" table:style-name="ce11">
            <text:p>0.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1" table:style-name="ce4">
            <text:p>8741</text:p>
          </table:table-cell>
          <table:table-cell office:value-type="float" office:value="0.20194999999999999" table:style-name="ce11">
            <text:p>0.20</text:p>
          </table:table-cell>
          <table:table-cell office:value-type="float" office:value="6.6937999999999998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2" table:style-name="ce4">
            <text:p>8742</text:p>
          </table:table-cell>
          <table:table-cell office:value-type="float" office:value="0.2984" table:style-name="ce11">
            <text:p>0.30</text:p>
          </table:table-cell>
          <table:table-cell office:value-type="float" office:value="9.8471000000000003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3" table:style-name="ce4">
            <text:p>8743</text:p>
          </table:table-cell>
          <table:table-cell office:value-type="float" office:value="0.39763999999999999" table:style-name="ce11">
            <text:p>0.40</text:p>
          </table:table-cell>
          <table:table-cell office:value-type="float" office:value="0.12894" table:style-name="ce11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4" table:style-name="ce4">
            <text:p>8744</text:p>
          </table:table-cell>
          <table:table-cell office:value-type="float" office:value="9.1306999999999999E-2" table:style-name="ce11">
            <text:p>0.09</text:p>
          </table:table-cell>
          <table:table-cell office:value-type="float" office:value="2.8672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5" table:style-name="ce4">
            <text:p>8745</text:p>
          </table:table-cell>
          <table:table-cell office:value-type="float" office:value="0.27372999999999997" table:style-name="ce11">
            <text:p>0.27</text:p>
          </table:table-cell>
          <table:table-cell office:value-type="float" office:value="8.9592000000000005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6" table:style-name="ce4">
            <text:p>8746</text:p>
          </table:table-cell>
          <table:table-cell office:value-type="float" office:value="0.27550999999999998" table:style-name="ce11">
            <text:p>0.28</text:p>
          </table:table-cell>
          <table:table-cell office:value-type="float" office:value="9.0006000000000003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7" table:style-name="ce4">
            <text:p>8747</text:p>
          </table:table-cell>
          <table:table-cell office:value-type="float" office:value="0.25867000000000001" table:style-name="ce11">
            <text:p>0.26</text:p>
          </table:table-cell>
          <table:table-cell office:value-type="float" office:value="8.3819000000000005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8" table:style-name="ce4">
            <text:p>8748</text:p>
          </table:table-cell>
          <table:table-cell office:value-type="float" office:value="0.35618" table:style-name="ce11">
            <text:p>0.36</text:p>
          </table:table-cell>
          <table:table-cell office:value-type="float" office:value="0.11459999999999999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9" table:style-name="ce4">
            <text:p>8749</text:p>
          </table:table-cell>
          <table:table-cell office:value-type="float" office:value="0.16436000000000001" table:style-name="ce11">
            <text:p>0.16</text:p>
          </table:table-cell>
          <table:table-cell office:value-type="float" office:value="5.3331999999999997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0" table:style-name="ce4">
            <text:p>8750</text:p>
          </table:table-cell>
          <table:table-cell office:value-type="float" office:value="0.20347999999999999" table:style-name="ce11">
            <text:p>0.20</text:p>
          </table:table-cell>
          <table:table-cell office:value-type="float" office:value="6.7742999999999998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1" table:style-name="ce4">
            <text:p>8751</text:p>
          </table:table-cell>
          <table:table-cell office:value-type="float" office:value="0.14865" table:style-name="ce11">
            <text:p>0.15</text:p>
          </table:table-cell>
          <table:table-cell office:value-type="float" office:value="4.8025999999999999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2" table:style-name="ce4">
            <text:p>8752</text:p>
          </table:table-cell>
          <table:table-cell office:value-type="float" office:value="0.82379999999999998" table:style-name="ce11">
            <text:p>0.82</text:p>
          </table:table-cell>
          <table:table-cell office:value-type="float" office:value="0.2727" table:style-name="ce11">
            <text:p>0.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3" table:style-name="ce4">
            <text:p>8753</text:p>
          </table:table-cell>
          <table:table-cell office:value-type="float" office:value="0.24828" table:style-name="ce11">
            <text:p>0.25</text:p>
          </table:table-cell>
          <table:table-cell office:value-type="float" office:value="8.0700999999999995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4" table:style-name="ce4">
            <text:p>8754</text:p>
          </table:table-cell>
          <table:table-cell office:value-type="float" office:value="0.20916000000000001" table:style-name="ce11">
            <text:p>0.21</text:p>
          </table:table-cell>
          <table:table-cell office:value-type="float" office:value="6.695900000000000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5" table:style-name="ce4">
            <text:p>8755</text:p>
          </table:table-cell>
          <table:table-cell office:value-type="float" office:value="0.51739000000000002" table:style-name="ce11">
            <text:p>0.52</text:p>
          </table:table-cell>
          <table:table-cell office:value-type="float" office:value="0.17205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6" table:style-name="ce4">
            <text:p>8756</text:p>
          </table:table-cell>
          <table:table-cell office:value-type="float" office:value="0.51661000000000001" table:style-name="ce11">
            <text:p>0.52</text:p>
          </table:table-cell>
          <table:table-cell office:value-type="float" office:value="0.17052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7" table:style-name="ce4">
            <text:p>8757</text:p>
          </table:table-cell>
          <table:table-cell office:value-type="float" office:value="0.19417000000000001" table:style-name="ce11">
            <text:p>0.19</text:p>
          </table:table-cell>
          <table:table-cell office:value-type="float" office:value="6.4106999999999997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8" table:style-name="ce4">
            <text:p>8758</text:p>
          </table:table-cell>
          <table:table-cell office:value-type="float" office:value="0.19450999999999999" table:style-name="ce11">
            <text:p>0.19</text:p>
          </table:table-cell>
          <table:table-cell office:value-type="float" office:value="6.4146999999999996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9" table:style-name="ce4">
            <text:p>8759</text:p>
          </table:table-cell>
          <table:table-cell office:value-type="float" office:value="0.23744000000000001" table:style-name="ce11">
            <text:p>0.24</text:p>
          </table:table-cell>
          <table:table-cell office:value-type="float" office:value="7.6560000000000003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0" table:style-name="ce4">
            <text:p>8760</text:p>
          </table:table-cell>
          <table:table-cell office:value-type="float" office:value="0.18754000000000001" table:style-name="ce11">
            <text:p>0.19</text:p>
          </table:table-cell>
          <table:table-cell office:value-type="float" office:value="6.1765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1" table:style-name="ce4">
            <text:p>8761</text:p>
          </table:table-cell>
          <table:table-cell office:value-type="float" office:value="0.55159999999999998" table:style-name="ce11">
            <text:p>0.55</text:p>
          </table:table-cell>
          <table:table-cell office:value-type="float" office:value="0.17979000000000001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2" table:style-name="ce4">
            <text:p>8762</text:p>
          </table:table-cell>
          <table:table-cell office:value-type="float" office:value="0.18648999999999999" table:style-name="ce11">
            <text:p>0.19</text:p>
          </table:table-cell>
          <table:table-cell office:value-type="float" office:value="6.0982000000000001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3" table:style-name="ce4">
            <text:p>8763</text:p>
          </table:table-cell>
          <table:table-cell office:value-type="float" office:value="0.43342000000000003" table:style-name="ce11">
            <text:p>0.43</text:p>
          </table:table-cell>
          <table:table-cell office:value-type="float" office:value="0.14202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4" table:style-name="ce4">
            <text:p>8764</text:p>
          </table:table-cell>
          <table:table-cell office:value-type="float" office:value="8.3462999999999996E-2" table:style-name="ce11">
            <text:p>0.08</text:p>
          </table:table-cell>
          <table:table-cell office:value-type="float" office:value="2.6114999999999999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5" table:style-name="ce4">
            <text:p>8765</text:p>
          </table:table-cell>
          <table:table-cell office:value-type="float" office:value="0.12692000000000001" table:style-name="ce11">
            <text:p>0.13</text:p>
          </table:table-cell>
          <table:table-cell office:value-type="float" office:value="4.0475999999999998E-2" table:style-name="ce11">
            <text:p>0.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6" table:style-name="ce4">
            <text:p>8766</text:p>
          </table:table-cell>
          <table:table-cell office:value-type="float" office:value="0.52385000000000004" table:style-name="ce11">
            <text:p>0.52</text:p>
          </table:table-cell>
          <table:table-cell office:value-type="float" office:value="0.17494000000000001" table:style-name="ce11">
            <text:p>0.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7" table:style-name="ce4">
            <text:p>8767</text:p>
          </table:table-cell>
          <table:table-cell office:value-type="float" office:value="0.15626000000000001" table:style-name="ce11">
            <text:p>0.16</text:p>
          </table:table-cell>
          <table:table-cell office:value-type="float" office:value="5.0659999999999997E-2" table:style-name="ce11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8" table:style-name="ce4">
            <text:p>8768</text:p>
          </table:table-cell>
          <table:table-cell office:value-type="float" office:value="0.32258999999999999" table:style-name="ce11">
            <text:p>0.32</text:p>
          </table:table-cell>
          <table:table-cell office:value-type="float" office:value="0.10654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9" table:style-name="ce4">
            <text:p>8769</text:p>
          </table:table-cell>
          <table:table-cell office:value-type="float" office:value="0.64893999999999996" table:style-name="ce11">
            <text:p>0.65</text:p>
          </table:table-cell>
          <table:table-cell office:value-type="float" office:value="0.21057000000000001" table:style-name="ce11">
            <text:p>0.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0" table:style-name="ce4">
            <text:p>8770</text:p>
          </table:table-cell>
          <table:table-cell office:value-type="float" office:value="0.79212000000000005" table:style-name="ce11">
            <text:p>0.79</text:p>
          </table:table-cell>
          <table:table-cell office:value-type="float" office:value="0.26034000000000002" table:style-name="ce11">
            <text:p>0.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1" table:style-name="ce4">
            <text:p>8771</text:p>
          </table:table-cell>
          <table:table-cell office:value-type="float" office:value="0.41904999999999998" table:style-name="ce11">
            <text:p>0.42</text:p>
          </table:table-cell>
          <table:table-cell office:value-type="float" office:value="0.13619999999999999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2" table:style-name="ce4">
            <text:p>8772</text:p>
          </table:table-cell>
          <table:table-cell office:value-type="float" office:value="0.21643000000000001" table:style-name="ce11">
            <text:p>0.22</text:p>
          </table:table-cell>
          <table:table-cell office:value-type="float" office:value="6.9405999999999995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3" table:style-name="ce4">
            <text:p>8773</text:p>
          </table:table-cell>
          <table:table-cell office:value-type="float" office:value="9.4787999999999997E-2" table:style-name="ce11">
            <text:p>0.09</text:p>
          </table:table-cell>
          <table:table-cell office:value-type="float" office:value="2.9770999999999999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4" table:style-name="ce4">
            <text:p>8774</text:p>
          </table:table-cell>
          <table:table-cell office:value-type="float" office:value="0.26840999999999998" table:style-name="ce11">
            <text:p>0.27</text:p>
          </table:table-cell>
          <table:table-cell office:value-type="float" office:value="8.7430999999999995E-2" table:style-name="ce11">
            <text:p>0.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5" table:style-name="ce4">
            <text:p>8775</text:p>
          </table:table-cell>
          <table:table-cell office:value-type="float" office:value="0.42096" table:style-name="ce11">
            <text:p>0.42</text:p>
          </table:table-cell>
          <table:table-cell office:value-type="float" office:value="0.1381" table:style-name="ce11">
            <text:p>0.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6" table:style-name="ce4">
            <text:p>8776</text:p>
          </table:table-cell>
          <table:table-cell office:value-type="float" office:value="0.29781000000000002" table:style-name="ce11">
            <text:p>0.30</text:p>
          </table:table-cell>
          <table:table-cell office:value-type="float" office:value="9.7822000000000006E-2" table:style-name="ce11">
            <text:p>0.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7" table:style-name="ce4">
            <text:p>8777</text:p>
          </table:table-cell>
          <table:table-cell office:value-type="float" office:value="0.18995000000000001" table:style-name="ce11">
            <text:p>0.19</text:p>
          </table:table-cell>
          <table:table-cell office:value-type="float" office:value="6.2496000000000003E-2" table:style-name="ce11">
            <text:p>0.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8" table:style-name="ce4">
            <text:p>8778</text:p>
          </table:table-cell>
          <table:table-cell office:value-type="float" office:value="0.21098" table:style-name="ce11">
            <text:p>0.21</text:p>
          </table:table-cell>
          <table:table-cell office:value-type="float" office:value="6.7595000000000002E-2" table:style-name="ce11">
            <text:p>0.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9" table:style-name="ce4">
            <text:p>8779</text:p>
          </table:table-cell>
          <table:table-cell office:value-type="float" office:value="0.64671000000000001" table:style-name="ce11">
            <text:p>0.65</text:p>
          </table:table-cell>
          <table:table-cell office:value-type="float" office:value="0.2117" table:style-name="ce11">
            <text:p>0.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0" table:style-name="ce4">
            <text:p>8780</text:p>
          </table:table-cell>
          <table:table-cell office:value-type="float" office:value="0.24055000000000001" table:style-name="ce11">
            <text:p>0.24</text:p>
          </table:table-cell>
          <table:table-cell office:value-type="float" office:value="7.7674999999999994E-2" table:style-name="ce11">
            <text:p>0.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1" table:style-name="ce4">
            <text:p>8781</text:p>
          </table:table-cell>
          <table:table-cell office:value-type="float" office:value="0.31958999999999999" table:style-name="ce11">
            <text:p>0.32</text:p>
          </table:table-cell>
          <table:table-cell office:value-type="float" office:value="0.10573" table:style-name="ce11">
            <text:p>0.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2" table:style-name="ce4">
            <text:p>8782</text:p>
          </table:table-cell>
          <table:table-cell office:value-type="float" office:value="0.10137" table:style-name="ce11">
            <text:p>0.10</text:p>
          </table:table-cell>
          <table:table-cell office:value-type="float" office:value="3.1891000000000003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3" table:style-name="ce4">
            <text:p>8783</text:p>
          </table:table-cell>
          <table:table-cell office:value-type="float" office:value="0.56118000000000001" table:style-name="ce11">
            <text:p>0.56</text:p>
          </table:table-cell>
          <table:table-cell office:value-type="float" office:value="0.18029999999999999" table:style-name="ce11">
            <text:p>0.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4" table:style-name="ce4">
            <text:p>8784</text:p>
          </table:table-cell>
          <table:table-cell office:value-type="float" office:value="0.10138" table:style-name="ce11">
            <text:p>0.10</text:p>
          </table:table-cell>
          <table:table-cell office:value-type="float" office:value="3.1986000000000001E-2" table:style-name="ce11">
            <text:p>0.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5" table:style-name="ce4">
            <text:p>8785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6" table:style-name="ce4">
            <text:p>8786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7" table:style-name="ce4">
            <text:p>8787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8" table:style-name="ce4">
            <text:p>8788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number-rows-repeated="104813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5">
            <text:p>bus_i</text:p>
          </table:table-cell>
          <table:table-cell office:value-type="string" table:style-name="ce5">
            <text:p>Pg</text:p>
          </table:table-cell>
          <table:table-cell office:value-type="string" table:style-name="ce5">
            <text:p>Qg</text:p>
          </table:table-cell>
          <table:table-cell office:value-type="string" table:style-name="ce5">
            <text:p>Qmax</text:p>
          </table:table-cell>
          <table:table-cell office:value-type="string" table:style-name="ce5">
            <text:p>Qmin</text:p>
          </table:table-cell>
          <table:table-cell office:value-type="string" table:style-name="ce5">
            <text:p>Vg</text:p>
          </table:table-cell>
          <table:table-cell office:value-type="string" table:style-name="ce5">
            <text:p>mBas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Pmax</text:p>
          </table:table-cell>
          <table:table-cell office:value-type="string" table:style-name="ce5">
            <text:p>Pmin</text:p>
          </table:table-cell>
          <table:table-cell office:value-type="string" table:style-name="ce5">
            <text:p>Pc1</text:p>
          </table:table-cell>
          <table:table-cell office:value-type="string" table:style-name="ce5">
            <text:p>Pc2</text:p>
          </table:table-cell>
          <table:table-cell office:value-type="string" table:style-name="ce5">
            <text:p>Qc1min</text:p>
          </table:table-cell>
          <table:table-cell office:value-type="string" table:style-name="ce5">
            <text:p>Qc1max</text:p>
          </table:table-cell>
          <table:table-cell office:value-type="string" table:style-name="ce5">
            <text:p>Qc2min</text:p>
          </table:table-cell>
          <table:table-cell office:value-type="string" table:style-name="ce5">
            <text:p>Qc2max</text:p>
          </table:table-cell>
          <table:table-cell office:value-type="string" table:style-name="ce5">
            <text:p>ramp_agc</text:p>
          </table:table-cell>
          <table:table-cell office:value-type="string" table:style-name="ce5">
            <text:p>ramp_10</text:p>
          </table:table-cell>
          <table:table-cell office:value-type="string" table:style-name="ce5">
            <text:p>ramp_30</text:p>
          </table:table-cell>
          <table:table-cell office:value-type="string" table:style-name="ce5">
            <text:p>ramp_q</text:p>
          </table:table-cell>
          <table:table-cell office:value-type="string" table:style-name="ce5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00" table:style-name="ce6">
            <text:p>1000</text:p>
          </table:table-cell>
          <table:table-cell office:value-type="float" office:value="-1000" table:style-name="ce6">
            <text:p>-1000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6">
            <text:p>0.1</text:p>
          </table:table-cell>
          <table:table-cell office:value-type="float" office:value="1" table:style-name="ce6">
            <text:p>1</text:p>
          </table:table-cell>
          <table:table-cell office:value-type="float" office:value="1000" table:style-name="ce6">
            <text:p>1000</text:p>
          </table:table-cell>
          <table:table-cell office:value-type="float" office:value="-1000" table:style-name="ce6">
            <text:p>-10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3"/>
          <table:table-cell table:number-columns-repeated="16361"/>
        </table:table-row>
        <table:table-row table:number-rows-repeated="1048574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0.1" table:style-name="ce6">
            <text:p>0.1</text:p>
          </table:table-cell>
          <table:table-cell table:style-name="ce1"/>
          <table:table-cell table:number-columns-repeated="2" table:style-name="ce10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0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uses.H1:Buses.H438" table:display-filter-buttons="true">
          <table:filter>
            <table:filter-condition table:field-number="0" table:value="1.05" table:operator="="/>
          </table:filter>
        </table:database-range>
        <table:database-range table:target-range-address="Lines.I1:Lines.I459" table:display-filter-buttons="true"/>
        <table:database-range table:target-range-address="Loads.A1:Loads.F438" table:display-filter-buttons="true">
          <table:filter>
            <table:filter-or>
              <table:filter-condition table:field-number="0" table:value="8426" table:operator="="/>
              <table:filter-condition table:field-number="0" table:value="8487" table:operator="="/>
              <table:filter-condition table:field-number="0" table:value="8494" table:operator="="/>
              <table:filter-condition table:field-number="0" table:value="8501" table:operator="="/>
              <table:filter-condition table:field-number="0" table:value="8504" table:operator="="/>
              <table:filter-condition table:field-number="0" table:value="8530" table:operator="="/>
              <table:filter-condition table:field-number="0" table:value="8533" table:operator="="/>
              <table:filter-condition table:field-number="0" table:value="8542" table:operator="="/>
              <table:filter-condition table:field-number="0" table:value="8553" table:operator="="/>
              <table:filter-condition table:field-number="0" table:value="8555" table:operator="="/>
              <table:filter-condition table:field-number="0" table:value="8558" table:operator="="/>
              <table:filter-condition table:field-number="0" table:value="8567" table:operator="="/>
              <table:filter-condition table:field-number="0" table:value="8624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9-09T16:31:58Z</dc:date>
    <meta:print-date>2020-09-16T16:09:50Z</meta:print-date>
  </office:meta>
</office:document-meta>
</file>